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2134in"/>
    </style:style>
    <style:style style:name="co4" style:family="table-column">
      <style:table-column-properties fo:break-before="auto" style:column-width="0.489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3.1445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1.8402in"/>
    </style:style>
    <style:style style:name="co12" style:family="table-column">
      <style:table-column-properties fo:break-before="auto" style:column-width="1.4028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3.048in"/>
    </style:style>
    <style:style style:name="co15" style:family="table-column">
      <style:table-column-properties fo:break-before="auto" style:column-width="4.2382in"/>
    </style:style>
    <style:style style:name="co16" style:family="table-column">
      <style:table-column-properties fo:break-before="auto" style:column-width="2.5445in"/>
    </style:style>
    <style:style style:name="co17" style:family="table-column">
      <style:table-column-properties fo:break-before="auto" style:column-width="4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44">
      <style:table-cell-properties fo:background-color="#fddc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  <style:style style:name="ce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  <style:style style:name="ce4" style:family="table-cell" style:parent-style-name="Default" style:data-style-name="N14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ddc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  <style:style style:name="ce10" style:family="table-cell" style:parent-style-name="Default">
      <style:table-cell-properties fo:background-color="#fddc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$A1088]=1)" style:apply-style-name="ConditionalStyle_5f_2" style:base-cell-address="'students-postings'.B1088"/>
    </style:style>
  </office:automatic-styles>
  <office:body>
    <office:spreadsheet>
      <table:calculation-settings table:automatic-find-labels="false" table:use-regular-expressions="false" table:use-wildcards="true"/>
      <table:table table:name="students-pos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chec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tu-na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tu-las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jor1</text:p>
          </table:table-cell>
          <table:table-cell office:value-type="string" calcext:value-type="string">
            <text:p>major2</text:p>
          </table:table-cell>
          <table:table-cell office:value-type="string" calcext:value-type="string">
            <text:p>region1</text:p>
          </table:table-cell>
          <table:table-cell office:value-type="string" calcext:value-type="string">
            <text:p>cluster1</text:p>
          </table:table-cell>
          <table:table-cell office:value-type="string" calcext:value-type="string">
            <text:p>fchoice</text:p>
          </table:table-cell>
          <table:table-cell office:value-type="string" calcext:value-type="string">
            <text:p>region2</text:p>
          </table:table-cell>
          <table:table-cell office:value-type="string" calcext:value-type="string">
            <text:p>cluster2</text:p>
          </table:table-cell>
          <table:table-cell office:value-type="string" calcext:value-type="string">
            <text:p>schoic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11:58</text:p>
          </table:table-cell>
          <table:table-cell office:value-type="string" calcext:value-type="string">
            <text:p>Abass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3660213" calcext:value-type="float">
            <text:p>3660213</text:p>
          </table:table-cell>
          <table:table-cell office:value-type="float" office:value="20221296" calcext:value-type="float">
            <text:p>202212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Jonh pickering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55:31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Aziz</text:p>
          </table:table-cell>
          <table:table-cell office:value-type="string" calcext:value-type="string">
            <text:p>Gibba</text:p>
          </table:table-cell>
          <table:table-cell office:value-type="float" office:value="3143955" calcext:value-type="float">
            <text:p>3143955</text:p>
          </table:table-cell>
          <table:table-cell office:value-type="float" office:value="2022527" calcext:value-type="float">
            <text:p>20225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: Antouman <text:s/>Nying</text:p>
          </table:table-cell>
          <table:table-cell office:value-type="string" calcext:value-type="string">
            <text:p>TALINDING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: Antouman Nying</text:p>
          </table:table-cell>
          <table:table-cell office:value-type="string" calcext:value-type="string">
            <text:p>TALIND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12:12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JOBE</text:p>
          </table:table-cell>
          <table:table-cell office:value-type="float" office:value="3926353" calcext:value-type="float">
            <text:p>3926353</text:p>
          </table:table-cell>
          <table:table-cell office:value-type="float" office:value="2022240" calcext:value-type="float">
            <text:p>20222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 </text:p>
          </table:table-cell>
          <table:table-cell office:value-type="string" calcext:value-type="string">
            <text:p>FASS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ST MICHAEL'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51:46</text:p>
          </table:table-cell>
          <table:table-cell office:value-type="string" calcext:value-type="string">
            <text:p>Abd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579793" calcext:value-type="float">
            <text:p>3579793</text:p>
          </table:table-cell>
          <table:table-cell office:value-type="float" office:value="2021549" calcext:value-type="float">
            <text:p>20215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<text:s/>Brikama Ne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:03:05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Jallow</text:p>
          </table:table-cell>
          <table:table-cell office:value-type="float" office:value="5101072" calcext:value-type="float">
            <text:p>5101072</text:p>
          </table:table-cell>
          <table:table-cell office:value-type="float" office:value="2021916" calcext:value-type="float">
            <text:p>20219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 class</text:p>
          </table:table-cell>
          <table:table-cell table:number-columns-repeated="2" office:value-type="string" calcext:value-type="string">
            <text:p>P.h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err cherno L.b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err cherno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:20:31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Jallow</text:p>
          </table:table-cell>
          <table:table-cell office:value-type="float" office:value="5101072" calcext:value-type="float">
            <text:p>5101072</text:p>
          </table:table-cell>
          <table:table-cell office:value-type="float" office:value="2021916" calcext:value-type="float">
            <text:p>20219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 class Staff Room 1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err cherno L.b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err cherno L.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23:31</text:p>
          </table:table-cell>
          <table:table-cell office:value-type="string" calcext:value-type="string">
            <text:p>Abdou </text:p>
          </table:table-cell>
          <table:table-cell/>
          <table:table-cell office:value-type="string" calcext:value-type="string">
            <text:p>Badjie </text:p>
          </table:table-cell>
          <table:table-cell office:value-type="float" office:value="5964050" calcext:value-type="float">
            <text:p>5964050</text:p>
          </table:table-cell>
          <table:table-cell office:value-type="float" office:value="20211398" calcext:value-type="float">
            <text:p>202113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 </text:p>
          </table:table-cell>
          <table:table-cell office:value-type="string" calcext:value-type="string">
            <text:p>Sutusinjang BC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Basse </text:p>
          </table:table-cell>
          <table:table-cell office:value-type="string" calcext:value-type="string">
            <text:p>Sabuser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50:40</text:p>
          </table:table-cell>
          <table:table-cell office:value-type="string" calcext:value-type="string">
            <text:p>Abdou 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3553548" calcext:value-type="float">
            <text:p>3553548</text:p>
          </table:table-cell>
          <table:table-cell office:value-type="float" office:value="2021303" calcext:value-type="float">
            <text:p>20213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B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Cluster 7</text:p>
          </table:table-cell>
          <table:table-cell office:value-type="string" calcext:value-type="string">
            <text:p>Tallinding Annex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8</text:p>
          </table:table-cell>
          <table:table-cell office:value-type="string" calcext:value-type="string">
            <text:p>Sereku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20:28:16</text:p>
          </table:table-cell>
          <table:table-cell office:value-type="string" calcext:value-type="string">
            <text:p>Abdoukarim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Ceesay</text:p>
          </table:table-cell>
          <table:table-cell/>
          <table:table-cell office:value-type="float" office:value="2022283" calcext:value-type="float">
            <text:p>20222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Tallinding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ombo kerewan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5:29:24</text:p>
          </table:table-cell>
          <table:table-cell office:value-type="string" calcext:value-type="string">
            <text:p>Abdoulai</text:p>
          </table:table-cell>
          <table:table-cell/>
          <table:table-cell office:value-type="string" calcext:value-type="string">
            <text:p>Njai</text:p>
          </table:table-cell>
          <table:table-cell office:value-type="float" office:value="2681013" calcext:value-type="float">
            <text:p>2681013</text:p>
          </table:table-cell>
          <table:table-cell office:value-type="float" office:value="2022439" calcext:value-type="float">
            <text:p>20224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1&amp;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Darangka</text:p>
          </table:table-cell>
          <table:table-cell office:value-type="string" calcext:value-type="string">
            <text:p>Babal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Daranka</text:p>
          </table:table-cell>
          <table:table-cell office:value-type="string" calcext:value-type="string">
            <text:p>Babal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40:37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932749" calcext:value-type="float">
            <text:p>5932749</text:p>
          </table:table-cell>
          <table:table-cell office:value-type="float" office:value="2021675" calcext:value-type="float">
            <text:p>20216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(O) General Group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Moddy ceesay</text:p>
          </table:table-cell>
          <table:table-cell office:value-type="string" calcext:value-type="string">
            <text:p>DIABUGU BATAPAH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Modd ceesay</text:p>
          </table:table-cell>
          <table:table-cell office:value-type="string" calcext:value-type="string">
            <text:p>KURAW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39:11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2130992" calcext:value-type="float">
            <text:p>2130992</text:p>
          </table:table-cell>
          <table:table-cell office:value-type="float" office:value="2021077" calcext:value-type="float">
            <text:p>20210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Tendab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Ndemba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54:44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909670" calcext:value-type="float">
            <text:p>7909670</text:p>
          </table:table-cell>
          <table:table-cell office:value-type="float" office:value="2022591" calcext:value-type="float">
            <text:p>20225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J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Basic Cycl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jilo </text:p>
          </table:table-cell>
          <table:table-cell office:value-type="string" calcext:value-type="string">
            <text:p>Interior Academ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0:49:05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359119" calcext:value-type="float">
            <text:p>7359119</text:p>
          </table:table-cell>
          <table:table-cell office:value-type="float" office:value="2022041" calcext:value-type="float">
            <text:p>20220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aya</text:p>
          </table:table-cell>
          <table:table-cell office:value-type="string" calcext:value-type="string">
            <text:p>WYCE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aya</text:p>
          </table:table-cell>
          <table:table-cell office:value-type="string" calcext:value-type="string">
            <text:p>Gunjur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3:55:54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5906442" calcext:value-type="float">
            <text:p>5906442</text:p>
          </table:table-cell>
          <table:table-cell office:value-type="float" office:value="20211222" calcext:value-type="float">
            <text:p>202112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Sajuk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Sami essa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44:03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Boye</text:p>
          </table:table-cell>
          <table:table-cell office:value-type="float" office:value="3409250" calcext:value-type="float">
            <text:p>3409250</text:p>
          </table:table-cell>
          <table:table-cell office:value-type="float" office:value="2022392" calcext:value-type="float">
            <text:p>20223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atarr faal</text:p>
          </table:table-cell>
          <table:table-cell office:value-type="string" calcext:value-type="string">
            <text:p>Boiram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rkama</text:p>
          </table:table-cell>
          <table:table-cell office:value-type="string" calcext:value-type="string">
            <text:p>Kabaf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02:04</text:p>
          </table:table-cell>
          <table:table-cell office:value-type="string" calcext:value-type="string">
            <text:p>Abdoulie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Camara</text:p>
          </table:table-cell>
          <table:table-cell office:value-type="float" office:value="2402566" calcext:value-type="float">
            <text:p>2402566</text:p>
          </table:table-cell>
          <table:table-cell office:value-type="float" office:value="2022857" calcext:value-type="float">
            <text:p>20228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sa Colly Bojang upp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enyem Technic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6:42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Jenta</text:p>
          </table:table-cell>
          <table:table-cell office:value-type="float" office:value="5022263" calcext:value-type="float">
            <text:p>5022263</text:p>
          </table:table-cell>
          <table:table-cell office:value-type="float" office:value="2021348" calcext:value-type="float">
            <text:p>20213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Ballinghor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Ballingho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04:54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892186" calcext:value-type="float">
            <text:p>5892186</text:p>
          </table:table-cell>
          <table:table-cell office:value-type="float" office:value="2022854" calcext:value-type="float">
            <text:p>20228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e English languag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sa Colley Bojang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3:01:21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5271059" calcext:value-type="float">
            <text:p>5271059</text:p>
          </table:table-cell>
          <table:table-cell office:value-type="float" office:value="2022020" calcext:value-type="float">
            <text:p>20220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3:27:21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443075" calcext:value-type="float">
            <text:p>3443075</text:p>
          </table:table-cell>
          <table:table-cell office:value-type="float" office:value="20211282" calcext:value-type="float">
            <text:p>202112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Sami pachonki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Karantab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0:55:24</text:p>
          </table:table-cell>
          <table:table-cell office:value-type="string" calcext:value-type="string">
            <text:p>Abdou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ju</text:p>
          </table:table-cell>
          <table:table-cell office:value-type="float" office:value="7719902" calcext:value-type="float">
            <text:p>7719902</text:p>
          </table:table-cell>
          <table:table-cell office:value-type="float" office:value="20211324" calcext:value-type="float">
            <text:p>202113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ew yundum</text:p>
          </table:table-cell>
          <table:table-cell office:value-type="string" calcext:value-type="string">
            <text:p>New yundum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3:15:49</text:p>
          </table:table-cell>
          <table:table-cell office:value-type="string" calcext:value-type="string">
            <text:p>ABDOULIE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BAH</text:p>
          </table:table-cell>
          <table:table-cell office:value-type="float" office:value="5092975" calcext:value-type="float">
            <text:p>5092975</text:p>
          </table:table-cell>
          <table:table-cell office:value-type="float" office:value="2022843" calcext:value-type="float">
            <text:p>20228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. D.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EVENTH DAY ADVENTIST SOTOKOI DARU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DAW UPPER AND SENIOR SECONDARY SCHOOL.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40:24</text:p>
          </table:table-cell>
          <table:table-cell office:value-type="string" calcext:value-type="string">
            <text:p>Abdoulie</text:p>
          </table:table-cell>
          <table:table-cell/>
          <table:table-cell office:value-type="string" calcext:value-type="string">
            <text:p>Sidibeh</text:p>
          </table:table-cell>
          <table:table-cell office:value-type="float" office:value="5082136" calcext:value-type="float">
            <text:p>5082136</text:p>
          </table:table-cell>
          <table:table-cell office:value-type="float" office:value="2022696" calcext:value-type="float">
            <text:p>20226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19:50:36" calcext:value-type="date">
            <text:p>7/15/2021 19:50:36</text:p>
          </table:table-cell>
          <table:table-cell table:style-name="ce5" office:value-type="string" calcext:value-type="string">
            <text:p>Abdoulie</text:p>
          </table:table-cell>
          <table:table-cell table:style-name="ce5"/>
          <table:table-cell table:style-name="ce5" office:value-type="string" calcext:value-type="string">
            <text:p>Nyabally</text:p>
          </table:table-cell>
          <table:table-cell table:style-name="ce5" office:value-type="string" calcext:value-type="string">
            <text:p>Qcell</text:p>
          </table:table-cell>
          <table:table-cell table:style-name="ce10" office:value-type="float" office:value="20221307" calcext:value-type="float">
            <text:p>2022130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Kaif UBS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Tahir ahmaddiya Musli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44:30</text:p>
          </table:table-cell>
          <table:table-cell office:value-type="string" calcext:value-type="string">
            <text:p>Abdoulie </text:p>
          </table:table-cell>
          <table:table-cell/>
          <table:table-cell office:value-type="string" calcext:value-type="string">
            <text:p>Loum</text:p>
          </table:table-cell>
          <table:table-cell office:value-type="float" office:value="7036740" calcext:value-type="float">
            <text:p>7036740</text:p>
          </table:table-cell>
          <table:table-cell office:value-type="float" office:value="2021337" calcext:value-type="float">
            <text:p>20213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RC ROOM5 E cla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9:40:34</text:p>
          </table:table-cell>
          <table:table-cell office:value-type="string" calcext:value-type="string">
            <text:p>Abdoulie 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083508" calcext:value-type="float">
            <text:p>3083508</text:p>
          </table:table-cell>
          <table:table-cell office:value-type="float" office:value="2021190" calcext:value-type="float">
            <text:p>20211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1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subi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subi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:19:59</text:p>
          </table:table-cell>
          <table:table-cell office:value-type="string" calcext:value-type="string">
            <text:p>Abdourahman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345620" calcext:value-type="float">
            <text:p>3345620</text:p>
          </table:table-cell>
          <table:table-cell office:value-type="float" office:value="2022771" calcext:value-type="float">
            <text:p>20227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ureng upper and senior secondary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 cluster</text:p>
          </table:table-cell>
          <table:table-cell office:value-type="string" calcext:value-type="string">
            <text:p>Bureng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23:17:17</text:p>
          </table:table-cell>
          <table:table-cell office:value-type="string" calcext:value-type="string">
            <text:p>Abdul kadir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2543964" calcext:value-type="float">
            <text:p>2543964</text:p>
          </table:table-cell>
          <table:table-cell office:value-type="float" office:value="2021591" calcext:value-type="float">
            <text:p>20215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diana prim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17:01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Dacosta</text:p>
          </table:table-cell>
          <table:table-cell office:value-type="float" office:value="3068625" calcext:value-type="float">
            <text:p>3068625</text:p>
          </table:table-cell>
          <table:table-cell office:value-type="float" office:value="2022847" calcext:value-type="float">
            <text:p>20228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Bakalarr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Bakalarr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2:30:49</text:p>
          </table:table-cell>
          <table:table-cell office:value-type="string" calcext:value-type="string">
            <text:p>Absa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2475000" calcext:value-type="float">
            <text:p>2475000</text:p>
          </table:table-cell>
          <table:table-cell office:value-type="float" office:value="20221298" calcext:value-type="float">
            <text:p>202212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neral science 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cluster </text:p>
          </table:table-cell>
          <table:table-cell office:value-type="string" calcext:value-type="string">
            <text:p>Sinchu baliya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8:42:46</text:p>
          </table:table-cell>
          <table:table-cell office:value-type="string" calcext:value-type="string">
            <text:p>ABUBACARR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7581688" calcext:value-type="float">
            <text:p>7581688</text:p>
          </table:table-cell>
          <table:table-cell office:value-type="float" office:value="2022737" calcext:value-type="float">
            <text:p>20227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( P).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UNUS ENGLISH <text:s/>UB/SSS.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.</text:p>
          </table:table-cell>
          <table:table-cell office:value-type="string" calcext:value-type="string">
            <text:p>TALIND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46:53</text:p>
          </table:table-cell>
          <table:table-cell office:value-type="string" calcext:value-type="string">
            <text:p>Abubacarr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5940056" calcext:value-type="float">
            <text:p>5940056</text:p>
          </table:table-cell>
          <table:table-cell office:value-type="float" office:value="20211591" calcext:value-type="float">
            <text:p>202115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Manduar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Bakary sambouy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47:50</text:p>
          </table:table-cell>
          <table:table-cell office:value-type="string" calcext:value-type="string">
            <text:p>Abubacarr </text:p>
          </table:table-cell>
          <table:table-cell/>
          <table:table-cell office:value-type="string" calcext:value-type="string">
            <text:p>Jammeh </text:p>
          </table:table-cell>
          <table:table-cell office:value-type="float" office:value="3189168" calcext:value-type="float">
            <text:p>3189168</text:p>
          </table:table-cell>
          <table:table-cell office:value-type="float" office:value="2021457" calcext:value-type="float">
            <text:p>20214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Batokunk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:44:46</text:p>
          </table:table-cell>
          <table:table-cell office:value-type="string" calcext:value-type="string">
            <text:p>Abubacarr </text:p>
          </table:table-cell>
          <table:table-cell/>
          <table:table-cell office:value-type="string" calcext:value-type="string">
            <text:p>Marena</text:p>
          </table:table-cell>
          <table:table-cell office:value-type="float" office:value="7981594" calcext:value-type="float">
            <text:p>7981594</text:p>
          </table:table-cell>
          <table:table-cell office:value-type="float" office:value="2021764" calcext:value-type="float">
            <text:p>20217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embujeh <text:s/>LBS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BC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05:01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819691" calcext:value-type="float">
            <text:p>2819691</text:p>
          </table:table-cell>
          <table:table-cell office:value-type="float" office:value="2022864" calcext:value-type="float">
            <text:p>20228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A)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56:27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3110103" calcext:value-type="float">
            <text:p>3110103</text:p>
          </table:table-cell>
          <table:table-cell office:value-type="float" office:value="2022865" calcext:value-type="float">
            <text:p>20228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L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dung cluster</text:p>
          </table:table-cell>
          <table:table-cell office:value-type="string" calcext:value-type="string">
            <text:p>Banjulidung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 cluster</text:p>
          </table:table-cell>
          <table:table-cell office:value-type="string" calcext:value-type="string">
            <text:p>Jab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00:55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808960" calcext:value-type="float">
            <text:p>2808960</text:p>
          </table:table-cell>
          <table:table-cell office:value-type="float" office:value="2021550" calcext:value-type="float">
            <text:p>20215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Wellingara ba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Wellingara 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7:22:22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Jahateh </text:p>
          </table:table-cell>
          <table:table-cell office:value-type="float" office:value="5334114" calcext:value-type="float">
            <text:p>5334114</text:p>
          </table:table-cell>
          <table:table-cell office:value-type="float" office:value="20211235" calcext:value-type="float">
            <text:p>202112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oteh</text:p>
          </table:table-cell>
          <table:table-cell office:value-type="string" calcext:value-type="string">
            <text:p>Bakoteh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ekunda </text:p>
          </table:table-cell>
          <table:table-cell office:value-type="string" calcext:value-type="string">
            <text:p>Serekunda An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6:37:29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7132479" calcext:value-type="float">
            <text:p>7132479</text:p>
          </table:table-cell>
          <table:table-cell office:value-type="float" office:value="2021806" calcext:value-type="float">
            <text:p>20218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nem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9:34:5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rboe</text:p>
          </table:table-cell>
          <table:table-cell office:value-type="float" office:value="5151792" calcext:value-type="float">
            <text:p>5151792</text:p>
          </table:table-cell>
          <table:table-cell office:value-type="float" office:value="2023030" calcext:value-type="float">
            <text:p>20230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ding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red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06:35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871149" calcext:value-type="float">
            <text:p>5871149</text:p>
          </table:table-cell>
          <table:table-cell office:value-type="float" office:value="20221028" calcext:value-type="float">
            <text:p>202210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.c. njie prin 2152006/3705288</text:p>
          </table:table-cell>
          <table:table-cell office:value-type="string" calcext:value-type="string">
            <text:p>Fass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yundum barracks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0:37:2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Jawo</text:p>
          </table:table-cell>
          <table:table-cell office:value-type="float" office:value="2264542" calcext:value-type="float">
            <text:p>2264542</text:p>
          </table:table-cell>
          <table:table-cell office:value-type="float" office:value="2021814" calcext:value-type="float">
            <text:p>20218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urfut</text:p>
          </table:table-cell>
          <table:table-cell office:value-type="string" calcext:value-type="string">
            <text:p>Sanchaba (LBS)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rfut</text:p>
          </table:table-cell>
          <table:table-cell office:value-type="string" calcext:value-type="string">
            <text:p>Sanchaba (LB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2:30:09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Sarr</text:p>
          </table:table-cell>
          <table:table-cell office:value-type="float" office:value="3584162" calcext:value-type="float">
            <text:p>3584162</text:p>
          </table:table-cell>
          <table:table-cell office:value-type="float" office:value="2021762" calcext:value-type="float">
            <text:p>20217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Sankulaykunda</text:p>
          </table:table-cell>
          <table:table-cell office:value-type="string" calcext:value-type="string">
            <text:p>Gallemand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57:25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203864413" calcext:value-type="float">
            <text:p>2203864413</text:p>
          </table:table-cell>
          <table:table-cell office:value-type="float" office:value="20221362" calcext:value-type="float">
            <text:p>202213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Saamasang Technical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1:20:42</text:p>
          </table:table-cell>
          <table:table-cell office:value-type="string" calcext:value-type="string">
            <text:p>Adama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5134564" calcext:value-type="float">
            <text:p>5134564</text:p>
          </table:table-cell>
          <table:table-cell office:value-type="float" office:value="2121010" calcext:value-type="float">
            <text:p>21210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i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idd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00:03:35" calcext:value-type="date">
            <text:p>7/17/2021 0:03:35</text:p>
          </table:table-cell>
          <table:table-cell table:style-name="ce6" office:value-type="string" calcext:value-type="string">
            <text:p>ADAMA</text:p>
          </table:table-cell>
          <table:table-cell table:style-name="ce6"/>
          <table:table-cell table:style-name="ce6" office:value-type="string" calcext:value-type="string">
            <text:p>KEITA</text:p>
          </table:table-cell>
          <table:table-cell table:style-name="ce9" office:value-type="float" office:value="2850047" calcext:value-type="float">
            <text:p>2850047</text:p>
          </table:table-cell>
          <table:table-cell table:style-name="ce9" office:value-type="float" office:value="2022762" calcext:value-type="float">
            <text:p>202276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P.H.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Kabafita upper 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Jamisa upper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0T16:17:22" calcext:value-type="date">
            <text:p>7/20/2021 16:17:22</text:p>
          </table:table-cell>
          <table:table-cell table:style-name="ce6" office:value-type="string" calcext:value-type="string">
            <text:p>Adam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Trawally</text:p>
          </table:table-cell>
          <table:table-cell table:style-name="ce9" office:value-type="float" office:value="2699220" calcext:value-type="float">
            <text:p>2699220</text:p>
          </table:table-cell>
          <table:table-cell table:style-name="ce9" office:value-type="float" office:value="2021766" calcext:value-type="float">
            <text:p>2021766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<text:s/>Diploma in Education Islamic</text:p>
          </table:table-cell>
          <table:table-cell table:style-name="ce6" office:value-type="string" calcext:value-type="string">
            <text:p>D class</text:p>
          </table:table-cell>
          <table:table-cell table:style-name="ce6" office:value-type="string" calcext:value-type="string">
            <text:p>Tawheed</text:p>
          </table:table-cell>
          <table:table-cell table:style-name="ce6" office:value-type="string" calcext:value-type="string">
            <text:p>Hadith</text:p>
          </table:table-cell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Kulari</text:p>
          </table:table-cell>
          <table:table-cell table:style-name="ce6" office:value-type="string" calcext:value-type="string">
            <text:p>Boro kanda kasse</text:p>
          </table:table-cell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Kulari</text:p>
          </table:table-cell>
          <table:table-cell table:style-name="ce6" office:value-type="string" calcext:value-type="string">
            <text:p>Boro kanda kass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4T13:50:25" calcext:value-type="date">
            <text:p>8/4/2021 13:50:25</text:p>
          </table:table-cell>
          <table:table-cell table:style-name="ce6" office:value-type="string" calcext:value-type="string">
            <text:p>Adama</text:p>
          </table:table-cell>
          <table:table-cell table:style-name="ce6"/>
          <table:table-cell table:style-name="ce6" office:value-type="string" calcext:value-type="string">
            <text:p>Korteh</text:p>
          </table:table-cell>
          <table:table-cell table:style-name="ce9" office:value-type="float" office:value="5955902" calcext:value-type="float">
            <text:p>5955902</text:p>
          </table:table-cell>
          <table:table-cell table:style-name="ce9" office:value-type="float" office:value="20221316" calcext:value-type="float">
            <text:p>20221316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General N</text:p>
          </table:table-cell>
          <table:table-cell table:style-name="ce6" office:value-type="string" calcext:value-type="string">
            <text:p>P.H.E</text:p>
          </table:table-cell>
          <table:table-cell table:style-name="ce6" office:value-type="string" calcext:value-type="string">
            <text:p>S.E.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 Cluster</text:p>
          </table:table-cell>
          <table:table-cell table:style-name="ce6" office:value-type="string" calcext:value-type="string">
            <text:p>Jamisa UBS/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 Cluster</text:p>
          </table:table-cell>
          <table:table-cell table:style-name="ce6" office:value-type="string" calcext:value-type="string">
            <text:p>Brikam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25:24</text:p>
          </table:table-cell>
          <table:table-cell office:value-type="string" calcext:value-type="string">
            <text:p>Adama 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3529451" calcext:value-type="float">
            <text:p>3529451</text:p>
          </table:table-cell>
          <table:table-cell office:value-type="float" office:value="2021922" calcext:value-type="float">
            <text:p>20219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cluster</text:p>
          </table:table-cell>
          <table:table-cell office:value-type="string" calcext:value-type="string">
            <text:p><text:s/>Somi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<text:s/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14:12</text:p>
          </table:table-cell>
          <table:table-cell office:value-type="string" calcext:value-type="string">
            <text:p>Adama </text:p>
          </table:table-cell>
          <table:table-cell/>
          <table:table-cell office:value-type="string" calcext:value-type="string">
            <text:p>Banda </text:p>
          </table:table-cell>
          <table:table-cell office:value-type="string" calcext:value-type="string">
            <text:p>3607164 or 7115471</text:p>
          </table:table-cell>
          <table:table-cell office:value-type="float" office:value="2022866" calcext:value-type="float">
            <text:p>20228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 E S 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Jersey Technical UBS/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om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2:54:38</text:p>
          </table:table-cell>
          <table:table-cell office:value-type="string" calcext:value-type="string">
            <text:p>Adama </text:p>
          </table:table-cell>
          <table:table-cell/>
          <table:table-cell office:value-type="string" calcext:value-type="string">
            <text:p>Badjie </text:p>
          </table:table-cell>
          <table:table-cell office:value-type="float" office:value="5382484" calcext:value-type="float">
            <text:p>5382484</text:p>
          </table:table-cell>
          <table:table-cell office:value-type="float" office:value="2021876" calcext:value-type="float">
            <text:p>20218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: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b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</text:p>
          </table:table-cell>
          <table:table-cell office:value-type="string" calcext:value-type="string">
            <text:p>Old 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2:29:48</text:p>
          </table:table-cell>
          <table:table-cell office:value-type="string" calcext:value-type="string">
            <text:p>Adama </text:p>
          </table:table-cell>
          <table:table-cell/>
          <table:table-cell office:value-type="string" calcext:value-type="string">
            <text:p>Gibba </text:p>
          </table:table-cell>
          <table:table-cell office:value-type="float" office:value="3073327" calcext:value-type="float">
            <text:p>3073327</text:p>
          </table:table-cell>
          <table:table-cell office:value-type="float" office:value="2021992" calcext:value-type="float">
            <text:p>20219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 cluster </text:p>
          </table:table-cell>
          <table:table-cell office:value-type="string" calcext:value-type="string">
            <text:p>Amsterdam Basic Circle Sutusinjang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cluster </text:p>
          </table:table-cell>
          <table:table-cell office:value-type="string" calcext:value-type="string">
            <text:p>St. John Vianney primary school Bulock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3:19:07</text:p>
          </table:table-cell>
          <table:table-cell office:value-type="string" calcext:value-type="string">
            <text:p>Adama 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325710" calcext:value-type="float">
            <text:p>7325710</text:p>
          </table:table-cell>
          <table:table-cell office:value-type="float" office:value="2021843" calcext:value-type="float">
            <text:p>20218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Islami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rsbe </text:p>
          </table:table-cell>
          <table:table-cell office:value-type="string" calcext:value-type="string">
            <text:p>Butane L.B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rsbe</text:p>
          </table:table-cell>
          <table:table-cell office:value-type="string" calcext:value-type="string">
            <text:p>Butane l. B.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2:24:46</text:p>
          </table:table-cell>
          <table:table-cell office:value-type="string" calcext:value-type="string">
            <text:p>Aja</text:p>
          </table:table-cell>
          <table:table-cell/>
          <table:table-cell office:value-type="string" calcext:value-type="string">
            <text:p>Dukanda</text:p>
          </table:table-cell>
          <table:table-cell office:value-type="float" office:value="5187804" calcext:value-type="float">
            <text:p>5187804</text:p>
          </table:table-cell>
          <table:table-cell office:value-type="float" office:value="2023144" calcext:value-type="float">
            <text:p>20231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Fresh star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02:57</text:p>
          </table:table-cell>
          <table:table-cell office:value-type="string" calcext:value-type="string">
            <text:p>Aji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Marr</text:p>
          </table:table-cell>
          <table:table-cell office:value-type="float" office:value="3189177" calcext:value-type="float">
            <text:p>3189177</text:p>
          </table:table-cell>
          <table:table-cell office:value-type="float" office:value="20221302" calcext:value-type="float">
            <text:p>202213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irkunda sabiji</text:p>
          </table:table-cell>
          <table:table-cell office:value-type="string" calcext:value-type="string">
            <text:p>Future Generation Senior Secondary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irkunda Sabiji</text:p>
          </table:table-cell>
          <table:table-cell office:value-type="string" calcext:value-type="string">
            <text:p>Future Generation Senior Secondary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4" office:value-type="date" office:date-value="2021-07-17T14:05:41.41" calcext:value-type="date">
            <text:p>7/17/2021 14:05:41</text:p>
          </table:table-cell>
          <table:table-cell table:style-name="ce7" office:value-type="string" calcext:value-type="string">
            <text:p>Aji Adam</text:p>
          </table:table-cell>
          <table:table-cell table:style-name="ce8"/>
          <table:table-cell table:style-name="ce7" office:value-type="string" calcext:value-type="string">
            <text:p>Jawo</text:p>
          </table:table-cell>
          <table:table-cell table:style-name="ce7" office:value-type="float" office:value="3066847" calcext:value-type="float">
            <text:p>3066847</text:p>
          </table:table-cell>
          <table:table-cell table:style-name="ce7" office:value-type="float" office:value="20221389" calcext:value-type="float">
            <text:p>20221389</text:p>
          </table:table-cell>
          <table:table-cell table:style-name="ce7" office:value-type="string" calcext:value-type="string">
            <text:p>Brikama Campus</text:p>
          </table:table-cell>
          <table:table-cell table:style-name="ce7" office:value-type="string" calcext:value-type="string">
            <text:p>Advanced Diploma in Education Secondary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ICT</text:p>
          </table:table-cell>
          <table:table-cell table:style-name="ce7" office:value-type="string" calcext:value-type="string">
            <text:p>Region 2</text:p>
          </table:table-cell>
          <table:table-cell table:style-name="ce7" office:value-type="string" calcext:value-type="string">
            <text:p>Old Yundum</text:p>
          </table:table-cell>
          <table:table-cell table:style-name="ce7" office:value-type="string" calcext:value-type="string">
            <text:p>Masroor SSS</text:p>
          </table:table-cell>
          <table:table-cell table:style-name="ce7" office:value-type="string" calcext:value-type="string">
            <text:p>Region 2</text:p>
          </table:table-cell>
          <table:table-cell table:style-name="ce7" office:value-type="string" calcext:value-type="string">
            <text:p>Old Yundum</text:p>
          </table:table-cell>
          <table:table-cell table:style-name="ce7" office:value-type="string" calcext:value-type="string">
            <text:p>Old Yundum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57:33</text:p>
          </table:table-cell>
          <table:table-cell office:value-type="string" calcext:value-type="string">
            <text:p>Aji Mariama</text:p>
          </table:table-cell>
          <table:table-cell/>
          <table:table-cell office:value-type="string" calcext:value-type="string">
            <text:p>Sarr</text:p>
          </table:table-cell>
          <table:table-cell office:value-type="string" calcext:value-type="string">
            <text:p>2451949/3352666</text:p>
          </table:table-cell>
          <table:table-cell office:value-type="float" office:value="2022107" calcext:value-type="float">
            <text:p>20221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J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 Sering Mass Cluster</text:p>
          </table:table-cell>
          <table:table-cell office:value-type="string" calcext:value-type="string">
            <text:p>Medina Sering Ma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 Sering Mass Cluster</text:p>
          </table:table-cell>
          <table:table-cell office:value-type="string" calcext:value-type="string">
            <text:p>Responder updated this value. Medina Sering Ma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17:24</text:p>
          </table:table-cell>
          <table:table-cell office:value-type="string" calcext:value-type="string">
            <text:p>Ajie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120227" calcext:value-type="float">
            <text:p>3120227</text:p>
          </table:table-cell>
          <table:table-cell office:value-type="float" office:value="2021900" calcext:value-type="float">
            <text:p>20219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iddah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iddah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9:36:53</text:p>
          </table:table-cell>
          <table:table-cell office:value-type="string" calcext:value-type="string">
            <text:p>Ajie Mariama</text:p>
          </table:table-cell>
          <table:table-cell/>
          <table:table-cell office:value-type="string" calcext:value-type="string">
            <text:p>Sarr</text:p>
          </table:table-cell>
          <table:table-cell office:value-type="float" office:value="3352666" calcext:value-type="float">
            <text:p>3352666</text:p>
          </table:table-cell>
          <table:table-cell office:value-type="float" office:value="2022107" calcext:value-type="float">
            <text:p>20221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HOME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rth Bank</text:p>
          </table:table-cell>
          <table:table-cell office:value-type="string" calcext:value-type="string">
            <text:p>Medina Sering Mass UB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edina Sering Mass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54:33</text:p>
          </table:table-cell>
          <table:table-cell office:value-type="string" calcext:value-type="string">
            <text:p>Alagie</text:p>
          </table:table-cell>
          <table:table-cell office:value-type="string" calcext:value-type="string">
            <text:p>Ebrima</text:p>
          </table:table-cell>
          <table:table-cell office:value-type="string" calcext:value-type="string">
            <text:p>Njie</text:p>
          </table:table-cell>
          <table:table-cell office:value-type="float" office:value="5133886" calcext:value-type="float">
            <text:p>5133886</text:p>
          </table:table-cell>
          <table:table-cell office:value-type="float" office:value="2022872" calcext:value-type="float">
            <text:p>20228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3:08:37</text:p>
          </table:table-cell>
          <table:table-cell office:value-type="string" calcext:value-type="string">
            <text:p>Alagie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3757102" calcext:value-type="float">
            <text:p>3757102</text:p>
          </table:table-cell>
          <table:table-cell office:value-type="float" office:value="2022278" calcext:value-type="float">
            <text:p>20222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canaid Upper and Senior Second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fut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1:39:15</text:p>
          </table:table-cell>
          <table:table-cell office:value-type="string" calcext:value-type="string">
            <text:p>Ala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rboe</text:p>
          </table:table-cell>
          <table:table-cell office:value-type="float" office:value="3245318" calcext:value-type="float">
            <text:p>3245318</text:p>
          </table:table-cell>
          <table:table-cell office:value-type="float" office:value="2022874" calcext:value-type="float">
            <text:p>20228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upper and senior second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enyem Technic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01:16</text:p>
          </table:table-cell>
          <table:table-cell office:value-type="string" calcext:value-type="string">
            <text:p>Alagie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734396" calcext:value-type="float">
            <text:p>3734396</text:p>
          </table:table-cell>
          <table:table-cell office:value-type="float" office:value="2022369" calcext:value-type="float">
            <text:p>20223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iyya senior secondary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iyy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1:39:54</text:p>
          </table:table-cell>
          <table:table-cell office:value-type="string" calcext:value-type="string">
            <text:p>ALAGIE</text:p>
          </table:table-cell>
          <table:table-cell/>
          <table:table-cell office:value-type="string" calcext:value-type="string">
            <text:p>JOBARTEH</text:p>
          </table:table-cell>
          <table:table-cell office:value-type="float" office:value="5932437" calcext:value-type="float">
            <text:p>5932437</text:p>
          </table:table-cell>
          <table:table-cell office:value-type="float" office:value="2022873" calcext:value-type="float">
            <text:p>20228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DAW UBS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41:24</text:p>
          </table:table-cell>
          <table:table-cell office:value-type="string" calcext:value-type="string">
            <text:p>Alasana</text:p>
          </table:table-cell>
          <table:table-cell/>
          <table:table-cell office:value-type="string" calcext:value-type="string">
            <text:p>Jarra</text:p>
          </table:table-cell>
          <table:table-cell office:value-type="float" office:value="3806284" calcext:value-type="float">
            <text:p>3806284</text:p>
          </table:table-cell>
          <table:table-cell office:value-type="float" office:value="2022339" calcext:value-type="float">
            <text:p>20223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55:41</text:p>
          </table:table-cell>
          <table:table-cell office:value-type="string" calcext:value-type="string">
            <text:p>ALFUSAINEY </text:p>
          </table:table-cell>
          <table:table-cell/>
          <table:table-cell office:value-type="string" calcext:value-type="string">
            <text:p>Sima</text:p>
          </table:table-cell>
          <table:table-cell office:value-type="float" office:value="3993004" calcext:value-type="float">
            <text:p>3993004</text:p>
          </table:table-cell>
          <table:table-cell office:value-type="float" office:value="2021997" calcext:value-type="float">
            <text:p>20219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6</text:p>
          </table:table-cell>
          <table:table-cell office:value-type="string" calcext:value-type="string">
            <text:p>Sorrie ceesay</text:p>
          </table:table-cell>
          <table:table-cell office:value-type="string" calcext:value-type="string">
            <text:p>Nyakoi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biru jarju</text:p>
          </table:table-cell>
          <table:table-cell office:value-type="string" calcext:value-type="string">
            <text:p>Koba 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44:06</text:p>
          </table:table-cell>
          <table:table-cell office:value-type="string" calcext:value-type="string">
            <text:p>Alhagie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Gaye </text:p>
          </table:table-cell>
          <table:table-cell office:value-type="float" office:value="2244465" calcext:value-type="float">
            <text:p>2244465</text:p>
          </table:table-cell>
          <table:table-cell office:value-type="float" office:value="20211291" calcext:value-type="float">
            <text:p>202112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 office:value-type="string" calcext:value-type="string">
            <text:p>Ngayen Sanjal </text:p>
          </table:table-cell>
          <table:table-cell office:value-type="string" calcext:value-type="string">
            <text:p>Ngayen Sanjal lower basic school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</text:p>
          </table:table-cell>
          <table:table-cell office:value-type="string" calcext:value-type="string">
            <text:p>Ngayen Sanjal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38:51</text:p>
          </table:table-cell>
          <table:table-cell office:value-type="string" calcext:value-type="string">
            <text:p>Alhagie</text:p>
          </table:table-cell>
          <table:table-cell/>
          <table:table-cell office:value-type="string" calcext:value-type="string">
            <text:p>Loum</text:p>
          </table:table-cell>
          <table:table-cell office:value-type="float" office:value="2029473" calcext:value-type="float">
            <text:p>2029473</text:p>
          </table:table-cell>
          <table:table-cell office:value-type="float" office:value="20211151" calcext:value-type="float">
            <text:p>202111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Dingerai LBS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Wass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1:40</text:p>
          </table:table-cell>
          <table:table-cell office:value-type="string" calcext:value-type="string">
            <text:p>Alhagie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Senghore</text:p>
          </table:table-cell>
          <table:table-cell office:value-type="float" office:value="2938383" calcext:value-type="float">
            <text:p>2938383</text:p>
          </table:table-cell>
          <table:table-cell office:value-type="float" office:value="2022515" calcext:value-type="float">
            <text:p>20225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oteh</text:p>
          </table:table-cell>
          <table:table-cell office:value-type="string" calcext:value-type="string">
            <text:p>Bakoteh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09:50</text:p>
          </table:table-cell>
          <table:table-cell office:value-type="string" calcext:value-type="string">
            <text:p>Alhagie</text:p>
          </table:table-cell>
          <table:table-cell/>
          <table:table-cell office:value-type="string" calcext:value-type="string">
            <text:p>Kinteh</text:p>
          </table:table-cell>
          <table:table-cell office:value-type="string" calcext:value-type="string">
            <text:p>2392546/6280114</text:p>
          </table:table-cell>
          <table:table-cell office:value-type="float" office:value="2021304" calcext:value-type="float">
            <text:p>20213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jilo</text:p>
          </table:table-cell>
          <table:table-cell office:value-type="string" calcext:value-type="string">
            <text:p>Sukuta wannsee Lowe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21:39:28" calcext:value-type="date">
            <text:p>7/18/2021 21:39:28</text:p>
          </table:table-cell>
          <table:table-cell table:style-name="ce5" office:value-type="string" calcext:value-type="string">
            <text:p>Alhagie</text:p>
          </table:table-cell>
          <table:table-cell table:style-name="ce5"/>
          <table:table-cell table:style-name="ce5" office:value-type="string" calcext:value-type="string">
            <text:p>Sambou</text:p>
          </table:table-cell>
          <table:table-cell table:style-name="ce10" office:value-type="float" office:value="7926377" calcext:value-type="float">
            <text:p>7926377</text:p>
          </table:table-cell>
          <table:table-cell table:style-name="ce10" office:value-type="float" office:value="2022822" calcext:value-type="float">
            <text:p>2022822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.E.S</text:p>
          </table:table-cell>
          <table:table-cell table:style-name="ce5" office:value-type="string" calcext:value-type="string">
            <text:p>P.H.E</text:p>
          </table:table-cell>
          <table:table-cell table:style-name="ce5" office:value-type="string" calcext:value-type="string">
            <text:p>Region 3</text:p>
          </table:table-cell>
          <table:table-cell table:style-name="ce5" office:value-type="string" calcext:value-type="string">
            <text:p>Ngayen Sanjal cluster 1</text:p>
          </table:table-cell>
          <table:table-cell table:style-name="ce5" office:value-type="string" calcext:value-type="string">
            <text:p>Ngayen Sanjal U.B.S/S.S.S</text:p>
          </table:table-cell>
          <table:table-cell table:style-name="ce5" office:value-type="string" calcext:value-type="string">
            <text:p>Region 3</text:p>
          </table:table-cell>
          <table:table-cell table:style-name="ce5" office:value-type="string" calcext:value-type="string">
            <text:p>Ngayen Sanjal cluster 1</text:p>
          </table:table-cell>
          <table:table-cell table:style-name="ce5" office:value-type="string" calcext:value-type="string">
            <text:p>Ngayen Sanjal U.B.S/S.S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5T21:14:07" calcext:value-type="date">
            <text:p>7/25/2021 21:14:07</text:p>
          </table:table-cell>
          <table:table-cell table:style-name="ce6" office:value-type="string" calcext:value-type="string">
            <text:p>Alhagie</text:p>
          </table:table-cell>
          <table:table-cell table:style-name="ce6"/>
          <table:table-cell table:style-name="ce6" office:value-type="string" calcext:value-type="string">
            <text:p>Demba</text:p>
          </table:table-cell>
          <table:table-cell table:style-name="ce9" office:value-type="float" office:value="3375593" calcext:value-type="float">
            <text:p>3375593</text:p>
          </table:table-cell>
          <table:table-cell table:style-name="ce9" office:value-type="float" office:value="2021702" calcext:value-type="float">
            <text:p>202170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Wullin kamma S.T.B.C.S</text:p>
          </table:table-cell>
          <table:table-cell table:style-name="ce6" office:value-type="string" calcext:value-type="string">
            <text:p>S.T.B.C.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Wullin kamma L.B.S</text:p>
          </table:table-cell>
          <table:table-cell table:style-name="ce6" office:value-type="string" calcext:value-type="string">
            <text:p>Wullin kamma D.E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9T18:06:26" calcext:value-type="date">
            <text:p>8/9/2021 18:06:26</text:p>
          </table:table-cell>
          <table:table-cell table:style-name="ce6" office:value-type="string" calcext:value-type="string">
            <text:p>Alhassan</text:p>
          </table:table-cell>
          <table:table-cell table:style-name="ce6"/>
          <table:table-cell table:style-name="ce6" office:value-type="string" calcext:value-type="string">
            <text:p>Gassama</text:p>
          </table:table-cell>
          <table:table-cell table:style-name="ce9" office:value-type="float" office:value="3615824" calcext:value-type="float">
            <text:p>3615824</text:p>
          </table:table-cell>
          <table:table-cell table:style-name="ce9" office:value-type="float" office:value="2021674" calcext:value-type="float">
            <text:p>202167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Kabafita Lower Basic School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Jamis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2:48:05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Cessay</text:p>
          </table:table-cell>
          <table:table-cell office:value-type="float" office:value="2933456" calcext:value-type="float">
            <text:p>2933456</text:p>
          </table:table-cell>
          <table:table-cell office:value-type="float" office:value="20221315" calcext:value-type="float">
            <text:p>202213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Sinchu njabo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5:04:55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Skaff</text:p>
          </table:table-cell>
          <table:table-cell office:value-type="float" office:value="7541185" calcext:value-type="float">
            <text:p>7541185</text:p>
          </table:table-cell>
          <table:table-cell office:value-type="float" office:value="2022367" calcext:value-type="float">
            <text:p>20223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diya U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diya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2:55:30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Cessay</text:p>
          </table:table-cell>
          <table:table-cell office:value-type="float" office:value="2933456" calcext:value-type="float">
            <text:p>2933456</text:p>
          </table:table-cell>
          <table:table-cell office:value-type="float" office:value="20221315" calcext:value-type="float">
            <text:p>202213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Sinchu njabo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3:12:56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933456" calcext:value-type="float">
            <text:p>2933456</text:p>
          </table:table-cell>
          <table:table-cell office:value-type="float" office:value="20221315" calcext:value-type="float">
            <text:p>202213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Sinchu njabo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6:23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3107960" calcext:value-type="float">
            <text:p>3107960</text:p>
          </table:table-cell>
          <table:table-cell office:value-type="float" office:value="2022432" calcext:value-type="float">
            <text:p>20224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Kanifing east senior secondary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Kanifing east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57:22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329492" calcext:value-type="float">
            <text:p>3329492</text:p>
          </table:table-cell>
          <table:table-cell office:value-type="float" office:value="2022881" calcext:value-type="float">
            <text:p>20228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<text:s/>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mis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57:01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Kamara</text:p>
          </table:table-cell>
          <table:table-cell office:value-type="float" office:value="5133326" calcext:value-type="float">
            <text:p>5133326</text:p>
          </table:table-cell>
          <table:table-cell office:value-type="float" office:value="2022840" calcext:value-type="float">
            <text:p>20228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<text:s/>SABIJI</text:p>
          </table:table-cell>
          <table:table-cell office:value-type="string" calcext:value-type="string">
            <text:p>Latrikunda sabiji <text:s/>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<text:s/>FARATO</text:p>
          </table:table-cell>
          <table:table-cell office:value-type="string" calcext:value-type="string">
            <text:p>Yalding <text:s/>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8:59:39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7360158" calcext:value-type="float">
            <text:p>7360158</text:p>
          </table:table-cell>
          <table:table-cell office:value-type="float" office:value="2022747" calcext:value-type="float">
            <text:p>20227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( N)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 cluster</text:p>
          </table:table-cell>
          <table:table-cell office:value-type="string" calcext:value-type="string">
            <text:p>Farafenni Senior Secondary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 cluster</text:p>
          </table:table-cell>
          <table:table-cell office:value-type="string" calcext:value-type="string">
            <text:p>Jimbal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57:55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577078" calcext:value-type="float">
            <text:p>3577078</text:p>
          </table:table-cell>
          <table:table-cell office:value-type="float" office:value="2022850" calcext:value-type="float">
            <text:p>20228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Saamasang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3:42:34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Jonga</text:p>
          </table:table-cell>
          <table:table-cell office:value-type="float" office:value="2396261" calcext:value-type="float">
            <text:p>2396261</text:p>
          </table:table-cell>
          <table:table-cell office:value-type="float" office:value="20211309" calcext:value-type="float">
            <text:p>202113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k keita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:02:36</text:p>
          </table:table-cell>
          <table:table-cell office:value-type="string" calcext:value-type="string">
            <text:p>Alieu</text:p>
          </table:table-cell>
          <table:table-cell/>
          <table:table-cell office:value-type="string" calcext:value-type="string">
            <text:p>Jassey</text:p>
          </table:table-cell>
          <table:table-cell office:value-type="float" office:value="3728743" calcext:value-type="float">
            <text:p>3728743</text:p>
          </table:table-cell>
          <table:table-cell office:value-type="float" office:value="2021774" calcext:value-type="float">
            <text:p>20217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Wellingara LB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Old Yundu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4:42</text:p>
          </table:table-cell>
          <table:table-cell office:value-type="string" calcext:value-type="string">
            <text:p>Alieu <text:s/>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2169525" calcext:value-type="float">
            <text:p>2169525</text:p>
          </table:table-cell>
          <table:table-cell office:value-type="float" office:value="20221393" calcext:value-type="float">
            <text:p>202213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Frenc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Kalagi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Bondali UB 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59:43</text:p>
          </table:table-cell>
          <table:table-cell office:value-type="string" calcext:value-type="string">
            <text:p>Alimatou</text:p>
          </table:table-cell>
          <table:table-cell office:value-type="string" calcext:value-type="string">
            <text:p>F.E</text:p>
          </table:table-cell>
          <table:table-cell office:value-type="string" calcext:value-type="string">
            <text:p>Gingally </text:p>
          </table:table-cell>
          <table:table-cell office:value-type="string" calcext:value-type="string">
            <text:p>7638286/5234091</text:p>
          </table:table-cell>
          <table:table-cell office:value-type="float" office:value="2022884" calcext:value-type="float">
            <text:p>20228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Nyoffelleh u.b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sambouya</text:p>
          </table:table-cell>
          <table:table-cell office:value-type="string" calcext:value-type="string">
            <text:p>Al_kawth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2:50:30</text:p>
          </table:table-cell>
          <table:table-cell office:value-type="string" calcext:value-type="string">
            <text:p>Almameh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926564" calcext:value-type="float">
            <text:p>5926564</text:p>
          </table:table-cell>
          <table:table-cell office:value-type="float" office:value="2022888" calcext:value-type="float">
            <text:p>20228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upp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reng</text:p>
          </table:table-cell>
          <table:table-cell office:value-type="string" calcext:value-type="string">
            <text:p>Dankunku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3:55:32</text:p>
          </table:table-cell>
          <table:table-cell office:value-type="string" calcext:value-type="string">
            <text:p>Almameh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3446933" calcext:value-type="float">
            <text:p>3446933</text:p>
          </table:table-cell>
          <table:table-cell office:value-type="float" office:value="2021776" calcext:value-type="float">
            <text:p>20217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adian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anyak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1:21:50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3860238" calcext:value-type="float">
            <text:p>3860238</text:p>
          </table:table-cell>
          <table:table-cell office:value-type="float" office:value="2021824" calcext:value-type="float">
            <text:p>20218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fo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t. Joseph LBS Siffo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28:07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Mballow</text:p>
          </table:table-cell>
          <table:table-cell office:value-type="float" office:value="3407749" calcext:value-type="float">
            <text:p>3407749</text:p>
          </table:table-cell>
          <table:table-cell office:value-type="float" office:value="2021878" calcext:value-type="float">
            <text:p>20218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undum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ew yundum</text:p>
          </table:table-cell>
          <table:table-cell office:value-type="string" calcext:value-type="string">
            <text:p>Yunus English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21:50:37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812443" calcext:value-type="float">
            <text:p>2812443</text:p>
          </table:table-cell>
          <table:table-cell office:value-type="float" office:value="20221293" calcext:value-type="float">
            <text:p>202212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Fass UB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ST. Vincent De <text:s/>Pau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4:13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Faye</text:p>
          </table:table-cell>
          <table:table-cell office:value-type="float" office:value="7108462" calcext:value-type="float">
            <text:p>7108462</text:p>
          </table:table-cell>
          <table:table-cell office:value-type="float" office:value="2021087" calcext:value-type="float">
            <text:p>20210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Bantanto L B S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Bantonto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5:51:31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5376188" calcext:value-type="float">
            <text:p>5376188</text:p>
          </table:table-cell>
          <table:table-cell office:value-type="float" office:value="2022889" calcext:value-type="float">
            <text:p>20228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d1</text:p>
          </table:table-cell>
          <table:table-cell office:value-type="string" calcext:value-type="string">
            <text:p>Charles jow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d1</text:p>
          </table:table-cell>
          <table:table-cell office:value-type="string" calcext:value-type="string">
            <text:p>Carter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0:25:16</text:p>
          </table:table-cell>
          <table:table-cell office:value-type="string" calcext:value-type="string">
            <text:p>Amadou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765686" calcext:value-type="float">
            <text:p>3765686</text:p>
          </table:table-cell>
          <table:table-cell office:value-type="float" office:value="2022113" calcext:value-type="float">
            <text:p>20221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kembujen</text:p>
          </table:table-cell>
          <table:table-cell office:value-type="string" calcext:value-type="string">
            <text:p>Kinderdorf Bottrop technical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jamisa</text:p>
          </table:table-cell>
          <table:table-cell office:value-type="string" calcext:value-type="string">
            <text:p>Maaha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20:15:55</text:p>
          </table:table-cell>
          <table:table-cell office:value-type="string" calcext:value-type="string">
            <text:p>Amat</text:p>
          </table:table-cell>
          <table:table-cell/>
          <table:table-cell office:value-type="string" calcext:value-type="string">
            <text:p>Nyang</text:p>
          </table:table-cell>
          <table:table-cell office:value-type="float" office:value="7843498" calcext:value-type="float">
            <text:p>7843498</text:p>
          </table:table-cell>
          <table:table-cell office:value-type="float" office:value="2021744" calcext:value-type="float">
            <text:p>20217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/B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Tallinding LB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Candi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48:04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7884139" calcext:value-type="float">
            <text:p>7884139</text:p>
          </table:table-cell>
          <table:table-cell office:value-type="float" office:value="2022404" calcext:value-type="float">
            <text:p>20224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Interior Academy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57:01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2789808" calcext:value-type="float">
            <text:p>2789808</text:p>
          </table:table-cell>
          <table:table-cell office:value-type="float" office:value="2021478" calcext:value-type="float">
            <text:p>20214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:04:40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5068751" calcext:value-type="float">
            <text:p>5068751</text:p>
          </table:table-cell>
          <table:table-cell office:value-type="float" office:value="2021701" calcext:value-type="float">
            <text:p>20217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 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ngu kebbeh</text:p>
          </table:table-cell>
          <table:table-cell office:value-type="string" calcext:value-type="string">
            <text:p>Ndungu kebbeh (LBS)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dungu kebbeh</text:p>
          </table:table-cell>
          <table:table-cell office:value-type="string" calcext:value-type="string">
            <text:p>Ndungu kebbeh(LB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54:33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2245209" calcext:value-type="float">
            <text:p>2245209</text:p>
          </table:table-cell>
          <table:table-cell office:value-type="float" office:value="20221303" calcext:value-type="float">
            <text:p>202213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H 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ais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8:58:30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2935901" calcext:value-type="float">
            <text:p>2935901</text:p>
          </table:table-cell>
          <table:table-cell office:value-type="float" office:value="2022753" calcext:value-type="float">
            <text:p>20227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r Sallah</text:p>
          </table:table-cell>
          <table:table-cell office:value-type="string" calcext:value-type="string">
            <text:p>Medina Saring Mass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Pa Sallah</text:p>
          </table:table-cell>
          <table:table-cell office:value-type="string" calcext:value-type="string">
            <text:p>Kerr Cherno UBS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4:46:02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5298126" calcext:value-type="float">
            <text:p>5298126</text:p>
          </table:table-cell>
          <table:table-cell office:value-type="float" office:value="2021557" calcext:value-type="float">
            <text:p>20215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 office:value-type="string" calcext:value-type="string">
            <text:p>North bank region</text:p>
          </table:table-cell>
          <table:table-cell office:value-type="string" calcext:value-type="string">
            <text:p>kerr amdou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rth bank region</text:p>
          </table:table-cell>
          <table:table-cell office:value-type="string" calcext:value-type="string">
            <text:p>kunuja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9:10:58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812318" calcext:value-type="float">
            <text:p>3812318</text:p>
          </table:table-cell>
          <table:table-cell office:value-type="float" office:value="20211290" calcext:value-type="float">
            <text:p>202112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1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Ne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3:23:24</text:p>
          </table:table-cell>
          <table:table-cell office:value-type="string" calcext:value-type="string">
            <text:p>Amie</text:p>
          </table:table-cell>
          <table:table-cell/>
          <table:table-cell office:value-type="string" calcext:value-type="string">
            <text:p>Nyang</text:p>
          </table:table-cell>
          <table:table-cell office:value-type="float" office:value="7871322" calcext:value-type="float">
            <text:p>7871322</text:p>
          </table:table-cell>
          <table:table-cell office:value-type="float" office:value="2021182" calcext:value-type="float">
            <text:p>20211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 office:value-type="string" calcext:value-type="string">
            <text:p>Antouman Nying</text:p>
          </table:table-cell>
          <table:table-cell office:value-type="string" calcext:value-type="string">
            <text:p>Talinding Annex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ntouman Nying</text:p>
          </table:table-cell>
          <table:table-cell office:value-type="string" calcext:value-type="string">
            <text:p>New Jeshw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3:48:24</text:p>
          </table:table-cell>
          <table:table-cell office:value-type="string" calcext:value-type="string">
            <text:p>Amie 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3603891" calcext:value-type="float">
            <text:p>3603891</text:p>
          </table:table-cell>
          <table:table-cell office:value-type="float" office:value="20211214" calcext:value-type="float">
            <text:p>202112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dunku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nlagi </text:p>
          </table:table-cell>
          <table:table-cell office:value-type="string" calcext:value-type="string">
            <text:p>Kanfend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5:36:09</text:p>
          </table:table-cell>
          <table:table-cell office:value-type="string" calcext:value-type="string">
            <text:p>Amie 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203109062" calcext:value-type="float">
            <text:p>2203109062</text:p>
          </table:table-cell>
          <table:table-cell office:value-type="float" office:value="20211379" calcext:value-type="float">
            <text:p>202113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anchab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1:15:09</text:p>
          </table:table-cell>
          <table:table-cell office:value-type="string" calcext:value-type="string">
            <text:p>Amienata </text:p>
          </table:table-cell>
          <table:table-cell/>
          <table:table-cell office:value-type="string" calcext:value-type="string">
            <text:p>Touray</text:p>
          </table:table-cell>
          <table:table-cell/>
          <table:table-cell office:value-type="float" office:value="2021818" calcext:value-type="float">
            <text:p>20218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07:38</text:p>
          </table:table-cell>
          <table:table-cell office:value-type="string" calcext:value-type="string">
            <text:p>Aminata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3520950" calcext:value-type="float">
            <text:p>3520950</text:p>
          </table:table-cell>
          <table:table-cell office:value-type="float" office:value="2021963" calcext:value-type="float">
            <text:p>20219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breda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Kiang Kwinell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14:47</text:p>
          </table:table-cell>
          <table:table-cell office:value-type="string" calcext:value-type="string">
            <text:p>Aminat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649180" calcext:value-type="float">
            <text:p>7649180</text:p>
          </table:table-cell>
          <table:table-cell office:value-type="float" office:value="2023248" calcext:value-type="float">
            <text:p>20232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SDA Nurse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Take Care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48:23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aho</text:p>
          </table:table-cell>
          <table:table-cell office:value-type="float" office:value="7864297" calcext:value-type="float">
            <text:p>7864297</text:p>
          </table:table-cell>
          <table:table-cell office:value-type="float" office:value="2022344" calcext:value-type="float">
            <text:p>20223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56:26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oof</text:p>
          </table:table-cell>
          <table:table-cell office:value-type="float" office:value="5237978" calcext:value-type="float">
            <text:p>5237978</text:p>
          </table:table-cell>
          <table:table-cell office:value-type="float" office:value="2021720" calcext:value-type="float">
            <text:p>20217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otokoi baru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Farato busumba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5:37:03</text:p>
          </table:table-cell>
          <table:table-cell office:value-type="string" calcext:value-type="string">
            <text:p>Aminata</text:p>
          </table:table-cell>
          <table:table-cell/>
          <table:table-cell office:value-type="string" calcext:value-type="string">
            <text:p>Jallow</text:p>
          </table:table-cell>
          <table:table-cell/>
          <table:table-cell office:value-type="float" office:value="2021726" calcext:value-type="float">
            <text:p>20217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Cluster 9 latrikunda sabiji LBS</text:p>
          </table:table-cell>
          <table:table-cell office:value-type="string" calcext:value-type="string">
            <text:p>Latrikunda sabiji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7 Tallinding Annex</text:p>
          </table:table-cell>
          <table:table-cell office:value-type="string" calcext:value-type="string">
            <text:p>Talli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0:40:50</text:p>
          </table:table-cell>
          <table:table-cell office:value-type="string" calcext:value-type="string">
            <text:p>Aminata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343513" calcext:value-type="float">
            <text:p>3343513</text:p>
          </table:table-cell>
          <table:table-cell office:value-type="float" office:value="2021797" calcext:value-type="float">
            <text:p>20217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Madina Kunkunding (LBS)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(LB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22:54:21" calcext:value-type="date">
            <text:p>7/17/2021 22:54:21</text:p>
          </table:table-cell>
          <table:table-cell table:style-name="ce6" office:value-type="string" calcext:value-type="string">
            <text:p>Aminata</text:p>
          </table:table-cell>
          <table:table-cell table:style-name="ce6"/>
          <table:table-cell table:style-name="ce6" office:value-type="string" calcext:value-type="string">
            <text:p>Samateh</text:p>
          </table:table-cell>
          <table:table-cell table:style-name="ce9" office:value-type="float" office:value="2696837" calcext:value-type="float">
            <text:p>2696837</text:p>
          </table:table-cell>
          <table:table-cell table:style-name="ce9" office:value-type="float" office:value="2021626" calcext:value-type="float">
            <text:p>2021626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Class E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New Yundum</text:p>
          </table:table-cell>
          <table:table-cell table:style-name="ce6" office:value-type="string" calcext:value-type="string">
            <text:p>Wellingara lower Basic school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St Charles lwanga</text:p>
          </table:table-cell>
          <table:table-cell table:style-name="ce6" office:value-type="string" calcext:value-type="string">
            <text:p>Abuko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49:17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float" office:value="2742486" calcext:value-type="float">
            <text:p>2742486</text:p>
          </table:table-cell>
          <table:table-cell office:value-type="float" office:value="20211322" calcext:value-type="float">
            <text:p>202113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0:56:43</text:p>
          </table:table-cell>
          <table:table-cell office:value-type="string" calcext:value-type="string">
            <text:p>Andrew 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3135990" calcext:value-type="float">
            <text:p>3135990</text:p>
          </table:table-cell>
          <table:table-cell office:value-type="float" office:value="2022420" calcext:value-type="float">
            <text:p>20224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SES2/GENERAL P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itty Cluster</text:p>
          </table:table-cell>
          <table:table-cell office:value-type="string" calcext:value-type="string">
            <text:p>Anne Marie Rivier Basic Cycle school Kitty.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sambouya cluster</text:p>
          </table:table-cell>
          <table:table-cell office:value-type="string" calcext:value-type="string">
            <text:p>Darsilami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11:22:36" calcext:value-type="date">
            <text:p>7/17/2021 11:22:36</text:p>
          </table:table-cell>
          <table:table-cell table:style-name="ce6" office:value-type="string" calcext:value-type="string">
            <text:p>Ansilic</text:p>
          </table:table-cell>
          <table:table-cell table:style-name="ce6"/>
          <table:table-cell table:style-name="ce6" office:value-type="string" calcext:value-type="string">
            <text:p>Mendy</text:p>
          </table:table-cell>
          <table:table-cell table:style-name="ce9" office:value-type="float" office:value="3868613" calcext:value-type="float">
            <text:p>3868613</text:p>
          </table:table-cell>
          <table:table-cell table:style-name="ce9" office:value-type="float" office:value="2022894" calcext:value-type="float">
            <text:p>202289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Agricultural scienc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ususmbala Farato cluster</text:p>
          </table:table-cell>
          <table:table-cell table:style-name="ce6" office:value-type="string" calcext:value-type="string">
            <text:p>Mingdaw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ususmbala Farato cluster</text:p>
          </table:table-cell>
          <table:table-cell table:style-name="ce6" office:value-type="string" calcext:value-type="string">
            <text:p>Mingdaw junio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47:05</text:p>
          </table:table-cell>
          <table:table-cell office:value-type="string" calcext:value-type="string">
            <text:p>Ansilick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921786" calcext:value-type="float">
            <text:p>3921786</text:p>
          </table:table-cell>
          <table:table-cell office:value-type="float" office:value="2023218" calcext:value-type="float">
            <text:p>20232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SDA Seven days Advantage Nursery Sch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0:44:24</text:p>
          </table:table-cell>
          <table:table-cell office:value-type="string" calcext:value-type="string">
            <text:p>Ansumana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028299" calcext:value-type="float">
            <text:p>3028299</text:p>
          </table:table-cell>
          <table:table-cell office:value-type="float" office:value="20211288" calcext:value-type="float">
            <text:p>202112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Wuli East </text:p>
          </table:table-cell>
          <table:table-cell office:value-type="string" calcext:value-type="string">
            <text:p>Borokanda Kasseh LB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Jab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3:43:20</text:p>
          </table:table-cell>
          <table:table-cell office:value-type="string" calcext:value-type="string">
            <text:p>ANSUMANA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2646612" calcext:value-type="float">
            <text:p>2646612</text:p>
          </table:table-cell>
          <table:table-cell office:value-type="float" office:value="2022181" calcext:value-type="float">
            <text:p>20221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LABANG</text:p>
          </table:table-cell>
          <table:table-cell office:value-type="string" calcext:value-type="string">
            <text:p>MANSA COLLY BOJ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LABANG</text:p>
          </table:table-cell>
          <table:table-cell office:value-type="string" calcext:value-type="string">
            <text:p>MANSA COLLY BOJ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9:32:33</text:p>
          </table:table-cell>
          <table:table-cell office:value-type="string" calcext:value-type="string">
            <text:p>Ansuma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iteh</text:p>
          </table:table-cell>
          <table:table-cell office:value-type="float" office:value="3517368" calcext:value-type="float">
            <text:p>3517368</text:p>
          </table:table-cell>
          <table:table-cell office:value-type="float" office:value="20221286" calcext:value-type="float">
            <text:p>202212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neral SCIEN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TAHIR UB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PAKALIND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55:06</text:p>
          </table:table-cell>
          <table:table-cell office:value-type="string" calcext:value-type="string">
            <text:p>Ansumana</text:p>
          </table:table-cell>
          <table:table-cell office:value-type="string" calcext:value-type="string">
            <text:p>J.L</text:p>
          </table:table-cell>
          <table:table-cell office:value-type="string" calcext:value-type="string">
            <text:p>ceesay</text:p>
          </table:table-cell>
          <table:table-cell office:value-type="float" office:value="5182852" calcext:value-type="float">
            <text:p>5182852</text:p>
          </table:table-cell>
          <table:table-cell office:value-type="float" office:value="2022755" calcext:value-type="float">
            <text:p>20227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 cluster and brufut cluster</text:p>
          </table:table-cell>
          <table:table-cell office:value-type="string" calcext:value-type="string">
            <text:p>sotokoi tintinto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sub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9:08:45</text:p>
          </table:table-cell>
          <table:table-cell office:value-type="string" calcext:value-type="string">
            <text:p>Ant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372428" calcext:value-type="float">
            <text:p>5372428</text:p>
          </table:table-cell>
          <table:table-cell office:value-type="float" office:value="20211593" calcext:value-type="float">
            <text:p>202115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 group four (4)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New yudum primary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canh algh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14:31:30" calcext:value-type="date">
            <text:p>7/17/2021 14:31:30</text:p>
          </table:table-cell>
          <table:table-cell table:style-name="ce6" office:value-type="string" calcext:value-type="string">
            <text:p>Anta</text:p>
          </table:table-cell>
          <table:table-cell table:style-name="ce6"/>
          <table:table-cell table:style-name="ce6" office:value-type="string" calcext:value-type="string">
            <text:p>Gaye</text:p>
          </table:table-cell>
          <table:table-cell table:style-name="ce9" office:value-type="float" office:value="5323994" calcext:value-type="float">
            <text:p>5323994</text:p>
          </table:table-cell>
          <table:table-cell table:style-name="ce9" office:value-type="float" office:value="2022895" calcext:value-type="float">
            <text:p>202289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Ses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Serekunda</text:p>
          </table:table-cell>
          <table:table-cell table:style-name="ce6" office:value-type="string" calcext:value-type="string">
            <text:p>Kataer ubs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St charles l'wanga</text:p>
          </table:table-cell>
          <table:table-cell table:style-name="ce6" office:value-type="string" calcext:value-type="string">
            <text:p>St charles l'wang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14:54</text:p>
          </table:table-cell>
          <table:table-cell office:value-type="string" calcext:value-type="string">
            <text:p>Anthony</text:p>
          </table:table-cell>
          <table:table-cell/>
          <table:table-cell office:value-type="string" calcext:value-type="string">
            <text:p>Gomez</text:p>
          </table:table-cell>
          <table:table-cell office:value-type="float" office:value="3144296" calcext:value-type="float">
            <text:p>3144296</text:p>
          </table:table-cell>
          <table:table-cell office:value-type="float" office:value="2022896" calcext:value-type="float">
            <text:p>20228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C.R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 Vincent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38:23</text:p>
          </table:table-cell>
          <table:table-cell office:value-type="string" calcext:value-type="string">
            <text:p>Anthony </text:p>
          </table:table-cell>
          <table:table-cell/>
          <table:table-cell office:value-type="string" calcext:value-type="string">
            <text:p>Mendy</text:p>
          </table:table-cell>
          <table:table-cell office:value-type="string" calcext:value-type="string">
            <text:p>3169629/7619522</text:p>
          </table:table-cell>
          <table:table-cell office:value-type="float" office:value="2022042" calcext:value-type="float">
            <text:p>20220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 Vincent Upp/Senio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 Vincent Upp/ senoi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24:40</text:p>
          </table:table-cell>
          <table:table-cell office:value-type="string" calcext:value-type="string">
            <text:p>Anty marrie</text:p>
          </table:table-cell>
          <table:table-cell/>
          <table:table-cell office:value-type="string" calcext:value-type="string">
            <text:p>Kabia</text:p>
          </table:table-cell>
          <table:table-cell office:value-type="float" office:value="3564542" calcext:value-type="float">
            <text:p>3564542</text:p>
          </table:table-cell>
          <table:table-cell office:value-type="float" office:value="2022184" calcext:value-type="float">
            <text:p>20221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nio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Bulock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:10:11</text:p>
          </table:table-cell>
          <table:table-cell office:value-type="string" calcext:value-type="string">
            <text:p>Arafang 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417695" calcext:value-type="float">
            <text:p>3417695</text:p>
          </table:table-cell>
          <table:table-cell office:value-type="float" office:value="2021870" calcext:value-type="float">
            <text:p>20218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 room 9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Kerr Hali Haw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Bakary Sambou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27:17</text:p>
          </table:table-cell>
          <table:table-cell office:value-type="string" calcext:value-type="string">
            <text:p>Aramata</text:p>
          </table:table-cell>
          <table:table-cell/>
          <table:table-cell office:value-type="string" calcext:value-type="string">
            <text:p>Bajinka</text:p>
          </table:table-cell>
          <table:table-cell office:value-type="float" office:value="3840616" calcext:value-type="float">
            <text:p>3840616</text:p>
          </table:table-cell>
          <table:table-cell office:value-type="float" office:value="20211452" calcext:value-type="float">
            <text:p>202114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afita LBS</text:p>
          </table:table-cell>
          <table:table-cell office:value-type="string" calcext:value-type="string">
            <text:p>Regio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uko LB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8:58:26</text:p>
          </table:table-cell>
          <table:table-cell office:value-type="string" calcext:value-type="string">
            <text:p>Aramata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2269941" calcext:value-type="float">
            <text:p>2269941</text:p>
          </table:table-cell>
          <table:table-cell office:value-type="float" office:value="2021714" calcext:value-type="float">
            <text:p>20217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Islamic A clas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ijilo L B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2:32:10</text:p>
          </table:table-cell>
          <table:table-cell office:value-type="string" calcext:value-type="string">
            <text:p>Aramata</text:p>
          </table:table-cell>
          <table:table-cell/>
          <table:table-cell office:value-type="string" calcext:value-type="string">
            <text:p>Tunkara</text:p>
          </table:table-cell>
          <table:table-cell office:value-type="float" office:value="2602589" calcext:value-type="float">
            <text:p>2602589</text:p>
          </table:table-cell>
          <table:table-cell office:value-type="float" office:value="2021556" calcext:value-type="float">
            <text:p>20215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Soma Lower Basic School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Kaiaf Basic Cyc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39:46</text:p>
          </table:table-cell>
          <table:table-cell office:value-type="string" calcext:value-type="string">
            <text:p>Arohey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843764" calcext:value-type="float">
            <text:p>5843764</text:p>
          </table:table-cell>
          <table:table-cell office:value-type="float" office:value="2022364" calcext:value-type="float">
            <text:p>20223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Som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Pakalind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44:25</text:p>
          </table:table-cell>
          <table:table-cell office:value-type="string" calcext:value-type="string">
            <text:p>Assie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5945842" calcext:value-type="float">
            <text:p>5945842</text:p>
          </table:table-cell>
          <table:table-cell office:value-type="float" office:value="20211135" calcext:value-type="float">
            <text:p>202111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triya prim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bang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37:33</text:p>
          </table:table-cell>
          <table:table-cell office:value-type="string" calcext:value-type="string">
            <text:p>Astou</text:p>
          </table:table-cell>
          <table:table-cell/>
          <table:table-cell office:value-type="string" calcext:value-type="string">
            <text:p>Coley</text:p>
          </table:table-cell>
          <table:table-cell office:value-type="float" office:value="3191269" calcext:value-type="float">
            <text:p>3191269</text:p>
          </table:table-cell>
          <table:table-cell office:value-type="float" office:value="2022256" calcext:value-type="float">
            <text:p>20222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omita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Ndemb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15:58:18</text:p>
          </table:table-cell>
          <table:table-cell office:value-type="string" calcext:value-type="string">
            <text:p>Augustina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5865804" calcext:value-type="float">
            <text:p>5865804</text:p>
          </table:table-cell>
          <table:table-cell office:value-type="float" office:value="20211410" calcext:value-type="float">
            <text:p>202114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resentation of Mary Bc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59:28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Conteh</text:p>
          </table:table-cell>
          <table:table-cell office:value-type="float" office:value="7303025" calcext:value-type="float">
            <text:p>7303025</text:p>
          </table:table-cell>
          <table:table-cell office:value-type="float" office:value="2022297" calcext:value-type="float">
            <text:p>20222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Saamasang UBS and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Saamasang UBS and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18:42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wally</text:p>
          </table:table-cell>
          <table:table-cell office:value-type="float" office:value="2207543" calcext:value-type="float">
            <text:p>2207543</text:p>
          </table:table-cell>
          <table:table-cell office:value-type="float" office:value="2023174" calcext:value-type="float">
            <text:p>20231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7:23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Saine</text:p>
          </table:table-cell>
          <table:table-cell office:value-type="float" office:value="3418583" calcext:value-type="float">
            <text:p>3418583</text:p>
          </table:table-cell>
          <table:table-cell office:value-type="float" office:value="2022906" calcext:value-type="float">
            <text:p>20229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0:29:58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5074233" calcext:value-type="float">
            <text:p>5074233</text:p>
          </table:table-cell>
          <table:table-cell office:value-type="float" office:value="2022902" calcext:value-type="float">
            <text:p>20229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</text:p>
          </table:table-cell>
          <table:table-cell office:value-type="string" calcext:value-type="string">
            <text:p>St. Charles Lwang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 Peter’s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6:55:28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Sarr</text:p>
          </table:table-cell>
          <table:table-cell office:value-type="float" office:value="3732752" calcext:value-type="float">
            <text:p>3732752</text:p>
          </table:table-cell>
          <table:table-cell office:value-type="float" office:value="2023278" calcext:value-type="float">
            <text:p>20232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: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8:36:01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Nyass</text:p>
          </table:table-cell>
          <table:table-cell office:value-type="float" office:value="3224376" calcext:value-type="float">
            <text:p>3224376</text:p>
          </table:table-cell>
          <table:table-cell office:value-type="float" office:value="2023214" calcext:value-type="float">
            <text:p>20232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lmadina nrusey and LB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7:33:37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Faal</text:p>
          </table:table-cell>
          <table:table-cell office:value-type="float" office:value="5931918" calcext:value-type="float">
            <text:p>5931918</text:p>
          </table:table-cell>
          <table:table-cell office:value-type="float" office:value="2023188" calcext:value-type="float">
            <text:p>20231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Year 1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nding</text:p>
          </table:table-cell>
          <table:table-cell office:value-type="string" calcext:value-type="string">
            <text:p>As sala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nding</text:p>
          </table:table-cell>
          <table:table-cell office:value-type="string" calcext:value-type="string">
            <text:p>As sala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4:03:02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495235" calcext:value-type="float">
            <text:p>7495235</text:p>
          </table:table-cell>
          <table:table-cell office:value-type="float" office:value="20211006" calcext:value-type="float">
            <text:p>202110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koteh annex LB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u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3:02:16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235514" calcext:value-type="float">
            <text:p>7235514</text:p>
          </table:table-cell>
          <table:table-cell office:value-type="float" office:value="20217008" calcext:value-type="float">
            <text:p>202170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nchu baliya</text:p>
          </table:table-cell>
          <table:table-cell office:value-type="string" calcext:value-type="string">
            <text:p>Sinchu bali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Wellingar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29:59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y</text:p>
          </table:table-cell>
          <table:table-cell office:value-type="float" office:value="3617337" calcext:value-type="float">
            <text:p>3617337</text:p>
          </table:table-cell>
          <table:table-cell office:value-type="float" office:value="2022903" calcext:value-type="float">
            <text:p>20229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ding</text:p>
          </table:table-cell>
          <table:table-cell office:value-type="string" calcext:value-type="string">
            <text:p>Kitty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7:32:51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149276" calcext:value-type="float">
            <text:p>2149276</text:p>
          </table:table-cell>
          <table:table-cell office:value-type="float" office:value="2022901" calcext:value-type="float">
            <text:p>20229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S&amp;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njul albion</text:p>
          </table:table-cell>
          <table:table-cell office:value-type="string" calcext:value-type="string">
            <text:p>St Augustine's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1:11:09</text:p>
          </table:table-cell>
          <table:table-cell office:value-type="string" calcext:value-type="string">
            <text:p>AYUBA </text:p>
          </table:table-cell>
          <table:table-cell/>
          <table:table-cell office:value-type="string" calcext:value-type="string">
            <text:p>DAWDA </text:p>
          </table:table-cell>
          <table:table-cell office:value-type="float" office:value="7799277" calcext:value-type="float">
            <text:p>7799277</text:p>
          </table:table-cell>
          <table:table-cell office:value-type="float" office:value="2022828" calcext:value-type="float">
            <text:p>20228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Year <text:s/>(1) / General Group <text:s/>M</text:p>
          </table:table-cell>
          <table:table-cell office:value-type="string" calcext:value-type="string">
            <text:p>Science ( 4 )</text:p>
          </table:table-cell>
          <table:table-cell office:value-type="string" calcext:value-type="string">
            <text:p>S E S (5 )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UNDUNG. <text:s/>Jerreh Sowe</text:p>
          </table:table-cell>
          <table:table-cell office:value-type="string" calcext:value-type="string">
            <text:p>Advance <text:s/>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UNDUNG. <text:s/>Jerreh <text:s/>Sowe</text:p>
          </table:table-cell>
          <table:table-cell office:value-type="string" calcext:value-type="string">
            <text:p>Brimaw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7:15</text:p>
          </table:table-cell>
          <table:table-cell office:value-type="string" calcext:value-type="string">
            <text:p>Ba kebb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Jobarteh</text:p>
          </table:table-cell>
          <table:table-cell office:value-type="float" office:value="5002508" calcext:value-type="float">
            <text:p>5002508</text:p>
          </table:table-cell>
          <table:table-cell office:value-type="float" office:value="2022428" calcext:value-type="float">
            <text:p>20224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&amp;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</text:p>
          </table:table-cell>
          <table:table-cell office:value-type="string" calcext:value-type="string">
            <text:p>Kabafita U&amp;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42:32</text:p>
          </table:table-cell>
          <table:table-cell office:value-type="string" calcext:value-type="string">
            <text:p>Baba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2456615" calcext:value-type="float">
            <text:p>2456615</text:p>
          </table:table-cell>
          <table:table-cell office:value-type="float" office:value="20221203" calcext:value-type="float">
            <text:p>202212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nding</text:p>
          </table:table-cell>
          <table:table-cell office:value-type="string" calcext:value-type="string">
            <text:p>banjulnding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Niro jattaba</text:p>
          </table:table-cell>
          <table:table-cell office:value-type="string" calcext:value-type="string">
            <text:p>niro jattaba un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8:44:19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Malang </text:p>
          </table:table-cell>
          <table:table-cell office:value-type="string" calcext:value-type="string">
            <text:p>Suwaneh</text:p>
          </table:table-cell>
          <table:table-cell/>
          <table:table-cell office:value-type="float" office:value="2021727" calcext:value-type="float">
            <text:p>20217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Sanchaba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Sancha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33:53</text:p>
          </table:table-cell>
          <table:table-cell office:value-type="string" calcext:value-type="string">
            <text:p>Baboucarr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733688" calcext:value-type="float">
            <text:p>7733688</text:p>
          </table:table-cell>
          <table:table-cell office:value-type="float" office:value="2023076" calcext:value-type="float">
            <text:p>20230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New yundu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nchu wurry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28:42</text:p>
          </table:table-cell>
          <table:table-cell office:value-type="string" calcext:value-type="string">
            <text:p>Baboucarr</text:p>
          </table:table-cell>
          <table:table-cell/>
          <table:table-cell office:value-type="string" calcext:value-type="string">
            <text:p>Sarge</text:p>
          </table:table-cell>
          <table:table-cell office:value-type="float" office:value="2759108" calcext:value-type="float">
            <text:p>2759108</text:p>
          </table:table-cell>
          <table:table-cell office:value-type="float" office:value="2021857" calcext:value-type="float">
            <text:p>20218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Dingerai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Mbankha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:56:53</text:p>
          </table:table-cell>
          <table:table-cell office:value-type="string" calcext:value-type="string">
            <text:p>Baboucarr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7072804" calcext:value-type="float">
            <text:p>7072804</text:p>
          </table:table-cell>
          <table:table-cell office:value-type="float" office:value="20211354" calcext:value-type="float">
            <text:p>202113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makunku LBS</text:p>
          </table:table-cell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Farafenni mauritan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38:33</text:p>
          </table:table-cell>
          <table:table-cell office:value-type="string" calcext:value-type="string">
            <text:p>Baboucarr </text:p>
          </table:table-cell>
          <table:table-cell/>
          <table:table-cell office:value-type="string" calcext:value-type="string">
            <text:p>Samba</text:p>
          </table:table-cell>
          <table:table-cell office:value-type="float" office:value="7544081" calcext:value-type="float">
            <text:p>7544081</text:p>
          </table:table-cell>
          <table:table-cell office:value-type="float" office:value="20221349" calcext:value-type="float">
            <text:p>202213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H 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Panchang UBS &amp; SS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Panchang UBS &amp;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20:36:09</text:p>
          </table:table-cell>
          <table:table-cell office:value-type="string" calcext:value-type="string">
            <text:p>Baboucarr </text:p>
          </table:table-cell>
          <table:table-cell/>
          <table:table-cell office:value-type="string" calcext:value-type="string">
            <text:p>Khan</text:p>
          </table:table-cell>
          <table:table-cell office:value-type="float" office:value="7410681" calcext:value-type="float">
            <text:p>7410681</text:p>
          </table:table-cell>
          <table:table-cell office:value-type="float" office:value="20211152" calcext:value-type="float">
            <text:p>202111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nd 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Sanchaba sulay job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Su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40:51</text:p>
          </table:table-cell>
          <table:table-cell office:value-type="string" calcext:value-type="string">
            <text:p>Babucarr </text:p>
          </table:table-cell>
          <table:table-cell/>
          <table:table-cell office:value-type="string" calcext:value-type="string">
            <text:p>Gajaga</text:p>
          </table:table-cell>
          <table:table-cell office:value-type="float" office:value="5117672" calcext:value-type="float">
            <text:p>5117672</text:p>
          </table:table-cell>
          <table:table-cell office:value-type="float" office:value="2022427" calcext:value-type="float">
            <text:p>20224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ual Arts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Darsilami /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03:52</text:p>
          </table:table-cell>
          <table:table-cell office:value-type="string" calcext:value-type="string">
            <text:p>Badgie</text:p>
          </table:table-cell>
          <table:table-cell/>
          <table:table-cell office:value-type="string" calcext:value-type="string">
            <text:p>Jarra</text:p>
          </table:table-cell>
          <table:table-cell office:value-type="float" office:value="2311773" calcext:value-type="float">
            <text:p>2311773</text:p>
          </table:table-cell>
          <table:table-cell office:value-type="float" office:value="20211128" calcext:value-type="float">
            <text:p>202111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Jiboroh BCS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cluster</text:p>
          </table:table-cell>
          <table:table-cell office:value-type="string" calcext:value-type="string">
            <text:p>Tallinding An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3:14:27</text:p>
          </table:table-cell>
          <table:table-cell office:value-type="string" calcext:value-type="string">
            <text:p>Badgie</text:p>
          </table:table-cell>
          <table:table-cell/>
          <table:table-cell office:value-type="string" calcext:value-type="string">
            <text:p>Isatou</text:p>
          </table:table-cell>
          <table:table-cell office:value-type="float" office:value="5127776" calcext:value-type="float">
            <text:p>5127776</text:p>
          </table:table-cell>
          <table:table-cell office:value-type="float" office:value="20221012" calcext:value-type="float">
            <text:p>202210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Jamisa uppe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 cluster</text:p>
          </table:table-cell>
          <table:table-cell office:value-type="string" calcext:value-type="string">
            <text:p>Sanya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6:54</text:p>
          </table:table-cell>
          <table:table-cell office:value-type="string" calcext:value-type="string">
            <text:p>Badjie</text:p>
          </table:table-cell>
          <table:table-cell/>
          <table:table-cell office:value-type="string" calcext:value-type="string">
            <text:p>Horija</text:p>
          </table:table-cell>
          <table:table-cell office:value-type="float" office:value="3817024" calcext:value-type="float">
            <text:p>3817024</text:p>
          </table:table-cell>
          <table:table-cell office:value-type="float" office:value="20211087" calcext:value-type="float">
            <text:p>202110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linding</text:p>
          </table:table-cell>
          <table:table-cell office:value-type="string" calcext:value-type="string">
            <text:p>Assla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nilai</text:p>
          </table:table-cell>
          <table:table-cell office:value-type="string" calcext:value-type="string">
            <text:p>St Anthon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0:31:38</text:p>
          </table:table-cell>
          <table:table-cell office:value-type="string" calcext:value-type="string">
            <text:p>Badou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5057165" calcext:value-type="float">
            <text:p>5057165</text:p>
          </table:table-cell>
          <table:table-cell office:value-type="float" office:value="2022778" calcext:value-type="float">
            <text:p>20227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pper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55:04</text:p>
          </table:table-cell>
          <table:table-cell office:value-type="string" calcext:value-type="string">
            <text:p>Bah</text:p>
          </table:table-cell>
          <table:table-cell/>
          <table:table-cell office:value-type="string" calcext:value-type="string">
            <text:p>Edrisa</text:p>
          </table:table-cell>
          <table:table-cell office:value-type="float" office:value="5360220" calcext:value-type="float">
            <text:p>5360220</text:p>
          </table:table-cell>
          <table:table-cell office:value-type="float" office:value="20211359" calcext:value-type="float">
            <text:p>202113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edd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24:32</text:p>
          </table:table-cell>
          <table:table-cell office:value-type="string" calcext:value-type="string">
            <text:p>Bakary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326263" calcext:value-type="float">
            <text:p>3326263</text:p>
          </table:table-cell>
          <table:table-cell office:value-type="float" office:value="2022912" calcext:value-type="float">
            <text:p>20229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re science</text:p>
          </table:table-cell>
          <table:table-cell office:value-type="string" calcext:value-type="string">
            <text:p>Agric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 cluster</text:p>
          </table:table-cell>
          <table:table-cell office:value-type="string" calcext:value-type="string">
            <text:p>Tugereng upper Bas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2:40:04</text:p>
          </table:table-cell>
          <table:table-cell office:value-type="string" calcext:value-type="string">
            <text:p>Bakary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521174" calcext:value-type="float">
            <text:p>2521174</text:p>
          </table:table-cell>
          <table:table-cell office:value-type="float" office:value="20221392" calcext:value-type="float">
            <text:p>202213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ottrop upper and senior second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pper and senior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21:02</text:p>
          </table:table-cell>
          <table:table-cell office:value-type="string" calcext:value-type="string">
            <text:p>Bakary </text:p>
          </table:table-cell>
          <table:table-cell/>
          <table:table-cell office:value-type="string" calcext:value-type="string">
            <text:p>Fatty </text:p>
          </table:table-cell>
          <table:table-cell office:value-type="float" office:value="3985659" calcext:value-type="float">
            <text:p>3985659</text:p>
          </table:table-cell>
          <table:table-cell office:value-type="float" office:value="20221369" calcext:value-type="float">
            <text:p>202213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Jamis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3:35:20</text:p>
          </table:table-cell>
          <table:table-cell office:value-type="string" calcext:value-type="string">
            <text:p>Balamin</text:p>
          </table:table-cell>
          <table:table-cell/>
          <table:table-cell office:value-type="string" calcext:value-type="string">
            <text:p>Sawaneh</text:p>
          </table:table-cell>
          <table:table-cell office:value-type="float" office:value="3335800" calcext:value-type="float">
            <text:p>3335800</text:p>
          </table:table-cell>
          <table:table-cell office:value-type="float" office:value="2022551" calcext:value-type="float">
            <text:p>20225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min marrong</text:p>
          </table:table-cell>
          <table:table-cell office:value-type="string" calcext:value-type="string">
            <text:p>Muslim senior secondary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li morri jobateh</text:p>
          </table:table-cell>
          <table:table-cell office:value-type="string" calcext:value-type="string">
            <text:p>Brikamab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33:16</text:p>
          </table:table-cell>
          <table:table-cell office:value-type="string" calcext:value-type="string">
            <text:p>bambo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7378908" calcext:value-type="float">
            <text:p>7378908</text:p>
          </table:table-cell>
          <table:table-cell office:value-type="float" office:value="2021798" calcext:value-type="float">
            <text:p>20217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 charles lower basic school</text:p>
          </table:table-cell>
          <table:table-cell office:value-type="string" calcext:value-type="string">
            <text:p>Region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 charle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2:58:03</text:p>
          </table:table-cell>
          <table:table-cell office:value-type="string" calcext:value-type="string">
            <text:p>Banna 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048450" calcext:value-type="float">
            <text:p>3048450</text:p>
          </table:table-cell>
          <table:table-cell office:value-type="float" office:value="20211064" calcext:value-type="float">
            <text:p>202110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ko</text:p>
          </table:table-cell>
          <table:table-cell office:value-type="string" calcext:value-type="string">
            <text:p>St. Charles Lwang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:01:01</text:p>
          </table:table-cell>
          <table:table-cell office:value-type="string" calcext:value-type="string">
            <text:p>BASIRU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3340884" calcext:value-type="float">
            <text:p>3340884</text:p>
          </table:table-cell>
          <table:table-cell office:value-type="float" office:value="2022360" calcext:value-type="float">
            <text:p>20223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Penyem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30:45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Ida</text:p>
          </table:table-cell>
          <table:table-cell office:value-type="float" office:value="7312672" calcext:value-type="float">
            <text:p>7312672</text:p>
          </table:table-cell>
          <table:table-cell office:value-type="float" office:value="20211111" calcext:value-type="float">
            <text:p>202111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oteh</text:p>
          </table:table-cell>
          <table:table-cell office:value-type="string" calcext:value-type="string">
            <text:p>Bakoteh <text:s/>lower bas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ijilo lower bas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2T23:29:47" calcext:value-type="date">
            <text:p>8/2/2021 23:29:47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Sillah</text:p>
          </table:table-cell>
          <table:table-cell table:style-name="ce6" office:value-type="string" calcext:value-type="string">
            <text:p>702 0819</text:p>
          </table:table-cell>
          <table:table-cell table:style-name="ce9" office:value-type="float" office:value="2022383" calcext:value-type="float">
            <text:p>2022383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Ses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Brikama Methodist</text:p>
          </table:table-cell>
          <table:table-cell table:style-name="ce6" office:value-type="string" calcext:value-type="string">
            <text:p>Region 2</text:p>
          </table:table-cell>
          <table:table-cell table:style-name="ce9"/>
          <table:table-cell table:style-name="ce6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08:05</text:p>
          </table:table-cell>
          <table:table-cell office:value-type="string" calcext:value-type="string">
            <text:p>Bayner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302723" calcext:value-type="float">
            <text:p>3302723</text:p>
          </table:table-cell>
          <table:table-cell office:value-type="float" office:value="2022916" calcext:value-type="float">
            <text:p>20229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 Vincent Upper/Senior Second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imisa</text:p>
          </table:table-cell>
          <table:table-cell office:value-type="string" calcext:value-type="string">
            <text:p>St Vincent Upper/Senior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8:20:36</text:p>
          </table:table-cell>
          <table:table-cell office:value-type="string" calcext:value-type="string">
            <text:p>Bilal</text:p>
          </table:table-cell>
          <table:table-cell/>
          <table:table-cell office:value-type="string" calcext:value-type="string">
            <text:p>Dicko</text:p>
          </table:table-cell>
          <table:table-cell office:value-type="float" office:value="3642402" calcext:value-type="float">
            <text:p>3642402</text:p>
          </table:table-cell>
          <table:table-cell office:value-type="float" office:value="2023279" calcext:value-type="float">
            <text:p>20232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Year 1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Solo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Bans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9:06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Jammeh</text:p>
          </table:table-cell>
          <table:table-cell office:value-type="string" calcext:value-type="string">
            <text:p>7816511 or 3356740</text:p>
          </table:table-cell>
          <table:table-cell office:value-type="float" office:value="2021886" calcext:value-type="float">
            <text:p>20218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 group 6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Nema <text:s/>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4:50:47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SEY</text:p>
          </table:table-cell>
          <table:table-cell office:value-type="float" office:value="3264002" calcext:value-type="float">
            <text:p>3264002</text:p>
          </table:table-cell>
          <table:table-cell office:value-type="float" office:value="20211403" calcext:value-type="float">
            <text:p>202114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/Group 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Basiru Ngum</text:p>
          </table:table-cell>
          <table:table-cell office:value-type="string" calcext:value-type="string">
            <text:p>Kerr Amadou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Basiru Ngum</text:p>
          </table:table-cell>
          <table:table-cell office:value-type="string" calcext:value-type="string">
            <text:p>Kerr Amadou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9:42:54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3864136" calcext:value-type="float">
            <text:p>3864136</text:p>
          </table:table-cell>
          <table:table-cell office:value-type="float" office:value="2023002" calcext:value-type="float">
            <text:p>20230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Henriette EC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Kindergarten wattenschei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8:51:35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29512267" calcext:value-type="float">
            <text:p>29512267</text:p>
          </table:table-cell>
          <table:table-cell office:value-type="float" office:value="20211445" calcext:value-type="float">
            <text:p>202114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: Safiyon Touray </text:p>
          </table:table-cell>
          <table:table-cell office:value-type="string" calcext:value-type="string">
            <text:p><text:s/>Latrikunda sabiji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RISTMAS LWANGA: Kebba Manneh </text:p>
          </table:table-cell>
          <table:table-cell office:value-type="string" calcext:value-type="string">
            <text:p>St. Charies Lwang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8:54:15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no</text:p>
          </table:table-cell>
          <table:table-cell office:value-type="float" office:value="2452778" calcext:value-type="float">
            <text:p>2452778</text:p>
          </table:table-cell>
          <table:table-cell office:value-type="float" office:value="2021743" calcext:value-type="float">
            <text:p>20217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Region 2</text:p>
          </table:table-cell>
          <table:table-cell office:value-type="string" calcext:value-type="string">
            <text:p>Kembujeh L.B.S</text:p>
          </table:table-cell>
          <table:table-cell table:number-columns-repeated="2" office:value-type="string" calcext:value-type="string">
            <text:p>Region 2</text:p>
          </table:table-cell>
          <table:table-cell office:value-type="string" calcext:value-type="string">
            <text:p>A.B.C L.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0:50:51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ey</text:p>
          </table:table-cell>
          <table:table-cell office:value-type="float" office:value="2420470" calcext:value-type="float">
            <text:p>2420470</text:p>
          </table:table-cell>
          <table:table-cell office:value-type="float" office:value="20211149" calcext:value-type="float">
            <text:p>202111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. E. 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lambang lower basic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lambang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9:11:09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Fatty</text:p>
          </table:table-cell>
          <table:table-cell office:value-type="float" office:value="2244430" calcext:value-type="float">
            <text:p>2244430</text:p>
          </table:table-cell>
          <table:table-cell office:value-type="float" office:value="20211259" calcext:value-type="float">
            <text:p>202112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</text:p>
          </table:table-cell>
          <table:table-cell office:value-type="string" calcext:value-type="string">
            <text:p>Latrikund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8:32:45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yang</text:p>
          </table:table-cell>
          <table:table-cell office:value-type="float" office:value="3352501" calcext:value-type="float">
            <text:p>3352501</text:p>
          </table:table-cell>
          <table:table-cell office:value-type="float" office:value="2023103" calcext:value-type="float">
            <text:p>20231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anchaba</text:p>
          </table:table-cell>
          <table:table-cell office:value-type="string" calcext:value-type="string">
            <text:p>Martin Englefield nurse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chaba</text:p>
          </table:table-cell>
          <table:table-cell office:value-type="string" calcext:value-type="string">
            <text:p>Inspection nursery's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6:10:44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inteh</text:p>
          </table:table-cell>
          <table:table-cell office:value-type="float" office:value="3115201" calcext:value-type="float">
            <text:p>3115201</text:p>
          </table:table-cell>
          <table:table-cell office:value-type="float" office:value="2023229" calcext:value-type="float">
            <text:p>20232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bba bilingual internationa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Alagi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32:26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995147" calcext:value-type="float">
            <text:p>7995147</text:p>
          </table:table-cell>
          <table:table-cell office:value-type="float" office:value="20211145" calcext:value-type="float">
            <text:p>202111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05:24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Bajo</text:p>
          </table:table-cell>
          <table:table-cell office:value-type="float" office:value="7737436" calcext:value-type="float">
            <text:p>7737436</text:p>
          </table:table-cell>
          <table:table-cell office:value-type="float" office:value="2021615" calcext:value-type="float">
            <text:p>20216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</text:p>
          </table:table-cell>
          <table:table-cell office:value-type="string" calcext:value-type="string">
            <text:p>Talinding annex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5:09:42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Fofana</text:p>
          </table:table-cell>
          <table:table-cell office:value-type="float" office:value="3289413" calcext:value-type="float">
            <text:p>3289413</text:p>
          </table:table-cell>
          <table:table-cell office:value-type="float" office:value="2021777" calcext:value-type="float">
            <text:p>20217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Marakiss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cluster</text:p>
          </table:table-cell>
          <table:table-cell office:value-type="string" calcext:value-type="string">
            <text:p>Sinchu bali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20:01:10</text:p>
          </table:table-cell>
          <table:table-cell office:value-type="string" calcext:value-type="string">
            <text:p>binta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5048350" calcext:value-type="float">
            <text:p>5048350</text:p>
          </table:table-cell>
          <table:table-cell office:value-type="float" office:value="2021089" calcext:value-type="float">
            <text:p>20210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prim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0:34:29" calcext:value-type="date">
            <text:p>7/17/2021 10:34:29</text:p>
          </table:table-cell>
          <table:table-cell table:style-name="ce5" office:value-type="string" calcext:value-type="string">
            <text:p>Binta</text:p>
          </table:table-cell>
          <table:table-cell table:style-name="ce5"/>
          <table:table-cell table:style-name="ce5" office:value-type="string" calcext:value-type="string">
            <text:p>Hydara</text:p>
          </table:table-cell>
          <table:table-cell table:style-name="ce10" office:value-type="float" office:value="7485297" calcext:value-type="float">
            <text:p>7485297</text:p>
          </table:table-cell>
          <table:table-cell table:style-name="ce10" office:value-type="float" office:value="2021911" calcext:value-type="float">
            <text:p>202191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table:number-columns-repeated="3"/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Tallinglne Annex.Antouman nying</text:p>
          </table:table-cell>
          <table:table-cell table:style-name="ce5" office:value-type="string" calcext:value-type="string">
            <text:p>New jeshwang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Tallinglne Annex.Antouman nying</text:p>
          </table:table-cell>
          <table:table-cell table:style-name="ce5"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2T18:40:28" calcext:value-type="date">
            <text:p>7/22/2021 18:40:28</text:p>
          </table:table-cell>
          <table:table-cell table:style-name="ce5" office:value-type="string" calcext:value-type="string">
            <text:p>Binta</text:p>
          </table:table-cell>
          <table:table-cell table:style-name="ce5"/>
          <table:table-cell table:style-name="ce5" office:value-type="string" calcext:value-type="string">
            <text:p>Naban</text:p>
          </table:table-cell>
          <table:table-cell table:style-name="ce10" office:value-type="float" office:value="2764083" calcext:value-type="float">
            <text:p>2764083</text:p>
          </table:table-cell>
          <table:table-cell table:style-name="ce10" office:value-type="float" office:value="2021696" calcext:value-type="float">
            <text:p>2021696</text:p>
          </table:table-cell>
          <table:table-cell table:style-name="ce5" office:value-type="string" calcext:value-type="string">
            <text:p>Basse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Class A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Madina Nemasu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Steve Ke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36:04</text:p>
          </table:table-cell>
          <table:table-cell office:value-type="string" calcext:value-type="string">
            <text:p>Binta </text:p>
          </table:table-cell>
          <table:table-cell/>
          <table:table-cell office:value-type="string" calcext:value-type="string">
            <text:p>Njardo</text:p>
          </table:table-cell>
          <table:table-cell office:value-type="float" office:value="7737405" calcext:value-type="float">
            <text:p>7737405</text:p>
          </table:table-cell>
          <table:table-cell office:value-type="float" office:value="2021014" calcext:value-type="float">
            <text:p>20210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Buiba Basic Cycle Ssfhoo</text:p>
          </table:table-cell>
          <table:table-cell office:value-type="string" calcext:value-type="string">
            <text:p>Region 4</text:p>
          </table:table-cell>
          <table:table-cell table:number-columns-repeated="2"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19:06</text:p>
          </table:table-cell>
          <table:table-cell office:value-type="string" calcext:value-type="string">
            <text:p>Binta 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5864661" calcext:value-type="float">
            <text:p>5864661</text:p>
          </table:table-cell>
          <table:table-cell office:value-type="float" office:value="2022920" calcext:value-type="float">
            <text:p>20229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 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</text:p>
          </table:table-cell>
          <table:table-cell office:value-type="string" calcext:value-type="string">
            <text:p>Ndemban upper Basic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unus English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21:12</text:p>
          </table:table-cell>
          <table:table-cell office:value-type="string" calcext:value-type="string">
            <text:p>Binta </text:p>
          </table:table-cell>
          <table:table-cell/>
          <table:table-cell office:value-type="string" calcext:value-type="string">
            <text:p>Drammeh </text:p>
          </table:table-cell>
          <table:table-cell office:value-type="float" office:value="5024509" calcext:value-type="float">
            <text:p>5024509</text:p>
          </table:table-cell>
          <table:table-cell office:value-type="float" office:value="2022917" calcext:value-type="float">
            <text:p>20229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Scanaid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Brufut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3:35:46</text:p>
          </table:table-cell>
          <table:table-cell office:value-type="string" calcext:value-type="string">
            <text:p>Bint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5817263" calcext:value-type="float">
            <text:p>5817263</text:p>
          </table:table-cell>
          <table:table-cell office:value-type="float" office:value="2023124" calcext:value-type="float">
            <text:p>20231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 therese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 theres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6:13:53</text:p>
          </table:table-cell>
          <table:table-cell office:value-type="string" calcext:value-type="string">
            <text:p>Bintou</text:p>
          </table:table-cell>
          <table:table-cell/>
          <table:table-cell office:value-type="string" calcext:value-type="string">
            <text:p>Jatta</text:p>
          </table:table-cell>
          <table:table-cell office:value-type="string" calcext:value-type="string">
            <text:p>2004291 / 3158136</text:p>
          </table:table-cell>
          <table:table-cell office:value-type="float" office:value="2023151" calcext:value-type="float">
            <text:p>20231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lwafa Islam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eddeh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04:16</text:p>
          </table:table-cell>
          <table:table-cell office:value-type="string" calcext:value-type="string">
            <text:p>Bintou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7986236" calcext:value-type="float">
            <text:p>7986236</text:p>
          </table:table-cell>
          <table:table-cell office:value-type="float" office:value="2022925" calcext:value-type="float">
            <text:p>20229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Ngay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55:06</text:p>
          </table:table-cell>
          <table:table-cell office:value-type="string" calcext:value-type="string">
            <text:p>Bintou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2092995" calcext:value-type="float">
            <text:p>2092995</text:p>
          </table:table-cell>
          <table:table-cell office:value-type="float" office:value="2021091" calcext:value-type="float">
            <text:p>20210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Simbara Khai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Simbara Kha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16:37:23" calcext:value-type="date">
            <text:p>7/15/2021 16:37:23</text:p>
          </table:table-cell>
          <table:table-cell table:style-name="ce5" office:value-type="string" calcext:value-type="string">
            <text:p>Bintou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Jarju</text:p>
          </table:table-cell>
          <table:table-cell table:style-name="ce10" office:value-type="float" office:value="3267890" calcext:value-type="float">
            <text:p>3267890</text:p>
          </table:table-cell>
          <table:table-cell table:style-name="ce10" office:value-type="float" office:value="20221353" calcext:value-type="float">
            <text:p>20221353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ome science</text:p>
          </table:table-cell>
          <table:table-cell table:style-name="ce5" office:value-type="string" calcext:value-type="string">
            <text:p>English language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Safiyong Touray</text:p>
          </table:table-cell>
          <table:table-cell table:style-name="ce5" office:value-type="string" calcext:value-type="string">
            <text:p>Latrikunda sabiji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Lamin yaffa</text:p>
          </table:table-cell>
          <table:table-cell table:style-name="ce5" office:value-type="string" calcext:value-type="string">
            <text:p>St therese’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51:05</text:p>
          </table:table-cell>
          <table:table-cell office:value-type="string" calcext:value-type="string">
            <text:p>Bocarr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3021120" calcext:value-type="float">
            <text:p>3021120</text:p>
          </table:table-cell>
          <table:table-cell office:value-type="float" office:value="2022732" calcext:value-type="float">
            <text:p>20227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dugu kebbeh</text:p>
          </table:table-cell>
          <table:table-cell office:value-type="string" calcext:value-type="string">
            <text:p>Medina modum Basic cycle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Bali mandink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3:25:06</text:p>
          </table:table-cell>
          <table:table-cell office:value-type="string" calcext:value-type="string">
            <text:p>Boido Oumie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114685" calcext:value-type="float">
            <text:p>3114685</text:p>
          </table:table-cell>
          <table:table-cell office:value-type="float" office:value="20211431" calcext:value-type="float">
            <text:p>202114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anni kunda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Bansa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:06:27</text:p>
          </table:table-cell>
          <table:table-cell office:value-type="string" calcext:value-type="string">
            <text:p>Bojang</text:p>
          </table:table-cell>
          <table:table-cell/>
          <table:table-cell office:value-type="string" calcext:value-type="string">
            <text:p>Suwaibou</text:p>
          </table:table-cell>
          <table:table-cell office:value-type="float" office:value="3596124" calcext:value-type="float">
            <text:p>3596124</text:p>
          </table:table-cell>
          <table:table-cell office:value-type="float" office:value="20211394" calcext:value-type="float">
            <text:p>202113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edda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t Matthew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5:09:26</text:p>
          </table:table-cell>
          <table:table-cell office:value-type="string" calcext:value-type="string">
            <text:p>Bojang</text:p>
          </table:table-cell>
          <table:table-cell/>
          <table:table-cell office:value-type="string" calcext:value-type="string">
            <text:p>Masireh</text:p>
          </table:table-cell>
          <table:table-cell office:value-type="float" office:value="2060238" calcext:value-type="float">
            <text:p>2060238</text:p>
          </table:table-cell>
          <table:table-cell office:value-type="float" office:value="2023230" calcext:value-type="float">
            <text:p>20232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<text:s/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usa jammeh</text:p>
          </table:table-cell>
          <table:table-cell office:value-type="string" calcext:value-type="string">
            <text:p>IRI-DU Nurse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usa jammeh</text:p>
          </table:table-cell>
          <table:table-cell office:value-type="string" calcext:value-type="string">
            <text:p>IMMACULATE OF 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7:37:40</text:p>
          </table:table-cell>
          <table:table-cell office:value-type="string" calcext:value-type="string">
            <text:p>Buba 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3085137" calcext:value-type="float">
            <text:p>3085137</text:p>
          </table:table-cell>
          <table:table-cell office:value-type="float" office:value="2021462" calcext:value-type="float">
            <text:p>20214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embujeh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se Abuko</text:p>
          </table:table-cell>
          <table:table-cell office:value-type="string" calcext:value-type="string">
            <text:p>Abuk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19:12</text:p>
          </table:table-cell>
          <table:table-cell office:value-type="string" calcext:value-type="string">
            <text:p>Bubacar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2130676" calcext:value-type="float">
            <text:p>2130676</text:p>
          </table:table-cell>
          <table:table-cell office:value-type="float" office:value="2122003" calcext:value-type="float">
            <text:p>21220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Mahaad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00:31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JARJOU</text:p>
          </table:table-cell>
          <table:table-cell office:value-type="float" office:value="3751456" calcext:value-type="float">
            <text:p>3751456</text:p>
          </table:table-cell>
          <table:table-cell office:value-type="float" office:value="2022934" calcext:value-type="float">
            <text:p>20229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DARSILAMI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PENYEM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52:39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Sissoko</text:p>
          </table:table-cell>
          <table:table-cell office:value-type="float" office:value="2219850" calcext:value-type="float">
            <text:p>2219850</text:p>
          </table:table-cell>
          <table:table-cell office:value-type="float" office:value="2022936" calcext:value-type="float">
            <text:p>20229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inderdorf Bottrop Technical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untaya cluster</text:p>
          </table:table-cell>
          <table:table-cell office:value-type="string" calcext:value-type="string">
            <text:p>Kuntaya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10:29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948766" calcext:value-type="float">
            <text:p>5948766</text:p>
          </table:table-cell>
          <table:table-cell office:value-type="float" office:value="2021894" calcext:value-type="float">
            <text:p>20218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lanbang lb sch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L madina lb sc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2:30:12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635827" calcext:value-type="float">
            <text:p>3635827</text:p>
          </table:table-cell>
          <table:table-cell office:value-type="float" office:value="2021717" calcext:value-type="float">
            <text:p>20217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o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Nyofell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14:19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Jallow</text:p>
          </table:table-cell>
          <table:table-cell office:value-type="string" calcext:value-type="string">
            <text:p>2712045/3076566</text:p>
          </table:table-cell>
          <table:table-cell office:value-type="float" office:value="2022931" calcext:value-type="float">
            <text:p>20229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Six (6)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erefet cluste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erefet cluster</text:p>
          </table:table-cell>
          <table:table-cell office:value-type="string" calcext:value-type="string">
            <text:p>Jami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4:47:17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789587" calcext:value-type="float">
            <text:p>3789587</text:p>
          </table:table-cell>
          <table:table-cell office:value-type="float" office:value="2022937" calcext:value-type="float">
            <text:p>20229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Essau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Yundum</text:p>
          </table:table-cell>
          <table:table-cell office:value-type="string" calcext:value-type="string">
            <text:p>Old Yundum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5:46:24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581811" calcext:value-type="float">
            <text:p>2581811</text:p>
          </table:table-cell>
          <table:table-cell office:value-type="float" office:value="20221208" calcext:value-type="float">
            <text:p>202212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ha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43:40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2237648" calcext:value-type="float">
            <text:p>2237648</text:p>
          </table:table-cell>
          <table:table-cell office:value-type="float" office:value="2022933" calcext:value-type="float">
            <text:p>20229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undum Barrack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44:32</text:p>
          </table:table-cell>
          <table:table-cell office:value-type="string" calcext:value-type="string">
            <text:p>Bubacarr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2389592" calcext:value-type="float">
            <text:p>2389592</text:p>
          </table:table-cell>
          <table:table-cell office:value-type="float" office:value="2022744" calcext:value-type="float">
            <text:p>20227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 kunda</text:p>
          </table:table-cell>
          <table:table-cell office:value-type="string" calcext:value-type="string">
            <text:p>Kerr pateh upper and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jaba kunda</text:p>
          </table:table-cell>
          <table:table-cell office:value-type="string" calcext:value-type="string">
            <text:p>Kerr pat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0:28</text:p>
          </table:table-cell>
          <table:table-cell office:value-type="string" calcext:value-type="string">
            <text:p>Bubacarr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Darboe</text:p>
          </table:table-cell>
          <table:table-cell office:value-type="string" calcext:value-type="string">
            <text:p>2552206/3499702</text:p>
          </table:table-cell>
          <table:table-cell office:value-type="float" office:value="2022699" calcext:value-type="float">
            <text:p>20226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jilo</text:p>
          </table:table-cell>
          <table:table-cell office:value-type="string" calcext:value-type="string">
            <text:p>Sukuta wannsee LBS/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Upper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56:54</text:p>
          </table:table-cell>
          <table:table-cell office:value-type="string" calcext:value-type="string">
            <text:p>Bubacarr 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789587" calcext:value-type="float">
            <text:p>3789587</text:p>
          </table:table-cell>
          <table:table-cell office:value-type="float" office:value="2022937" calcext:value-type="float">
            <text:p>20229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Essau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9:17:30</text:p>
          </table:table-cell>
          <table:table-cell office:value-type="string" calcext:value-type="string">
            <text:p>Bubacarr 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5240898" calcext:value-type="float">
            <text:p>5240898</text:p>
          </table:table-cell>
          <table:table-cell office:value-type="float" office:value="2023262" calcext:value-type="float">
            <text:p>20232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Bansang Lower Basic School</text:p>
          </table:table-cell>
          <table:table-cell office:value-type="string" calcext:value-type="string">
            <text:p>Region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10:28</text:p>
          </table:table-cell>
          <table:table-cell office:value-type="string" calcext:value-type="string">
            <text:p>BUKARY </text:p>
          </table:table-cell>
          <table:table-cell/>
          <table:table-cell office:value-type="string" calcext:value-type="string">
            <text:p>GAYE </text:p>
          </table:table-cell>
          <table:table-cell office:value-type="float" office:value="2590853" calcext:value-type="float">
            <text:p>2590853</text:p>
          </table:table-cell>
          <table:table-cell office:value-type="float" office:value="2022938" calcext:value-type="float">
            <text:p>20229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H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IN SANJAL </text:p>
          </table:table-cell>
          <table:table-cell office:value-type="string" calcext:value-type="string">
            <text:p>NGAIN SANJAL UBS/SSS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IN SANJA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22:10:53" calcext:value-type="date">
            <text:p>7/17/2021 22:10:53</text:p>
          </table:table-cell>
          <table:table-cell table:style-name="ce6" office:value-type="string" calcext:value-type="string">
            <text:p>Bully</text:p>
          </table:table-cell>
          <table:table-cell table:style-name="ce6"/>
          <table:table-cell table:style-name="ce6" office:value-type="string" calcext:value-type="string">
            <text:p>Jadama</text:p>
          </table:table-cell>
          <table:table-cell table:style-name="ce9" office:value-type="float" office:value="2073894" calcext:value-type="float">
            <text:p>2073894</text:p>
          </table:table-cell>
          <table:table-cell table:style-name="ce9" office:value-type="float" office:value="20211201" calcext:value-type="float">
            <text:p>20211201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table:number-columns-repeated="3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1 brufut closter</text:p>
          </table:table-cell>
          <table:table-cell table:style-name="ce6" office:value-type="string" calcext:value-type="string">
            <text:p>Brusubi lower basic cycle</text:p>
          </table:table-cell>
          <table:table-cell table:style-name="ce6" office:value-type="string" calcext:value-type="string">
            <text:p>Region 3</text:p>
          </table:table-cell>
          <table:table-cell table:style-name="ce6" office:value-type="string" calcext:value-type="string">
            <text:p>2 farafenni CLuster</text:p>
          </table:table-cell>
          <table:table-cell table:style-name="ce6" office:value-type="string" calcext:value-type="string">
            <text:p>Faraf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7:51:33</text:p>
          </table:table-cell>
          <table:table-cell office:value-type="string" calcext:value-type="string">
            <text:p>Buya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3788033" calcext:value-type="float">
            <text:p>3788033</text:p>
          </table:table-cell>
          <table:table-cell office:value-type="float" office:value="2023141" calcext:value-type="float">
            <text:p>20231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Good shepher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Zil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13:17:22" calcext:value-type="date">
            <text:p>7/18/2021 13:17:22</text:p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O.</text:p>
          </table:table-cell>
          <table:table-cell table:style-name="ce5" office:value-type="string" calcext:value-type="string">
            <text:p>Mariama</text:p>
          </table:table-cell>
          <table:table-cell table:style-name="ce10" office:value-type="float" office:value="3368040" calcext:value-type="float">
            <text:p>3368040</text:p>
          </table:table-cell>
          <table:table-cell table:style-name="ce10" office:value-type="float" office:value="2021680" calcext:value-type="float">
            <text:p>202168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Class A</text:p>
          </table:table-cell>
          <table:table-cell table:style-name="ce5" table:number-columns-repeated="2"/>
          <table:table-cell table:style-name="ce5" office:value-type="string" calcext:value-type="string">
            <text:p>Region 5</text:p>
          </table:table-cell>
          <table:table-cell table:style-name="ce5" office:value-type="string" calcext:value-type="string">
            <text:p>Kudang</text:p>
          </table:table-cell>
          <table:table-cell table:style-name="ce5" office:value-type="string" calcext:value-type="string">
            <text:p>Mamudfana Basic cycle school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kwinella</text:p>
          </table:table-cell>
          <table:table-cell table:style-name="ce5" office:value-type="string" calcext:value-type="string">
            <text:p>Nem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22:50:46</text:p>
          </table:table-cell>
          <table:table-cell office:value-type="string" calcext:value-type="string">
            <text:p>Catherine</text:p>
          </table:table-cell>
          <table:table-cell/>
          <table:table-cell office:value-type="string" calcext:value-type="string">
            <text:p>Malack</text:p>
          </table:table-cell>
          <table:table-cell office:value-type="float" office:value="9729340" calcext:value-type="float">
            <text:p>9729340</text:p>
          </table:table-cell>
          <table:table-cell office:value-type="float" office:value="20211434" calcext:value-type="float">
            <text:p>202114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p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Daranka</text:p>
          </table:table-cell>
          <table:table-cell office:value-type="string" calcext:value-type="string">
            <text:p>Makumba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Daranka</text:p>
          </table:table-cell>
          <table:table-cell office:value-type="string" calcext:value-type="string">
            <text:p>Kubun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16:11:45</text:p>
          </table:table-cell>
          <table:table-cell office:value-type="string" calcext:value-type="string">
            <text:p>Catia</text:p>
          </table:table-cell>
          <table:table-cell office:value-type="string" calcext:value-type="string">
            <text:p>Silvi</text:p>
          </table:table-cell>
          <table:table-cell office:value-type="string" calcext:value-type="string">
            <text:p>Mario N'hatena</text:p>
          </table:table-cell>
          <table:table-cell office:value-type="float" office:value="2379269" calcext:value-type="float">
            <text:p>2379269</text:p>
          </table:table-cell>
          <table:table-cell office:value-type="float" office:value="2121003" calcext:value-type="float">
            <text:p>21210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Deeper lif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Deeper life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1T12:49:42" calcext:value-type="date">
            <text:p>7/21/2021 12:49:42</text:p>
          </table:table-cell>
          <table:table-cell table:style-name="ce6" office:value-type="string" calcext:value-type="string">
            <text:p>Ceesay</text:p>
          </table:table-cell>
          <table:table-cell table:style-name="ce6" office:value-type="string" calcext:value-type="string">
            <text:p>S.</text:p>
          </table:table-cell>
          <table:table-cell table:style-name="ce6" office:value-type="string" calcext:value-type="string">
            <text:p>Mariama</text:p>
          </table:table-cell>
          <table:table-cell table:style-name="ce9" office:value-type="float" office:value="3753749" calcext:value-type="float">
            <text:p>3753749</text:p>
          </table:table-cell>
          <table:table-cell table:style-name="ce9" office:value-type="float" office:value="2021769" calcext:value-type="float">
            <text:p>2021769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Class A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Sibanor</text:p>
          </table:table-cell>
          <table:table-cell table:style-name="ce6" office:value-type="string" calcext:value-type="string">
            <text:p>Sibanor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Sibanor</text:p>
          </table:table-cell>
          <table:table-cell table:style-name="ce6" office:value-type="string" calcext:value-type="string">
            <text:p>Siban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54:02</text:p>
          </table:table-cell>
          <table:table-cell office:value-type="string" calcext:value-type="string">
            <text:p>Cherno O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llow</text:p>
          </table:table-cell>
          <table:table-cell office:value-type="float" office:value="3554128" calcext:value-type="float">
            <text:p>3554128</text:p>
          </table:table-cell>
          <table:table-cell office:value-type="float" office:value="2021852" calcext:value-type="float">
            <text:p>20218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mbur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01:45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Y</text:p>
          </table:table-cell>
          <table:table-cell office:value-type="float" office:value="3198756" calcext:value-type="float">
            <text:p>3198756</text:p>
          </table:table-cell>
          <table:table-cell office:value-type="float" office:value="2022846" calcext:value-type="float">
            <text:p>20228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Presentation of Mar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2:31:00</text:p>
          </table:table-cell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499825" calcext:value-type="float">
            <text:p>2499825</text:p>
          </table:table-cell>
          <table:table-cell office:value-type="float" office:value="2022835" calcext:value-type="float">
            <text:p>20228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Panchang</text:p>
          </table:table-cell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Panch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17:52:03" calcext:value-type="date">
            <text:p>7/17/2021 17:52:03</text:p>
          </table:table-cell>
          <table:table-cell table:style-name="ce6" office:value-type="string" calcext:value-type="string">
            <text:p>David</text:p>
          </table:table-cell>
          <table:table-cell table:style-name="ce6"/>
          <table:table-cell table:style-name="ce6" office:value-type="string" calcext:value-type="string">
            <text:p>Bass</text:p>
          </table:table-cell>
          <table:table-cell table:style-name="ce9" office:value-type="float" office:value="3250800" calcext:value-type="float">
            <text:p>3250800</text:p>
          </table:table-cell>
          <table:table-cell table:style-name="ce9" office:value-type="float" office:value="2022940" calcext:value-type="float">
            <text:p>202294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gricultural science</text:p>
          </table:table-cell>
          <table:table-cell table:style-name="ce6" office:value-type="string" calcext:value-type="string">
            <text:p>English languag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Mansa colley bojang u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Presentation of Mar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54:43</text:p>
          </table:table-cell>
          <table:table-cell office:value-type="string" calcext:value-type="string">
            <text:p>Dawd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339894" calcext:value-type="float">
            <text:p>3339894</text:p>
          </table:table-cell>
          <table:table-cell office:value-type="float" office:value="2022942" calcext:value-type="float">
            <text:p>20229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Jersey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dan</text:p>
          </table:table-cell>
          <table:table-cell office:value-type="string" calcext:value-type="string">
            <text:p>Somit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22:27</text:p>
          </table:table-cell>
          <table:table-cell office:value-type="string" calcext:value-type="string">
            <text:p>Dawd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277272" calcext:value-type="float">
            <text:p>2277272</text:p>
          </table:table-cell>
          <table:table-cell office:value-type="float" office:value="2021399" calcext:value-type="float">
            <text:p>20213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22:16:11</text:p>
          </table:table-cell>
          <table:table-cell office:value-type="string" calcext:value-type="string">
            <text:p>DAWD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7723499" calcext:value-type="float">
            <text:p>7723499</text:p>
          </table:table-cell>
          <table:table-cell office:value-type="float" office:value="2022941" calcext:value-type="float">
            <text:p>20229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NYOFELLE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AHAD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27:18</text:p>
          </table:table-cell>
          <table:table-cell office:value-type="string" calcext:value-type="string">
            <text:p>Demba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620797" calcext:value-type="float">
            <text:p>2620797</text:p>
          </table:table-cell>
          <table:table-cell office:value-type="float" office:value="2022943" calcext:value-type="float">
            <text:p>20229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Nyanga bantang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Chamen upper&amp;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2:01:47" calcext:value-type="date">
            <text:p>7/16/2021 12:01:47</text:p>
          </table:table-cell>
          <table:table-cell table:style-name="ce6" office:value-type="string" calcext:value-type="string">
            <text:p>Demba</text:p>
          </table:table-cell>
          <table:table-cell table:style-name="ce6"/>
          <table:table-cell table:style-name="ce6" office:value-type="string" calcext:value-type="string">
            <text:p>Sabally</text:p>
          </table:table-cell>
          <table:table-cell table:style-name="ce9" office:value-type="float" office:value="5196552" calcext:value-type="float">
            <text:p>5196552</text:p>
          </table:table-cell>
          <table:table-cell table:style-name="ce9" office:value-type="float" office:value="2022395" calcext:value-type="float">
            <text:p>202239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Mathematics</text:p>
          </table:table-cell>
          <table:table-cell table:style-name="ce6" office:value-type="string" calcext:value-type="string">
            <text:p>Agriculture scienc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usumbala farato</text:p>
          </table:table-cell>
          <table:table-cell table:style-name="ce6" office:value-type="string" calcext:value-type="string">
            <text:p>Ming SAW UN/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Saamasang Technica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52:29</text:p>
          </table:table-cell>
          <table:table-cell office:value-type="string" calcext:value-type="string">
            <text:p>Demb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tty</text:p>
          </table:table-cell>
          <table:table-cell office:value-type="float" office:value="3387016" calcext:value-type="float">
            <text:p>3387016</text:p>
          </table:table-cell>
          <table:table-cell office:value-type="float" office:value="2022746" calcext:value-type="float">
            <text:p>20227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kulaykunda cluster</text:p>
          </table:table-cell>
          <table:table-cell office:value-type="string" calcext:value-type="string">
            <text:p>St_ Thereses UBS/SSS Fulabantang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 office:value-type="string" calcext:value-type="string">
            <text:p>Jahally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09:51</text:p>
          </table:table-cell>
          <table:table-cell office:value-type="string" calcext:value-type="string">
            <text:p>Dembo 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nneh</text:p>
          </table:table-cell>
          <table:table-cell office:value-type="float" office:value="7916113" calcext:value-type="float">
            <text:p>7916113</text:p>
          </table:table-cell>
          <table:table-cell office:value-type="float" office:value="20221385" calcext:value-type="float">
            <text:p>202213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 Science</text:p>
          </table:table-cell>
          <table:table-cell office:value-type="string" calcext:value-type="string">
            <text:p>Physical and Health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om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5T14:03:07" calcext:value-type="date">
            <text:p>7/15/2021 14:03:07</text:p>
          </table:table-cell>
          <table:table-cell table:style-name="ce6" office:value-type="string" calcext:value-type="string">
            <text:p>Diminga</text:p>
          </table:table-cell>
          <table:table-cell table:style-name="ce6"/>
          <table:table-cell table:style-name="ce6" office:value-type="string" calcext:value-type="string">
            <text:p>Ngoda</text:p>
          </table:table-cell>
          <table:table-cell table:style-name="ce9" office:value-type="float" office:value="2700941" calcext:value-type="float">
            <text:p>2700941</text:p>
          </table:table-cell>
          <table:table-cell table:style-name="ce9" office:value-type="float" office:value="2022945" calcext:value-type="float">
            <text:p>202294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nyaka</text:p>
          </table:table-cell>
          <table:table-cell table:style-name="ce6" office:value-type="string" calcext:value-type="string">
            <text:p>St Francis U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Lamin Daranka</text:p>
          </table:table-cell>
          <table:table-cell table:style-name="ce6" office:value-type="string" calcext:value-type="string">
            <text:p>John Picker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51:34</text:p>
          </table:table-cell>
          <table:table-cell office:value-type="string" calcext:value-type="string">
            <text:p>Dominic</text:p>
          </table:table-cell>
          <table:table-cell/>
          <table:table-cell office:value-type="string" calcext:value-type="string">
            <text:p>Sylva</text:p>
          </table:table-cell>
          <table:table-cell office:value-type="float" office:value="3816164" calcext:value-type="float">
            <text:p>3816164</text:p>
          </table:table-cell>
          <table:table-cell office:value-type="float" office:value="2022948" calcext:value-type="float">
            <text:p>20229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 and Environmental Studies</text:p>
          </table:table-cell>
          <table:table-cell office:value-type="string" calcext:value-type="string">
            <text:p>Christian Religious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. Francis junio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15:38:28" calcext:value-type="date">
            <text:p>7/16/2021 15:38:28</text:p>
          </table:table-cell>
          <table:table-cell table:style-name="ce5" office:value-type="string" calcext:value-type="string">
            <text:p>Dominic</text:p>
          </table:table-cell>
          <table:table-cell table:style-name="ce5"/>
          <table:table-cell table:style-name="ce5" office:value-type="string" calcext:value-type="string">
            <text:p>Sanyang</text:p>
          </table:table-cell>
          <table:table-cell table:style-name="ce10" office:value-type="float" office:value="5025664" calcext:value-type="float">
            <text:p>5025664</text:p>
          </table:table-cell>
          <table:table-cell table:style-name="ce10" office:value-type="float" office:value="2022947" calcext:value-type="float">
            <text:p>202294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English Language</text:p>
          </table:table-cell>
          <table:table-cell table:style-name="ce5" office:value-type="string" calcext:value-type="string">
            <text:p>C.R.E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Kabafita upper and senior secondary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kinderdorf Bottrop technica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:51:43</text:p>
          </table:table-cell>
          <table:table-cell office:value-type="string" calcext:value-type="string">
            <text:p>Dramme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toumatta</text:p>
          </table:table-cell>
          <table:table-cell office:value-type="float" office:value="2519921" calcext:value-type="float">
            <text:p>2519921</text:p>
          </table:table-cell>
          <table:table-cell office:value-type="float" office:value="2021753" calcext:value-type="float">
            <text:p>20217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cluster</text:p>
          </table:table-cell>
          <table:table-cell office:value-type="string" calcext:value-type="string">
            <text:p>St. Joseph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:13:53</text:p>
          </table:table-cell>
          <table:table-cell office:value-type="string" calcext:value-type="string">
            <text:p>Ebou</text:p>
          </table:table-cell>
          <table:table-cell/>
          <table:table-cell office:value-type="string" calcext:value-type="string">
            <text:p>Ndong</text:p>
          </table:table-cell>
          <table:table-cell office:value-type="float" office:value="3185573" calcext:value-type="float">
            <text:p>3185573</text:p>
          </table:table-cell>
          <table:table-cell office:value-type="float" office:value="2022322" calcext:value-type="float">
            <text:p>20223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Christian religion knowled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llock</text:p>
          </table:table-cell>
          <table:table-cell office:value-type="string" calcext:value-type="string">
            <text:p>St john vianney jenior and secondary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Darsilami</text:p>
          </table:table-cell>
          <table:table-cell office:value-type="string" calcext:value-type="string">
            <text:p>Darsilami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1:58:51</text:p>
          </table:table-cell>
          <table:table-cell office:value-type="string" calcext:value-type="string">
            <text:p>Ebou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973046" calcext:value-type="float">
            <text:p>2973046</text:p>
          </table:table-cell>
          <table:table-cell office:value-type="float" office:value="2022132" calcext:value-type="float">
            <text:p>20221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Jimbala. Basic Cycle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in sanjal</text:p>
          </table:table-cell>
          <table:table-cell office:value-type="string" calcext:value-type="string">
            <text:p>Ngayen sanj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06:54</text:p>
          </table:table-cell>
          <table:table-cell office:value-type="string" calcext:value-type="string">
            <text:p>Ebou 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2036817" calcext:value-type="float">
            <text:p>2036817</text:p>
          </table:table-cell>
          <table:table-cell office:value-type="float" office:value="2022826" calcext:value-type="float">
            <text:p>20228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jaba kund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Firdaws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27:11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5895706" calcext:value-type="float">
            <text:p>5895706</text:p>
          </table:table-cell>
          <table:table-cell office:value-type="float" office:value="2021939" calcext:value-type="float">
            <text:p>20219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in darank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dinar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03:32</text:p>
          </table:table-cell>
          <table:table-cell office:value-type="string" calcext:value-type="string">
            <text:p>Ebri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float" office:value="5105167" calcext:value-type="float">
            <text:p>5105167</text:p>
          </table:table-cell>
          <table:table-cell office:value-type="float" office:value="2022955" calcext:value-type="float">
            <text:p>20229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tang</text:p>
          </table:table-cell>
          <table:table-cell office:value-type="string" calcext:value-type="string">
            <text:p>Kafuta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32:31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Barry</text:p>
          </table:table-cell>
          <table:table-cell office:value-type="float" office:value="3680046" calcext:value-type="float">
            <text:p>3680046</text:p>
          </table:table-cell>
          <table:table-cell office:value-type="float" office:value="2022952" calcext:value-type="float">
            <text:p>20229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Sandu Cluster</text:p>
          </table:table-cell>
          <table:table-cell office:value-type="string" calcext:value-type="string">
            <text:p>Daibugu UB/SS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Bajakund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5:57</text:p>
          </table:table-cell>
          <table:table-cell office:value-type="string" calcext:value-type="string">
            <text:p>Ebrima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Jasseh</text:p>
          </table:table-cell>
          <table:table-cell office:value-type="float" office:value="7081397" calcext:value-type="float">
            <text:p>7081397</text:p>
          </table:table-cell>
          <table:table-cell office:value-type="float" office:value="2021747" calcext:value-type="float">
            <text:p>20217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T. THERESE'S: Lamin yaffa</text:p>
          </table:table-cell>
          <table:table-cell office:value-type="string" calcext:value-type="string">
            <text:p>St. Therese'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: Safiyong Touray</text:p>
          </table:table-cell>
          <table:table-cell office:value-type="string" calcext:value-type="string">
            <text:p>St. Charles Lwang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30:13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Kassama</text:p>
          </table:table-cell>
          <table:table-cell office:value-type="float" office:value="3615836" calcext:value-type="float">
            <text:p>3615836</text:p>
          </table:table-cell>
          <table:table-cell office:value-type="float" office:value="2022734" calcext:value-type="float">
            <text:p>20227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 kunda cluster</text:p>
          </table:table-cell>
          <table:table-cell office:value-type="string" calcext:value-type="string">
            <text:p>BANNI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 kunda cluster</text:p>
          </table:table-cell>
          <table:table-cell office:value-type="string" calcext:value-type="string">
            <text:p>SALIK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19:01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Sarr</text:p>
          </table:table-cell>
          <table:table-cell office:value-type="float" office:value="3085475" calcext:value-type="float">
            <text:p>3085475</text:p>
          </table:table-cell>
          <table:table-cell office:value-type="float" office:value="2022961" calcext:value-type="float">
            <text:p>20229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 Mathews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sau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51:19</text:p>
          </table:table-cell>
          <table:table-cell office:value-type="string" calcext:value-type="string">
            <text:p>Ebrim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aldeh</text:p>
          </table:table-cell>
          <table:table-cell office:value-type="float" office:value="2743004" calcext:value-type="float">
            <text:p>2743004</text:p>
          </table:table-cell>
          <table:table-cell office:value-type="float" office:value="2022817" calcext:value-type="float">
            <text:p>20228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ukuta Nema cluster</text:p>
          </table:table-cell>
          <table:table-cell office:value-type="string" calcext:value-type="string">
            <text:p>Nemasu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ukuta Nema</text:p>
          </table:table-cell>
          <table:table-cell office:value-type="string" calcext:value-type="string">
            <text:p>Sukut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20:49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Dampha</text:p>
          </table:table-cell>
          <table:table-cell office:value-type="float" office:value="3122102" calcext:value-type="float">
            <text:p>3122102</text:p>
          </table:table-cell>
          <table:table-cell office:value-type="float" office:value="2221002" calcext:value-type="float">
            <text:p>22210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omodou l suwaneh</text:p>
          </table:table-cell>
          <table:table-cell office:value-type="string" calcext:value-type="string">
            <text:p>Sofanyam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amodou I suwaneh</text:p>
          </table:table-cell>
          <table:table-cell office:value-type="string" calcext:value-type="string">
            <text:p>Sofanya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01:30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370954" calcext:value-type="float">
            <text:p>3370954</text:p>
          </table:table-cell>
          <table:table-cell office:value-type="float" office:value="2022951" calcext:value-type="float">
            <text:p>20229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7:13:50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3416816" calcext:value-type="float">
            <text:p>3416816</text:p>
          </table:table-cell>
          <table:table-cell office:value-type="float" office:value="2022335" calcext:value-type="float">
            <text:p>20223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 upper sen sc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 upper sen sc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3:29:08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Saidyjah</text:p>
          </table:table-cell>
          <table:table-cell office:value-type="float" office:value="3625274" calcext:value-type="float">
            <text:p>3625274</text:p>
          </table:table-cell>
          <table:table-cell office:value-type="float" office:value="20211082" calcext:value-type="float">
            <text:p>202110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07:26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Sanoko</text:p>
          </table:table-cell>
          <table:table-cell office:value-type="float" office:value="2115514" calcext:value-type="float">
            <text:p>2115514</text:p>
          </table:table-cell>
          <table:table-cell office:value-type="float" office:value="2022003" calcext:value-type="float">
            <text:p>20220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Physical and Health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Jamisa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:29:24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Jawo</text:p>
          </table:table-cell>
          <table:table-cell office:value-type="string" calcext:value-type="string">
            <text:p>2498744 or 3987622</text:p>
          </table:table-cell>
          <table:table-cell office:value-type="float" office:value="2022957" calcext:value-type="float">
            <text:p>20229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Fass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futa</text:p>
          </table:table-cell>
          <table:table-cell office:value-type="string" calcext:value-type="string">
            <text:p>Kafut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56:23</text:p>
          </table:table-cell>
          <table:table-cell office:value-type="string" calcext:value-type="string">
            <text:p>Ebrima</text:p>
          </table:table-cell>
          <table:table-cell/>
          <table:table-cell office:value-type="string" calcext:value-type="string">
            <text:p>Mbye</text:p>
          </table:table-cell>
          <table:table-cell office:value-type="float" office:value="3641287" calcext:value-type="float">
            <text:p>3641287</text:p>
          </table:table-cell>
          <table:table-cell office:value-type="float" office:value="20221403" calcext:value-type="float">
            <text:p>202214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P .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Essau 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Barra essa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01:11:43" calcext:value-type="date">
            <text:p>7/16/2021 1:11:43</text:p>
          </table:table-cell>
          <table:table-cell table:style-name="ce5" office:value-type="string" calcext:value-type="string">
            <text:p>Ebrima</text:p>
          </table:table-cell>
          <table:table-cell table:style-name="ce5"/>
          <table:table-cell table:style-name="ce5" office:value-type="string" calcext:value-type="string">
            <text:p>Ceesay</text:p>
          </table:table-cell>
          <table:table-cell table:style-name="ce10" office:value-type="float" office:value="2742774" calcext:value-type="float">
            <text:p>2742774</text:p>
          </table:table-cell>
          <table:table-cell table:style-name="ce10" office:value-type="float" office:value="2022953" calcext:value-type="float">
            <text:p>2022953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Red 1 cluster</text:p>
          </table:table-cell>
          <table:table-cell table:style-name="ce5" office:value-type="string" calcext:value-type="string">
            <text:p>Tallinding upper basic school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Red 1cluster</text:p>
          </table:table-cell>
          <table:table-cell table:style-name="ce5" office:value-type="string" calcext:value-type="string">
            <text:p>ABC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20:13:13" calcext:value-type="date">
            <text:p>7/16/2021 20:13:13</text:p>
          </table:table-cell>
          <table:table-cell table:style-name="ce5" office:value-type="string" calcext:value-type="string">
            <text:p>Ebrim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Jallow</text:p>
          </table:table-cell>
          <table:table-cell table:style-name="ce10" office:value-type="float" office:value="3728512" calcext:value-type="float">
            <text:p>3728512</text:p>
          </table:table-cell>
          <table:table-cell table:style-name="ce10" office:value-type="float" office:value="2021018" calcext:value-type="float">
            <text:p>202101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Class E</text:p>
          </table:table-cell>
          <table:table-cell table:style-name="ce5" table:number-columns-repeated="2"/>
          <table:table-cell table:style-name="ce5" office:value-type="string" calcext:value-type="string">
            <text:p>Region 5</text:p>
          </table:table-cell>
          <table:table-cell table:style-name="ce5" office:value-type="string" calcext:value-type="string">
            <text:p>jabang</text:p>
          </table:table-cell>
          <table:table-cell table:style-name="ce5" office:value-type="string" calcext:value-type="string">
            <text:p>Jabang LBS</text:p>
          </table:table-cell>
          <table:table-cell table:style-name="ce5" office:value-type="string" calcext:value-type="string">
            <text:p>Region 5</text:p>
          </table:table-cell>
          <table:table-cell table:style-name="ce5" office:value-type="string" calcext:value-type="string">
            <text:p>Jareng</text:p>
          </table:table-cell>
          <table:table-cell table:style-name="ce5" office:value-type="string" calcext:value-type="string">
            <text:p>Jakoto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2:30:03" calcext:value-type="date">
            <text:p>7/17/2021 12:30:03</text:p>
          </table:table-cell>
          <table:table-cell table:style-name="ce5" office:value-type="string" calcext:value-type="string">
            <text:p>Ebrima</text:p>
          </table:table-cell>
          <table:table-cell table:style-name="ce5"/>
          <table:table-cell table:style-name="ce5" office:value-type="string" calcext:value-type="string">
            <text:p>Mballow</text:p>
          </table:table-cell>
          <table:table-cell table:style-name="ce10" office:value-type="float" office:value="3439929" calcext:value-type="float">
            <text:p>3439929</text:p>
          </table:table-cell>
          <table:table-cell table:style-name="ce10" office:value-type="float" office:value="20221338" calcext:value-type="float">
            <text:p>2022133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Region 5</text:p>
          </table:table-cell>
          <table:table-cell table:style-name="ce5" office:value-type="string" calcext:value-type="string">
            <text:p>Sankulay kunda</text:p>
          </table:table-cell>
          <table:table-cell table:style-name="ce5" office:value-type="string" calcext:value-type="string">
            <text:p>Fulabantang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Kakurang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5:22:15" calcext:value-type="date">
            <text:p>7/17/2021 15:22:15</text:p>
          </table:table-cell>
          <table:table-cell table:style-name="ce5" office:value-type="string" calcext:value-type="string">
            <text:p>Ebrima</text:p>
          </table:table-cell>
          <table:table-cell table:style-name="ce5"/>
          <table:table-cell table:style-name="ce5" office:value-type="string" calcext:value-type="string">
            <text:p>Jagne</text:p>
          </table:table-cell>
          <table:table-cell table:style-name="ce10" office:value-type="float" office:value="3514010" calcext:value-type="float">
            <text:p>3514010</text:p>
          </table:table-cell>
          <table:table-cell table:style-name="ce10" office:value-type="float" office:value="2022252" calcext:value-type="float">
            <text:p>2022252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athematics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Yunus English UB/SS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Yunus English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0T23:04:34" calcext:value-type="date">
            <text:p>7/20/2021 23:04:34</text:p>
          </table:table-cell>
          <table:table-cell table:style-name="ce6" office:value-type="string" calcext:value-type="string">
            <text:p>Ebrima</text:p>
          </table:table-cell>
          <table:table-cell table:style-name="ce6"/>
          <table:table-cell table:style-name="ce6" office:value-type="string" calcext:value-type="string">
            <text:p>Mbowe</text:p>
          </table:table-cell>
          <table:table-cell table:style-name="ce9" office:value-type="float" office:value="7812311" calcext:value-type="float">
            <text:p>7812311</text:p>
          </table:table-cell>
          <table:table-cell table:style-name="ce9" office:value-type="float" office:value="2021313" calcext:value-type="float">
            <text:p>2021313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Busumbala lower basic school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Jaba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8:30:22</text:p>
          </table:table-cell>
          <table:table-cell office:value-type="string" calcext:value-type="string">
            <text:p>Ebrima </text:p>
          </table:table-cell>
          <table:table-cell office:value-type="string" calcext:value-type="string">
            <text:p>Numo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7912151 / 5315549</text:p>
          </table:table-cell>
          <table:table-cell office:value-type="float" office:value="2021721" calcext:value-type="float">
            <text:p>20217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Babylon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Babyl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3:54:00</text:p>
          </table:table-cell>
          <table:table-cell office:value-type="string" calcext:value-type="string">
            <text:p>Ebrima </text:p>
          </table:table-cell>
          <table:table-cell/>
          <table:table-cell office:value-type="string" calcext:value-type="string">
            <text:p>Ceesay </text:p>
          </table:table-cell>
          <table:table-cell office:value-type="float" office:value="3675341" calcext:value-type="float">
            <text:p>3675341</text:p>
          </table:table-cell>
          <table:table-cell office:value-type="float" office:value="2021311" calcext:value-type="float">
            <text:p>20213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/class 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njul </text:p>
          </table:table-cell>
          <table:table-cell office:value-type="string" calcext:value-type="string">
            <text:p>Camapam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njul </text:p>
          </table:table-cell>
          <table:table-cell office:value-type="string" calcext:value-type="string">
            <text:p>Camp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4:56</text:p>
          </table:table-cell>
          <table:table-cell office:value-type="string" calcext:value-type="string">
            <text:p>Edrisa</text:p>
          </table:table-cell>
          <table:table-cell/>
          <table:table-cell office:value-type="string" calcext:value-type="string">
            <text:p>Jawo</text:p>
          </table:table-cell>
          <table:table-cell office:value-type="string" calcext:value-type="string">
            <text:p>3540808/7970808</text:p>
          </table:table-cell>
          <table:table-cell office:value-type="float" office:value="2021183" calcext:value-type="float">
            <text:p>20211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 (5)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peter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ijil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0:44:21</text:p>
          </table:table-cell>
          <table:table-cell office:value-type="string" calcext:value-type="string">
            <text:p>Edrisa 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5262686" calcext:value-type="float">
            <text:p>5262686</text:p>
          </table:table-cell>
          <table:table-cell office:value-type="float" office:value="2022963" calcext:value-type="float">
            <text:p>20229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</text:p>
          </table:table-cell>
          <table:table-cell office:value-type="string" calcext:value-type="string">
            <text:p>Seven days adventure S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1:32</text:p>
          </table:table-cell>
          <table:table-cell office:value-type="string" calcext:value-type="string">
            <text:p>Edriss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2802737" calcext:value-type="float">
            <text:p>2802737</text:p>
          </table:table-cell>
          <table:table-cell office:value-type="float" office:value="2021033" calcext:value-type="float">
            <text:p>20210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08:36</text:p>
          </table:table-cell>
          <table:table-cell office:value-type="string" calcext:value-type="string">
            <text:p>Edrissa</text:p>
          </table:table-cell>
          <table:table-cell/>
          <table:table-cell office:value-type="string" calcext:value-type="string">
            <text:p>Bah</text:p>
          </table:table-cell>
          <table:table-cell office:value-type="string" calcext:value-type="string">
            <text:p>3519393 or 2925645</text:p>
          </table:table-cell>
          <table:table-cell office:value-type="float" office:value="2022839" calcext:value-type="float">
            <text:p>20228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 John vianney junior and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2:58:13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Gomez</text:p>
          </table:table-cell>
          <table:table-cell office:value-type="float" office:value="2281757" calcext:value-type="float">
            <text:p>2281757</text:p>
          </table:table-cell>
          <table:table-cell office:value-type="float" office:value="2021268" calcext:value-type="float">
            <text:p>20212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Sotokoi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ine</text:p>
          </table:table-cell>
          <table:table-cell office:value-type="string" calcext:value-type="string">
            <text:p>St. Jons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5:41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Preirra</text:p>
          </table:table-cell>
          <table:table-cell office:value-type="float" office:value="3764481" calcext:value-type="float">
            <text:p>3764481</text:p>
          </table:table-cell>
          <table:table-cell office:value-type="float" office:value="2021142" calcext:value-type="float">
            <text:p>20211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Thereses LB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Charle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41:38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bondeh</text:p>
          </table:table-cell>
          <table:table-cell office:value-type="float" office:value="2479815" calcext:value-type="float">
            <text:p>2479815</text:p>
          </table:table-cell>
          <table:table-cell office:value-type="float" office:value="2022119" calcext:value-type="float">
            <text:p>20221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Responder updated this value. Jamisa upper and senio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Abba Internation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6T11:42:38" calcext:value-type="date">
            <text:p>7/26/2021 11:42:38</text:p>
          </table:table-cell>
          <table:table-cell table:style-name="ce6" office:value-type="string" calcext:value-type="string">
            <text:p>Elizabeth</text:p>
          </table:table-cell>
          <table:table-cell table:style-name="ce6"/>
          <table:table-cell table:style-name="ce6" office:value-type="string" calcext:value-type="string">
            <text:p>Sanyang</text:p>
          </table:table-cell>
          <table:table-cell table:style-name="ce9" office:value-type="float" office:value="5393886" calcext:value-type="float">
            <text:p>5393886</text:p>
          </table:table-cell>
          <table:table-cell table:style-name="ce9" office:value-type="float" office:value="2022092" calcext:value-type="float">
            <text:p>202209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SES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KITTY UBS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BUNDUNG</text:p>
          </table:table-cell>
          <table:table-cell table:style-name="ce6" office:value-type="string" calcext:value-type="string">
            <text:p>Advance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16:52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Haddy</text:p>
          </table:table-cell>
          <table:table-cell office:value-type="string" calcext:value-type="string">
            <text:p>Mendy</text:p>
          </table:table-cell>
          <table:table-cell office:value-type="float" office:value="2183689" calcext:value-type="float">
            <text:p>2183689</text:p>
          </table:table-cell>
          <table:table-cell office:value-type="float" office:value="2021048" calcext:value-type="float">
            <text:p>20210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aint Vincent De Paul BCS sanyang</text:p>
          </table:table-cell>
          <table:table-cell office:value-type="string" calcext:value-type="string">
            <text:p>Saint Vincent De paul BC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14:45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endy</text:p>
          </table:table-cell>
          <table:table-cell office:value-type="float" office:value="5304809" calcext:value-type="float">
            <text:p>5304809</text:p>
          </table:table-cell>
          <table:table-cell office:value-type="float" office:value="2022043" calcext:value-type="float">
            <text:p>20220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C.R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Saamasang Technical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Presentation of mary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15:38:32" calcext:value-type="date">
            <text:p>7/17/2021 15:38:32</text:p>
          </table:table-cell>
          <table:table-cell table:style-name="ce6" office:value-type="string" calcext:value-type="string">
            <text:p>Elle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Jassey</text:p>
          </table:table-cell>
          <table:table-cell table:style-name="ce9" office:value-type="float" office:value="3420646" calcext:value-type="float">
            <text:p>3420646</text:p>
          </table:table-cell>
          <table:table-cell table:style-name="ce9" office:value-type="float" office:value="2022378" calcext:value-type="float">
            <text:p>2022378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gricutural scienc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Brikama Methodist academy UB /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Samasang technica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16:38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ss</text:p>
          </table:table-cell>
          <table:table-cell office:value-type="float" office:value="3074510" calcext:value-type="float">
            <text:p>3074510</text:p>
          </table:table-cell>
          <table:table-cell office:value-type="float" office:value="2022309" calcext:value-type="float">
            <text:p>20223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25:37</text:p>
          </table:table-cell>
          <table:table-cell office:value-type="string" calcext:value-type="string">
            <text:p>Ens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2407970" calcext:value-type="float">
            <text:p>2407970</text:p>
          </table:table-cell>
          <table:table-cell office:value-type="float" office:value="2021919" calcext:value-type="float">
            <text:p>20219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yofelleh LB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9:39:04</text:p>
          </table:table-cell>
          <table:table-cell office:value-type="string" calcext:value-type="string">
            <text:p>Ens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rju</text:p>
          </table:table-cell>
          <table:table-cell office:value-type="float" office:value="3496044" calcext:value-type="float">
            <text:p>3496044</text:p>
          </table:table-cell>
          <table:table-cell office:value-type="float" office:value="2021213" calcext:value-type="float">
            <text:p>20212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ko</text:p>
          </table:table-cell>
          <table:table-cell office:value-type="string" calcext:value-type="string">
            <text:p>Abuko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buko</text:p>
          </table:table-cell>
          <table:table-cell office:value-type="string" calcext:value-type="string">
            <text:p>Abuko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22:13</text:p>
          </table:table-cell>
          <table:table-cell office:value-type="string" calcext:value-type="string">
            <text:p>Ensa</text:p>
          </table:table-cell>
          <table:table-cell/>
          <table:table-cell office:value-type="string" calcext:value-type="string">
            <text:p>Kanyi</text:p>
          </table:table-cell>
          <table:table-cell office:value-type="float" office:value="3416394" calcext:value-type="float">
            <text:p>3416394</text:p>
          </table:table-cell>
          <table:table-cell office:value-type="float" office:value="2021582" calcext:value-type="float">
            <text:p>20215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la</text:p>
          </table:table-cell>
          <table:table-cell office:value-type="string" calcext:value-type="string">
            <text:p>Yunus lower and upper senior secondary school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Jarra bureng</text:p>
          </table:table-cell>
          <table:table-cell office:value-type="string" calcext:value-type="string">
            <text:p>Bure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5:09:32</text:p>
          </table:table-cell>
          <table:table-cell office:value-type="string" calcext:value-type="string">
            <text:p>Essa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5942950" calcext:value-type="float">
            <text:p>5942950</text:p>
          </table:table-cell>
          <table:table-cell office:value-type="float" office:value="2023251" calcext:value-type="float">
            <text:p>20232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Sohm nuse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afuta nu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0:45:21</text:p>
          </table:table-cell>
          <table:table-cell office:value-type="string" calcext:value-type="string">
            <text:p>ESSA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866909" calcext:value-type="float">
            <text:p>3866909</text:p>
          </table:table-cell>
          <table:table-cell office:value-type="float" office:value="2022201" calcext:value-type="float">
            <text:p>20222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8 MEDINA SERING MASS</text:p>
          </table:table-cell>
          <table:table-cell office:value-type="string" calcext:value-type="string">
            <text:p>MEDINA SERING MASS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9 ALBREDA</text:p>
          </table:table-cell>
          <table:table-cell office:value-type="string" calcext:value-type="string">
            <text:p>BAKALARR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0:22:34</text:p>
          </table:table-cell>
          <table:table-cell office:value-type="string" calcext:value-type="string">
            <text:p>Eva</text:p>
          </table:table-cell>
          <table:table-cell/>
          <table:table-cell office:value-type="string" calcext:value-type="string">
            <text:p>Gomez</text:p>
          </table:table-cell>
          <table:table-cell office:value-type="float" office:value="3115758" calcext:value-type="float">
            <text:p>3115758</text:p>
          </table:table-cell>
          <table:table-cell office:value-type="float" office:value="2021974" calcext:value-type="float">
            <text:p>20219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St charles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<text:s/>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1:51</text:p>
          </table:table-cell>
          <table:table-cell office:value-type="string" calcext:value-type="string">
            <text:p>Fafa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3435692" calcext:value-type="float">
            <text:p>3435692</text:p>
          </table:table-cell>
          <table:table-cell office:value-type="float" office:value="2022824" calcext:value-type="float">
            <text:p>20228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(P)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U.B.S and S.S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U.B.S and S.S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5:54</text:p>
          </table:table-cell>
          <table:table-cell office:value-type="string" calcext:value-type="string">
            <text:p>Fafa 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3435692" calcext:value-type="float">
            <text:p>3435692</text:p>
          </table:table-cell>
          <table:table-cell office:value-type="float" office:value="2022824" calcext:value-type="float">
            <text:p>20228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6:48:20</text:p>
          </table:table-cell>
          <table:table-cell office:value-type="string" calcext:value-type="string">
            <text:p>Famar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108544" calcext:value-type="float">
            <text:p>3108544</text:p>
          </table:table-cell>
          <table:table-cell office:value-type="float" office:value="2021319" calcext:value-type="float">
            <text:p>20213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Jamisa prim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 </text:p>
          </table:table-cell>
          <table:table-cell office:value-type="string" calcext:value-type="string">
            <text:p>Brikama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37:47</text:p>
          </table:table-cell>
          <table:table-cell office:value-type="string" calcext:value-type="string">
            <text:p>Fana</text:p>
          </table:table-cell>
          <table:table-cell/>
          <table:table-cell office:value-type="string" calcext:value-type="string">
            <text:p>Mbye</text:p>
          </table:table-cell>
          <table:table-cell office:value-type="float" office:value="74611114" calcext:value-type="float">
            <text:p>74611114</text:p>
          </table:table-cell>
          <table:table-cell office:value-type="float" office:value="2023100" calcext:value-type="float">
            <text:p>20231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ambia College</text:p>
          </table:table-cell>
          <table:table-cell office:value-type="string" calcext:value-type="string">
            <text:p>Gambia College Buganala Nursery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ambia College Buganala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31:42</text:p>
          </table:table-cell>
          <table:table-cell office:value-type="string" calcext:value-type="string">
            <text:p>Fanding</text:p>
          </table:table-cell>
          <table:table-cell/>
          <table:table-cell office:value-type="string" calcext:value-type="string">
            <text:p>kassama</text:p>
          </table:table-cell>
          <table:table-cell office:value-type="float" office:value="3736810" calcext:value-type="float">
            <text:p>3736810</text:p>
          </table:table-cell>
          <table:table-cell office:value-type="float" office:value="2021930" calcext:value-type="float">
            <text:p>20219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Kerewan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10:08</text:p>
          </table:table-cell>
          <table:table-cell office:value-type="string" calcext:value-type="string">
            <text:p>Fanna</text:p>
          </table:table-cell>
          <table:table-cell/>
          <table:table-cell office:value-type="string" calcext:value-type="string">
            <text:p>Jeng</text:p>
          </table:table-cell>
          <table:table-cell office:value-type="string" calcext:value-type="string">
            <text:p>7781506/ 7840111</text:p>
          </table:table-cell>
          <table:table-cell office:value-type="float" office:value="2022787" calcext:value-type="float">
            <text:p>20227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(A)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dungu Kebbeh Cluster</text:p>
          </table:table-cell>
          <table:table-cell office:value-type="string" calcext:value-type="string">
            <text:p>Ndungu Kebbeh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S/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38:29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Jatta</text:p>
          </table:table-cell>
          <table:table-cell office:value-type="float" office:value="3121264" calcext:value-type="float">
            <text:p>3121264</text:p>
          </table:table-cell>
          <table:table-cell office:value-type="float" office:value="20211121" calcext:value-type="float">
            <text:p>202111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. Francise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26:27</text:p>
          </table:table-cell>
          <table:table-cell office:value-type="string" calcext:value-type="string">
            <text:p>Fansainey </text:p>
          </table:table-cell>
          <table:table-cell/>
          <table:table-cell office:value-type="string" calcext:value-type="string">
            <text:p>Korita</text:p>
          </table:table-cell>
          <table:table-cell office:value-type="float" office:value="3567097" calcext:value-type="float">
            <text:p>3567097</text:p>
          </table:table-cell>
          <table:table-cell office:value-type="float" office:value="2021875" calcext:value-type="float">
            <text:p>20218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 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winella </text:p>
          </table:table-cell>
          <table:table-cell office:value-type="string" calcext:value-type="string">
            <text:p>Kiang Nema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Ne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7:38:03</text:p>
          </table:table-cell>
          <table:table-cell office:value-type="string" calcext:value-type="string">
            <text:p>Fansainey 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5943261" calcext:value-type="float">
            <text:p>5943261</text:p>
          </table:table-cell>
          <table:table-cell office:value-type="float" office:value="2021465" calcext:value-type="float">
            <text:p>20214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uya</text:p>
          </table:table-cell>
          <table:table-cell office:value-type="string" calcext:value-type="string">
            <text:p>Marakiss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uya</text:p>
          </table:table-cell>
          <table:table-cell office:value-type="string" calcext:value-type="string">
            <text:p>Marakis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32:48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Trawally</text:p>
          </table:table-cell>
          <table:table-cell office:value-type="float" office:value="3453196" calcext:value-type="float">
            <text:p>3453196</text:p>
          </table:table-cell>
          <table:table-cell office:value-type="float" office:value="20221301" calcext:value-type="float">
            <text:p>202213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11:Essau cluster</text:p>
          </table:table-cell>
          <table:table-cell office:value-type="string" calcext:value-type="string">
            <text:p>Essau Senior secondary school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11 essau <text:s/>cluster</text:p>
          </table:table-cell>
          <table:table-cell office:value-type="string" calcext:value-type="string">
            <text:p>barra Essau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1:08:01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3844033" calcext:value-type="float">
            <text:p>3844033</text:p>
          </table:table-cell>
          <table:table-cell office:value-type="float" office:value="20211104" calcext:value-type="float">
            <text:p>202111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H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Kaur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Lamin saidykhan</text:p>
          </table:table-cell>
          <table:table-cell office:value-type="string" calcext:value-type="string">
            <text:p>Kau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2:03:27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GANESS</text:p>
          </table:table-cell>
          <table:table-cell office:value-type="float" office:value="7709181" calcext:value-type="float">
            <text:p>7709181</text:p>
          </table:table-cell>
          <table:table-cell office:value-type="float" office:value="2021847" calcext:value-type="float">
            <text:p>20218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St. Charles Lwang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 Peter'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3:56:53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5949766" calcext:value-type="float">
            <text:p>5949766</text:p>
          </table:table-cell>
          <table:table-cell office:value-type="float" office:value="20211068" calcext:value-type="float">
            <text:p>202110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embuj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25:43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3207996" calcext:value-type="float">
            <text:p>3207996</text:p>
          </table:table-cell>
          <table:table-cell office:value-type="float" office:value="20221292" calcext:value-type="float">
            <text:p>202212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UB 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43:33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3571274" calcext:value-type="float">
            <text:p>3571274</text:p>
          </table:table-cell>
          <table:table-cell office:value-type="float" office:value="2021603" calcext:value-type="float">
            <text:p>20216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bacarr Bah</text:p>
          </table:table-cell>
          <table:table-cell office:value-type="string" calcext:value-type="string">
            <text:p>Bakau Newtown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iran Gai</text:p>
          </table:table-cell>
          <table:table-cell office:value-type="string" calcext:value-type="string">
            <text:p>Vital Preparato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1:26:45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3256419" calcext:value-type="float">
            <text:p>3256419</text:p>
          </table:table-cell>
          <table:table-cell office:value-type="float" office:value="20217004" calcext:value-type="float">
            <text:p>20217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7:20:59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258252" calcext:value-type="float">
            <text:p>3258252</text:p>
          </table:table-cell>
          <table:table-cell office:value-type="float" office:value="2021908" calcext:value-type="float">
            <text:p>20219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in Daranka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Lamin s jawara</text:p>
          </table:table-cell>
          <table:table-cell office:value-type="string" calcext:value-type="string">
            <text:p>Dura fobe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8:23:47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2722308" calcext:value-type="float">
            <text:p>2722308</text:p>
          </table:table-cell>
          <table:table-cell office:value-type="float" office:value="2021708" calcext:value-type="float">
            <text:p>20217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office:value-type="string" calcext:value-type="string">
            <text:p>Quran</text:p>
          </table:table-cell>
          <table:table-cell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id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0:21:23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Danso</text:p>
          </table:table-cell>
          <table:table-cell office:value-type="float" office:value="3296536" calcext:value-type="float">
            <text:p>3296536</text:p>
          </table:table-cell>
          <table:table-cell office:value-type="float" office:value="2021094" calcext:value-type="float">
            <text:p>20210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to</text:p>
          </table:table-cell>
          <table:table-cell office:value-type="string" calcext:value-type="string">
            <text:p>Yundu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</text:p>
          </table:table-cell>
          <table:table-cell office:value-type="string" calcext:value-type="string">
            <text:p>Farato -Busumbal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0:25:44</text:p>
          </table:table-cell>
          <table:table-cell office:value-type="string" calcext:value-type="string">
            <text:p>FANTA </text:p>
          </table:table-cell>
          <table:table-cell/>
          <table:table-cell office:value-type="string" calcext:value-type="string">
            <text:p>DANSO</text:p>
          </table:table-cell>
          <table:table-cell office:value-type="float" office:value="2787006" calcext:value-type="float">
            <text:p>2787006</text:p>
          </table:table-cell>
          <table:table-cell office:value-type="float" office:value="2021094" calcext:value-type="float">
            <text:p>20210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cial and environmental studi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w yundum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farato</text:p>
          </table:table-cell>
          <table:table-cell office:value-type="string" calcext:value-type="string">
            <text:p>New Yundu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3:02:28</text:p>
          </table:table-cell>
          <table:table-cell office:value-type="string" calcext:value-type="string">
            <text:p>Fatim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084653" calcext:value-type="float">
            <text:p>7084653</text:p>
          </table:table-cell>
          <table:table-cell office:value-type="float" office:value="2021855" calcext:value-type="float">
            <text:p>20218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rafenni </text:p>
          </table:table-cell>
          <table:table-cell office:value-type="string" calcext:value-type="string">
            <text:p>St John's .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Sotoko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51:07</text:p>
          </table:table-cell>
          <table:table-cell office:value-type="string" calcext:value-type="string">
            <text:p>Fati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670620" calcext:value-type="float">
            <text:p>3670620</text:p>
          </table:table-cell>
          <table:table-cell office:value-type="float" office:value="20211197" calcext:value-type="float">
            <text:p>202111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untaya </text:p>
          </table:table-cell>
          <table:table-cell office:value-type="string" calcext:value-type="string">
            <text:p>kerr Ngor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untaya</text:p>
          </table:table-cell>
          <table:table-cell office:value-type="string" calcext:value-type="string">
            <text:p>Ngoy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31:54</text:p>
          </table:table-cell>
          <table:table-cell office:value-type="string" calcext:value-type="string">
            <text:p>Fatima</text:p>
          </table:table-cell>
          <table:table-cell/>
          <table:table-cell office:value-type="string" calcext:value-type="string">
            <text:p>Solley</text:p>
          </table:table-cell>
          <table:table-cell office:value-type="float" office:value="6834687" calcext:value-type="float">
            <text:p>6834687</text:p>
          </table:table-cell>
          <table:table-cell office:value-type="float" office:value="20217006" calcext:value-type="float">
            <text:p>202170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ef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16:20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neh</text:p>
          </table:table-cell>
          <table:table-cell office:value-type="float" office:value="7984209" calcext:value-type="float">
            <text:p>7984209</text:p>
          </table:table-cell>
          <table:table-cell office:value-type="float" office:value="2021149" calcext:value-type="float">
            <text:p>20211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Kabiru jarju</text:p>
          </table:table-cell>
          <table:table-cell office:value-type="string" calcext:value-type="string">
            <text:p>Koba kunda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biru jarju</text:p>
          </table:table-cell>
          <table:table-cell office:value-type="string" calcext:value-type="string">
            <text:p>Destiny Domai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52:25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3167013" calcext:value-type="float">
            <text:p>3167013</text:p>
          </table:table-cell>
          <table:table-cell office:value-type="float" office:value="2022263" calcext:value-type="float">
            <text:p>20222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taba</text:p>
          </table:table-cell>
          <table:table-cell office:value-type="string" calcext:value-type="string">
            <text:p>Demfai njaga upp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taba</text:p>
          </table:table-cell>
          <table:table-cell office:value-type="string" calcext:value-type="string">
            <text:p>Sami pochonki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55:44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gne</text:p>
          </table:table-cell>
          <table:table-cell office:value-type="float" office:value="5031052" calcext:value-type="float">
            <text:p>5031052</text:p>
          </table:table-cell>
          <table:table-cell office:value-type="float" office:value="2022796" calcext:value-type="float">
            <text:p>20227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 serign mass</text:p>
          </table:table-cell>
          <table:table-cell office:value-type="string" calcext:value-type="string">
            <text:p>medina serign ma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 serign mass</text:p>
          </table:table-cell>
          <table:table-cell office:value-type="string" calcext:value-type="string">
            <text:p>medina serign ma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44:05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200925" calcext:value-type="float">
            <text:p>3200925</text:p>
          </table:table-cell>
          <table:table-cell office:value-type="float" office:value="2022845" calcext:value-type="float">
            <text:p>20228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Sambouya</text:p>
          </table:table-cell>
          <table:table-cell office:value-type="string" calcext:value-type="string">
            <text:p>Darsilami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S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55:04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float" office:value="3676742" calcext:value-type="float">
            <text:p>3676742</text:p>
          </table:table-cell>
          <table:table-cell office:value-type="float" office:value="20211007" calcext:value-type="float">
            <text:p>202110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Old yundum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ekuda</text:p>
          </table:table-cell>
          <table:table-cell office:value-type="string" calcext:value-type="string">
            <text:p>Sere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34:51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621186" calcext:value-type="float">
            <text:p>3621186</text:p>
          </table:table-cell>
          <table:table-cell office:value-type="float" office:value="2023179" calcext:value-type="float">
            <text:p>20231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Tujereng N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atokuku 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27:0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3622089" calcext:value-type="float">
            <text:p>3622089</text:p>
          </table:table-cell>
          <table:table-cell office:value-type="float" office:value="2021012" calcext:value-type="float">
            <text:p>20210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Sorrie ceesay wuli west</text:p>
          </table:table-cell>
          <table:table-cell office:value-type="string" calcext:value-type="string">
            <text:p>Barrow kunda lower basic school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Sorrie ceesay wuli west </text:p>
          </table:table-cell>
          <table:table-cell office:value-type="string" calcext:value-type="string">
            <text:p>Sare nga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:20:02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103490" calcext:value-type="float">
            <text:p>3103490</text:p>
          </table:table-cell>
          <table:table-cell office:value-type="float" office:value="20211015" calcext:value-type="float">
            <text:p>202110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/ group 3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um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nban</text:p>
          </table:table-cell>
          <table:table-cell office:value-type="string" calcext:value-type="string">
            <text:p>sutusinj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3:1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686668" calcext:value-type="float">
            <text:p>3686668</text:p>
          </table:table-cell>
          <table:table-cell office:value-type="float" office:value="2022195" calcext:value-type="float">
            <text:p>20221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fo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ABC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52:32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ebbeh</text:p>
          </table:table-cell>
          <table:table-cell office:value-type="float" office:value="3737115" calcext:value-type="float">
            <text:p>3737115</text:p>
          </table:table-cell>
          <table:table-cell office:value-type="float" office:value="20221232" calcext:value-type="float">
            <text:p>202212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55:15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3323459" calcext:value-type="float">
            <text:p>3323459</text:p>
          </table:table-cell>
          <table:table-cell office:value-type="float" office:value="2022978" calcext:value-type="float">
            <text:p>20229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rth bank Region</text:p>
          </table:table-cell>
          <table:table-cell office:value-type="string" calcext:value-type="string">
            <text:p>Madina sering mass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24:23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jang</text:p>
          </table:table-cell>
          <table:table-cell office:value-type="float" office:value="5222460" calcext:value-type="float">
            <text:p>5222460</text:p>
          </table:table-cell>
          <table:table-cell office:value-type="float" office:value="2022149" calcext:value-type="float">
            <text:p>20221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BS&amp;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Jamisa UBS&amp;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03:51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WALLY </text:p>
          </table:table-cell>
          <table:table-cell office:value-type="float" office:value="2574936" calcext:value-type="float">
            <text:p>2574936</text:p>
          </table:table-cell>
          <table:table-cell office:value-type="float" office:value="2023170" calcext:value-type="float">
            <text:p>20231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7:18:54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mba</text:p>
          </table:table-cell>
          <table:table-cell office:value-type="float" office:value="3444792" calcext:value-type="float">
            <text:p>3444792</text:p>
          </table:table-cell>
          <table:table-cell office:value-type="float" office:value="2021096" calcext:value-type="float">
            <text:p>20210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carry samboya</text:p>
          </table:table-cell>
          <table:table-cell office:value-type="string" calcext:value-type="string">
            <text:p>St.Aidan's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carry sambuya</text:p>
          </table:table-cell>
          <table:table-cell office:value-type="string" calcext:value-type="string">
            <text:p>Youn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22:50:30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7377117" calcext:value-type="float">
            <text:p>7377117</text:p>
          </table:table-cell>
          <table:table-cell office:value-type="float" office:value="2021230" calcext:value-type="float">
            <text:p>20212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 CLASS MRC HOLLAND ROOM 6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NYIFELLEH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NYOFELL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0:55:33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Ndaw</text:p>
          </table:table-cell>
          <table:table-cell office:value-type="float" office:value="7140692" calcext:value-type="float">
            <text:p>7140692</text:p>
          </table:table-cell>
          <table:table-cell office:value-type="float" office:value="2021608" calcext:value-type="float">
            <text:p>20216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 group one ( 1)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Nyanga bantang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Alasand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4:34:10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nteh</text:p>
          </table:table-cell>
          <table:table-cell office:value-type="float" office:value="5060108" calcext:value-type="float">
            <text:p>5060108</text:p>
          </table:table-cell>
          <table:table-cell office:value-type="float" office:value="2022109" calcext:value-type="float">
            <text:p>20221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I C T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St Charles lwang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3:26:47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h</text:p>
          </table:table-cell>
          <table:table-cell office:value-type="string" calcext:value-type="string">
            <text:p>3285597 / 7461009</text:p>
          </table:table-cell>
          <table:table-cell office:value-type="float" office:value="20211199" calcext:value-type="float">
            <text:p>202111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n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Latri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4:31:47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rboe</text:p>
          </table:table-cell>
          <table:table-cell office:value-type="float" office:value="5049660" calcext:value-type="float">
            <text:p>5049660</text:p>
          </table:table-cell>
          <table:table-cell office:value-type="float" office:value="2021958" calcext:value-type="float">
            <text:p>20219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Basor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Touba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2:36:29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3450567/2332476</text:p>
          </table:table-cell>
          <table:table-cell office:value-type="float" office:value="2021063" calcext:value-type="float">
            <text:p>20210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 MRC Room 5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kabafi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7:04:27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SANNEH </text:p>
          </table:table-cell>
          <table:table-cell office:value-type="float" office:value="3595085" calcext:value-type="float">
            <text:p>3595085</text:p>
          </table:table-cell>
          <table:table-cell office:value-type="float" office:value="20211067" calcext:value-type="float">
            <text:p>202110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to bojang kunda</text:p>
          </table:table-cell>
          <table:table-cell office:value-type="string" calcext:value-type="string">
            <text:p>Sotokoi daru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 bojang kunda</text:p>
          </table:table-cell>
          <table:table-cell office:value-type="string" calcext:value-type="string">
            <text:p>SDA basic cycle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0:15:17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678753" calcext:value-type="float">
            <text:p>3678753</text:p>
          </table:table-cell>
          <table:table-cell office:value-type="float" office:value="2021756" calcext:value-type="float">
            <text:p>20217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 office:value-type="string" calcext:value-type="string">
            <text:p>Class B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rkama</text:p>
          </table:table-cell>
          <table:table-cell office:value-type="string" calcext:value-type="string">
            <text:p>Kembje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rkama</text:p>
          </table:table-cell>
          <table:table-cell office:value-type="string" calcext:value-type="string">
            <text:p>Kembj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1:58:42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Saine</text:p>
          </table:table-cell>
          <table:table-cell office:value-type="float" office:value="5382954" calcext:value-type="float">
            <text:p>5382954</text:p>
          </table:table-cell>
          <table:table-cell office:value-type="float" office:value="2021412" calcext:value-type="float">
            <text:p>20214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 </text:p>
          </table:table-cell>
          <table:table-cell office:value-type="string" calcext:value-type="string">
            <text:p>kunkujang keitay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0:32:2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Sannneh</text:p>
          </table:table-cell>
          <table:table-cell office:value-type="float" office:value="3343688" calcext:value-type="float">
            <text:p>3343688</text:p>
          </table:table-cell>
          <table:table-cell office:value-type="float" office:value="20211217" calcext:value-type="float">
            <text:p>202112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fu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Soh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27:08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llow</text:p>
          </table:table-cell>
          <table:table-cell office:value-type="float" office:value="7991913" calcext:value-type="float">
            <text:p>7991913</text:p>
          </table:table-cell>
          <table:table-cell office:value-type="float" office:value="20211125" calcext:value-type="float">
            <text:p>202111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rafenni cluster</text:p>
          </table:table-cell>
          <table:table-cell office:value-type="string" calcext:value-type="string">
            <text:p>ST JOHN BS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28:21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neh</text:p>
          </table:table-cell>
          <table:table-cell office:value-type="float" office:value="3439082" calcext:value-type="float">
            <text:p>3439082</text:p>
          </table:table-cell>
          <table:table-cell office:value-type="float" office:value="2021962" calcext:value-type="float">
            <text:p>20219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t John vianney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Jamba jell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2:2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eyai</text:p>
          </table:table-cell>
          <table:table-cell office:value-type="float" office:value="7367415" calcext:value-type="float">
            <text:p>7367415</text:p>
          </table:table-cell>
          <table:table-cell office:value-type="float" office:value="2021095" calcext:value-type="float">
            <text:p>20210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iang karantaba</text:p>
          </table:table-cell>
          <table:table-cell office:value-type="string" calcext:value-type="string">
            <text:p>Karantaba(kiang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43:06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be</text:p>
          </table:table-cell>
          <table:table-cell office:value-type="float" office:value="3605694" calcext:value-type="float">
            <text:p>3605694</text:p>
          </table:table-cell>
          <table:table-cell office:value-type="float" office:value="20211134" calcext:value-type="float">
            <text:p>202111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ureng Lower Basic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ure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11:56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3476671" calcext:value-type="float">
            <text:p>3476671</text:p>
          </table:table-cell>
          <table:table-cell office:value-type="float" office:value="2021431" calcext:value-type="float">
            <text:p>20214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kembujeh ABC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kembujeh ABC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8:39:56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103490" calcext:value-type="float">
            <text:p>3103490</text:p>
          </table:table-cell>
          <table:table-cell office:value-type="float" office:value="20211015" calcext:value-type="float">
            <text:p>202110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/ group3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nban</text:p>
          </table:table-cell>
          <table:table-cell office:value-type="string" calcext:value-type="string">
            <text:p>sutusinjan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u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49:21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142701" calcext:value-type="float">
            <text:p>2142701</text:p>
          </table:table-cell>
          <table:table-cell office:value-type="float" office:value="2022182" calcext:value-type="float">
            <text:p>20221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nbanor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enye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18:13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2092701" calcext:value-type="float">
            <text:p>2092701</text:p>
          </table:table-cell>
          <table:table-cell office:value-type="float" office:value="2022110" calcext:value-type="float">
            <text:p>20221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ahad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4:16:4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Sama</text:p>
          </table:table-cell>
          <table:table-cell office:value-type="float" office:value="2359123" calcext:value-type="float">
            <text:p>2359123</text:p>
          </table:table-cell>
          <table:table-cell office:value-type="float" office:value="20211034" calcext:value-type="float">
            <text:p>202110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akoteh annex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uka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7:31:39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320735" calcext:value-type="float">
            <text:p>2320735</text:p>
          </table:table-cell>
          <table:table-cell office:value-type="float" office:value="2022972" calcext:value-type="float">
            <text:p>20229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1:09:4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779144" calcext:value-type="float">
            <text:p>2779144</text:p>
          </table:table-cell>
          <table:table-cell office:value-type="float" office:value="20211206" calcext:value-type="float">
            <text:p>202112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ST . Mathews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Medina Kanu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0:25:10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Barry</text:p>
          </table:table-cell>
          <table:table-cell office:value-type="float" office:value="5021576" calcext:value-type="float">
            <text:p>5021576</text:p>
          </table:table-cell>
          <table:table-cell office:value-type="float" office:value="2022970" calcext:value-type="float">
            <text:p>20229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Yunu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3:10:46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7067091" calcext:value-type="float">
            <text:p>7067091</text:p>
          </table:table-cell>
          <table:table-cell office:value-type="float" office:value="20211164" calcext:value-type="float">
            <text:p>202111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20:27:23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7140692" calcext:value-type="float">
            <text:p>7140692</text:p>
          </table:table-cell>
          <table:table-cell office:value-type="float" office:value="2021608" calcext:value-type="float">
            <text:p>20216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Sinchu alasand lower basic school</text:p>
          </table:table-cell>
          <table:table-cell office:value-type="string" calcext:value-type="string">
            <text:p>Region 6</text:p>
          </table:table-cell>
          <table:table-cell/>
          <table:table-cell office:value-type="string" calcext:value-type="string">
            <text:p>Nyanga bantang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0:48:17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Sannoh</text:p>
          </table:table-cell>
          <table:table-cell office:value-type="float" office:value="2221335" calcext:value-type="float">
            <text:p>2221335</text:p>
          </table:table-cell>
          <table:table-cell office:value-type="float" office:value="20211022" calcext:value-type="float">
            <text:p>202110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Jenio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Jeni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8:27:03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5318741" calcext:value-type="float">
            <text:p>5318741</text:p>
          </table:table-cell>
          <table:table-cell office:value-type="float" office:value="20211232" calcext:value-type="float">
            <text:p>202112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St jam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6:43:36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mmeh</text:p>
          </table:table-cell>
          <table:table-cell office:value-type="float" office:value="3769078" calcext:value-type="float">
            <text:p>3769078</text:p>
          </table:table-cell>
          <table:table-cell office:value-type="float" office:value="2021455" calcext:value-type="float">
            <text:p>20214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group 4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8:38:44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idykhan</text:p>
          </table:table-cell>
          <table:table-cell office:value-type="float" office:value="7238929" calcext:value-type="float">
            <text:p>7238929</text:p>
          </table:table-cell>
          <table:table-cell office:value-type="float" office:value="2021448" calcext:value-type="float">
            <text:p>20214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eneral Grou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annikunda L B S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annikunda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20:20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of</text:p>
          </table:table-cell>
          <table:table-cell office:value-type="float" office:value="3132794" calcext:value-type="float">
            <text:p>3132794</text:p>
          </table:table-cell>
          <table:table-cell office:value-type="float" office:value="2021116" calcext:value-type="float">
            <text:p>20211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 class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nema</text:p>
          </table:table-cell>
          <table:table-cell office:value-type="string" calcext:value-type="string">
            <text:p>Brikama ne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nema</text:p>
          </table:table-cell>
          <table:table-cell office:value-type="string" calcext:value-type="string">
            <text:p>Brikama 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11:58</text:p>
          </table:table-cell>
          <table:table-cell office:value-type="string" calcext:value-type="string">
            <text:p>Fatou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Darboe</text:p>
          </table:table-cell>
          <table:table-cell office:value-type="float" office:value="2068776" calcext:value-type="float">
            <text:p>2068776</text:p>
          </table:table-cell>
          <table:table-cell office:value-type="float" office:value="2021179" calcext:value-type="float">
            <text:p>20211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Brufu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9:27:18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Kujabi</text:p>
          </table:table-cell>
          <table:table-cell office:value-type="float" office:value="5098203" calcext:value-type="float">
            <text:p>5098203</text:p>
          </table:table-cell>
          <table:table-cell office:value-type="float" office:value="20211205" calcext:value-type="float">
            <text:p>202112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Bullenghat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Bondali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0:05:45</text:p>
          </table:table-cell>
          <table:table-cell office:value-type="string" calcext:value-type="string">
            <text:p>Fatou</text:p>
          </table:table-cell>
          <table:table-cell/>
          <table:table-cell office:value-type="string" calcext:value-type="string">
            <text:p>Jawara</text:p>
          </table:table-cell>
          <table:table-cell office:value-type="float" office:value="2632591" calcext:value-type="float">
            <text:p>2632591</text:p>
          </table:table-cell>
          <table:table-cell office:value-type="float" office:value="20211435" calcext:value-type="float">
            <text:p>202114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eddah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Nem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9T12:41:58" calcext:value-type="date">
            <text:p>7/19/2021 12:41:58</text:p>
          </table:table-cell>
          <table:table-cell table:style-name="ce5" office:value-type="string" calcext:value-type="string">
            <text:p>Fatou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Drammeh</text:p>
          </table:table-cell>
          <table:table-cell table:style-name="ce10" office:value-type="float" office:value="2900177" calcext:value-type="float">
            <text:p>2900177</text:p>
          </table:table-cell>
          <table:table-cell table:style-name="ce10" office:value-type="float" office:value="20211148" calcext:value-type="float">
            <text:p>2021114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Jamisa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47:47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djie</text:p>
          </table:table-cell>
          <table:table-cell office:value-type="float" office:value="7711879" calcext:value-type="float">
            <text:p>7711879</text:p>
          </table:table-cell>
          <table:table-cell office:value-type="float" office:value="20221299" calcext:value-type="float">
            <text:p>202212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 CT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rfut cluster</text:p>
          </table:table-cell>
          <table:table-cell office:value-type="string" calcext:value-type="string">
            <text:p>Brusubi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rfut cluster</text:p>
          </table:table-cell>
          <table:table-cell office:value-type="string" calcext:value-type="string">
            <text:p>Brusubi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0:06:20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Diao </text:p>
          </table:table-cell>
          <table:table-cell office:value-type="float" office:value="7807489" calcext:value-type="float">
            <text:p>7807489</text:p>
          </table:table-cell>
          <table:table-cell office:value-type="float" office:value="2022409" calcext:value-type="float">
            <text:p>20224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rench/ General Group E</text:p>
          </table:table-cell>
          <table:table-cell office:value-type="string" calcext:value-type="string">
            <text:p>French 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Abuko </text:p>
          </table:table-cell>
          <table:table-cell office:value-type="string" calcext:value-type="string">
            <text:p>Abuko upp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jiekunda</text:p>
          </table:table-cell>
          <table:table-cell office:value-type="string" calcext:value-type="string">
            <text:p>St Charles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0:51:33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SAGNA </text:p>
          </table:table-cell>
          <table:table-cell office:value-type="float" office:value="2020139" calcext:value-type="float">
            <text:p>2020139</text:p>
          </table:table-cell>
          <table:table-cell office:value-type="float" office:value="2022274" calcext:value-type="float">
            <text:p>20222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FRENCH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 Daw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</text:p>
          </table:table-cell>
          <table:table-cell office:value-type="string" calcext:value-type="string">
            <text:p>Ming Daw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23:07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Surr</text:p>
          </table:table-cell>
          <table:table-cell office:value-type="float" office:value="3346500" calcext:value-type="float">
            <text:p>3346500</text:p>
          </table:table-cell>
          <table:table-cell office:value-type="float" office:value="20211085" calcext:value-type="float">
            <text:p>202110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 vaicent de Paul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 </text:p>
          </table:table-cell>
          <table:table-cell office:value-type="string" calcext:value-type="string">
            <text:p>St vaicent de Paul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37:33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Chorr</text:p>
          </table:table-cell>
          <table:table-cell office:value-type="float" office:value="3067636" calcext:value-type="float">
            <text:p>3067636</text:p>
          </table:table-cell>
          <table:table-cell office:value-type="float" office:value="2021620" calcext:value-type="float">
            <text:p>20216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Bakindik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a</text:p>
          </table:table-cell>
          <table:table-cell office:value-type="string" calcext:value-type="string">
            <text:p>Bakalar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41:45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djie </text:p>
          </table:table-cell>
          <table:table-cell office:value-type="float" office:value="3162161" calcext:value-type="float">
            <text:p>3162161</text:p>
          </table:table-cell>
          <table:table-cell office:value-type="float" office:value="2021606" calcext:value-type="float">
            <text:p>20216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ayka</text:p>
          </table:table-cell>
          <table:table-cell office:value-type="string" calcext:value-type="string">
            <text:p>Jambanjelly LB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Siban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2:46:53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Krubally </text:p>
          </table:table-cell>
          <table:table-cell office:value-type="float" office:value="3921962" calcext:value-type="float">
            <text:p>3921962</text:p>
          </table:table-cell>
          <table:table-cell office:value-type="float" office:value="20211179" calcext:value-type="float">
            <text:p>202111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t. Joseph's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iffoe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2:58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yang</text:p>
          </table:table-cell>
          <table:table-cell office:value-type="float" office:value="5885252" calcext:value-type="float">
            <text:p>5885252</text:p>
          </table:table-cell>
          <table:table-cell office:value-type="float" office:value="2022067" calcext:value-type="float">
            <text:p>20220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Jamis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8:28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DJIE </text:p>
          </table:table-cell>
          <table:table-cell office:value-type="float" office:value="3902480" calcext:value-type="float">
            <text:p>3902480</text:p>
          </table:table-cell>
          <table:table-cell office:value-type="float" office:value="2022341" calcext:value-type="float">
            <text:p>20223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nglish1,SEE 2,General 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18:49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esay </text:p>
          </table:table-cell>
          <table:table-cell office:value-type="float" office:value="3486475" calcext:value-type="float">
            <text:p>3486475</text:p>
          </table:table-cell>
          <table:table-cell office:value-type="float" office:value="20221326" calcext:value-type="float">
            <text:p>202213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Maladah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 Peter's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09:17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Jammeh </text:p>
          </table:table-cell>
          <table:table-cell office:value-type="float" office:value="3500830" calcext:value-type="float">
            <text:p>3500830</text:p>
          </table:table-cell>
          <table:table-cell office:value-type="float" office:value="20211141" calcext:value-type="float">
            <text:p>202111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Tallinding </text:p>
          </table:table-cell>
          <table:table-cell office:value-type="string" calcext:value-type="string">
            <text:p>Tallinding proper low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</text:p>
          </table:table-cell>
          <table:table-cell office:value-type="string" calcext:value-type="string">
            <text:p>Tallinding Annex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0:59:08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neh</text:p>
          </table:table-cell>
          <table:table-cell office:value-type="float" office:value="7037981" calcext:value-type="float">
            <text:p>7037981</text:p>
          </table:table-cell>
          <table:table-cell office:value-type="float" office:value="2022982" calcext:value-type="float">
            <text:p>20229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Kabafita 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Kabafita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0:02:38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385681" calcext:value-type="float">
            <text:p>5385681</text:p>
          </table:table-cell>
          <table:table-cell office:value-type="float" office:value="2021995" calcext:value-type="float">
            <text:p>20219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banor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bano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2:27:56</text:p>
          </table:table-cell>
          <table:table-cell office:value-type="string" calcext:value-type="string">
            <text:p>Fatou 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3507164" calcext:value-type="float">
            <text:p>3507164</text:p>
          </table:table-cell>
          <table:table-cell office:value-type="float" office:value="2021461" calcext:value-type="float">
            <text:p>20214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 class 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Bundung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undung </text:p>
          </table:table-cell>
          <table:table-cell office:value-type="string" calcext:value-type="string">
            <text:p>Bundu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8:36:39</text:p>
          </table:table-cell>
          <table:table-cell office:value-type="string" calcext:value-type="string">
            <text:p>Fatou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</text:p>
          </table:table-cell>
          <table:table-cell office:value-type="float" office:value="3607754" calcext:value-type="float">
            <text:p>3607754</text:p>
          </table:table-cell>
          <table:table-cell office:value-type="float" office:value="2023322" calcext:value-type="float">
            <text:p>20233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 grou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anyaka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ou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0:53</text:p>
          </table:table-cell>
          <table:table-cell office:value-type="string" calcext:value-type="string">
            <text:p>Fatou Bintou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255619" calcext:value-type="float">
            <text:p>3255619</text:p>
          </table:table-cell>
          <table:table-cell office:value-type="float" office:value="2022971" calcext:value-type="float">
            <text:p>20229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 ya</text:p>
          </table:table-cell>
          <table:table-cell office:value-type="string" calcext:value-type="string">
            <text:p>Darsilami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 ya</text:p>
          </table:table-cell>
          <table:table-cell office:value-type="string" calcext:value-type="string">
            <text:p>Darsilam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20:05</text:p>
          </table:table-cell>
          <table:table-cell office:value-type="string" calcext:value-type="string">
            <text:p>Fatou F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5841473" calcext:value-type="float">
            <text:p>5841473</text:p>
          </table:table-cell>
          <table:table-cell office:value-type="float" office:value="2021590" calcext:value-type="float">
            <text:p>20215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 madina kunkuding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immacul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2:15:29</text:p>
          </table:table-cell>
          <table:table-cell office:value-type="string" calcext:value-type="string">
            <text:p>Fatoubinto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atta</text:p>
          </table:table-cell>
          <table:table-cell office:value-type="float" office:value="2295139" calcext:value-type="float">
            <text:p>2295139</text:p>
          </table:table-cell>
          <table:table-cell office:value-type="float" office:value="2021604" calcext:value-type="float">
            <text:p>20216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Kabekel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 </text:p>
          </table:table-cell>
          <table:table-cell office:value-type="string" calcext:value-type="string">
            <text:p>Marakis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6:44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uwareh</text:p>
          </table:table-cell>
          <table:table-cell office:value-type="float" office:value="5101229" calcext:value-type="float">
            <text:p>5101229</text:p>
          </table:table-cell>
          <table:table-cell office:value-type="float" office:value="2021903" calcext:value-type="float">
            <text:p>20219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in Daranka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28:55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Konjira</text:p>
          </table:table-cell>
          <table:table-cell office:value-type="float" office:value="2876445" calcext:value-type="float">
            <text:p>2876445</text:p>
          </table:table-cell>
          <table:table-cell office:value-type="float" office:value="2021401" calcext:value-type="float">
            <text:p>20214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Islamic 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lambang LBS</text:p>
          </table:table-cell>
          <table:table-cell office:value-type="string" calcext:value-type="string">
            <text:p>Jalamb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Almedina LBS</text:p>
          </table:table-cell>
          <table:table-cell office:value-type="string" calcext:value-type="string">
            <text:p>Almedi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19:49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CHUNE</text:p>
          </table:table-cell>
          <table:table-cell office:value-type="string" calcext:value-type="string">
            <text:p>7747787 / 5087472</text:p>
          </table:table-cell>
          <table:table-cell office:value-type="float" office:value="20211081" calcext:value-type="float">
            <text:p>202110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E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BANYA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22:40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626440" calcext:value-type="float">
            <text:p>3626440</text:p>
          </table:table-cell>
          <table:table-cell office:value-type="float" office:value="2021284" calcext:value-type="float">
            <text:p>20212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0:39:22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2237205" calcext:value-type="float">
            <text:p>2237205</text:p>
          </table:table-cell>
          <table:table-cell office:value-type="float" office:value="2021819" calcext:value-type="float">
            <text:p>20218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prim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Manduwar prim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3:08:57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KUYATEH</text:p>
          </table:table-cell>
          <table:table-cell office:value-type="float" office:value="5369000" calcext:value-type="float">
            <text:p>5369000</text:p>
          </table:table-cell>
          <table:table-cell office:value-type="float" office:value="2021942" calcext:value-type="float">
            <text:p>20219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umie</text:p>
          </table:table-cell>
          <table:table-cell office:value-type="string" calcext:value-type="string">
            <text:p>kerr amadou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umie</text:p>
          </table:table-cell>
          <table:table-cell office:value-type="string" calcext:value-type="string">
            <text:p>kunj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1:27:35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252733" calcext:value-type="float">
            <text:p>3252733</text:p>
          </table:table-cell>
          <table:table-cell office:value-type="float" office:value="2023233" calcext:value-type="float">
            <text:p>20232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Cluster 2 <text:s/>S nyan</text:p>
          </table:table-cell>
          <table:table-cell office:value-type="string" calcext:value-type="string">
            <text:p>Campama Banjul</text:p>
          </table:table-cell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Jaloko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0:43:13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isawo</text:p>
          </table:table-cell>
          <table:table-cell office:value-type="float" office:value="7389579" calcext:value-type="float">
            <text:p>7389579</text:p>
          </table:table-cell>
          <table:table-cell office:value-type="float" office:value="2023239" calcext:value-type="float">
            <text:p>20232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Cluster 8</text:p>
          </table:table-cell>
          <table:table-cell office:value-type="string" calcext:value-type="string">
            <text:p>MARSDAN NURSERY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8</text:p>
          </table:table-cell>
          <table:table-cell office:value-type="string" calcext:value-type="string">
            <text:p>CARTER NURSERY SCHOOL TALLINDIN BANTA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1:44:25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Touray</text:p>
          </table:table-cell>
          <table:table-cell office:value-type="string" calcext:value-type="string">
            <text:p>5245335/ 2816626</text:p>
          </table:table-cell>
          <table:table-cell office:value-type="float" office:value="2021698" calcext:value-type="float">
            <text:p>20216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 </text:p>
          </table:table-cell>
          <table:table-cell office:value-type="string" calcext:value-type="string">
            <text:p>Old yundu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</text:p>
          </table:table-cell>
          <table:table-cell office:value-type="string" calcext:value-type="string">
            <text:p>New yundum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3:10:35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ima</text:p>
          </table:table-cell>
          <table:table-cell office:value-type="float" office:value="7850476" calcext:value-type="float">
            <text:p>7850476</text:p>
          </table:table-cell>
          <table:table-cell office:value-type="float" office:value="2023036" calcext:value-type="float">
            <text:p>20230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Kindergarten wattenschei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Destiny nuse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20:01:48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anyang</text:p>
          </table:table-cell>
          <table:table-cell office:value-type="float" office:value="7201651" calcext:value-type="float">
            <text:p>7201651</text:p>
          </table:table-cell>
          <table:table-cell office:value-type="float" office:value="2021736" calcext:value-type="float">
            <text:p>20217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.cal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Brikama ne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9:31:52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awo</text:p>
          </table:table-cell>
          <table:table-cell office:value-type="float" office:value="3412833" calcext:value-type="float">
            <text:p>3412833</text:p>
          </table:table-cell>
          <table:table-cell office:value-type="float" office:value="2022988" calcext:value-type="float">
            <text:p>20229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Yahya faal</text:p>
          </table:table-cell>
          <table:table-cell office:value-type="string" calcext:value-type="string">
            <text:p>Jareng U B 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Yahay faal</text:p>
          </table:table-cell>
          <table:table-cell office:value-type="string" calcext:value-type="string">
            <text:p>Kudang U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43:55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Daffeh</text:p>
          </table:table-cell>
          <table:table-cell office:value-type="float" office:value="7033108" calcext:value-type="float">
            <text:p>7033108</text:p>
          </table:table-cell>
          <table:table-cell office:value-type="float" office:value="2021074" calcext:value-type="float">
            <text:p>20210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usunbala farato(kokum)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usunbala farato(kokum)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05:52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574616" calcext:value-type="float">
            <text:p>3574616</text:p>
          </table:table-cell>
          <table:table-cell office:value-type="float" office:value="2022986" calcext:value-type="float">
            <text:p>20229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6:39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nyang</text:p>
          </table:table-cell>
          <table:table-cell office:value-type="float" office:value="3113469" calcext:value-type="float">
            <text:p>3113469</text:p>
          </table:table-cell>
          <table:table-cell office:value-type="float" office:value="2021688" calcext:value-type="float">
            <text:p>20216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Faraba Banta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0:22:10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allow</text:p>
          </table:table-cell>
          <table:table-cell office:value-type="float" office:value="3023318" calcext:value-type="float">
            <text:p>3023318</text:p>
          </table:table-cell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Region 4</text:p>
          </table:table-cell>
          <table:table-cell table:number-columns-repeated="2" office:value-type="string" calcext:value-type="string">
            <text:p>Pakaliba</text:p>
          </table:table-cell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Mamudf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3:28:42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uso</text:p>
          </table:table-cell>
          <table:table-cell office:value-type="float" office:value="5168125" calcext:value-type="float">
            <text:p>5168125</text:p>
          </table:table-cell>
          <table:table-cell office:value-type="float" office:value="2021036" calcext:value-type="float">
            <text:p>20210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Annex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7:22:16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KUYATEH</text:p>
          </table:table-cell>
          <table:table-cell office:value-type="float" office:value="5369000" calcext:value-type="float">
            <text:p>5369000</text:p>
          </table:table-cell>
          <table:table-cell office:value-type="float" office:value="2021942" calcext:value-type="float">
            <text:p>20219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IUMI</text:p>
          </table:table-cell>
          <table:table-cell office:value-type="string" calcext:value-type="string">
            <text:p>kerr amdou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IUMI</text:p>
          </table:table-cell>
          <table:table-cell office:value-type="string" calcext:value-type="string">
            <text:p>kunja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:12:53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inghateh</text:p>
          </table:table-cell>
          <table:table-cell office:value-type="float" office:value="2545145" calcext:value-type="float">
            <text:p>2545145</text:p>
          </table:table-cell>
          <table:table-cell office:value-type="float" office:value="20221372" calcext:value-type="float">
            <text:p>202213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Mansa Colley Bojang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St Vincent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51:21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7012148" calcext:value-type="float">
            <text:p>7012148</text:p>
          </table:table-cell>
          <table:table-cell office:value-type="float" office:value="2021921" calcext:value-type="float">
            <text:p>20219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Kappa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0:25:47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Nyangado</text:p>
          </table:table-cell>
          <table:table-cell office:value-type="float" office:value="7716402" calcext:value-type="float">
            <text:p>7716402</text:p>
          </table:table-cell>
          <table:table-cell office:value-type="float" office:value="20221351" calcext:value-type="float">
            <text:p>202213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Jamisa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47:30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3736974" calcext:value-type="float">
            <text:p>3736974</text:p>
          </table:table-cell>
          <table:table-cell office:value-type="float" office:value="2021956" calcext:value-type="float">
            <text:p>20219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 group 3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Busura LB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1:37:38</text:p>
          </table:table-cell>
          <table:table-cell office:value-type="string" calcext:value-type="string">
            <text:p>Fatoumata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6996224" calcext:value-type="float">
            <text:p>6996224</text:p>
          </table:table-cell>
          <table:table-cell office:value-type="float" office:value="2021662" calcext:value-type="float">
            <text:p>20216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</text:p>
          </table:table-cell>
          <table:table-cell office:value-type="string" calcext:value-type="string">
            <text:p>Pirang Lowe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</text:p>
          </table:table-cell>
          <table:table-cell office:value-type="string" calcext:value-type="string">
            <text:p>Kulo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0:03:37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NSO</text:p>
          </table:table-cell>
          <table:table-cell office:value-type="float" office:value="7253021" calcext:value-type="float">
            <text:p>7253021</text:p>
          </table:table-cell>
          <table:table-cell office:value-type="float" office:value="2021194" calcext:value-type="float">
            <text:p>20211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WELLINGAR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HAG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10:45:29" calcext:value-type="date">
            <text:p>7/18/2021 10:45:29</text:p>
          </table:table-cell>
          <table:table-cell table:style-name="ce5" office:value-type="string" calcext:value-type="string">
            <text:p>Fatoumata</text:p>
          </table:table-cell>
          <table:table-cell table:style-name="ce5"/>
          <table:table-cell table:style-name="ce5" office:value-type="string" calcext:value-type="string">
            <text:p>Fatty</text:p>
          </table:table-cell>
          <table:table-cell table:style-name="ce10" office:value-type="float" office:value="5374777" calcext:value-type="float">
            <text:p>5374777</text:p>
          </table:table-cell>
          <table:table-cell table:style-name="ce10" office:value-type="float" office:value="20211441" calcext:value-type="float">
            <text:p>2021144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Diploma in primary I class</text:p>
          </table:table-cell>
          <table:table-cell table:style-name="ce5" table:number-columns-repeated="2"/>
          <table:table-cell table:style-name="ce5" office:value-type="string" calcext:value-type="string">
            <text:p>Region 1</text:p>
          </table:table-cell>
          <table:table-cell table:number-columns-repeated="2" table:style-name="ce5" office:value-type="string" calcext:value-type="string">
            <text:p>Talinding annex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New yundu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0T20:43:35" calcext:value-type="date">
            <text:p>7/20/2021 20:43:35</text:p>
          </table:table-cell>
          <table:table-cell table:style-name="ce6" office:value-type="string" calcext:value-type="string">
            <text:p>FATOUMATA</text:p>
          </table:table-cell>
          <table:table-cell table:style-name="ce6"/>
          <table:table-cell table:style-name="ce6" office:value-type="string" calcext:value-type="string">
            <text:p>SISAWO</text:p>
          </table:table-cell>
          <table:table-cell table:style-name="ce9" office:value-type="float" office:value="3077588" calcext:value-type="float">
            <text:p>3077588</text:p>
          </table:table-cell>
          <table:table-cell table:style-name="ce9" office:value-type="float" office:value="20211052" calcext:value-type="float">
            <text:p>2021105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H</text:p>
          </table:table-cell>
          <table:table-cell table:style-name="ce6" table:number-columns-repeated="2"/>
          <table:table-cell table:style-name="ce6" office:value-type="string" calcext:value-type="string">
            <text:p>Region 5</text:p>
          </table:table-cell>
          <table:table-cell table:style-name="ce6" office:value-type="string" calcext:value-type="string">
            <text:p>JARUMEH KOTO</text:p>
          </table:table-cell>
          <table:table-cell table:style-name="ce6" office:value-type="string" calcext:value-type="string">
            <text:p>KUNTING</text:p>
          </table:table-cell>
          <table:table-cell table:style-name="ce6" office:value-type="string" calcext:value-type="string">
            <text:p>Region 5</text:p>
          </table:table-cell>
          <table:table-cell table:style-name="ce6" office:value-type="string" calcext:value-type="string">
            <text:p>JARUMEH KOTO CLUSTER</text:p>
          </table:table-cell>
          <table:table-cell table:style-name="ce6" office:value-type="string" calcext:value-type="string">
            <text:p>DOB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7T00:30:11" calcext:value-type="date">
            <text:p>8/7/2021 0:30:11</text:p>
          </table:table-cell>
          <table:table-cell table:style-name="ce5" office:value-type="string" calcext:value-type="string">
            <text:p>Fatoumata</text:p>
          </table:table-cell>
          <table:table-cell table:style-name="ce5"/>
          <table:table-cell table:style-name="ce5" office:value-type="string" calcext:value-type="string">
            <text:p>Jabbie</text:p>
          </table:table-cell>
          <table:table-cell table:style-name="ce5" office:value-type="string" calcext:value-type="string">
            <text:p>3289746 / 7149904</text:p>
          </table:table-cell>
          <table:table-cell table:style-name="ce10" office:value-type="float" office:value="2021790" calcext:value-type="float">
            <text:p>202179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A class</text:p>
          </table:table-cell>
          <table:table-cell table:style-name="ce5" office:value-type="string" calcext:value-type="string">
            <text:p>islamic studies</text:p>
          </table:table-cell>
          <table:table-cell table:style-name="ce5"/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Safiyong touray</text:p>
          </table:table-cell>
          <table:table-cell table:style-name="ce5" office:value-type="string" calcext:value-type="string">
            <text:p>Latrikunda sabiji lower basic school</text:p>
          </table:table-cell>
          <table:table-cell table:style-name="ce5" office:value-type="string" calcext:value-type="string">
            <text:p>Region 2</text:p>
          </table:table-cell>
          <table:table-cell table:style-name="ce5"/>
          <table:table-cell table:style-name="ce5" office:value-type="string" calcext:value-type="string">
            <text:p>Wellingar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30:45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Camara </text:p>
          </table:table-cell>
          <table:table-cell office:value-type="float" office:value="5928011" calcext:value-type="float">
            <text:p>5928011</text:p>
          </table:table-cell>
          <table:table-cell office:value-type="float" office:value="2021484" calcext:value-type="float">
            <text:p>20214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(c)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9:16:02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5136216" calcext:value-type="float">
            <text:p>5136216</text:p>
          </table:table-cell>
          <table:table-cell office:value-type="float" office:value="20211186" calcext:value-type="float">
            <text:p>202111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5</text:p>
          </table:table-cell>
          <table:table-cell office:value-type="string" calcext:value-type="string">
            <text:p>Yahya faal</text:p>
          </table:table-cell>
          <table:table-cell office:value-type="string" calcext:value-type="string">
            <text:p>Jareng L B 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ulayman <text:s/>A kaite</text:p>
          </table:table-cell>
          <table:table-cell office:value-type="string" calcext:value-type="string">
            <text:p>Kudang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51:20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568262" calcext:value-type="float">
            <text:p>2568262</text:p>
          </table:table-cell>
          <table:table-cell office:value-type="float" office:value="2022984" calcext:value-type="float">
            <text:p>20229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 ya cluster</text:p>
          </table:table-cell>
          <table:table-cell office:value-type="string" calcext:value-type="string">
            <text:p>Darsilami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 ya cluster</text:p>
          </table:table-cell>
          <table:table-cell office:value-type="string" calcext:value-type="string">
            <text:p>Darsilam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15:48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5845830" calcext:value-type="float">
            <text:p>5845830</text:p>
          </table:table-cell>
          <table:table-cell office:value-type="float" office:value="20211255" calcext:value-type="float">
            <text:p>202112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anyang</text:p>
          </table:table-cell>
          <table:table-cell office:value-type="string" calcext:value-type="string">
            <text:p>Sanyang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yang </text:p>
          </table:table-cell>
          <table:table-cell office:value-type="string" calcext:value-type="string">
            <text:p>St Vincent De Paul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0:11:51</text:p>
          </table:table-cell>
          <table:table-cell office:value-type="string" calcext:value-type="string">
            <text:p>Fatoumata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allow </text:p>
          </table:table-cell>
          <table:table-cell office:value-type="float" office:value="30233187200798" calcext:value-type="float">
            <text:p>30233187200798</text:p>
          </table:table-cell>
          <table:table-cell office:value-type="float" office:value="20221216" calcext:value-type="float">
            <text:p>202212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ysical health education </text:p>
          </table:table-cell>
          <table:table-cell office:value-type="string" calcext:value-type="string">
            <text:p>Mathematics </text:p>
          </table:table-cell>
          <table:table-cell office:value-type="string" calcext:value-type="string">
            <text:p>Region 4</text:p>
          </table:table-cell>
          <table:table-cell table:number-columns-repeated="2" office:value-type="string" calcext:value-type="string">
            <text:p>Pakaliba</text:p>
          </table:table-cell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Mamudfana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3:28:38</text:p>
          </table:table-cell>
          <table:table-cell office:value-type="string" calcext:value-type="string">
            <text:p>Fatoumata 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Jobe</text:p>
          </table:table-cell>
          <table:table-cell office:value-type="float" office:value="5807418" calcext:value-type="float">
            <text:p>5807418</text:p>
          </table:table-cell>
          <table:table-cell office:value-type="float" office:value="2021821" calcext:value-type="float">
            <text:p>20218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Bakalar LBS</text:p>
          </table:table-cell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Bakala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6:39:32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Touray </text:p>
          </table:table-cell>
          <table:table-cell office:value-type="float" office:value="7494650" calcext:value-type="float">
            <text:p>7494650</text:p>
          </table:table-cell>
          <table:table-cell office:value-type="float" office:value="2023237" calcext:value-type="float">
            <text:p>20232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Group C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Pakaliba BC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rantaba </text:p>
          </table:table-cell>
          <table:table-cell office:value-type="string" calcext:value-type="string">
            <text:p>Karant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6:24:36</text:p>
          </table:table-cell>
          <table:table-cell office:value-type="string" calcext:value-type="string">
            <text:p>Fatoumata </text:p>
          </table:table-cell>
          <table:table-cell/>
          <table:table-cell office:value-type="string" calcext:value-type="string">
            <text:p>Conteh</text:p>
          </table:table-cell>
          <table:table-cell office:value-type="float" office:value="3312795" calcext:value-type="float">
            <text:p>3312795</text:p>
          </table:table-cell>
          <table:table-cell office:value-type="float" office:value="2023004" calcext:value-type="float">
            <text:p>2023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Suwareh kunda cherr jatta bolo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9:55:38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Marong</text:p>
          </table:table-cell>
          <table:table-cell office:value-type="float" office:value="3474830" calcext:value-type="float">
            <text:p>3474830</text:p>
          </table:table-cell>
          <table:table-cell office:value-type="float" office:value="2021010" calcext:value-type="float">
            <text:p>20210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 group 4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bang lower basic school 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New yundum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19:09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Bajinka</text:p>
          </table:table-cell>
          <table:table-cell office:value-type="float" office:value="3449644" calcext:value-type="float">
            <text:p>3449644</text:p>
          </table:table-cell>
          <table:table-cell office:value-type="float" office:value="20211163" calcext:value-type="float">
            <text:p>202111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Serrekunda Annex Lower Basic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Carte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04:22</text:p>
          </table:table-cell>
          <table:table-cell office:value-type="string" calcext:value-type="string">
            <text:p>Fatoumat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llow</text:p>
          </table:table-cell>
          <table:table-cell office:value-type="float" office:value="3141923" calcext:value-type="float">
            <text:p>3141923</text:p>
          </table:table-cell>
          <table:table-cell office:value-type="float" office:value="2021915" calcext:value-type="float">
            <text:p>20219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ma kunku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 cluster</text:p>
          </table:table-cell>
          <table:table-cell office:value-type="string" calcext:value-type="string">
            <text:p>Jaba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15:45</text:p>
          </table:table-cell>
          <table:table-cell office:value-type="string" calcext:value-type="string">
            <text:p>Fatoumat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ojang</text:p>
          </table:table-cell>
          <table:table-cell office:value-type="float" office:value="3954107" calcext:value-type="float">
            <text:p>3954107</text:p>
          </table:table-cell>
          <table:table-cell office:value-type="float" office:value="20221365" calcext:value-type="float">
            <text:p>202213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Faraba Banta</text:p>
          </table:table-cell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Talind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2:20:48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Fofana</text:p>
          </table:table-cell>
          <table:table-cell office:value-type="float" office:value="3913010" calcext:value-type="float">
            <text:p>3913010</text:p>
          </table:table-cell>
          <table:table-cell office:value-type="float" office:value="2021408" calcext:value-type="float">
            <text:p>20214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Tallinding annex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3:05:35</text:p>
          </table:table-cell>
          <table:table-cell office:value-type="string" calcext:value-type="string">
            <text:p>Fatoumat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lah</text:p>
          </table:table-cell>
          <table:table-cell office:value-type="float" office:value="3503592" calcext:value-type="float">
            <text:p>3503592</text:p>
          </table:table-cell>
          <table:table-cell office:value-type="float" office:value="2021394" calcext:value-type="float">
            <text:p>20213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e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Madian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6:34:11</text:p>
          </table:table-cell>
          <table:table-cell office:value-type="string" calcext:value-type="string">
            <text:p>Fatoumat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llow</text:p>
          </table:table-cell>
          <table:table-cell office:value-type="float" office:value="2555044" calcext:value-type="float">
            <text:p>2555044</text:p>
          </table:table-cell>
          <table:table-cell office:value-type="float" office:value="2023291" calcext:value-type="float">
            <text:p>20232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achaba sulayjobe</text:p>
          </table:table-cell>
          <table:table-cell office:value-type="string" calcext:value-type="string">
            <text:p>Bajen's memorial nurse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ukuta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31:47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Dembajang</text:p>
          </table:table-cell>
          <table:table-cell office:value-type="float" office:value="3197984" calcext:value-type="float">
            <text:p>3197984</text:p>
          </table:table-cell>
          <table:table-cell office:value-type="float" office:value="20211209" calcext:value-type="float">
            <text:p>202112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24:37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7380543" calcext:value-type="float">
            <text:p>7380543</text:p>
          </table:table-cell>
          <table:table-cell office:value-type="float" office:value="2022011" calcext:value-type="float">
            <text:p>20220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F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New yundum upper basic school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Busumbala Farato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4:00:37</text:p>
          </table:table-cell>
          <table:table-cell office:value-type="string" calcext:value-type="string">
            <text:p>Fatoumatta</text:p>
          </table:table-cell>
          <table:table-cell/>
          <table:table-cell office:value-type="string" calcext:value-type="string">
            <text:p>Kijera</text:p>
          </table:table-cell>
          <table:table-cell office:value-type="float" office:value="3297243" calcext:value-type="float">
            <text:p>3297243</text:p>
          </table:table-cell>
          <table:table-cell office:value-type="float" office:value="2022994" calcext:value-type="float">
            <text:p>20229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New yundum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22:25:45" calcext:value-type="date">
            <text:p>7/17/2021 22:25:45</text:p>
          </table:table-cell>
          <table:table-cell table:style-name="ce5" office:value-type="string" calcext:value-type="string">
            <text:p>Fatoumatta</text:p>
          </table:table-cell>
          <table:table-cell table:style-name="ce5"/>
          <table:table-cell table:style-name="ce5" office:value-type="string" calcext:value-type="string">
            <text:p>Janneh</text:p>
          </table:table-cell>
          <table:table-cell table:style-name="ce10" office:value-type="float" office:value="3431276" calcext:value-type="float">
            <text:p>3431276</text:p>
          </table:table-cell>
          <table:table-cell table:style-name="ce10" office:value-type="float" office:value="2022993" calcext:value-type="float">
            <text:p>2022993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English four,SES two and general group D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Lamin daranka</text:p>
          </table:table-cell>
          <table:table-cell table:style-name="ce5" office:value-type="string" calcext:value-type="string">
            <text:p>Lamin daranka UBS/SS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anjullinding</text:p>
          </table:table-cell>
          <table:table-cell table:style-name="ce5" office:value-type="string" calcext:value-type="string">
            <text:p>Banjullinding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2:51</text:p>
          </table:table-cell>
          <table:table-cell office:value-type="string" calcext:value-type="string">
            <text:p>Fatoumatta 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7804641" calcext:value-type="float">
            <text:p>7804641</text:p>
          </table:table-cell>
          <table:table-cell office:value-type="float" office:value="2021409" calcext:value-type="float">
            <text:p>20214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 class Room 5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bang Madiana LBS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diana LBS <text:s/>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17:33</text:p>
          </table:table-cell>
          <table:table-cell office:value-type="string" calcext:value-type="string">
            <text:p>Fatoumatta </text:p>
          </table:table-cell>
          <table:table-cell/>
          <table:table-cell office:value-type="string" calcext:value-type="string">
            <text:p>Drammeh </text:p>
          </table:table-cell>
          <table:table-cell office:value-type="float" office:value="2612960" calcext:value-type="float">
            <text:p>2612960</text:p>
          </table:table-cell>
          <table:table-cell office:value-type="float" office:value="20211440" calcext:value-type="float">
            <text:p>202114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ekunda </text:p>
          </table:table-cell>
          <table:table-cell office:value-type="string" calcext:value-type="string">
            <text:p>Serekunda Annex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anchaba sulay jobe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9:46:59</text:p>
          </table:table-cell>
          <table:table-cell office:value-type="string" calcext:value-type="string">
            <text:p>Fatoumatta </text:p>
          </table:table-cell>
          <table:table-cell office:value-type="string" calcext:value-type="string">
            <text:p>Jatta</text:p>
          </table:table-cell>
          <table:table-cell office:value-type="string" calcext:value-type="string">
            <text:p>Demba</text:p>
          </table:table-cell>
          <table:table-cell office:value-type="float" office:value="2337009" calcext:value-type="float">
            <text:p>2337009</text:p>
          </table:table-cell>
          <table:table-cell office:value-type="float" office:value="2021748" calcext:value-type="float">
            <text:p>20217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ower basic school and kembujeh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5:10:33</text:p>
          </table:table-cell>
          <table:table-cell office:value-type="string" calcext:value-type="string">
            <text:p>Fatoumatt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llow</text:p>
          </table:table-cell>
          <table:table-cell office:value-type="float" office:value="3410843" calcext:value-type="float">
            <text:p>3410843</text:p>
          </table:table-cell>
          <table:table-cell office:value-type="float" office:value="20211124" calcext:value-type="float">
            <text:p>202111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ower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Bundung low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6:35:00</text:p>
          </table:table-cell>
          <table:table-cell office:value-type="string" calcext:value-type="string">
            <text:p>Fatoumatt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</text:p>
          </table:table-cell>
          <table:table-cell office:value-type="float" office:value="3999613" calcext:value-type="float">
            <text:p>3999613</text:p>
          </table:table-cell>
          <table:table-cell office:value-type="float" office:value="2023202" calcext:value-type="float">
            <text:p>20232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Turntable </text:p>
          </table:table-cell>
          <table:table-cell office:value-type="string" calcext:value-type="string">
            <text:p>Interior academy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Turntable </text:p>
          </table:table-cell>
          <table:table-cell office:value-type="string" calcext:value-type="string">
            <text:p>Interior Academy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34:47</text:p>
          </table:table-cell>
          <table:table-cell office:value-type="string" calcext:value-type="string">
            <text:p>Fidel</text:p>
          </table:table-cell>
          <table:table-cell/>
          <table:table-cell office:value-type="string" calcext:value-type="string">
            <text:p>Gomez</text:p>
          </table:table-cell>
          <table:table-cell office:value-type="float" office:value="3955347" calcext:value-type="float">
            <text:p>3955347</text:p>
          </table:table-cell>
          <table:table-cell office:value-type="float" office:value="20221383" calcext:value-type="float">
            <text:p>202213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Upper Basic and Senior Second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foe Upper Basic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4:03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mez</text:p>
          </table:table-cell>
          <table:table-cell office:value-type="float" office:value="5834041" calcext:value-type="float">
            <text:p>5834041</text:p>
          </table:table-cell>
          <table:table-cell office:value-type="float" office:value="2022999" calcext:value-type="float">
            <text:p>20229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C.R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Brikama Methodist UBS 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50:36</text:p>
          </table:table-cell>
          <table:table-cell office:value-type="string" calcext:value-type="string">
            <text:p>Frank Lou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dy</text:p>
          </table:table-cell>
          <table:table-cell office:value-type="float" office:value="3913762" calcext:value-type="float">
            <text:p>3913762</text:p>
          </table:table-cell>
          <table:table-cell office:value-type="float" office:value="20221067" calcext:value-type="float">
            <text:p>202210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Anne Marie Rivia Basic Cycl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Jamisa Upper and Senior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2:02:14</text:p>
          </table:table-cell>
          <table:table-cell office:value-type="string" calcext:value-type="string">
            <text:p>Funne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7202339/3156930</text:p>
          </table:table-cell>
          <table:table-cell office:value-type="float" office:value="2021022" calcext:value-type="float">
            <text:p>20210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donk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u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22:13:24" calcext:value-type="date">
            <text:p>7/16/2021 22:13:24</text:p>
          </table:table-cell>
          <table:table-cell table:style-name="ce6" office:value-type="string" calcext:value-type="string">
            <text:p>GIBBEH</text:p>
          </table:table-cell>
          <table:table-cell table:style-name="ce6"/>
          <table:table-cell table:style-name="ce6" office:value-type="string" calcext:value-type="string">
            <text:p>CEESAY</text:p>
          </table:table-cell>
          <table:table-cell table:style-name="ce9" office:value-type="float" office:value="3506201" calcext:value-type="float">
            <text:p>3506201</text:p>
          </table:table-cell>
          <table:table-cell table:style-name="ce9" office:value-type="float" office:value="2021728" calcext:value-type="float">
            <text:p>2021728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table:number-columns-repeated="3"/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Responder updated this value. SAFIYONG TOURAY</text:p>
          </table:table-cell>
          <table:table-cell table:style-name="ce6" office:value-type="string" calcext:value-type="string">
            <text:p>LATRI KUNDA LBS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Responder updated this value. KEBBA MANNEH</text:p>
          </table:table-cell>
          <table:table-cell table:style-name="ce6" office:value-type="string" calcext:value-type="string">
            <text:p>ST. CHARLES LWANG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2:03:04</text:p>
          </table:table-cell>
          <table:table-cell office:value-type="string" calcext:value-type="string">
            <text:p>Gibbi 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3390942" calcext:value-type="float">
            <text:p>3390942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Mbayen Wollof 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Mbayen Wollof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23:10:19</text:p>
          </table:table-cell>
          <table:table-cell office:value-type="string" calcext:value-type="string">
            <text:p>Habbi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720520" calcext:value-type="float">
            <text:p>3720520</text:p>
          </table:table-cell>
          <table:table-cell office:value-type="float" office:value="20221000" calcext:value-type="float">
            <text:p>202210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H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banjelly cluster</text:p>
          </table:table-cell>
          <table:table-cell office:value-type="string" calcext:value-type="string">
            <text:p>Jambanjelly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banjelly cluster</text:p>
          </table:table-cell>
          <table:table-cell office:value-type="string" calcext:value-type="string">
            <text:p>St Francise Upper and Senior Secondary School Kunkujang Mariama Villag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1:59:02</text:p>
          </table:table-cell>
          <table:table-cell office:value-type="string" calcext:value-type="string">
            <text:p>Habibou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397760" calcext:value-type="float">
            <text:p>3397760</text:p>
          </table:table-cell>
          <table:table-cell office:value-type="float" office:value="2021607" calcext:value-type="float">
            <text:p>20216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Sibito Basic cycle school.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erreng</text:p>
          </table:table-cell>
          <table:table-cell office:value-type="string" calcext:value-type="string">
            <text:p>Dalaba Lower Basic school.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2:06:03</text:p>
          </table:table-cell>
          <table:table-cell office:value-type="string" calcext:value-type="string">
            <text:p>Habibou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397760" calcext:value-type="float">
            <text:p>3397760</text:p>
          </table:table-cell>
          <table:table-cell office:value-type="float" office:value="2021607" calcext:value-type="float">
            <text:p>20216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Sibito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erreng</text:p>
          </table:table-cell>
          <table:table-cell office:value-type="string" calcext:value-type="string">
            <text:p>Dalab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00:49:29" calcext:value-type="date">
            <text:p>7/16/2021 0:49:29</text:p>
          </table:table-cell>
          <table:table-cell table:style-name="ce6" office:value-type="string" calcext:value-type="string">
            <text:p>Habsa</text:p>
          </table:table-cell>
          <table:table-cell table:style-name="ce6"/>
          <table:table-cell table:style-name="ce6" office:value-type="string" calcext:value-type="string">
            <text:p>Choi</text:p>
          </table:table-cell>
          <table:table-cell table:style-name="ce9" office:value-type="float" office:value="7486501" calcext:value-type="float">
            <text:p>7486501</text:p>
          </table:table-cell>
          <table:table-cell table:style-name="ce9" office:value-type="float" office:value="20221004" calcext:value-type="float">
            <text:p>2022100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/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Home science</text:p>
          </table:table-cell>
          <table:table-cell table:style-name="ce6" office:value-type="string" calcext:value-type="string">
            <text:p>Region 3</text:p>
          </table:table-cell>
          <table:table-cell table:number-columns-repeated="2" table:style-name="ce6" office:value-type="string" calcext:value-type="string">
            <text:p>Ngayen sanjal</text:p>
          </table:table-cell>
          <table:table-cell table:style-name="ce6" office:value-type="string" calcext:value-type="string">
            <text:p>Region 3</text:p>
          </table:table-cell>
          <table:table-cell table:number-columns-repeated="2" table:style-name="ce6"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2T21:56:40" calcext:value-type="date">
            <text:p>7/22/2021 21:56:40</text:p>
          </table:table-cell>
          <table:table-cell table:style-name="ce5" office:value-type="string" calcext:value-type="string">
            <text:p>HADDIJATOU</text:p>
          </table:table-cell>
          <table:table-cell table:style-name="ce5"/>
          <table:table-cell table:style-name="ce5" office:value-type="string" calcext:value-type="string">
            <text:p>COLLEY</text:p>
          </table:table-cell>
          <table:table-cell table:style-name="ce10" office:value-type="float" office:value="7295031" calcext:value-type="float">
            <text:p>7295031</text:p>
          </table:table-cell>
          <table:table-cell table:style-name="ce10" office:value-type="float" office:value="2021817" calcext:value-type="float">
            <text:p>202181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B CLASS</text:p>
          </table:table-cell>
          <table:table-cell table:style-name="ce5" office:value-type="string" calcext:value-type="string">
            <text:p>QURAN</text:p>
          </table:table-cell>
          <table:table-cell table:style-name="ce5" office:value-type="string" calcext:value-type="string">
            <text:p>HADITH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JAMISA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JALAMB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1T18:55:39" calcext:value-type="date">
            <text:p>8/1/2021 18:55:39</text:p>
          </table:table-cell>
          <table:table-cell table:style-name="ce5" office:value-type="string" calcext:value-type="string">
            <text:p>Haddijatou</text:p>
          </table:table-cell>
          <table:table-cell table:style-name="ce5"/>
          <table:table-cell table:style-name="ce5" office:value-type="string" calcext:value-type="string">
            <text:p>Faye</text:p>
          </table:table-cell>
          <table:table-cell table:style-name="ce10" office:value-type="float" office:value="3152630" calcext:value-type="float">
            <text:p>3152630</text:p>
          </table:table-cell>
          <table:table-cell table:style-name="ce10" office:value-type="float" office:value="2022330" calcext:value-type="float">
            <text:p>202233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General F</text:p>
          </table:table-cell>
          <table:table-cell table:style-name="ce5" office:value-type="string" calcext:value-type="string">
            <text:p>Maths</text:p>
          </table:table-cell>
          <table:table-cell table:style-name="ce5" office:value-type="string" calcext:value-type="string">
            <text:p>S.E.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Ming daw UB/SSS and Yunus English UB/SSS</text:p>
          </table:table-cell>
          <table:table-cell table:style-name="ce5" office:value-type="string" calcext:value-type="string">
            <text:p>Region 3</text:p>
          </table:table-cell>
          <table:table-cell table:style-name="ce5" office:value-type="string" calcext:value-type="string">
            <text:p>Ebrima c. Njie</text:p>
          </table:table-cell>
          <table:table-cell table:style-name="ce5" office:value-type="string" calcext:value-type="string">
            <text:p>Fass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2:03:26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Krubally</text:p>
          </table:table-cell>
          <table:table-cell office:value-type="string" calcext:value-type="string">
            <text:p>3426927 /2099046</text:p>
          </table:table-cell>
          <table:table-cell office:value-type="float" office:value="2022803" calcext:value-type="float">
            <text:p>20228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Science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e</text:p>
          </table:table-cell>
          <table:table-cell office:value-type="string" calcext:value-type="string">
            <text:p>Bakalar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e</text:p>
          </table:table-cell>
          <table:table-cell office:value-type="string" calcext:value-type="string">
            <text:p>Bakala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58:57</text:p>
          </table:table-cell>
          <table:table-cell office:value-type="string" calcext:value-type="string">
            <text:p>Haddy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endy</text:p>
          </table:table-cell>
          <table:table-cell office:value-type="float" office:value="3329222" calcext:value-type="float">
            <text:p>3329222</text:p>
          </table:table-cell>
          <table:table-cell office:value-type="float" office:value="2022719" calcext:value-type="float">
            <text:p>20227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diadou <text:s text:c="2"/>sss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inack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21:29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5093188" calcext:value-type="float">
            <text:p>5093188</text:p>
          </table:table-cell>
          <table:table-cell office:value-type="float" office:value="2022794" calcext:value-type="float">
            <text:p>20227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(A)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YIRINGANY</text:p>
          </table:table-cell>
          <table:table-cell office:value-type="string" calcext:value-type="string">
            <text:p>DADDY JOBE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B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6:38:01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Senghore</text:p>
          </table:table-cell>
          <table:table-cell office:value-type="float" office:value="3305941" calcext:value-type="float">
            <text:p>3305941</text:p>
          </table:table-cell>
          <table:table-cell office:value-type="float" office:value="20221313" calcext:value-type="float">
            <text:p>202213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Kerr sanyang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Kerrsany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29:17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Kah</text:p>
          </table:table-cell>
          <table:table-cell office:value-type="float" office:value="5865212" calcext:value-type="float">
            <text:p>5865212</text:p>
          </table:table-cell>
          <table:table-cell office:value-type="float" office:value="2021866" calcext:value-type="float">
            <text:p>20218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:B/Group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Pa modou sallah</text:p>
          </table:table-cell>
          <table:table-cell office:value-type="string" calcext:value-type="string">
            <text:p>Medina sering mass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Pa modou sallah</text:p>
          </table:table-cell>
          <table:table-cell office:value-type="string" calcext:value-type="string">
            <text:p>Medina sering mas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0:46:14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Faye</text:p>
          </table:table-cell>
          <table:table-cell office:value-type="float" office:value="5260786" calcext:value-type="float">
            <text:p>5260786</text:p>
          </table:table-cell>
          <table:table-cell office:value-type="float" office:value="2021009" calcext:value-type="float">
            <text:p>20210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wayeto</text:p>
          </table:table-cell>
          <table:table-cell office:value-type="string" calcext:value-type="string">
            <text:p>Jadus academy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kings</text:p>
          </table:table-cell>
          <table:table-cell office:value-type="string" calcext:value-type="string">
            <text:p>Babylonding basic cycle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22:57:51</text:p>
          </table:table-cell>
          <table:table-cell office:value-type="string" calcext:value-type="string">
            <text:p>Haddy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Cham</text:p>
          </table:table-cell>
          <table:table-cell office:value-type="float" office:value="2977685" calcext:value-type="float">
            <text:p>2977685</text:p>
          </table:table-cell>
          <table:table-cell office:value-type="float" office:value="2021331" calcext:value-type="float">
            <text:p>20213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ekunda</text:p>
          </table:table-cell>
          <table:table-cell office:value-type="string" calcext:value-type="string">
            <text:p>Tallingding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gding</text:p>
          </table:table-cell>
          <table:table-cell office:value-type="string" calcext:value-type="string">
            <text:p>Seven days advantage (SDA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2:31:05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Nyass</text:p>
          </table:table-cell>
          <table:table-cell office:value-type="float" office:value="3208849" calcext:value-type="float">
            <text:p>3208849</text:p>
          </table:table-cell>
          <table:table-cell office:value-type="float" office:value="20221218" calcext:value-type="float">
            <text:p>202212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 cluster</text:p>
          </table:table-cell>
          <table:table-cell office:value-type="string" calcext:value-type="string">
            <text:p>Jabang U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Some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03:40</text:p>
          </table:table-cell>
          <table:table-cell office:value-type="string" calcext:value-type="string">
            <text:p>Haddy</text:p>
          </table:table-cell>
          <table:table-cell/>
          <table:table-cell office:value-type="string" calcext:value-type="string">
            <text:p>Sarjo</text:p>
          </table:table-cell>
          <table:table-cell office:value-type="float" office:value="3128078" calcext:value-type="float">
            <text:p>3128078</text:p>
          </table:table-cell>
          <table:table-cell office:value-type="float" office:value="2022012" calcext:value-type="float">
            <text:p>20220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rra Essau upper Basic School</text:p>
          </table:table-cell>
          <table:table-cell office:value-type="string" calcext:value-type="string">
            <text:p>Region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 Matthews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0T15:16:49" calcext:value-type="date">
            <text:p>7/20/2021 15:16:49</text:p>
          </table:table-cell>
          <table:table-cell table:style-name="ce6" office:value-type="string" calcext:value-type="string">
            <text:p>Haddy</text:p>
          </table:table-cell>
          <table:table-cell table:style-name="ce6"/>
          <table:table-cell table:style-name="ce6" office:value-type="string" calcext:value-type="string">
            <text:p>Penn</text:p>
          </table:table-cell>
          <table:table-cell table:style-name="ce9" office:value-type="float" office:value="3813552" calcext:value-type="float">
            <text:p>3813552</text:p>
          </table:table-cell>
          <table:table-cell table:style-name="ce9" office:value-type="float" office:value="2021198" calcext:value-type="float">
            <text:p>2021198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njulinding</text:p>
          </table:table-cell>
          <table:table-cell table:style-name="ce6" office:value-type="string" calcext:value-type="string">
            <text:p>Old Yundum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njulinding</text:p>
          </table:table-cell>
          <table:table-cell table:style-name="ce6" office:value-type="string" calcext:value-type="string">
            <text:p>Kunkujang keita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31:19</text:p>
          </table:table-cell>
          <table:table-cell office:value-type="string" calcext:value-type="string">
            <text:p>Haddy </text:p>
          </table:table-cell>
          <table:table-cell/>
          <table:table-cell office:value-type="string" calcext:value-type="string">
            <text:p>Jobe </text:p>
          </table:table-cell>
          <table:table-cell office:value-type="string" calcext:value-type="string">
            <text:p>3441252/2477475</text:p>
          </table:table-cell>
          <table:table-cell office:value-type="float" office:value="20211268" calcext:value-type="float">
            <text:p>202112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 </text:p>
          </table:table-cell>
          <table:table-cell office:value-type="string" calcext:value-type="string">
            <text:p>Latrikunda sabiji low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ax</text:p>
          </table:table-cell>
          <table:table-cell office:value-type="string" calcext:value-type="string">
            <text:p>Tallinding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6:11:15</text:p>
          </table:table-cell>
          <table:table-cell office:value-type="string" calcext:value-type="string">
            <text:p>Hadijatou</text:p>
          </table:table-cell>
          <table:table-cell/>
          <table:table-cell office:value-type="string" calcext:value-type="string">
            <text:p>Choi</text:p>
          </table:table-cell>
          <table:table-cell office:value-type="float" office:value="5258965" calcext:value-type="float">
            <text:p>5258965</text:p>
          </table:table-cell>
          <table:table-cell office:value-type="float" office:value="2021924" calcext:value-type="float">
            <text:p>20219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Mandinary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9:04:08</text:p>
          </table:table-cell>
          <table:table-cell office:value-type="string" calcext:value-type="string">
            <text:p>Halimatou 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2923446" calcext:value-type="float">
            <text:p>2923446</text:p>
          </table:table-cell>
          <table:table-cell office:value-type="float" office:value="20221258" calcext:value-type="float">
            <text:p>202212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 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35:16</text:p>
          </table:table-cell>
          <table:table-cell office:value-type="string" calcext:value-type="string">
            <text:p>Hamat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2023046" calcext:value-type="float">
            <text:p>2023046</text:p>
          </table:table-cell>
          <table:table-cell office:value-type="float" office:value="20221329" calcext:value-type="float">
            <text:p>202213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ubs/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oudum Barrack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0:07:28</text:p>
          </table:table-cell>
          <table:table-cell office:value-type="string" calcext:value-type="string">
            <text:p>Haruna</text:p>
          </table:table-cell>
          <table:table-cell/>
          <table:table-cell office:value-type="string" calcext:value-type="string">
            <text:p>Sey</text:p>
          </table:table-cell>
          <table:table-cell office:value-type="float" office:value="7508528" calcext:value-type="float">
            <text:p>7508528</text:p>
          </table:table-cell>
          <table:table-cell office:value-type="float" office:value="20211295" calcext:value-type="float">
            <text:p>202112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arantaba</text:p>
          </table:table-cell>
          <table:table-cell office:value-type="string" calcext:value-type="string">
            <text:p>Karantaba l. B. 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umbija</text:p>
          </table:table-cell>
          <table:table-cell office:value-type="string" calcext:value-type="string">
            <text:p>Kumbija l. B.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35:30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5053448" calcext:value-type="float">
            <text:p>5053448</text:p>
          </table:table-cell>
          <table:table-cell office:value-type="float" office:value="2023297" calcext:value-type="float">
            <text:p>20232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banor NC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banor N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6:44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2907740" calcext:value-type="float">
            <text:p>2907740</text:p>
          </table:table-cell>
          <table:table-cell office:value-type="float" office:value="20221328" calcext:value-type="float">
            <text:p>202213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O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Mayork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nella</text:p>
          </table:table-cell>
          <table:table-cell office:value-type="string" calcext:value-type="string">
            <text:p>Kwinel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8:04:19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3565498" calcext:value-type="float">
            <text:p>3565498</text:p>
          </table:table-cell>
          <table:table-cell office:value-type="float" office:value="2022798" calcext:value-type="float">
            <text:p>20227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Darsilami U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UBS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40:28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2018990" calcext:value-type="float">
            <text:p>2018990</text:p>
          </table:table-cell>
          <table:table-cell office:value-type="float" office:value="2021909" calcext:value-type="float">
            <text:p>20219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giddah </text:p>
          </table:table-cell>
          <table:table-cell office:value-type="string" calcext:value-type="string">
            <text:p>Giddah lower basic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iang Nema</text:p>
          </table:table-cell>
          <table:table-cell office:value-type="string" calcext:value-type="string">
            <text:p>Kiang 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9:53:23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3719932" calcext:value-type="float">
            <text:p>3719932</text:p>
          </table:table-cell>
          <table:table-cell office:value-type="float" office:value="2021693" calcext:value-type="float">
            <text:p>20216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 Group 6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t. Joseph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t. Joseph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5:48:48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7520738" calcext:value-type="float">
            <text:p>7520738</text:p>
          </table:table-cell>
          <table:table-cell office:value-type="float" office:value="2021555" calcext:value-type="float">
            <text:p>20215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ruft</text:p>
          </table:table-cell>
          <table:table-cell office:value-type="string" calcext:value-type="string">
            <text:p>Sanchab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Brusub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0:00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Hydara</text:p>
          </table:table-cell>
          <table:table-cell office:value-type="float" office:value="2113149" calcext:value-type="float">
            <text:p>2113149</text:p>
          </table:table-cell>
          <table:table-cell office:value-type="float" office:value="2022355" calcext:value-type="float">
            <text:p>20223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8:54:57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Danso</text:p>
          </table:table-cell>
          <table:table-cell office:value-type="float" office:value="7060995" calcext:value-type="float">
            <text:p>7060995</text:p>
          </table:table-cell>
          <table:table-cell office:value-type="float" office:value="20221331" calcext:value-type="float">
            <text:p>202213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subi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Masroor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8:50:59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2864076" calcext:value-type="float">
            <text:p>2864076</text:p>
          </table:table-cell>
          <table:table-cell office:value-type="float" office:value="2021683" calcext:value-type="float">
            <text:p>20216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Rk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arikama</text:p>
          </table:table-cell>
          <table:table-cell office:value-type="string" calcext:value-type="string">
            <text:p>Kembuje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0:17:25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7064567" calcext:value-type="float">
            <text:p>7064567</text:p>
          </table:table-cell>
          <table:table-cell office:value-type="float" office:value="20211113" calcext:value-type="float">
            <text:p>202111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Jambajelly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54:06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meh</text:p>
          </table:table-cell>
          <table:table-cell office:value-type="float" office:value="5808666" calcext:value-type="float">
            <text:p>5808666</text:p>
          </table:table-cell>
          <table:table-cell office:value-type="float" office:value="20211110" calcext:value-type="float">
            <text:p>202111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anchab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23:23:03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Khan</text:p>
          </table:table-cell>
          <table:table-cell office:value-type="float" office:value="3153645" calcext:value-type="float">
            <text:p>3153645</text:p>
          </table:table-cell>
          <table:table-cell office:value-type="float" office:value="2021609" calcext:value-type="float">
            <text:p>20216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me science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St. Aidan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20:58:24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uray</text:p>
          </table:table-cell>
          <table:table-cell office:value-type="float" office:value="7652902" calcext:value-type="float">
            <text:p>7652902</text:p>
          </table:table-cell>
          <table:table-cell office:value-type="float" office:value="2022010" calcext:value-type="float">
            <text:p>20220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ntaba</text:p>
          </table:table-cell>
          <table:table-cell office:value-type="string" calcext:value-type="string">
            <text:p>Sami pachonki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ntaba</text:p>
          </table:table-cell>
          <table:table-cell office:value-type="string" calcext:value-type="string">
            <text:p>Demfai njag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3:21:06</text:p>
          </table:table-cell>
          <table:table-cell office:value-type="string" calcext:value-type="string">
            <text:p>Haw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2954495" calcext:value-type="float">
            <text:p>2954495</text:p>
          </table:table-cell>
          <table:table-cell office:value-type="float" office:value="2021600" calcext:value-type="float">
            <text:p>20216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prim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9:53:56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mara</text:p>
          </table:table-cell>
          <table:table-cell office:value-type="float" office:value="2195609" calcext:value-type="float">
            <text:p>2195609</text:p>
          </table:table-cell>
          <table:table-cell office:value-type="float" office:value="2121019" calcext:value-type="float">
            <text:p>21210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lamb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4:34:21" calcext:value-type="date">
            <text:p>7/16/2021 14:34:21</text:p>
          </table:table-cell>
          <table:table-cell table:style-name="ce6" office:value-type="string" calcext:value-type="string">
            <text:p>Hawa</text:p>
          </table:table-cell>
          <table:table-cell table:style-name="ce6" office:value-type="string" calcext:value-type="string">
            <text:p>M.A</text:p>
          </table:table-cell>
          <table:table-cell table:style-name="ce6" office:value-type="string" calcext:value-type="string">
            <text:p>Jallow</text:p>
          </table:table-cell>
          <table:table-cell table:style-name="ce9" office:value-type="float" office:value="2009919" calcext:value-type="float">
            <text:p>2009919</text:p>
          </table:table-cell>
          <table:table-cell table:style-name="ce9" office:value-type="float" office:value="2021120" calcext:value-type="float">
            <text:p>202112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Primary</text:p>
          </table:table-cell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ufut</text:p>
          </table:table-cell>
          <table:table-cell table:style-name="ce6" office:value-type="string" calcext:value-type="string">
            <text:p>Brufut lower basic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ufut</text:p>
          </table:table-cell>
          <table:table-cell table:style-name="ce6" office:value-type="string" calcext:value-type="string">
            <text:p>Brufut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22:36:08" calcext:value-type="date">
            <text:p>7/17/2021 22:36:08</text:p>
          </table:table-cell>
          <table:table-cell table:style-name="ce6" office:value-type="string" calcext:value-type="string">
            <text:p>Hawa</text:p>
          </table:table-cell>
          <table:table-cell table:style-name="ce6"/>
          <table:table-cell table:style-name="ce6" office:value-type="string" calcext:value-type="string">
            <text:p>Colley</text:p>
          </table:table-cell>
          <table:table-cell table:style-name="ce9" office:value-type="float" office:value="3339974" calcext:value-type="float">
            <text:p>3339974</text:p>
          </table:table-cell>
          <table:table-cell table:style-name="ce9" office:value-type="float" office:value="2021486" calcext:value-type="float">
            <text:p>2021486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O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 cluster</text:p>
          </table:table-cell>
          <table:table-cell table:style-name="ce6" office:value-type="string" calcext:value-type="string">
            <text:p>Brikama primary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 cluster</text:p>
          </table:table-cell>
          <table:table-cell table:style-name="ce6" office:value-type="string" calcext:value-type="string">
            <text:p>gidda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33:08</text:p>
          </table:table-cell>
          <table:table-cell office:value-type="string" calcext:value-type="string">
            <text:p>Hawa 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254050" calcext:value-type="float">
            <text:p>3254050</text:p>
          </table:table-cell>
          <table:table-cell office:value-type="float" office:value="20211158" calcext:value-type="float">
            <text:p>202111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loeel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 Jame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0:52:28</text:p>
          </table:table-cell>
          <table:table-cell office:value-type="string" calcext:value-type="string">
            <text:p>Hawa </text:p>
          </table:table-cell>
          <table:table-cell/>
          <table:table-cell office:value-type="string" calcext:value-type="string">
            <text:p>CONTEH </text:p>
          </table:table-cell>
          <table:table-cell office:value-type="float" office:value="3745859" calcext:value-type="float">
            <text:p>3745859</text:p>
          </table:table-cell>
          <table:table-cell office:value-type="float" office:value="2023217" calcext:value-type="float">
            <text:p>20232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 Class 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Royal see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Henryana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14:41</text:p>
          </table:table-cell>
          <table:table-cell office:value-type="string" calcext:value-type="string">
            <text:p>Ho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esay</text:p>
          </table:table-cell>
          <table:table-cell office:value-type="float" office:value="3413093" calcext:value-type="float">
            <text:p>3413093</text:p>
          </table:table-cell>
          <table:table-cell office:value-type="float" office:value="2021888" calcext:value-type="float">
            <text:p>20218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ols 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23:37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Dacosta</text:p>
          </table:table-cell>
          <table:table-cell office:value-type="float" office:value="3522812" calcext:value-type="float">
            <text:p>3522812</text:p>
          </table:table-cell>
          <table:table-cell office:value-type="float" office:value="20221008" calcext:value-type="float">
            <text:p>202210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assu cluster </text:p>
          </table:table-cell>
          <table:table-cell office:value-type="string" calcext:value-type="string">
            <text:p>Bakalarr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ada cluster </text:p>
          </table:table-cell>
          <table:table-cell office:value-type="string" calcext:value-type="string">
            <text:p>Sitanunku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1:28</text:p>
          </table:table-cell>
          <table:table-cell office:value-type="string" calcext:value-type="string">
            <text:p>Hulaym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2085114" calcext:value-type="float">
            <text:p>2085114</text:p>
          </table:table-cell>
          <table:table-cell office:value-type="float" office:value="2023153" calcext:value-type="float">
            <text:p>20231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tusinj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tusinj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04:03</text:p>
          </table:table-cell>
          <table:table-cell office:value-type="string" calcext:value-type="string">
            <text:p>Hully</text:p>
          </table:table-cell>
          <table:table-cell/>
          <table:table-cell office:value-type="string" calcext:value-type="string">
            <text:p>Gai</text:p>
          </table:table-cell>
          <table:table-cell office:value-type="float" office:value="5241210" calcext:value-type="float">
            <text:p>5241210</text:p>
          </table:table-cell>
          <table:table-cell office:value-type="float" office:value="20221321" calcext:value-type="float">
            <text:p>202213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 office:value-type="string" calcext:value-type="string">
            <text:p>Boiram BSC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 office:value-type="string" calcext:value-type="string">
            <text:p>Boiram BS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40:35</text:p>
          </table:table-cell>
          <table:table-cell office:value-type="string" calcext:value-type="string">
            <text:p>Husai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524056" calcext:value-type="float">
            <text:p>7524056</text:p>
          </table:table-cell>
          <table:table-cell office:value-type="float" office:value="2022805" calcext:value-type="float">
            <text:p>20228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Nyangabantang basic cycle 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Njoren basic cycle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46:42</text:p>
          </table:table-cell>
          <table:table-cell office:value-type="string" calcext:value-type="string">
            <text:p>Ida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915494" calcext:value-type="float">
            <text:p>3915494</text:p>
          </table:table-cell>
          <table:table-cell office:value-type="float" office:value="2021566" calcext:value-type="float">
            <text:p>20215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irang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ulo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21:44:51</text:p>
          </table:table-cell>
          <table:table-cell office:value-type="string" calcext:value-type="string">
            <text:p>Imam hassan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2436495" calcext:value-type="float">
            <text:p>2436495</text:p>
          </table:table-cell>
          <table:table-cell office:value-type="float" office:value="2021803" calcext:value-type="float">
            <text:p>20218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 Salam lower, upper and senior school</text:p>
          </table:table-cell>
          <table:table-cell office:value-type="string" calcext:value-type="string">
            <text:p>Regi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ekunda (LK) lower and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33:5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419117" calcext:value-type="float">
            <text:p>3419117</text:p>
          </table:table-cell>
          <table:table-cell office:value-type="float" office:value="2023250" calcext:value-type="float">
            <text:p>20232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 office:value-type="string" calcext:value-type="string">
            <text:p>Sare fut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00:35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793778" calcext:value-type="float">
            <text:p>3793778</text:p>
          </table:table-cell>
          <table:table-cell office:value-type="float" office:value="2021898" calcext:value-type="float">
            <text:p>20218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Moddy</text:p>
          </table:table-cell>
          <table:table-cell office:value-type="string" calcext:value-type="string">
            <text:p>Darsilameh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59:0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3453529" calcext:value-type="float">
            <text:p>3453529</text:p>
          </table:table-cell>
          <table:table-cell office:value-type="float" office:value="20211286" calcext:value-type="float">
            <text:p>202112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Bui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9:50:52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M S</text:p>
          </table:table-cell>
          <table:table-cell office:value-type="string" calcext:value-type="string">
            <text:p>Jallow</text:p>
          </table:table-cell>
          <table:table-cell office:value-type="float" office:value="3862056" calcext:value-type="float">
            <text:p>3862056</text:p>
          </table:table-cell>
          <table:table-cell office:value-type="float" office:value="2021196" calcext:value-type="float">
            <text:p>20211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utusinjang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demba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03:4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2172050" calcext:value-type="float">
            <text:p>2172050</text:p>
          </table:table-cell>
          <table:table-cell office:value-type="float" office:value="2021612" calcext:value-type="float">
            <text:p>20216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33:17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323489" calcext:value-type="float">
            <text:p>3323489</text:p>
          </table:table-cell>
          <table:table-cell office:value-type="float" office:value="20211021" calcext:value-type="float">
            <text:p>202110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(group5)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au</text:p>
          </table:table-cell>
          <table:table-cell office:value-type="string" calcext:value-type="string">
            <text:p>marina international low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au</text:p>
          </table:table-cell>
          <table:table-cell office:value-type="string" calcext:value-type="string">
            <text:p>Ndow’s comprehension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7:04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Kolley</text:p>
          </table:table-cell>
          <table:table-cell office:value-type="float" office:value="3042729" calcext:value-type="float">
            <text:p>3042729</text:p>
          </table:table-cell>
          <table:table-cell office:value-type="float" office:value="20221015" calcext:value-type="float">
            <text:p>202210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Methodist Academy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ABC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32:29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mara</text:p>
          </table:table-cell>
          <table:table-cell office:value-type="float" office:value="3342769" calcext:value-type="float">
            <text:p>3342769</text:p>
          </table:table-cell>
          <table:table-cell office:value-type="float" office:value="20211184" calcext:value-type="float">
            <text:p>202111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rkary sambouya</text:p>
          </table:table-cell>
          <table:table-cell office:value-type="string" calcext:value-type="string">
            <text:p>Marakissa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Yallal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34:0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409433" calcext:value-type="float">
            <text:p>3409433</text:p>
          </table:table-cell>
          <table:table-cell office:value-type="float" office:value="20221220" calcext:value-type="float">
            <text:p>202212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H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59:46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771101" calcext:value-type="float">
            <text:p>3771101</text:p>
          </table:table-cell>
          <table:table-cell office:value-type="float" office:value="2021343" calcext:value-type="float">
            <text:p>20213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resentation of Mary Basic cir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11:48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Alieu</text:p>
          </table:table-cell>
          <table:table-cell office:value-type="string" calcext:value-type="string">
            <text:p>Cham</text:p>
          </table:table-cell>
          <table:table-cell office:value-type="float" office:value="5254841" calcext:value-type="float">
            <text:p>5254841</text:p>
          </table:table-cell>
          <table:table-cell office:value-type="float" office:value="2021285" calcext:value-type="float">
            <text:p>20212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lamic</text:p>
          </table:table-cell>
          <table:table-cell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Jamisa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56:4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133106" calcext:value-type="float">
            <text:p>3133106</text:p>
          </table:table-cell>
          <table:table-cell office:value-type="float" office:value="2022777" calcext:value-type="float">
            <text:p>20227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bang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5:08:1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538730" calcext:value-type="float">
            <text:p>3538730</text:p>
          </table:table-cell>
          <table:table-cell office:value-type="float" office:value="20221021" calcext:value-type="float">
            <text:p>202210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gric2/science5/general 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oe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oe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1:54:25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URAY</text:p>
          </table:table-cell>
          <table:table-cell office:value-type="float" office:value="2307664" calcext:value-type="float">
            <text:p>2307664</text:p>
          </table:table-cell>
          <table:table-cell office:value-type="float" office:value="20211051" calcext:value-type="float">
            <text:p>202110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JARUMEH KOTO CLUSTER</text:p>
          </table:table-cell>
          <table:table-cell office:value-type="string" calcext:value-type="string">
            <text:p>DOBO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UMEH KOTO</text:p>
          </table:table-cell>
          <table:table-cell office:value-type="string" calcext:value-type="string">
            <text:p>KUNT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0:44:15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Kujabi</text:p>
          </table:table-cell>
          <table:table-cell office:value-type="float" office:value="7152638" calcext:value-type="float">
            <text:p>7152638</text:p>
          </table:table-cell>
          <table:table-cell office:value-type="float" office:value="2021059" calcext:value-type="float">
            <text:p>20210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Charlse luwanga</text:p>
          </table:table-cell>
          <table:table-cell office:value-type="string" calcext:value-type="string">
            <text:p>St. Charlse luwanga lower basis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8:34:41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</text:p>
          </table:table-cell>
          <table:table-cell office:value-type="float" office:value="3335017" calcext:value-type="float">
            <text:p>3335017</text:p>
          </table:table-cell>
          <table:table-cell office:value-type="float" office:value="20211412" calcext:value-type="float">
            <text:p>202114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1</text:p>
          </table:table-cell>
          <table:table-cell office:value-type="string" calcext:value-type="string">
            <text:p>Bundu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2:14:3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ajaha</text:p>
          </table:table-cell>
          <table:table-cell office:value-type="float" office:value="3473301" calcext:value-type="float">
            <text:p>3473301</text:p>
          </table:table-cell>
          <table:table-cell office:value-type="float" office:value="2021672" calcext:value-type="float">
            <text:p>20216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 cluster</text:p>
          </table:table-cell>
          <table:table-cell office:value-type="string" calcext:value-type="string">
            <text:p>Faraba Banta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 cluster</text:p>
          </table:table-cell>
          <table:table-cell office:value-type="string" calcext:value-type="string">
            <text:p>Kuloro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7:32:3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5063928" calcext:value-type="float">
            <text:p>5063928</text:p>
          </table:table-cell>
          <table:table-cell office:value-type="float" office:value="2021959" calcext:value-type="float">
            <text:p>20219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/Group 5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bacarr Bah</text:p>
          </table:table-cell>
          <table:table-cell office:value-type="string" calcext:value-type="string">
            <text:p>Bakau New Tow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adi Fatty</text:p>
          </table:table-cell>
          <table:table-cell office:value-type="string" calcext:value-type="string">
            <text:p>Latrikunda Yiringan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8:26:2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nyang</text:p>
          </table:table-cell>
          <table:table-cell office:value-type="string" calcext:value-type="string">
            <text:p>3817379/7679508</text:p>
          </table:table-cell>
          <table:table-cell office:value-type="float" office:value="20221226" calcext:value-type="float">
            <text:p>202212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ysical Education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SAAMAS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Berefet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3:46:4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5318260" calcext:value-type="float">
            <text:p>5318260</text:p>
          </table:table-cell>
          <table:table-cell office:value-type="float" office:value="2021013" calcext:value-type="float">
            <text:p>20210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angallen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:57:03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Yerango</text:p>
          </table:table-cell>
          <table:table-cell office:value-type="float" office:value="3940337" calcext:value-type="float">
            <text:p>3940337</text:p>
          </table:table-cell>
          <table:table-cell office:value-type="float" office:value="2021040" calcext:value-type="float">
            <text:p>20210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 Group 6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erewan lamin s Jawara</text:p>
          </table:table-cell>
          <table:table-cell office:value-type="string" calcext:value-type="string">
            <text:p>Balli mandinka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untaya Basiru Ngum</text:p>
          </table:table-cell>
          <table:table-cell office:value-type="string" calcext:value-type="string">
            <text:p>Kerr Halli Haw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4:16:5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370674" calcext:value-type="float">
            <text:p>3370674</text:p>
          </table:table-cell>
          <table:table-cell office:value-type="float" office:value="2023095" calcext:value-type="float">
            <text:p>20230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Tambasangsang nus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Tambasangsang nus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20:39:1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253314" calcext:value-type="float">
            <text:p>3253314</text:p>
          </table:table-cell>
          <table:table-cell office:value-type="float" office:value="2023213" calcext:value-type="float">
            <text:p>20232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Jambanjelly day care cente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Kobisala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1:26:49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adjie</text:p>
          </table:table-cell>
          <table:table-cell office:value-type="float" office:value="7183134" calcext:value-type="float">
            <text:p>7183134</text:p>
          </table:table-cell>
          <table:table-cell office:value-type="float" office:value="2023172" calcext:value-type="float">
            <text:p>20231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Kukujang jattaya</text:p>
          </table:table-cell>
          <table:table-cell office:value-type="string" calcext:value-type="string">
            <text:p>Malada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ukujang jattaya</text:p>
          </table:table-cell>
          <table:table-cell office:value-type="string" calcext:value-type="string">
            <text:p>Malad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1:03:5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346278" calcext:value-type="float">
            <text:p>3346278</text:p>
          </table:table-cell>
          <table:table-cell office:value-type="float" office:value="2023181" calcext:value-type="float">
            <text:p>20231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 Peter's nursery school</text:p>
          </table:table-cell>
          <table:table-cell office:value-type="string" calcext:value-type="string">
            <text:p>Regio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25:54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rju</text:p>
          </table:table-cell>
          <table:table-cell office:value-type="float" office:value="5950867" calcext:value-type="float">
            <text:p>5950867</text:p>
          </table:table-cell>
          <table:table-cell office:value-type="float" office:value="20211253" calcext:value-type="float">
            <text:p>202112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Room 3</text:p>
          </table:table-cell>
          <table:table-cell table:number-columns-repeated="2"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fut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fut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23:53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Jawneh</text:p>
          </table:table-cell>
          <table:table-cell office:value-type="string" calcext:value-type="string">
            <text:p>Marena</text:p>
          </table:table-cell>
          <table:table-cell office:value-type="float" office:value="5902629" calcext:value-type="float">
            <text:p>5902629</text:p>
          </table:table-cell>
          <table:table-cell office:value-type="float" office:value="2021123" calcext:value-type="float">
            <text:p>20211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iploma year 1 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nka Cluster</text:p>
          </table:table-cell>
          <table:table-cell office:value-type="string" calcext:value-type="string">
            <text:p>Tujereng lower basic school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03:00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nneh</text:p>
          </table:table-cell>
          <table:table-cell office:value-type="float" office:value="7728963" calcext:value-type="float">
            <text:p>7728963</text:p>
          </table:table-cell>
          <table:table-cell office:value-type="float" office:value="20211249" calcext:value-type="float">
            <text:p>202112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sacolle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5:43:5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Nyang</text:p>
          </table:table-cell>
          <table:table-cell office:value-type="float" office:value="5090837" calcext:value-type="float">
            <text:p>5090837</text:p>
          </table:table-cell>
          <table:table-cell office:value-type="float" office:value="2021345" calcext:value-type="float">
            <text:p>20213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iqh</text:p>
          </table:table-cell>
          <table:table-cell office:value-type="string" calcext:value-type="string">
            <text:p>Tawhee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hag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23:3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2941016" calcext:value-type="float">
            <text:p>2941016</text:p>
          </table:table-cell>
          <table:table-cell office:value-type="float" office:value="2021703" calcext:value-type="float">
            <text:p>20217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St. Charles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Latri 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7:07:45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2997617" calcext:value-type="float">
            <text:p>2997617</text:p>
          </table:table-cell>
          <table:table-cell office:value-type="float" office:value="2021763" calcext:value-type="float">
            <text:p>20217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2:25:1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Fatty</text:p>
          </table:table-cell>
          <table:table-cell office:value-type="float" office:value="7529030" calcext:value-type="float">
            <text:p>7529030</text:p>
          </table:table-cell>
          <table:table-cell office:value-type="float" office:value="2021341" calcext:value-type="float">
            <text:p>20213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Wurokang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Kunda</text:p>
          </table:table-cell>
          <table:table-cell office:value-type="string" calcext:value-type="string">
            <text:p>Salik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1:45:0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ho</text:p>
          </table:table-cell>
          <table:table-cell office:value-type="float" office:value="3612999" calcext:value-type="float">
            <text:p>3612999</text:p>
          </table:table-cell>
          <table:table-cell office:value-type="float" office:value="2021858" calcext:value-type="float">
            <text:p>20218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Lamin s jawara</text:p>
          </table:table-cell>
          <table:table-cell office:value-type="string" calcext:value-type="string">
            <text:p>Dura fobeba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in Darank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22:18:5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3352597" calcext:value-type="float">
            <text:p>3352597</text:p>
          </table:table-cell>
          <table:table-cell office:value-type="float" office:value="20221018" calcext:value-type="float">
            <text:p>202210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: kebba Manneh</text:p>
          </table:table-cell>
          <table:table-cell office:value-type="string" calcext:value-type="string">
            <text:p>St. Charles Lwanga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: Kebba Manneh</text:p>
          </table:table-cell>
          <table:table-cell office:value-type="string" calcext:value-type="string">
            <text:p>St. Charles Lwang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8:30:52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141604" calcext:value-type="float">
            <text:p>3141604</text:p>
          </table:table-cell>
          <table:table-cell office:value-type="float" office:value="20211127" calcext:value-type="float">
            <text:p>202111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dria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dri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3:15:11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yang</text:p>
          </table:table-cell>
          <table:table-cell office:value-type="float" office:value="2201869" calcext:value-type="float">
            <text:p>2201869</text:p>
          </table:table-cell>
          <table:table-cell office:value-type="float" office:value="20211345" calcext:value-type="float">
            <text:p>202113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iang karantaba</text:p>
          </table:table-cell>
          <table:table-cell office:value-type="string" calcext:value-type="string">
            <text:p>Manduar basic cycl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iang karantaba</text:p>
          </table:table-cell>
          <table:table-cell office:value-type="string" calcext:value-type="string">
            <text:p>Kiang Karant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5:02:46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nno</text:p>
          </table:table-cell>
          <table:table-cell office:value-type="float" office:value="3458525" calcext:value-type="float">
            <text:p>3458525</text:p>
          </table:table-cell>
          <table:table-cell office:value-type="float" office:value="20211337" calcext:value-type="float">
            <text:p>202113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ower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 kunda sabiji</text:p>
          </table:table-cell>
          <table:table-cell office:value-type="string" calcext:value-type="string">
            <text:p>Bundung low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6:40:2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5398781" calcext:value-type="float">
            <text:p>5398781</text:p>
          </table:table-cell>
          <table:table-cell office:value-type="float" office:value="20211120" calcext:value-type="float">
            <text:p>202111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ngu kebbeh</text:p>
          </table:table-cell>
          <table:table-cell office:value-type="string" calcext:value-type="string">
            <text:p>Ndungu kebbeh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Kerr mama BS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:37:46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KUJABIE</text:p>
          </table:table-cell>
          <table:table-cell office:value-type="float" office:value="3494056" calcext:value-type="float">
            <text:p>3494056</text:p>
          </table:table-cell>
          <table:table-cell office:value-type="float" office:value="20221223" calcext:value-type="float">
            <text:p>202212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YAMBAI CLUSTER</text:p>
          </table:table-cell>
          <table:table-cell office:value-type="string" calcext:value-type="string">
            <text:p>MANSA COLLEY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3:42:5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5854990" calcext:value-type="float">
            <text:p>5854990</text:p>
          </table:table-cell>
          <table:table-cell office:value-type="float" office:value="2023094" calcext:value-type="float">
            <text:p>20230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Bakary Sambouya community nurse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Bakary Sambouya community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:56:20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ley</text:p>
          </table:table-cell>
          <table:table-cell office:value-type="float" office:value="3458502" calcext:value-type="float">
            <text:p>3458502</text:p>
          </table:table-cell>
          <table:table-cell office:value-type="float" office:value="2021209" calcext:value-type="float">
            <text:p>20212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arakissa</text:p>
          </table:table-cell>
          <table:table-cell office:value-type="string" calcext:value-type="string">
            <text:p>Marakiss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sambouya</text:p>
          </table:table-cell>
          <table:table-cell office:value-type="string" calcext:value-type="string">
            <text:p>Bakarysambouy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46:2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793778" calcext:value-type="float">
            <text:p>3793778</text:p>
          </table:table-cell>
          <table:table-cell office:value-type="float" office:value="2021898" calcext:value-type="float">
            <text:p>20218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Moddy</text:p>
          </table:table-cell>
          <table:table-cell office:value-type="string" calcext:value-type="string">
            <text:p>Dasilameh BL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3:00:3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Kolley</text:p>
          </table:table-cell>
          <table:table-cell office:value-type="float" office:value="3146733" calcext:value-type="float">
            <text:p>3146733</text:p>
          </table:table-cell>
          <table:table-cell office:value-type="float" office:value="2021828" calcext:value-type="float">
            <text:p>20218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Mar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:18:18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Masanneh</text:p>
          </table:table-cell>
          <table:table-cell office:value-type="string" calcext:value-type="string">
            <text:p>Conteh</text:p>
          </table:table-cell>
          <table:table-cell office:value-type="float" office:value="2012333" calcext:value-type="float">
            <text:p>2012333</text:p>
          </table:table-cell>
          <table:table-cell office:value-type="float" office:value="2021807" calcext:value-type="float">
            <text:p>20218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irang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Faraba Bant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2:15:13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9933255" calcext:value-type="float">
            <text:p>9933255</text:p>
          </table:table-cell>
          <table:table-cell office:value-type="float" office:value="20221350" calcext:value-type="float">
            <text:p>202213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Gabajahumpa Junior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 Augustine Junior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3:26:19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Jaiteh</text:p>
          </table:table-cell>
          <table:table-cell office:value-type="string" calcext:value-type="string">
            <text:p>9909762/6105738</text:p>
          </table:table-cell>
          <table:table-cell office:value-type="float" office:value="2021342" calcext:value-type="float">
            <text:p>20213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kabafita cluster</text:p>
          </table:table-cell>
          <table:table-cell office:value-type="string" calcext:value-type="string">
            <text:p>Brikama prim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 cluster</text:p>
          </table:table-cell>
          <table:table-cell office:value-type="string" calcext:value-type="string">
            <text:p>Henriet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3:49:50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5888722" calcext:value-type="float">
            <text:p>5888722</text:p>
          </table:table-cell>
          <table:table-cell office:value-type="float" office:value="2023184" calcext:value-type="float">
            <text:p>20231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Year 1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Janbamjell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6:44:33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187751" calcext:value-type="float">
            <text:p>7187751</text:p>
          </table:table-cell>
          <table:table-cell office:value-type="float" office:value="20221014" calcext:value-type="float">
            <text:p>202210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46:57</text:p>
          </table:table-cell>
          <table:table-cell office:value-type="string" calcext:value-type="string">
            <text:p>Isatou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Jobe</text:p>
          </table:table-cell>
          <table:table-cell office:value-type="float" office:value="2040878" calcext:value-type="float">
            <text:p>2040878</text:p>
          </table:table-cell>
          <table:table-cell office:value-type="float" office:value="2021184" calcext:value-type="float">
            <text:p>20211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Responder updated this value. 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Kotu Munazamat Primary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Kotu Munazamat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44:05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578259" calcext:value-type="float">
            <text:p>3578259</text:p>
          </table:table-cell>
          <table:table-cell office:value-type="float" office:value="20221312" calcext:value-type="float">
            <text:p>202213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Nema s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Nema s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9:27:18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Kejera</text:p>
          </table:table-cell>
          <table:table-cell office:value-type="float" office:value="7599094" calcext:value-type="float">
            <text:p>7599094</text:p>
          </table:table-cell>
          <table:table-cell office:value-type="float" office:value="2021780" calcext:value-type="float">
            <text:p>20217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Ema christi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6:40:11</text:p>
          </table:table-cell>
          <table:table-cell office:value-type="string" calcext:value-type="string">
            <text:p>Isatou</text:p>
          </table:table-cell>
          <table:table-cell/>
          <table:table-cell office:value-type="string" calcext:value-type="string">
            <text:p>Ndong</text:p>
          </table:table-cell>
          <table:table-cell office:value-type="float" office:value="3616659" calcext:value-type="float">
            <text:p>3616659</text:p>
          </table:table-cell>
          <table:table-cell office:value-type="float" office:value="20211210" calcext:value-type="float">
            <text:p>202112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Kombo east</text:p>
          </table:table-cell>
          <table:table-cell office:value-type="string" calcext:value-type="string">
            <text:p>Pirang lower basic cycle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ombo east</text:p>
          </table:table-cell>
          <table:table-cell office:value-type="string" calcext:value-type="string">
            <text:p>Pirang lower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3:55:24" calcext:value-type="date">
            <text:p>7/16/2021 13:55:24</text:p>
          </table:table-cell>
          <table:table-cell table:style-name="ce6" office:value-type="string" calcext:value-type="string">
            <text:p>Isatou</text:p>
          </table:table-cell>
          <table:table-cell table:style-name="ce6"/>
          <table:table-cell table:style-name="ce6" office:value-type="string" calcext:value-type="string">
            <text:p>Camara</text:p>
          </table:table-cell>
          <table:table-cell table:style-name="ce9" office:value-type="float" office:value="7787209" calcext:value-type="float">
            <text:p>7787209</text:p>
          </table:table-cell>
          <table:table-cell table:style-name="ce9" office:value-type="float" office:value="20211427" calcext:value-type="float">
            <text:p>20211427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H</text:p>
          </table:table-cell>
          <table:table-cell table:style-name="ce6" table:number-columns-repeated="2"/>
          <table:table-cell table:style-name="ce6" office:value-type="string" calcext:value-type="string">
            <text:p>Region 1</text:p>
          </table:table-cell>
          <table:table-cell table:style-name="ce6"/>
          <table:table-cell table:style-name="ce6" office:value-type="string" calcext:value-type="string">
            <text:p>Govi</text:p>
          </table:table-cell>
          <table:table-cell table:style-name="ce6" office:value-type="string" calcext:value-type="string">
            <text:p>Region 1</text:p>
          </table:table-cell>
          <table:table-cell table:style-name="ce6"/>
          <table:table-cell table:style-name="ce6" office:value-type="string" calcext:value-type="string">
            <text:p>Abuk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23:33:40" calcext:value-type="date">
            <text:p>7/17/2021 23:33:40</text:p>
          </table:table-cell>
          <table:table-cell table:style-name="ce5" office:value-type="string" calcext:value-type="string">
            <text:p>Isatou</text:p>
          </table:table-cell>
          <table:table-cell table:style-name="ce5"/>
          <table:table-cell table:style-name="ce5" office:value-type="string" calcext:value-type="string">
            <text:p>Saidy</text:p>
          </table:table-cell>
          <table:table-cell table:style-name="ce10" office:value-type="float" office:value="3306024" calcext:value-type="float">
            <text:p>3306024</text:p>
          </table:table-cell>
          <table:table-cell table:style-name="ce10" office:value-type="float" office:value="2021710" calcext:value-type="float">
            <text:p>202171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Islamic</text:p>
          </table:table-cell>
          <table:table-cell table:style-name="ce5"/>
          <table:table-cell table:number-columns-repeated="2" table:style-name="ce5" office:value-type="string" calcext:value-type="string">
            <text:p>Islamic studies</text:p>
          </table:table-cell>
          <table:table-cell table:style-name="ce5" office:value-type="string" calcext:value-type="string">
            <text:p>Region 3</text:p>
          </table:table-cell>
          <table:table-cell table:style-name="ce5"/>
          <table:table-cell table:style-name="ce5" office:value-type="string" calcext:value-type="string">
            <text:p>Kembujeh lbs</text:p>
          </table:table-cell>
          <table:table-cell table:style-name="ce5" office:value-type="string" calcext:value-type="string">
            <text:p>Region 3</text:p>
          </table:table-cell>
          <table:table-cell table:style-name="ce5"/>
          <table:table-cell table:style-name="ce5"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10:53:33" calcext:value-type="date">
            <text:p>7/18/2021 10:53:33</text:p>
          </table:table-cell>
          <table:table-cell table:style-name="ce5" office:value-type="string" calcext:value-type="string">
            <text:p>Isatou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endy</text:p>
          </table:table-cell>
          <table:table-cell table:style-name="ce10" office:value-type="float" office:value="3455285" calcext:value-type="float">
            <text:p>3455285</text:p>
          </table:table-cell>
          <table:table-cell table:style-name="ce10" office:value-type="float" office:value="2023388" calcext:value-type="float">
            <text:p>202338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arly Childhood Education</text:p>
          </table:table-cell>
          <table:table-cell table:style-name="ce5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west coast region</text:p>
          </table:table-cell>
          <table:table-cell table:style-name="ce5" office:value-type="string" calcext:value-type="string">
            <text:p>Seven days advantage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0T08:09:33" calcext:value-type="date">
            <text:p>7/20/2021 8:09:33</text:p>
          </table:table-cell>
          <table:table-cell table:style-name="ce5" office:value-type="string" calcext:value-type="string">
            <text:p>ISATOU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KANTEH</text:p>
          </table:table-cell>
          <table:table-cell table:style-name="ce10" office:value-type="float" office:value="3461679" calcext:value-type="float">
            <text:p>3461679</text:p>
          </table:table-cell>
          <table:table-cell table:style-name="ce10" office:value-type="float" office:value="20211296" calcext:value-type="float">
            <text:p>2021129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LAMIN DARANKA</text:p>
          </table:table-cell>
          <table:table-cell table:style-name="ce5" office:value-type="string" calcext:value-type="string">
            <text:p>MANDINARI LBS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LAMIN DARANKA</text:p>
          </table:table-cell>
          <table:table-cell table:style-name="ce5" office:value-type="string" calcext:value-type="string">
            <text:p>MANDINAR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5T19:48:24" calcext:value-type="date">
            <text:p>8/5/2021 19:48:24</text:p>
          </table:table-cell>
          <table:table-cell table:style-name="ce5" office:value-type="string" calcext:value-type="string">
            <text:p>Isatou</text:p>
          </table:table-cell>
          <table:table-cell table:style-name="ce5"/>
          <table:table-cell table:style-name="ce5" office:value-type="string" calcext:value-type="string">
            <text:p>Mamburay</text:p>
          </table:table-cell>
          <table:table-cell table:style-name="ce10" office:value-type="float" office:value="7516063" calcext:value-type="float">
            <text:p>7516063</text:p>
          </table:table-cell>
          <table:table-cell table:style-name="ce10" office:value-type="float" office:value="2021815" calcext:value-type="float">
            <text:p>2021815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B class</text:p>
          </table:table-cell>
          <table:table-cell table:style-name="ce5" office:value-type="string" calcext:value-type="string">
            <text:p>Tajweed</text:p>
          </table:table-cell>
          <table:table-cell table:style-name="ce5" office:value-type="string" calcext:value-type="string">
            <text:p>Hadith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ufut LBS</text:p>
          </table:table-cell>
          <table:table-cell table:style-name="ce5" office:value-type="string" calcext:value-type="string">
            <text:p>Brusibi LBS</text:p>
          </table:table-cell>
          <table:table-cell table:style-name="ce5" office:value-type="string" calcext:value-type="string">
            <text:p>Region 2</text:p>
          </table:table-cell>
          <table:table-cell table:style-name="ce5"/>
          <table:table-cell table:style-name="ce5" office:value-type="string" calcext:value-type="string">
            <text:p>Brufut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5:21</text:p>
          </table:table-cell>
          <table:table-cell office:value-type="string" calcext:value-type="string">
            <text:p>Isatou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mara</text:p>
          </table:table-cell>
          <table:table-cell office:value-type="float" office:value="5075027" calcext:value-type="float">
            <text:p>5075027</text:p>
          </table:table-cell>
          <table:table-cell office:value-type="float" office:value="2023006" calcext:value-type="float">
            <text:p>20230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table:number-columns-repeated="3"/>
          <table:table-cell office:value-type="string" calcext:value-type="string">
            <text:p>Region 5</text:p>
          </table:table-cell>
          <table:table-cell office:value-type="string" calcext:value-type="string">
            <text:p>Yahya A faal</text:p>
          </table:table-cell>
          <table:table-cell office:value-type="string" calcext:value-type="string">
            <text:p>Jareng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Fatou m jallow</text:p>
          </table:table-cell>
          <table:table-cell office:value-type="string" calcext:value-type="string">
            <text:p>Sinchu bol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10:01</text:p>
          </table:table-cell>
          <table:table-cell office:value-type="string" calcext:value-type="string">
            <text:p>Isatou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llow</text:p>
          </table:table-cell>
          <table:table-cell office:value-type="float" office:value="7910803" calcext:value-type="float">
            <text:p>7910803</text:p>
          </table:table-cell>
          <table:table-cell office:value-type="float" office:value="20211187" calcext:value-type="float">
            <text:p>202111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 office:value-type="string" calcext:value-type="string">
            <text:p>Old Jeswang</text:p>
          </table:table-cell>
          <table:table-cell office:value-type="string" calcext:value-type="string">
            <text:p>Alhagie Mamour Secka memorial 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Therese'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53:52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Baginka </text:p>
          </table:table-cell>
          <table:table-cell office:value-type="float" office:value="5143129" calcext:value-type="float">
            <text:p>5143129</text:p>
          </table:table-cell>
          <table:table-cell office:value-type="float" office:value="2021676" calcext:value-type="float">
            <text:p>20216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office:value-type="string" calcext:value-type="string">
            <text:p>Hadith 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t jeme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<text:s/>prim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20:39</text:p>
          </table:table-cell>
          <table:table-cell office:value-type="string" calcext:value-type="string">
            <text:p>Isatou </text:p>
          </table:table-cell>
          <table:table-cell office:value-type="string" calcext:value-type="string">
            <text:p>B. </text:p>
          </table:table-cell>
          <table:table-cell office:value-type="string" calcext:value-type="string">
            <text:p>Manjang</text:p>
          </table:table-cell>
          <table:table-cell office:value-type="float" office:value="7192353" calcext:value-type="float">
            <text:p>7192353</text:p>
          </table:table-cell>
          <table:table-cell office:value-type="float" office:value="20221011" calcext:value-type="float">
            <text:p>202210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I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33:17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7593251" calcext:value-type="float">
            <text:p>7593251</text:p>
          </table:table-cell>
          <table:table-cell office:value-type="float" office:value="2021719" calcext:value-type="float">
            <text:p>20217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ghajorr basic cycle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int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43:35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Sey</text:p>
          </table:table-cell>
          <table:table-cell office:value-type="float" office:value="3301570" calcext:value-type="float">
            <text:p>3301570</text:p>
          </table:table-cell>
          <table:table-cell office:value-type="float" office:value="2022797" calcext:value-type="float">
            <text:p>20227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banor upper basic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ingdaw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8:33:52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2569233" calcext:value-type="float">
            <text:p>2569233</text:p>
          </table:table-cell>
          <table:table-cell office:value-type="float" office:value="2023194" calcext:value-type="float">
            <text:p>20231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to jambur hight way</text:p>
          </table:table-cell>
          <table:table-cell office:value-type="string" calcext:value-type="string">
            <text:p>Humanity school of learni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</text:p>
          </table:table-cell>
          <table:table-cell office:value-type="string" calcext:value-type="string">
            <text:p>Yaldi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4:34:26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Bittaye</text:p>
          </table:table-cell>
          <table:table-cell office:value-type="string" calcext:value-type="string">
            <text:p>3477559/7391660</text:p>
          </table:table-cell>
          <table:table-cell office:value-type="float" office:value="2023165" calcext:value-type="float">
            <text:p>20231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Wellingara CIS nurse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Wellingara CI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9:43:54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DAMBEL </text:p>
          </table:table-cell>
          <table:table-cell office:value-type="float" office:value="3473759" calcext:value-type="float">
            <text:p>3473759</text:p>
          </table:table-cell>
          <table:table-cell office:value-type="float" office:value="2023216" calcext:value-type="float">
            <text:p>20232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Batokunku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:51:40</text:p>
          </table:table-cell>
          <table:table-cell office:value-type="string" calcext:value-type="string">
            <text:p>Isatou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lley</text:p>
          </table:table-cell>
          <table:table-cell office:value-type="float" office:value="3458502" calcext:value-type="float">
            <text:p>3458502</text:p>
          </table:table-cell>
          <table:table-cell office:value-type="float" office:value="2021209" calcext:value-type="float">
            <text:p>20212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arakissa</text:p>
          </table:table-cell>
          <table:table-cell office:value-type="string" calcext:value-type="string">
            <text:p>Marakissa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sambouya</text:p>
          </table:table-cell>
          <table:table-cell office:value-type="string" calcext:value-type="string">
            <text:p>Bakarysambouy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3:05:27</text:p>
          </table:table-cell>
          <table:table-cell office:value-type="string" calcext:value-type="string">
            <text:p>Isatou 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2342040" calcext:value-type="float">
            <text:p>2342040</text:p>
          </table:table-cell>
          <table:table-cell office:value-type="float" office:value="2021339" calcext:value-type="float">
            <text:p>20213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 m c</text:p>
          </table:table-cell>
          <table:table-cell office:value-type="string" calcext:value-type="string">
            <text:p>New juswang L. B.B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 .M.C</text:p>
          </table:table-cell>
          <table:table-cell office:value-type="string" calcext:value-type="string">
            <text:p>S .D.A. L.B.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6:25:23</text:p>
          </table:table-cell>
          <table:table-cell office:value-type="string" calcext:value-type="string">
            <text:p>ISHA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2773459" calcext:value-type="float">
            <text:p>2773459</text:p>
          </table:table-cell>
          <table:table-cell office:value-type="float" office:value="2021816" calcext:value-type="float">
            <text:p>20218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rikunda sabiji </text:p>
          </table:table-cell>
          <table:table-cell office:value-type="string" calcext:value-type="string">
            <text:p>Region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Charles Lwang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0:46:36</text:p>
          </table:table-cell>
          <table:table-cell office:value-type="string" calcext:value-type="string">
            <text:p>Isha </text:p>
          </table:table-cell>
          <table:table-cell/>
          <table:table-cell office:value-type="string" calcext:value-type="string">
            <text:p>Samateh</text:p>
          </table:table-cell>
          <table:table-cell office:value-type="float" office:value="2411811" calcext:value-type="float">
            <text:p>2411811</text:p>
          </table:table-cell>
          <table:table-cell office:value-type="float" office:value="2021751" calcext:value-type="float">
            <text:p>20217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Faraba (BCS)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Faraba (BC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59:53</text:p>
          </table:table-cell>
          <table:table-cell office:value-type="string" calcext:value-type="string">
            <text:p>Ismai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mara</text:p>
          </table:table-cell>
          <table:table-cell office:value-type="float" office:value="3016609" calcext:value-type="float">
            <text:p>3016609</text:p>
          </table:table-cell>
          <table:table-cell office:value-type="float" office:value="2021474" calcext:value-type="float">
            <text:p>20214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</text:p>
          </table:table-cell>
          <table:table-cell office:value-type="string" calcext:value-type="string">
            <text:p>Busumbala Farato Annex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0:34</text:p>
          </table:table-cell>
          <table:table-cell office:value-type="string" calcext:value-type="string">
            <text:p>Ismaila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637709" calcext:value-type="float">
            <text:p>3637709</text:p>
          </table:table-cell>
          <table:table-cell office:value-type="float" office:value="2022774" calcext:value-type="float">
            <text:p>20227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8:03:12</text:p>
          </table:table-cell>
          <table:table-cell office:value-type="string" calcext:value-type="string">
            <text:p>Ismail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515079" calcext:value-type="float">
            <text:p>3515079</text:p>
          </table:table-cell>
          <table:table-cell office:value-type="float" office:value="20211305" calcext:value-type="float">
            <text:p>202113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atokunku lower Basic School</text:p>
          </table:table-cell>
          <table:table-cell office:value-type="string" calcext:value-type="string">
            <text:p>Batokunku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tokunku lowe Basic School </text:p>
          </table:table-cell>
          <table:table-cell office:value-type="string" calcext:value-type="string">
            <text:p>Batokunku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12:43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Dampha</text:p>
          </table:table-cell>
          <table:table-cell office:value-type="float" office:value="3415902" calcext:value-type="float">
            <text:p>3415902</text:p>
          </table:table-cell>
          <table:table-cell office:value-type="float" office:value="2021904" calcext:value-type="float">
            <text:p>20219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Abdoulie Gaye</text:p>
          </table:table-cell>
          <table:table-cell office:value-type="string" calcext:value-type="string">
            <text:p>Kerewan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24:26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ah</text:p>
          </table:table-cell>
          <table:table-cell office:value-type="float" office:value="5845222" calcext:value-type="float">
            <text:p>5845222</text:p>
          </table:table-cell>
          <table:table-cell office:value-type="float" office:value="2021174" calcext:value-type="float">
            <text:p>20211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ebba L Dibba</text:p>
          </table:table-cell>
          <table:table-cell office:value-type="string" calcext:value-type="string">
            <text:p>Yallaba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bba L Dibba</text:p>
          </table:table-cell>
          <table:table-cell office:value-type="string" calcext:value-type="string">
            <text:p>Yallal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39:14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llow</text:p>
          </table:table-cell>
          <table:table-cell office:value-type="float" office:value="3914642" calcext:value-type="float">
            <text:p>3914642</text:p>
          </table:table-cell>
          <table:table-cell office:value-type="float" office:value="20221023" calcext:value-type="float">
            <text:p>202210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3:25:34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7669573" calcext:value-type="float">
            <text:p>7669573</text:p>
          </table:table-cell>
          <table:table-cell office:value-type="float" office:value="20211264" calcext:value-type="float">
            <text:p>202112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eneral P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<text:s/>Albion cluster</text:p>
          </table:table-cell>
          <table:table-cell office:value-type="string" calcext:value-type="string">
            <text:p>Muslim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lbion cluster</text:p>
          </table:table-cell>
          <table:table-cell office:value-type="string" calcext:value-type="string">
            <text:p>Musli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4:12:04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ie</text:p>
          </table:table-cell>
          <table:table-cell office:value-type="float" office:value="3439023" calcext:value-type="float">
            <text:p>3439023</text:p>
          </table:table-cell>
          <table:table-cell office:value-type="float" office:value="2023158" calcext:value-type="float">
            <text:p>20231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\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ECD and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Life Gamb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7:02:37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anneh</text:p>
          </table:table-cell>
          <table:table-cell office:value-type="float" office:value="3779060" calcext:value-type="float">
            <text:p>3779060</text:p>
          </table:table-cell>
          <table:table-cell office:value-type="float" office:value="2021173" calcext:value-type="float">
            <text:p>20211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linding</text:p>
          </table:table-cell>
          <table:table-cell office:value-type="string" calcext:value-type="string">
            <text:p>Banjulli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7:13:53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Marong</text:p>
          </table:table-cell>
          <table:table-cell office:value-type="float" office:value="7451361" calcext:value-type="float">
            <text:p>7451361</text:p>
          </table:table-cell>
          <table:table-cell office:value-type="float" office:value="20211190" calcext:value-type="float">
            <text:p>202111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Sajah Sanyang</text:p>
          </table:table-cell>
          <table:table-cell office:value-type="string" calcext:value-type="string">
            <text:p>Ndofan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Sajah Sanyang</text:p>
          </table:table-cell>
          <table:table-cell office:value-type="string" calcext:value-type="string">
            <text:p>Ndofan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16:57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2279120" calcext:value-type="float">
            <text:p>2279120</text:p>
          </table:table-cell>
          <table:table-cell office:value-type="float" office:value="20221027" calcext:value-type="float">
            <text:p>202210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masang technical UB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31:36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436661" calcext:value-type="float">
            <text:p>3436661</text:p>
          </table:table-cell>
          <table:table-cell office:value-type="float" office:value="2022440" calcext:value-type="float">
            <text:p>20224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unus english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45:20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Sowe</text:p>
          </table:table-cell>
          <table:table-cell office:value-type="string" calcext:value-type="string">
            <text:p>3576567/2315405</text:p>
          </table:table-cell>
          <table:table-cell office:value-type="float" office:value="2022348" calcext:value-type="float">
            <text:p>20223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/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 kunda cluster</text:p>
          </table:table-cell>
          <table:table-cell office:value-type="string" calcext:value-type="string">
            <text:p>Kerr pateh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47:09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7010927" calcext:value-type="float">
            <text:p>7010927</text:p>
          </table:table-cell>
          <table:table-cell office:value-type="float" office:value="20211027" calcext:value-type="float">
            <text:p>202110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ala farato</text:p>
          </table:table-cell>
          <table:table-cell office:value-type="string" calcext:value-type="string">
            <text:p>Busumala farat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mbu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3:26:52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r</text:p>
          </table:table-cell>
          <table:table-cell office:value-type="float" office:value="3122788" calcext:value-type="float">
            <text:p>3122788</text:p>
          </table:table-cell>
          <table:table-cell office:value-type="float" office:value="20221024" calcext:value-type="float">
            <text:p>202210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Nema kunku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Lk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8:31:42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3977450" calcext:value-type="float">
            <text:p>3977450</text:p>
          </table:table-cell>
          <table:table-cell office:value-type="float" office:value="2022768" calcext:value-type="float">
            <text:p>20227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</text:p>
          </table:table-cell>
          <table:table-cell office:value-type="string" calcext:value-type="string">
            <text:p>Barra essau upp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30:48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</text:p>
          </table:table-cell>
          <table:table-cell office:value-type="float" office:value="2902926" calcext:value-type="float">
            <text:p>2902926</text:p>
          </table:table-cell>
          <table:table-cell office:value-type="float" office:value="2022990" calcext:value-type="float">
            <text:p>20229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me management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ma kunku upp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Nema kunku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26:49</text:p>
          </table:table-cell>
          <table:table-cell office:value-type="string" calcext:value-type="string">
            <text:p>Jainaba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2792441" calcext:value-type="float">
            <text:p>2792441</text:p>
          </table:table-cell>
          <table:table-cell office:value-type="float" office:value="2021032" calcext:value-type="float">
            <text:p>20210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 group one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Sanyang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St Francis kunkujang maria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55:40</text:p>
          </table:table-cell>
          <table:table-cell office:value-type="string" calcext:value-type="string">
            <text:p>Jaina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</text:p>
          </table:table-cell>
          <table:table-cell office:value-type="float" office:value="3178712" calcext:value-type="float">
            <text:p>3178712</text:p>
          </table:table-cell>
          <table:table-cell office:value-type="float" office:value="20211257" calcext:value-type="float">
            <text:p>202112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unus English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sub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9:59:36" calcext:value-type="date">
            <text:p>7/17/2021 19:59:36</text:p>
          </table:table-cell>
          <table:table-cell table:style-name="ce5" office:value-type="string" calcext:value-type="string">
            <text:p>Jainaba</text:p>
          </table:table-cell>
          <table:table-cell table:style-name="ce5"/>
          <table:table-cell table:style-name="ce5" office:value-type="string" calcext:value-type="string">
            <text:p>kandeh</text:p>
          </table:table-cell>
          <table:table-cell table:style-name="ce10" office:value-type="float" office:value="5341274" calcext:value-type="float">
            <text:p>5341274</text:p>
          </table:table-cell>
          <table:table-cell table:style-name="ce10" office:value-type="float" office:value="20221026" calcext:value-type="float">
            <text:p>2022102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S.E.S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Region 2</text:p>
          </table:table-cell>
          <table:table-cell table:style-name="ce5"/>
          <table:table-cell table:style-name="ce5" office:value-type="string" calcext:value-type="string">
            <text:p>Banjulinding upper and senior secondary school</text:p>
          </table:table-cell>
          <table:table-cell table:style-name="ce5" office:value-type="string" calcext:value-type="string">
            <text:p>Region 6</text:p>
          </table:table-cell>
          <table:table-cell table:style-name="ce5"/>
          <table:table-cell table:style-name="ce5" office:value-type="string" calcext:value-type="string">
            <text:p>Nasir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1:26:34</text:p>
          </table:table-cell>
          <table:table-cell office:value-type="string" calcext:value-type="string">
            <text:p>Jainaba 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3182899" calcext:value-type="float">
            <text:p>3182899</text:p>
          </table:table-cell>
          <table:table-cell office:value-type="float" office:value="2021045" calcext:value-type="float">
            <text:p>20210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Kassa Kund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Kassa 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23:30:21</text:p>
          </table:table-cell>
          <table:table-cell office:value-type="string" calcext:value-type="string">
            <text:p>Jainaba </text:p>
          </table:table-cell>
          <table:table-cell/>
          <table:table-cell office:value-type="string" calcext:value-type="string">
            <text:p>Sakoli</text:p>
          </table:table-cell>
          <table:table-cell office:value-type="float" office:value="2056610" calcext:value-type="float">
            <text:p>2056610</text:p>
          </table:table-cell>
          <table:table-cell office:value-type="float" office:value="2021599" calcext:value-type="float">
            <text:p>20215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Baja kunda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Baja ku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10:48</text:p>
          </table:table-cell>
          <table:table-cell office:value-type="string" calcext:value-type="string">
            <text:p>Jalima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5210398" calcext:value-type="float">
            <text:p>5210398</text:p>
          </table:table-cell>
          <table:table-cell office:value-type="float" office:value="2021951" calcext:value-type="float">
            <text:p>20219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Serrekunda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Bundu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6:30:09</text:p>
          </table:table-cell>
          <table:table-cell office:value-type="string" calcext:value-type="string">
            <text:p>Jalimadi</text:p>
          </table:table-cell>
          <table:table-cell/>
          <table:table-cell office:value-type="string" calcext:value-type="string">
            <text:p>Suso</text:p>
          </table:table-cell>
          <table:table-cell office:value-type="float" office:value="2529215" calcext:value-type="float">
            <text:p>2529215</text:p>
          </table:table-cell>
          <table:table-cell office:value-type="float" office:value="2022411" calcext:value-type="float">
            <text:p>20224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1:34:04</text:p>
          </table:table-cell>
          <table:table-cell office:value-type="string" calcext:value-type="string">
            <text:p>Jallow</text:p>
          </table:table-cell>
          <table:table-cell/>
          <table:table-cell office:value-type="string" calcext:value-type="string">
            <text:p>Kumba</text:p>
          </table:table-cell>
          <table:table-cell office:value-type="float" office:value="3849790" calcext:value-type="float">
            <text:p>3849790</text:p>
          </table:table-cell>
          <table:table-cell office:value-type="float" office:value="2023266" calcext:value-type="float">
            <text:p>20232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Pallang Lower Basic School</text:p>
          </table:table-cell>
          <table:table-cell office:value-type="string" calcext:value-type="string">
            <text:p>Region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52:36</text:p>
          </table:table-cell>
          <table:table-cell office:value-type="string" calcext:value-type="string">
            <text:p>jallow</text:p>
          </table:table-cell>
          <table:table-cell/>
          <table:table-cell office:value-type="string" calcext:value-type="string">
            <text:p>Rugiatou</text:p>
          </table:table-cell>
          <table:table-cell office:value-type="float" office:value="3596859" calcext:value-type="float">
            <text:p>3596859</text:p>
          </table:table-cell>
          <table:table-cell office:value-type="float" office:value="2021950" calcext:value-type="float">
            <text:p>20219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ja</text:p>
          </table:table-cell>
          <table:table-cell office:value-type="string" calcext:value-type="string">
            <text:p>Batokunk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r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08:27:43" calcext:value-type="date">
            <text:p>7/15/2021 8:27:43</text:p>
          </table:table-cell>
          <table:table-cell table:style-name="ce5" office:value-type="string" calcext:value-type="string">
            <text:p>Jallow</text:p>
          </table:table-cell>
          <table:table-cell table:style-name="ce5"/>
          <table:table-cell table:style-name="ce5" office:value-type="string" calcext:value-type="string">
            <text:p>Ousman</text:p>
          </table:table-cell>
          <table:table-cell table:style-name="ce10" office:value-type="float" office:value="2739685" calcext:value-type="float">
            <text:p>2739685</text:p>
          </table:table-cell>
          <table:table-cell table:style-name="ce10" office:value-type="float" office:value="20221277" calcext:value-type="float">
            <text:p>2022127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griculture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Faraba bantang</text:p>
          </table:table-cell>
          <table:table-cell table:style-name="ce5" office:value-type="string" calcext:value-type="string">
            <text:p>kuloro u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Faraba bantang</text:p>
          </table:table-cell>
          <table:table-cell table:style-name="ce5" office:value-type="string" calcext:value-type="string">
            <text:p>Kulor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2T11:16:45" calcext:value-type="date">
            <text:p>7/22/2021 11:16:45</text:p>
          </table:table-cell>
          <table:table-cell table:style-name="ce6" office:value-type="string" calcext:value-type="string">
            <text:p>JALLOW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satou</text:p>
          </table:table-cell>
          <table:table-cell table:style-name="ce9" office:value-type="float" office:value="5335775" calcext:value-type="float">
            <text:p>5335775</text:p>
          </table:table-cell>
          <table:table-cell table:style-name="ce9" office:value-type="float" office:value="20211340" calcext:value-type="float">
            <text:p>2021134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B class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Gunjur cluster</text:p>
          </table:table-cell>
          <table:table-cell table:style-name="ce6" office:value-type="string" calcext:value-type="string">
            <text:p>Sambuyan Skagen Basic cycle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Gunjur cluster</text:p>
          </table:table-cell>
          <table:table-cell table:style-name="ce6" office:value-type="string" calcext:value-type="string">
            <text:p>Gunju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15:51:57" calcext:value-type="date">
            <text:p>7/15/2021 15:51:57</text:p>
          </table:table-cell>
          <table:table-cell table:style-name="ce5" office:value-type="string" calcext:value-type="string">
            <text:p>Janko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Badjie</text:p>
          </table:table-cell>
          <table:table-cell table:style-name="ce10" office:value-type="float" office:value="7192797" calcext:value-type="float">
            <text:p>7192797</text:p>
          </table:table-cell>
          <table:table-cell table:style-name="ce10" office:value-type="float" office:value="20211011" calcext:value-type="float">
            <text:p>2021101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Group B</text:p>
          </table:table-cell>
          <table:table-cell table:style-name="ce5" table:number-columns-repeated="2"/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Kebba Manneh</text:p>
          </table:table-cell>
          <table:table-cell table:style-name="ce5" office:value-type="string" calcext:value-type="string">
            <text:p>Lutheran Lower Basic School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Kebba Manneh</text:p>
          </table:table-cell>
          <table:table-cell table:style-name="ce5" office:value-type="string" calcext:value-type="string">
            <text:p>St Charles Lwang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40:25</text:p>
          </table:table-cell>
          <table:table-cell office:value-type="string" calcext:value-type="string">
            <text:p>Jariatou</text:p>
          </table:table-cell>
          <table:table-cell/>
          <table:table-cell office:value-type="string" calcext:value-type="string">
            <text:p>Jamanka</text:p>
          </table:table-cell>
          <table:table-cell office:value-type="float" office:value="5885953" calcext:value-type="float">
            <text:p>5885953</text:p>
          </table:table-cell>
          <table:table-cell office:value-type="float" office:value="2022806" calcext:value-type="float">
            <text:p>20228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iant John vianney genior and senio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aint John vianney junior and sen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45:55</text:p>
          </table:table-cell>
          <table:table-cell office:value-type="string" calcext:value-type="string">
            <text:p>Jari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758448" calcext:value-type="float">
            <text:p>3758448</text:p>
          </table:table-cell>
          <table:table-cell office:value-type="float" office:value="2021347" calcext:value-type="float">
            <text:p>20213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gun kebbeh LBS</text:p>
          </table:table-cell>
          <table:table-cell office:value-type="string" calcext:value-type="string">
            <text:p>Kuntay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untaya LBS</text:p>
          </table:table-cell>
          <table:table-cell office:value-type="string" calcext:value-type="string">
            <text:p>Medina sering mas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3:53:45</text:p>
          </table:table-cell>
          <table:table-cell office:value-type="string" calcext:value-type="string">
            <text:p>Jarra</text:p>
          </table:table-cell>
          <table:table-cell/>
          <table:table-cell office:value-type="string" calcext:value-type="string">
            <text:p>Danso</text:p>
          </table:table-cell>
          <table:table-cell office:value-type="float" office:value="3743825" calcext:value-type="float">
            <text:p>3743825</text:p>
          </table:table-cell>
          <table:table-cell office:value-type="float" office:value="2021128" calcext:value-type="float">
            <text:p>20211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undung</text:p>
          </table:table-cell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Serre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2:33:05</text:p>
          </table:table-cell>
          <table:table-cell office:value-type="string" calcext:value-type="string">
            <text:p>Jarra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5921395" calcext:value-type="float">
            <text:p>5921395</text:p>
          </table:table-cell>
          <table:table-cell office:value-type="float" office:value="20211277" calcext:value-type="float">
            <text:p>202112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yanka</text:p>
          </table:table-cell>
          <table:table-cell office:value-type="string" calcext:value-type="string">
            <text:p>Sany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yanka</text:p>
          </table:table-cell>
          <table:table-cell office:value-type="string" calcext:value-type="string">
            <text:p>St viacent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9T16:13:28" calcext:value-type="date">
            <text:p>7/29/2021 16:13:28</text:p>
          </table:table-cell>
          <table:table-cell table:style-name="ce6" office:value-type="string" calcext:value-type="string">
            <text:p>Jarra</text:p>
          </table:table-cell>
          <table:table-cell table:style-name="ce6"/>
          <table:table-cell table:style-name="ce6" office:value-type="string" calcext:value-type="string">
            <text:p>Darboe</text:p>
          </table:table-cell>
          <table:table-cell table:style-name="ce9" office:value-type="float" office:value="7127568" calcext:value-type="float">
            <text:p>7127568</text:p>
          </table:table-cell>
          <table:table-cell table:style-name="ce9" office:value-type="float" office:value="2021700" calcext:value-type="float">
            <text:p>202170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/>
          <table:table-cell table:number-columns-repeated="2" table:style-name="ce6" office:value-type="string" calcext:value-type="string">
            <text:p>B cla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Kembjeh</text:p>
          </table:table-cell>
          <table:table-cell table:style-name="ce6" office:value-type="string" calcext:value-type="string">
            <text:p>Kembjeh l b 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Région 2</text:p>
          </table:table-cell>
          <table:table-cell table:style-name="ce6" office:value-type="string" calcext:value-type="string">
            <text:p>Kembj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0:32:58</text:p>
          </table:table-cell>
          <table:table-cell office:value-type="string" calcext:value-type="string">
            <text:p>Jarrieh </text:p>
          </table:table-cell>
          <table:table-cell/>
          <table:table-cell office:value-type="string" calcext:value-type="string">
            <text:p>Fatty </text:p>
          </table:table-cell>
          <table:table-cell office:value-type="string" calcext:value-type="string">
            <text:p>3386669/3796916</text:p>
          </table:table-cell>
          <table:table-cell office:value-type="float" office:value="2023133" calcext:value-type="float">
            <text:p>20231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Kindergarten wattenschei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Henriette nusery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36:05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016703" calcext:value-type="float">
            <text:p>3016703</text:p>
          </table:table-cell>
          <table:table-cell office:value-type="float" office:value="2021925" calcext:value-type="float">
            <text:p>20219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olor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42:03</text:p>
          </table:table-cell>
          <table:table-cell office:value-type="string" calcext:value-type="string">
            <text:p>Jarry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715031" calcext:value-type="float">
            <text:p>3715031</text:p>
          </table:table-cell>
          <table:table-cell office:value-type="float" office:value="2022841" calcext:value-type="float">
            <text:p>20228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: Antouman Nying</text:p>
          </table:table-cell>
          <table:table-cell office:value-type="string" calcext:value-type="string">
            <text:p>TALINDING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 ANNEX: Antouman Nying</text:p>
          </table:table-cell>
          <table:table-cell office:value-type="string" calcext:value-type="string">
            <text:p>TALINDI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8:46:21</text:p>
          </table:table-cell>
          <table:table-cell office:value-type="string" calcext:value-type="string">
            <text:p>Jengan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330977" calcext:value-type="float">
            <text:p>3330977</text:p>
          </table:table-cell>
          <table:table-cell office:value-type="float" office:value="2021967" calcext:value-type="float">
            <text:p>20219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agie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agie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35:31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440481" calcext:value-type="float">
            <text:p>3440481</text:p>
          </table:table-cell>
          <table:table-cell office:value-type="float" office:value="20221032" calcext:value-type="float">
            <text:p>202210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SCANAID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oteh Ousman Sowe</text:p>
          </table:table-cell>
          <table:table-cell office:value-type="string" calcext:value-type="string">
            <text:p>Bakoteh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3:20:4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Ebrima</text:p>
          </table:table-cell>
          <table:table-cell office:value-type="float" office:value="7252217" calcext:value-type="float">
            <text:p>7252217</text:p>
          </table:table-cell>
          <table:table-cell office:value-type="float" office:value="20211409" calcext:value-type="float">
            <text:p>202114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ew Yundum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36:21</text:p>
          </table:table-cell>
          <table:table-cell office:value-type="string" calcext:value-type="string">
            <text:p>John 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293516" calcext:value-type="float">
            <text:p>3293516</text:p>
          </table:table-cell>
          <table:table-cell office:value-type="float" office:value="20221030" calcext:value-type="float">
            <text:p>202210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Jambanjeli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. Franci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2:20:24</text:p>
          </table:table-cell>
          <table:table-cell office:value-type="string" calcext:value-type="string">
            <text:p>Jojo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3513881" calcext:value-type="float">
            <text:p>3513881</text:p>
          </table:table-cell>
          <table:table-cell office:value-type="float" office:value="20221033" calcext:value-type="float">
            <text:p>202210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pper/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34:32</text:p>
          </table:table-cell>
          <table:table-cell office:value-type="string" calcext:value-type="string">
            <text:p>Jonsoba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268783" calcext:value-type="float">
            <text:p>3268783</text:p>
          </table:table-cell>
          <table:table-cell office:value-type="float" office:value="2021060" calcext:value-type="float">
            <text:p>20210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Sangany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Sibit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30:34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891877" calcext:value-type="float">
            <text:p>3891877</text:p>
          </table:table-cell>
          <table:table-cell office:value-type="float" office:value="20221034" calcext:value-type="float">
            <text:p>202210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C.R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St. Vincent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14:05:14" calcext:value-type="date">
            <text:p>7/18/2021 14:05:14</text:p>
          </table:table-cell>
          <table:table-cell table:style-name="ce5" office:value-type="string" calcext:value-type="string">
            <text:p>JOSHUA</text:p>
          </table:table-cell>
          <table:table-cell table:style-name="ce5"/>
          <table:table-cell table:style-name="ce5" office:value-type="string" calcext:value-type="string">
            <text:p>JATTA</text:p>
          </table:table-cell>
          <table:table-cell table:style-name="ce10" office:value-type="float" office:value="7668909" calcext:value-type="float">
            <text:p>7668909</text:p>
          </table:table-cell>
          <table:table-cell table:style-name="ce10" office:value-type="float" office:value="2022131" calcext:value-type="float">
            <text:p>202213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aths</text:p>
          </table:table-cell>
          <table:table-cell table:style-name="ce5" office:value-type="string" calcext:value-type="string">
            <text:p>Agriculture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MAAHAD SSS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ST CHALESTWANGA</text:p>
          </table:table-cell>
          <table:table-cell table:style-name="ce5" office:value-type="string" calcext:value-type="string">
            <text:p>ABUK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1:15:34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Folasayo</text:p>
          </table:table-cell>
          <table:table-cell office:value-type="string" calcext:value-type="string">
            <text:p>Orimogunje</text:p>
          </table:table-cell>
          <table:table-cell office:value-type="string" calcext:value-type="string">
            <text:p>3017504/ 7342258</text:p>
          </table:table-cell>
          <table:table-cell office:value-type="float" office:value="2022197" calcext:value-type="float">
            <text:p>20221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Therese's : lamin yaffa</text:p>
          </table:table-cell>
          <table:table-cell office:value-type="string" calcext:value-type="string">
            <text:p>Grace bilingual upp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au new town: Abubacarr Bah</text:p>
          </table:table-cell>
          <table:table-cell office:value-type="string" calcext:value-type="string">
            <text:p>Deeper lif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7:37:41</text:p>
          </table:table-cell>
          <table:table-cell office:value-type="string" calcext:value-type="string">
            <text:p>Juka</text:p>
          </table:table-cell>
          <table:table-cell/>
          <table:table-cell office:value-type="string" calcext:value-type="string">
            <text:p>Suso</text:p>
          </table:table-cell>
          <table:table-cell office:value-type="float" office:value="7891232" calcext:value-type="float">
            <text:p>7891232</text:p>
          </table:table-cell>
          <table:table-cell office:value-type="float" office:value="2022189" calcext:value-type="float">
            <text:p>20221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: Safiyong Touray</text:p>
          </table:table-cell>
          <table:table-cell office:value-type="string" calcext:value-type="string">
            <text:p>Charles Jaw Memorial Academ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ukuta</text:p>
          </table:table-cell>
          <table:table-cell office:value-type="string" calcext:value-type="string">
            <text:p>Sukut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13:34:32" calcext:value-type="date">
            <text:p>7/16/2021 13:34:32</text:p>
          </table:table-cell>
          <table:table-cell table:style-name="ce5" office:value-type="string" calcext:value-type="string">
            <text:p>JUSTINO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endy</text:p>
          </table:table-cell>
          <table:table-cell table:style-name="ce10" office:value-type="float" office:value="3322619" calcext:value-type="float">
            <text:p>3322619</text:p>
          </table:table-cell>
          <table:table-cell table:style-name="ce10" office:value-type="float" office:value="20221038" calcext:value-type="float">
            <text:p>2022103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RE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Region 2</text:p>
          </table:table-cell>
          <table:table-cell table:style-name="ce5"/>
          <table:table-cell table:style-name="ce5" office:value-type="string" calcext:value-type="string">
            <text:p>Responder updated this value. Mansa colley Bojang UBS</text:p>
          </table:table-cell>
          <table:table-cell table:style-name="ce5" office:value-type="string" calcext:value-type="string">
            <text:p>Region 2</text:p>
          </table:table-cell>
          <table:table-cell table:style-name="ce5"/>
          <table:table-cell table:style-name="ce5" office:value-type="string" calcext:value-type="string">
            <text:p>Brikama methodit accidemic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06:19</text:p>
          </table:table-cell>
          <table:table-cell office:value-type="string" calcext:value-type="string">
            <text:p>Kabiro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2969010" calcext:value-type="float">
            <text:p>2969010</text:p>
          </table:table-cell>
          <table:table-cell office:value-type="float" office:value="20221039" calcext:value-type="float">
            <text:p>202210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nding</text:p>
          </table:table-cell>
          <table:table-cell office:value-type="string" calcext:value-type="string">
            <text:p>Yundum barracks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nding</text:p>
          </table:table-cell>
          <table:table-cell office:value-type="string" calcext:value-type="string">
            <text:p>Banjulnding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49:45</text:p>
          </table:table-cell>
          <table:table-cell office:value-type="string" calcext:value-type="string">
            <text:p>Kab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997056" calcext:value-type="float">
            <text:p>7997056</text:p>
          </table:table-cell>
          <table:table-cell office:value-type="float" office:value="20221376" calcext:value-type="float">
            <text:p>202213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unus English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4:31:05</text:p>
          </table:table-cell>
          <table:table-cell office:value-type="string" calcext:value-type="string">
            <text:p>Kadddij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863647" calcext:value-type="float">
            <text:p>7863647</text:p>
          </table:table-cell>
          <table:table-cell office:value-type="float" office:value="2021768" calcext:value-type="float">
            <text:p>20217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Old yundum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njulindi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2:44:40</text:p>
          </table:table-cell>
          <table:table-cell office:value-type="string" calcext:value-type="string">
            <text:p>Kadddy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7836456" calcext:value-type="float">
            <text:p>7836456</text:p>
          </table:table-cell>
          <table:table-cell office:value-type="float" office:value="2021350" calcext:value-type="float">
            <text:p>20213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 office:value-type="string" calcext:value-type="string">
            <text:p>Diploma 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myang lower Basic school</text:p>
          </table:table-cell>
          <table:table-cell office:value-type="string" calcext:value-type="string">
            <text:p>Sanyang lower Basic school</text:p>
          </table:table-cell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Talindi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47:01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288204" calcext:value-type="float">
            <text:p>7288204</text:p>
          </table:table-cell>
          <table:table-cell office:value-type="float" office:value="2022374" calcext:value-type="float">
            <text:p>20223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P)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05:35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Minteh</text:p>
          </table:table-cell>
          <table:table-cell office:value-type="float" office:value="2718927" calcext:value-type="float">
            <text:p>2718927</text:p>
          </table:table-cell>
          <table:table-cell office:value-type="float" office:value="2021841" calcext:value-type="float">
            <text:p>20218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Wellingar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nchu Baliy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2:16:50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2440655" calcext:value-type="float">
            <text:p>2440655</text:p>
          </table:table-cell>
          <table:table-cell office:value-type="float" office:value="2021018" calcext:value-type="float">
            <text:p>20210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NEMA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du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9:55:24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756127" calcext:value-type="float">
            <text:p>3756127</text:p>
          </table:table-cell>
          <table:table-cell office:value-type="float" office:value="2021136" calcext:value-type="float">
            <text:p>20211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Notre Dam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18:33</text:p>
          </table:table-cell>
          <table:table-cell office:value-type="string" calcext:value-type="string">
            <text:p>Kaddijatou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Jarju</text:p>
          </table:table-cell>
          <table:table-cell office:value-type="string" calcext:value-type="string">
            <text:p>379 6016</text:p>
          </table:table-cell>
          <table:table-cell office:value-type="float" office:value="2022808" calcext:value-type="float">
            <text:p>20228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subi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sub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53:19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Daffeh</text:p>
          </table:table-cell>
          <table:table-cell office:value-type="float" office:value="5923253" calcext:value-type="float">
            <text:p>5923253</text:p>
          </table:table-cell>
          <table:table-cell office:value-type="float" office:value="2021998" calcext:value-type="float">
            <text:p>20219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new tow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2:46:44</text:p>
          </table:table-cell>
          <table:table-cell office:value-type="string" calcext:value-type="string">
            <text:p>Kaddijato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anyi</text:p>
          </table:table-cell>
          <table:table-cell office:value-type="float" office:value="3281919" calcext:value-type="float">
            <text:p>3281919</text:p>
          </table:table-cell>
          <table:table-cell office:value-type="float" office:value="20221043" calcext:value-type="float">
            <text:p>202210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bang upp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nbur upper and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0:20:05</text:p>
          </table:table-cell>
          <table:table-cell office:value-type="string" calcext:value-type="string">
            <text:p>KADDIJATOU</text:p>
          </table:table-cell>
          <table:table-cell/>
          <table:table-cell office:value-type="string" calcext:value-type="string">
            <text:p>DARBOE</text:p>
          </table:table-cell>
          <table:table-cell office:value-type="string" calcext:value-type="string">
            <text:p>2546330/ 3936013</text:p>
          </table:table-cell>
          <table:table-cell office:value-type="float" office:value="2021969" calcext:value-type="float">
            <text:p>20219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KANI KUNDA LOWER BASIC SCHOOL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KANI 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5T21:18:11" calcext:value-type="date">
            <text:p>7/15/2021 21:18:11</text:p>
          </table:table-cell>
          <table:table-cell table:style-name="ce6" office:value-type="string" calcext:value-type="string">
            <text:p>Kaddijatou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aldeh</text:p>
          </table:table-cell>
          <table:table-cell table:style-name="ce9" office:value-type="float" office:value="3751644" calcext:value-type="float">
            <text:p>3751644</text:p>
          </table:table-cell>
          <table:table-cell table:style-name="ce9" office:value-type="float" office:value="2021427" calcext:value-type="float">
            <text:p>2021427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Farato Busumbala</text:p>
          </table:table-cell>
          <table:table-cell table:style-name="ce6" office:value-type="string" calcext:value-type="string">
            <text:p>Sotokoi Daru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Farato Busumbala</text:p>
          </table:table-cell>
          <table:table-cell table:style-name="ce6" office:value-type="string" calcext:value-type="string">
            <text:p>S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1T01:07:15" calcext:value-type="date">
            <text:p>7/21/2021 1:07:15</text:p>
          </table:table-cell>
          <table:table-cell table:style-name="ce5" office:value-type="string" calcext:value-type="string">
            <text:p>Kaddijatou</text:p>
          </table:table-cell>
          <table:table-cell table:style-name="ce5"/>
          <table:table-cell table:style-name="ce5" office:value-type="string" calcext:value-type="string">
            <text:p>Sanyang</text:p>
          </table:table-cell>
          <table:table-cell table:style-name="ce10" office:value-type="float" office:value="5370932" calcext:value-type="float">
            <text:p>5370932</text:p>
          </table:table-cell>
          <table:table-cell table:style-name="ce10" office:value-type="float" office:value="2021417" calcext:value-type="float">
            <text:p>202141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Lamin Daranka</text:p>
          </table:table-cell>
          <table:table-cell table:style-name="ce5" office:value-type="string" calcext:value-type="string">
            <text:p>Babylon LBS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St Charles Lwanga</text:p>
          </table:table-cell>
          <table:table-cell table:style-name="ce5" office:value-type="string" calcext:value-type="string">
            <text:p>Abuk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47:40</text:p>
          </table:table-cell>
          <table:table-cell office:value-type="string" calcext:value-type="string">
            <text:p>Kaddijatou 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5940039" calcext:value-type="float">
            <text:p>5940039</text:p>
          </table:table-cell>
          <table:table-cell office:value-type="float" office:value="20221045" calcext:value-type="float">
            <text:p>202210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nglish 1/Agric 2/general H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ifoe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ifoe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3:02:36</text:p>
          </table:table-cell>
          <table:table-cell office:value-type="string" calcext:value-type="string">
            <text:p>Kaddijatou 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5183783" calcext:value-type="float">
            <text:p>5183783</text:p>
          </table:table-cell>
          <table:table-cell office:value-type="float" office:value="2021813" calcext:value-type="float">
            <text:p>20218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Madian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32:33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Marong</text:p>
          </table:table-cell>
          <table:table-cell office:value-type="float" office:value="2380166" calcext:value-type="float">
            <text:p>2380166</text:p>
          </table:table-cell>
          <table:table-cell office:value-type="float" office:value="2021885" calcext:value-type="float">
            <text:p>20218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/ group 6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Long man Methodist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Mansa colley boj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2:14:09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5266402" calcext:value-type="float">
            <text:p>5266402</text:p>
          </table:table-cell>
          <table:table-cell office:value-type="float" office:value="2021421" calcext:value-type="float">
            <text:p>20214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 mrch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Jambanjelly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25:23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Njie </text:p>
          </table:table-cell>
          <table:table-cell office:value-type="float" office:value="5128177" calcext:value-type="float">
            <text:p>5128177</text:p>
          </table:table-cell>
          <table:table-cell office:value-type="float" office:value="20211102" calcext:value-type="float">
            <text:p>202111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<text:s/>(A)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Henriette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Kabafit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1:17:14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5012551" calcext:value-type="float">
            <text:p>5012551</text:p>
          </table:table-cell>
          <table:table-cell office:value-type="float" office:value="20221048" calcext:value-type="float">
            <text:p>202210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WYCE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4:57:23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3252365" calcext:value-type="float">
            <text:p>3252365</text:p>
          </table:table-cell>
          <table:table-cell office:value-type="float" office:value="2021160" calcext:value-type="float">
            <text:p>20211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 Group 3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7484179or 6255827</text:p>
          </table:table-cell>
          <table:table-cell office:value-type="string" calcext:value-type="string">
            <text:p>Brikama ne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7484179or 6255827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15:00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5243393" calcext:value-type="float">
            <text:p>5243393</text:p>
          </table:table-cell>
          <table:table-cell office:value-type="float" office:value="20211299" calcext:value-type="float">
            <text:p>202112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Jakoi sibrick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Jakoi sibrick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0:11:22</text:p>
          </table:table-cell>
          <table:table-cell office:value-type="string" calcext:value-type="string">
            <text:p>Kadd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ah</text:p>
          </table:table-cell>
          <table:table-cell office:value-type="float" office:value="7324852" calcext:value-type="float">
            <text:p>7324852</text:p>
          </table:table-cell>
          <table:table-cell office:value-type="float" office:value="2023247" calcext:value-type="float">
            <text:p>20232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Niamina jarreng </text:p>
          </table:table-cell>
          <table:table-cell office:value-type="string" calcext:value-type="string">
            <text:p>Naimina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Naimina jarreng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21:28:43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7529889" calcext:value-type="float">
            <text:p>7529889</text:p>
          </table:table-cell>
          <table:table-cell office:value-type="float" office:value="2021234" calcext:value-type="float">
            <text:p>20212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Madi fatty</text:p>
          </table:table-cell>
          <table:table-cell office:value-type="string" calcext:value-type="string">
            <text:p>Latrikunda yeriga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Pir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05:06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Danso</text:p>
          </table:table-cell>
          <table:table-cell office:value-type="float" office:value="7859039" calcext:value-type="float">
            <text:p>7859039</text:p>
          </table:table-cell>
          <table:table-cell office:value-type="float" office:value="2023171" calcext:value-type="float">
            <text:p>20231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Niamina sotokoi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Niamina sotoko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9:33:32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2958596" calcext:value-type="float">
            <text:p>2958596</text:p>
          </table:table-cell>
          <table:table-cell office:value-type="float" office:value="20221047" calcext:value-type="float">
            <text:p>202210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</text:p>
          </table:table-cell>
          <table:table-cell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28:19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Manjang</text:p>
          </table:table-cell>
          <table:table-cell office:value-type="float" office:value="3872864" calcext:value-type="float">
            <text:p>3872864</text:p>
          </table:table-cell>
          <table:table-cell office:value-type="float" office:value="20211139" calcext:value-type="float">
            <text:p>202111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Brufut lower Basic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arantaba (Kiang)</text:p>
          </table:table-cell>
          <table:table-cell office:value-type="string" calcext:value-type="string">
            <text:p>Janneh 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50:48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2592242" calcext:value-type="float">
            <text:p>2592242</text:p>
          </table:table-cell>
          <table:table-cell office:value-type="float" office:value="2021732" calcext:value-type="float">
            <text:p>20217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Busumbal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Old Yundu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52:23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Kanyi</text:p>
          </table:table-cell>
          <table:table-cell office:value-type="float" office:value="3013334" calcext:value-type="float">
            <text:p>3013334</text:p>
          </table:table-cell>
          <table:table-cell office:value-type="float" office:value="2021770" calcext:value-type="float">
            <text:p>20217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Jappineh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Jappin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59:27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Dem</text:p>
          </table:table-cell>
          <table:table-cell office:value-type="float" office:value="2956244" calcext:value-type="float">
            <text:p>2956244</text:p>
          </table:table-cell>
          <table:table-cell office:value-type="float" office:value="20221046" calcext:value-type="float">
            <text:p>202210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Buiba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9:16:59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167922" calcext:value-type="float">
            <text:p>5167922</text:p>
          </table:table-cell>
          <table:table-cell office:value-type="float" office:value="2121058" calcext:value-type="float">
            <text:p>21210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Farato busumbala lower basic school</text:p>
          </table:table-cell>
          <table:table-cell office:value-type="string" calcext:value-type="string">
            <text:p>Region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4:23:19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252030" calcext:value-type="float">
            <text:p>3252030</text:p>
          </table:table-cell>
          <table:table-cell office:value-type="float" office:value="20221050" calcext:value-type="float">
            <text:p>202210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B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14:12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Jaiteh</text:p>
          </table:table-cell>
          <table:table-cell office:value-type="float" office:value="2834490" calcext:value-type="float">
            <text:p>2834490</text:p>
          </table:table-cell>
          <table:table-cell office:value-type="float" office:value="20211195" calcext:value-type="float">
            <text:p>202111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ondalli cluster</text:p>
          </table:table-cell>
          <table:table-cell office:value-type="string" calcext:value-type="string">
            <text:p>Kanila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li cluster</text:p>
          </table:table-cell>
          <table:table-cell office:value-type="string" calcext:value-type="string">
            <text:p>Fass cham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3:57:14</text:p>
          </table:table-cell>
          <table:table-cell office:value-type="string" calcext:value-type="string">
            <text:p>Kaddy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2159691" calcext:value-type="float">
            <text:p>2159691</text:p>
          </table:table-cell>
          <table:table-cell office:value-type="float" office:value="2022514" calcext:value-type="float">
            <text:p>20225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pper and 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oteh cluster</text:p>
          </table:table-cell>
          <table:table-cell office:value-type="string" calcext:value-type="string">
            <text:p>Bakoteh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4:36:37" calcext:value-type="date">
            <text:p>7/17/2021 14:36:37</text:p>
          </table:table-cell>
          <table:table-cell table:style-name="ce5" office:value-type="string" calcext:value-type="string">
            <text:p>Kaddy</text:p>
          </table:table-cell>
          <table:table-cell table:style-name="ce5"/>
          <table:table-cell table:style-name="ce5" office:value-type="string" calcext:value-type="string">
            <text:p>Sowe</text:p>
          </table:table-cell>
          <table:table-cell table:style-name="ce10" office:value-type="float" office:value="3131806" calcext:value-type="float">
            <text:p>3131806</text:p>
          </table:table-cell>
          <table:table-cell table:style-name="ce10" office:value-type="float" office:value="2022054" calcext:value-type="float">
            <text:p>2022054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Physical Health Education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anyaka</text:p>
          </table:table-cell>
          <table:table-cell table:style-name="ce5" office:value-type="string" calcext:value-type="string">
            <text:p>St. Viacent de Paul BC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ufut</text:p>
          </table:table-cell>
          <table:table-cell table:style-name="ce5" office:value-type="string" calcext:value-type="string">
            <text:p>Suku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3T11:54:40" calcext:value-type="date">
            <text:p>8/3/2021 11:54:40</text:p>
          </table:table-cell>
          <table:table-cell table:style-name="ce5" office:value-type="string" calcext:value-type="string">
            <text:p>Kaddy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Sanyang</text:p>
          </table:table-cell>
          <table:table-cell table:style-name="ce10" office:value-type="float" office:value="5234075" calcext:value-type="float">
            <text:p>5234075</text:p>
          </table:table-cell>
          <table:table-cell table:style-name="ce10" office:value-type="float" office:value="2021029" calcext:value-type="float">
            <text:p>2021029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Lamin Daranka</text:p>
          </table:table-cell>
          <table:table-cell table:style-name="ce5" office:value-type="string" calcext:value-type="string">
            <text:p>St. Peter's LBS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St. Charles lwanda</text:p>
          </table:table-cell>
          <table:table-cell table:style-name="ce5" office:value-type="string" calcext:value-type="string">
            <text:p>St Charles lwa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6:33:35</text:p>
          </table:table-cell>
          <table:table-cell office:value-type="string" calcext:value-type="string">
            <text:p>Kaddy 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010463" calcext:value-type="float">
            <text:p>3010463</text:p>
          </table:table-cell>
          <table:table-cell office:value-type="float" office:value="2023013" calcext:value-type="float">
            <text:p>20230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Carter Nusery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Daycare Nu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2:04:55</text:p>
          </table:table-cell>
          <table:table-cell office:value-type="string" calcext:value-type="string">
            <text:p>KADESTINA</text:p>
          </table:table-cell>
          <table:table-cell/>
          <table:table-cell office:value-type="string" calcext:value-type="string">
            <text:p>HYDARA</text:p>
          </table:table-cell>
          <table:table-cell office:value-type="float" office:value="7286183" calcext:value-type="float">
            <text:p>7286183</text:p>
          </table:table-cell>
          <table:table-cell office:value-type="float" office:value="20211418" calcext:value-type="float">
            <text:p>202114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ID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48:46</text:p>
          </table:table-cell>
          <table:table-cell office:value-type="string" calcext:value-type="string">
            <text:p>Kalif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458997" calcext:value-type="float">
            <text:p>7458997</text:p>
          </table:table-cell>
          <table:table-cell office:value-type="float" office:value="20211433" calcext:value-type="float">
            <text:p>202114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ILLIASA</text:p>
          </table:table-cell>
          <table:table-cell office:value-type="string" calcext:value-type="string">
            <text:p>YALLAL TANKONJAL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ILLIASA</text:p>
          </table:table-cell>
          <table:table-cell office:value-type="string" calcext:value-type="string">
            <text:p>JARIKAW FUL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07:15</text:p>
          </table:table-cell>
          <table:table-cell office:value-type="string" calcext:value-type="string">
            <text:p>KALIFA</text:p>
          </table:table-cell>
          <table:table-cell/>
          <table:table-cell office:value-type="string" calcext:value-type="string">
            <text:p>JAITEH</text:p>
          </table:table-cell>
          <table:table-cell office:value-type="float" office:value="2342628" calcext:value-type="float">
            <text:p>2342628</text:p>
          </table:table-cell>
          <table:table-cell office:value-type="float" office:value="2021669" calcext:value-type="float">
            <text:p>20216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KUNTAUR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KUNTAU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1:35:40</text:p>
          </table:table-cell>
          <table:table-cell office:value-type="string" calcext:value-type="string">
            <text:p>Kalif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458997" calcext:value-type="float">
            <text:p>7458997</text:p>
          </table:table-cell>
          <table:table-cell office:value-type="float" office:value="20211433" calcext:value-type="float">
            <text:p>202114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illiassa</text:p>
          </table:table-cell>
          <table:table-cell office:value-type="string" calcext:value-type="string">
            <text:p>Yallal tankon jall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illiassa</text:p>
          </table:table-cell>
          <table:table-cell office:value-type="string" calcext:value-type="string">
            <text:p>jerekaw full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03:43</text:p>
          </table:table-cell>
          <table:table-cell office:value-type="string" calcext:value-type="string">
            <text:p>Karamo</text:p>
          </table:table-cell>
          <table:table-cell/>
          <table:table-cell office:value-type="string" calcext:value-type="string">
            <text:p>Ceesay</text:p>
          </table:table-cell>
          <table:table-cell/>
          <table:table-cell office:value-type="float" office:value="2021349" calcext:value-type="float">
            <text:p>20213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9:27:44</text:p>
          </table:table-cell>
          <table:table-cell office:value-type="string" calcext:value-type="string">
            <text:p>Karamo</text:p>
          </table:table-cell>
          <table:table-cell/>
          <table:table-cell office:value-type="string" calcext:value-type="string">
            <text:p>Ceesay</text:p>
          </table:table-cell>
          <table:table-cell/>
          <table:table-cell office:value-type="float" office:value="2021349" calcext:value-type="float">
            <text:p>20213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 Lb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2:06:02</text:p>
          </table:table-cell>
          <table:table-cell office:value-type="string" calcext:value-type="string">
            <text:p>Karamo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7829777" calcext:value-type="float">
            <text:p>7829777</text:p>
          </table:table-cell>
          <table:table-cell office:value-type="float" office:value="2021991" calcext:value-type="float">
            <text:p>20219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appy hands kindergarten primary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appy hands kindergarten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1:41:14</text:p>
          </table:table-cell>
          <table:table-cell office:value-type="string" calcext:value-type="string">
            <text:p>kaws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ban</text:p>
          </table:table-cell>
          <table:table-cell office:value-type="float" office:value="5316602" calcext:value-type="float">
            <text:p>5316602</text:p>
          </table:table-cell>
          <table:table-cell office:value-type="float" office:value="20211405" calcext:value-type="float">
            <text:p>202114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. b 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50:10</text:p>
          </table:table-cell>
          <table:table-cell office:value-type="string" calcext:value-type="string">
            <text:p>KEBBA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7491667" calcext:value-type="float">
            <text:p>7491667</text:p>
          </table:table-cell>
          <table:table-cell office:value-type="float" office:value="20221283" calcext:value-type="float">
            <text:p>202212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TAHIR AHMADDIY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PAKALINDING UBS SOM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48:47</text:p>
          </table:table-cell>
          <table:table-cell office:value-type="string" calcext:value-type="string">
            <text:p>Kebba</text:p>
          </table:table-cell>
          <table:table-cell/>
          <table:table-cell office:value-type="string" calcext:value-type="string">
            <text:p>Kebbeh</text:p>
          </table:table-cell>
          <table:table-cell office:value-type="float" office:value="2461826" calcext:value-type="float">
            <text:p>2461826</text:p>
          </table:table-cell>
          <table:table-cell office:value-type="float" office:value="20211308" calcext:value-type="float">
            <text:p>202113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Group G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Sinchu njabo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15:26</text:p>
          </table:table-cell>
          <table:table-cell office:value-type="string" calcext:value-type="string">
            <text:p>Kebba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7181258" calcext:value-type="float">
            <text:p>7181258</text:p>
          </table:table-cell>
          <table:table-cell office:value-type="float" office:value="2021439" calcext:value-type="float">
            <text:p>20214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ngu kebbeh cluster</text:p>
          </table:table-cell>
          <table:table-cell office:value-type="string" calcext:value-type="string">
            <text:p>Medina modum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dungu kebbeh cluster</text:p>
          </table:table-cell>
          <table:table-cell office:value-type="string" calcext:value-type="string">
            <text:p>Ndungu kebb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21:33:28" calcext:value-type="date">
            <text:p>7/16/2021 21:33:28</text:p>
          </table:table-cell>
          <table:table-cell table:style-name="ce5" office:value-type="string" calcext:value-type="string">
            <text:p>Kebba</text:p>
          </table:table-cell>
          <table:table-cell table:style-name="ce5"/>
          <table:table-cell table:style-name="ce5" office:value-type="string" calcext:value-type="string">
            <text:p>Kebbeh</text:p>
          </table:table-cell>
          <table:table-cell table:style-name="ce10" office:value-type="float" office:value="2461826" calcext:value-type="float">
            <text:p>2461826</text:p>
          </table:table-cell>
          <table:table-cell table:style-name="ce10" office:value-type="float" office:value="20211308" calcext:value-type="float">
            <text:p>20211308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Group G</text:p>
          </table:table-cell>
          <table:table-cell table:style-name="ce5" office:value-type="string" calcext:value-type="string">
            <text:p>English language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Region 3</text:p>
          </table:table-cell>
          <table:table-cell table:style-name="ce5" office:value-type="string" calcext:value-type="string">
            <text:p>Ebrima jarra</text:p>
          </table:table-cell>
          <table:table-cell table:style-name="ce5" office:value-type="string" calcext:value-type="string">
            <text:p>Sinchu njabo lower basic school</text:p>
          </table:table-cell>
          <table:table-cell table:style-name="ce5" office:value-type="string" calcext:value-type="string">
            <text:p>Region 3</text:p>
          </table:table-cell>
          <table:table-cell table:style-name="ce5" office:value-type="string" calcext:value-type="string">
            <text:p>Ngaga keita</text:p>
          </table:table-cell>
          <table:table-cell table:style-name="ce5" office:value-type="string" calcext:value-type="string">
            <text:p>Faraf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7T14:12:50" calcext:value-type="date">
            <text:p>7/27/2021 14:12:50</text:p>
          </table:table-cell>
          <table:table-cell table:style-name="ce6" office:value-type="string" calcext:value-type="string">
            <text:p>Kebba</text:p>
          </table:table-cell>
          <table:table-cell table:style-name="ce6"/>
          <table:table-cell table:style-name="ce6" office:value-type="string" calcext:value-type="string">
            <text:p>Bittaye</text:p>
          </table:table-cell>
          <table:table-cell table:style-name="ce9" office:value-type="float" office:value="7984077" calcext:value-type="float">
            <text:p>7984077</text:p>
          </table:table-cell>
          <table:table-cell table:style-name="ce9" office:value-type="float" office:value="2022023" calcext:value-type="float">
            <text:p>2022023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Mathematics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Banjulinding senior secondary school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Model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8:18:04</text:p>
          </table:table-cell>
          <table:table-cell office:value-type="string" calcext:value-type="string">
            <text:p>Kebba </text:p>
          </table:table-cell>
          <table:table-cell/>
          <table:table-cell office:value-type="string" calcext:value-type="string">
            <text:p>Jagne </text:p>
          </table:table-cell>
          <table:table-cell office:value-type="float" office:value="3846840" calcext:value-type="float">
            <text:p>3846840</text:p>
          </table:table-cell>
          <table:table-cell office:value-type="float" office:value="20211384" calcext:value-type="float">
            <text:p>202113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Cluster 5</text:p>
          </table:table-cell>
          <table:table-cell office:value-type="string" calcext:value-type="string">
            <text:p>Dalaba lower Basic School 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Cluster 5</text:p>
          </table:table-cell>
          <table:table-cell office:value-type="string" calcext:value-type="string">
            <text:p>Dalab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45:35</text:p>
          </table:table-cell>
          <table:table-cell office:value-type="string" calcext:value-type="string">
            <text:p>Kebba </text:p>
          </table:table-cell>
          <table:table-cell/>
          <table:table-cell office:value-type="string" calcext:value-type="string">
            <text:p>kebbeh</text:p>
          </table:table-cell>
          <table:table-cell office:value-type="float" office:value="2461826" calcext:value-type="float">
            <text:p>2461826</text:p>
          </table:table-cell>
          <table:table-cell office:value-type="float" office:value="20211307" calcext:value-type="float">
            <text:p>202113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G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Sinchu njabo lower basic school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Faraf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02:15</text:p>
          </table:table-cell>
          <table:table-cell office:value-type="string" calcext:value-type="string">
            <text:p>Kejang</text:p>
          </table:table-cell>
          <table:table-cell/>
          <table:table-cell office:value-type="string" calcext:value-type="string">
            <text:p>Dacosta</text:p>
          </table:table-cell>
          <table:table-cell office:value-type="float" office:value="5194606" calcext:value-type="float">
            <text:p>5194606</text:p>
          </table:table-cell>
          <table:table-cell office:value-type="float" office:value="2022814" calcext:value-type="float">
            <text:p>20228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UBS 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Kanifing east UBS /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22:20:13</text:p>
          </table:table-cell>
          <table:table-cell office:value-type="string" calcext:value-type="string">
            <text:p>KHADDY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3513631" calcext:value-type="float">
            <text:p>3513631</text:p>
          </table:table-cell>
          <table:table-cell office:value-type="float" office:value="20221056" calcext:value-type="float">
            <text:p>202210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NIOR SECONDARY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PPER AND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19:32</text:p>
          </table:table-cell>
          <table:table-cell office:value-type="string" calcext:value-type="string">
            <text:p>Khadim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144116" calcext:value-type="float">
            <text:p>2144116</text:p>
          </table:table-cell>
          <table:table-cell office:value-type="float" office:value="2021799" calcext:value-type="float">
            <text:p>20217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Kabafita LBS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Responder updated this value. 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3:31:07</text:p>
          </table:table-cell>
          <table:table-cell office:value-type="string" calcext:value-type="string">
            <text:p>Kin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endy</text:p>
          </table:table-cell>
          <table:table-cell office:value-type="float" office:value="2550938" calcext:value-type="float">
            <text:p>2550938</text:p>
          </table:table-cell>
          <table:table-cell office:value-type="float" office:value="2023234" calcext:value-type="float">
            <text:p>20232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Zevia Nurse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Yuruwa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8:54:26</text:p>
          </table:table-cell>
          <table:table-cell office:value-type="string" calcext:value-type="string">
            <text:p>Kumb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yo</text:p>
          </table:table-cell>
          <table:table-cell office:value-type="float" office:value="3176472" calcext:value-type="float">
            <text:p>3176472</text:p>
          </table:table-cell>
          <table:table-cell office:value-type="float" office:value="2021975" calcext:value-type="float">
            <text:p>20219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room 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nama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Brikama loerl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28:53</text:p>
          </table:table-cell>
          <table:table-cell office:value-type="string" calcext:value-type="string">
            <text:p>Kumba</text:p>
          </table:table-cell>
          <table:table-cell/>
          <table:table-cell office:value-type="string" calcext:value-type="string">
            <text:p>Sey</text:p>
          </table:table-cell>
          <table:table-cell office:value-type="float" office:value="7456829" calcext:value-type="float">
            <text:p>7456829</text:p>
          </table:table-cell>
          <table:table-cell office:value-type="float" office:value="20211313" calcext:value-type="float">
            <text:p>202113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resentation of mary BC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Farato S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3:57:25</text:p>
          </table:table-cell>
          <table:table-cell office:value-type="string" calcext:value-type="string">
            <text:p>Kumb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oof</text:p>
          </table:table-cell>
          <table:table-cell office:value-type="float" office:value="5164778" calcext:value-type="float">
            <text:p>5164778</text:p>
          </table:table-cell>
          <table:table-cell office:value-type="float" office:value="20221344" calcext:value-type="float">
            <text:p>202213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Cluster 2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Reg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9:55:43</text:p>
          </table:table-cell>
          <table:table-cell office:value-type="string" calcext:value-type="string">
            <text:p>Kumba</text:p>
          </table:table-cell>
          <table:table-cell/>
          <table:table-cell office:value-type="string" calcext:value-type="string">
            <text:p>Khan</text:p>
          </table:table-cell>
          <table:table-cell office:value-type="float" office:value="3076532" calcext:value-type="float">
            <text:p>3076532</text:p>
          </table:table-cell>
          <table:table-cell office:value-type="float" office:value="2023196" calcext:value-type="float">
            <text:p>20231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 class 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Bansang </text:p>
          </table:table-cell>
          <table:table-cell office:value-type="string" calcext:value-type="string">
            <text:p>Bansang lower basic school 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ansang </text:p>
          </table:table-cell>
          <table:table-cell office:value-type="string" calcext:value-type="string">
            <text:p>Bansang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5T22:42:29" calcext:value-type="date">
            <text:p>7/25/2021 22:42:29</text:p>
          </table:table-cell>
          <table:table-cell table:style-name="ce6" office:value-type="string" calcext:value-type="string">
            <text:p>Kumba</text:p>
          </table:table-cell>
          <table:table-cell table:style-name="ce6"/>
          <table:table-cell table:style-name="ce6" office:value-type="string" calcext:value-type="string">
            <text:p>sock</text:p>
          </table:table-cell>
          <table:table-cell table:style-name="ce9" office:value-type="float" office:value="2579223" calcext:value-type="float">
            <text:p>2579223</text:p>
          </table:table-cell>
          <table:table-cell table:style-name="ce9" office:value-type="float" office:value="2021100" calcext:value-type="float">
            <text:p>202110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table:number-columns-repeated="3"/>
          <table:table-cell table:style-name="ce6" office:value-type="string" calcext:value-type="string">
            <text:p>Region 3</text:p>
          </table:table-cell>
          <table:table-cell table:style-name="ce6" office:value-type="string" calcext:value-type="string">
            <text:p>Ngayen sanjal cluster</text:p>
          </table:table-cell>
          <table:table-cell table:style-name="ce6" office:value-type="string" calcext:value-type="string">
            <text:p>Ngayen sanjal</text:p>
          </table:table-cell>
          <table:table-cell table:style-name="ce6" office:value-type="string" calcext:value-type="string">
            <text:p>Region 3</text:p>
          </table:table-cell>
          <table:table-cell table:style-name="ce6" office:value-type="string" calcext:value-type="string">
            <text:p>ngayen sanjal cluster</text:p>
          </table:table-cell>
          <table:table-cell table:style-name="ce6"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6:57:00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allow</text:p>
          </table:table-cell>
          <table:table-cell office:value-type="float" office:value="3076699" calcext:value-type="float">
            <text:p>3076699</text:p>
          </table:table-cell>
          <table:table-cell office:value-type="float" office:value="2021586" calcext:value-type="float">
            <text:p>20215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St. John the Baptist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mis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43:43</text:p>
          </table:table-cell>
          <table:table-cell office:value-type="string" calcext:value-type="string">
            <text:p>Kuru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140657" calcext:value-type="float">
            <text:p>3140657</text:p>
          </table:table-cell>
          <table:table-cell office:value-type="float" office:value="20211267" calcext:value-type="float">
            <text:p>202112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ureng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Dasilam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06:36</text:p>
          </table:table-cell>
          <table:table-cell office:value-type="string" calcext:value-type="string">
            <text:p>Kutubo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479143" calcext:value-type="float">
            <text:p>3479143</text:p>
          </table:table-cell>
          <table:table-cell office:value-type="float" office:value="20221234" calcext:value-type="float">
            <text:p>202212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t Edward's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2:43</text:p>
          </table:table-cell>
          <table:table-cell office:value-type="string" calcext:value-type="string">
            <text:p>Lalia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2280102" calcext:value-type="float">
            <text:p>2280102</text:p>
          </table:table-cell>
          <table:table-cell office:value-type="float" office:value="20221314" calcext:value-type="float">
            <text:p>202213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6:49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dykhan</text:p>
          </table:table-cell>
          <table:table-cell office:value-type="float" office:value="3395889" calcext:value-type="float">
            <text:p>3395889</text:p>
          </table:table-cell>
          <table:table-cell office:value-type="float" office:value="20211086" calcext:value-type="float">
            <text:p>202110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otokoi Dar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41:23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790354" calcext:value-type="float">
            <text:p>3790354</text:p>
          </table:table-cell>
          <table:table-cell office:value-type="float" office:value="20221388" calcext:value-type="float">
            <text:p>202213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BARRA/ESSAU U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ST.MATHEWS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:14:09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onko</text:p>
          </table:table-cell>
          <table:table-cell office:value-type="float" office:value="5137642" calcext:value-type="float">
            <text:p>5137642</text:p>
          </table:table-cell>
          <table:table-cell office:value-type="float" office:value="20211030" calcext:value-type="float">
            <text:p>202110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Jarra central distric</text:p>
          </table:table-cell>
          <table:table-cell office:value-type="string" calcext:value-type="string">
            <text:p>Jappineh <text:s/>B C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neh meneterng distric</text:p>
          </table:table-cell>
          <table:table-cell office:value-type="string" calcext:value-type="string">
            <text:p>Sanch ba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06:08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ESAY</text:p>
          </table:table-cell>
          <table:table-cell office:value-type="float" office:value="3754043" calcext:value-type="float">
            <text:p>3754043</text:p>
          </table:table-cell>
          <table:table-cell office:value-type="float" office:value="2021023" calcext:value-type="float">
            <text:p>20210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Pakalinding</text:p>
          </table:table-cell>
          <table:table-cell office:value-type="string" calcext:value-type="string">
            <text:p>Region 4</text:p>
          </table:table-cell>
          <table:table-cell table:number-columns-repeated="2" office:value-type="string" calcext:value-type="string">
            <text:p>Kwinel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23:20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2753578" calcext:value-type="float">
            <text:p>2753578</text:p>
          </table:table-cell>
          <table:table-cell office:value-type="float" office:value="2022791" calcext:value-type="float">
            <text:p>20227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ubuneh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Maladah upper&amp;Senior seconda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2:34:55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Sarjo</text:p>
          </table:table-cell>
          <table:table-cell office:value-type="float" office:value="2554907" calcext:value-type="float">
            <text:p>2554907</text:p>
          </table:table-cell>
          <table:table-cell office:value-type="float" office:value="2021929" calcext:value-type="float">
            <text:p>20219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 </text:p>
          </table:table-cell>
          <table:table-cell office:value-type="string" calcext:value-type="string">
            <text:p>Kerewan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19:47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Susso </text:p>
          </table:table-cell>
          <table:table-cell office:value-type="float" office:value="3914706" calcext:value-type="float">
            <text:p>3914706</text:p>
          </table:table-cell>
          <table:table-cell office:value-type="float" office:value="2021614" calcext:value-type="float">
            <text:p>20216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ekunda</text:p>
          </table:table-cell>
          <table:table-cell office:value-type="string" calcext:value-type="string">
            <text:p>Carter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Henry ya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30:20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ANYI</text:p>
          </table:table-cell>
          <table:table-cell office:value-type="float" office:value="3227366" calcext:value-type="float">
            <text:p>3227366</text:p>
          </table:table-cell>
          <table:table-cell office:value-type="float" office:value="2022832" calcext:value-type="float">
            <text:p>20228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IANG KARANTABA CLUSTER</text:p>
          </table:table-cell>
          <table:table-cell office:value-type="string" calcext:value-type="string">
            <text:p>KIANG KARANTAB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IANG KARANTABA CLUSTER</text:p>
          </table:table-cell>
          <table:table-cell office:value-type="string" calcext:value-type="string">
            <text:p>JANNEH KUNDA BASIC CYC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17:30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3776646" calcext:value-type="float">
            <text:p>3776646</text:p>
          </table:table-cell>
          <table:table-cell office:value-type="float" office:value="2022377" calcext:value-type="float">
            <text:p>20223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Jamis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45:20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960482" calcext:value-type="float">
            <text:p>3960482</text:p>
          </table:table-cell>
          <table:table-cell office:value-type="float" office:value="2021635" calcext:value-type="float">
            <text:p>20216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Dingerai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Mbankha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25:54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Fofana</text:p>
          </table:table-cell>
          <table:table-cell office:value-type="float" office:value="2865123" calcext:value-type="float">
            <text:p>2865123</text:p>
          </table:table-cell>
          <table:table-cell office:value-type="float" office:value="20221289" calcext:value-type="float">
            <text:p>202212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diy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:14:26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5027950" calcext:value-type="float">
            <text:p>5027950</text:p>
          </table:table-cell>
          <table:table-cell office:value-type="float" office:value="2021795" calcext:value-type="float">
            <text:p>20217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embujeh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8:14:38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meh</text:p>
          </table:table-cell>
          <table:table-cell office:value-type="float" office:value="6694843" calcext:value-type="float">
            <text:p>6694843</text:p>
          </table:table-cell>
          <table:table-cell office:value-type="float" office:value="2021398" calcext:value-type="float">
            <text:p>20213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Madiana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nyank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11:35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Susso</text:p>
          </table:table-cell>
          <table:table-cell office:value-type="float" office:value="3914706" calcext:value-type="float">
            <text:p>3914706</text:p>
          </table:table-cell>
          <table:table-cell office:value-type="float" office:value="2021614" calcext:value-type="float">
            <text:p>20216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ekunda</text:p>
          </table:table-cell>
          <table:table-cell office:value-type="string" calcext:value-type="string">
            <text:p>Carter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:10:57</text:p>
          </table:table-cell>
          <table:table-cell office:value-type="string" calcext:value-type="string">
            <text:p>Lamin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445944" calcext:value-type="float">
            <text:p>3445944</text:p>
          </table:table-cell>
          <table:table-cell office:value-type="float" office:value="20211275" calcext:value-type="float">
            <text:p>202112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Fresh start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Yunu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0:30:02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ANYANG</text:p>
          </table:table-cell>
          <table:table-cell office:value-type="float" office:value="5906956" calcext:value-type="float">
            <text:p>5906956</text:p>
          </table:table-cell>
          <table:table-cell office:value-type="float" office:value="20221042" calcext:value-type="float">
            <text:p>202210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ANNA MARY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INDERDORF BOTTROP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00:20:43" calcext:value-type="date">
            <text:p>7/16/2021 0:20:43</text:p>
          </table:table-cell>
          <table:table-cell table:style-name="ce6" office:value-type="string" calcext:value-type="string">
            <text:p>Lamin</text:p>
          </table:table-cell>
          <table:table-cell table:style-name="ce6"/>
          <table:table-cell table:style-name="ce6" office:value-type="string" calcext:value-type="string">
            <text:p>Manneh</text:p>
          </table:table-cell>
          <table:table-cell table:style-name="ce9" office:value-type="float" office:value="2524013" calcext:value-type="float">
            <text:p>2524013</text:p>
          </table:table-cell>
          <table:table-cell table:style-name="ce9" office:value-type="float" office:value="20221062" calcext:value-type="float">
            <text:p>2022106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Agriculture</text:p>
          </table:table-cell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Jimmara cluster</text:p>
          </table:table-cell>
          <table:table-cell table:style-name="ce6" office:value-type="string" calcext:value-type="string">
            <text:p>Korojula kunda Bcs</text:p>
          </table:table-cell>
          <table:table-cell table:style-name="ce6" office:value-type="string" calcext:value-type="string">
            <text:p>Region 5</text:p>
          </table:table-cell>
          <table:table-cell table:style-name="ce6" office:value-type="string" calcext:value-type="string">
            <text:p>Chargel cluster</text:p>
          </table:table-cell>
          <table:table-cell table:style-name="ce6" office:value-type="string" calcext:value-type="string">
            <text:p>Chakun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17:21:34" calcext:value-type="date">
            <text:p>7/17/2021 17:21:34</text:p>
          </table:table-cell>
          <table:table-cell table:style-name="ce6" office:value-type="string" calcext:value-type="string">
            <text:p>Lamin</text:p>
          </table:table-cell>
          <table:table-cell table:style-name="ce6"/>
          <table:table-cell table:style-name="ce6" office:value-type="string" calcext:value-type="string">
            <text:p>Sey</text:p>
          </table:table-cell>
          <table:table-cell table:style-name="ce9" office:value-type="float" office:value="3448605" calcext:value-type="float">
            <text:p>3448605</text:p>
          </table:table-cell>
          <table:table-cell table:style-name="ce9" office:value-type="float" office:value="20221064" calcext:value-type="float">
            <text:p>2022106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ENGLISH LANGUAGE</text:p>
          </table:table-cell>
          <table:table-cell table:style-name="ce6" office:value-type="string" calcext:value-type="string">
            <text:p>S.E.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Mariama Kunda village</text:p>
          </table:table-cell>
          <table:table-cell table:style-name="ce6" office:value-type="string" calcext:value-type="string">
            <text:p>Prospect Upper and Senior Secondary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usubi phase 1</text:p>
          </table:table-cell>
          <table:table-cell table:style-name="ce6" office:value-type="string" calcext:value-type="string">
            <text:p>Brusubi Sen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33:52</text:p>
          </table:table-cell>
          <table:table-cell office:value-type="string" calcext:value-type="string">
            <text:p>Lamin 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586036" calcext:value-type="float">
            <text:p>7586036</text:p>
          </table:table-cell>
          <table:table-cell office:value-type="float" office:value="2021238" calcext:value-type="float">
            <text:p>20212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 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Lower Basic School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Low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33:13</text:p>
          </table:table-cell>
          <table:table-cell office:value-type="string" calcext:value-type="string">
            <text:p>lamin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nko</text:p>
          </table:table-cell>
          <table:table-cell office:value-type="float" office:value="2722540" calcext:value-type="float">
            <text:p>2722540</text:p>
          </table:table-cell>
          <table:table-cell office:value-type="float" office:value="20211408" calcext:value-type="float">
            <text:p>202114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 office:value-type="string" calcext:value-type="string">
            <text:p>Albreda cluster</text:p>
          </table:table-cell>
          <table:table-cell office:value-type="string" calcext:value-type="string">
            <text:p>sika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a cluster</text:p>
          </table:table-cell>
          <table:table-cell office:value-type="string" calcext:value-type="string">
            <text:p>Bakalarr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51:12</text:p>
          </table:table-cell>
          <table:table-cell office:value-type="string" calcext:value-type="string">
            <text:p>Lamin </text:p>
          </table:table-cell>
          <table:table-cell/>
          <table:table-cell office:value-type="string" calcext:value-type="string">
            <text:p>Touray </text:p>
          </table:table-cell>
          <table:table-cell office:value-type="float" office:value="5088471" calcext:value-type="float">
            <text:p>5088471</text:p>
          </table:table-cell>
          <table:table-cell office:value-type="float" office:value="20211350" calcext:value-type="float">
            <text:p>202113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 Class Group 6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 </text:p>
          </table:table-cell>
          <table:table-cell office:value-type="string" calcext:value-type="string">
            <text:p>St Peter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 </text:p>
          </table:table-cell>
          <table:table-cell office:value-type="string" calcext:value-type="string">
            <text:p>St Peter's LB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8:31:33</text:p>
          </table:table-cell>
          <table:table-cell office:value-type="string" calcext:value-type="string">
            <text:p>LAMIN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OBE </text:p>
          </table:table-cell>
          <table:table-cell office:value-type="float" office:value="3379534" calcext:value-type="float">
            <text:p>3379534</text:p>
          </table:table-cell>
          <table:table-cell office:value-type="float" office:value="2022844" calcext:value-type="float">
            <text:p>20228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 </text:p>
          </table:table-cell>
          <table:table-cell office:value-type="string" calcext:value-type="string">
            <text:p>SOM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JAPPINEH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42:22</text:p>
          </table:table-cell>
          <table:table-cell office:value-type="string" calcext:value-type="string">
            <text:p>Lamin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mmeh</text:p>
          </table:table-cell>
          <table:table-cell office:value-type="float" office:value="5007460" calcext:value-type="float">
            <text:p>5007460</text:p>
          </table:table-cell>
          <table:table-cell office:value-type="float" office:value="20221235" calcext:value-type="float">
            <text:p>202212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Brufut upper basic and senior secondary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.francis junior and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2:11:02</text:p>
          </table:table-cell>
          <table:table-cell office:value-type="string" calcext:value-type="string">
            <text:p>Lamin </text:p>
          </table:table-cell>
          <table:table-cell/>
          <table:table-cell office:value-type="string" calcext:value-type="string">
            <text:p>Susso</text:p>
          </table:table-cell>
          <table:table-cell office:value-type="float" office:value="2834198" calcext:value-type="float">
            <text:p>2834198</text:p>
          </table:table-cell>
          <table:table-cell office:value-type="float" office:value="2022410" calcext:value-type="float">
            <text:p>20224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H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Methodist upper and senior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masang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13:41:19</text:p>
          </table:table-cell>
          <table:table-cell office:value-type="string" calcext:value-type="string">
            <text:p>Lamin </text:p>
          </table:table-cell>
          <table:table-cell/>
          <table:table-cell office:value-type="string" calcext:value-type="string">
            <text:p>Korteh</text:p>
          </table:table-cell>
          <table:table-cell office:value-type="float" office:value="3068847" calcext:value-type="float">
            <text:p>3068847</text:p>
          </table:table-cell>
          <table:table-cell office:value-type="float" office:value="2021920" calcext:value-type="float">
            <text:p>20219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Manduar</text:p>
          </table:table-cell>
          <table:table-cell office:value-type="string" calcext:value-type="string">
            <text:p>Manduar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LBS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59:27</text:p>
          </table:table-cell>
          <table:table-cell office:value-type="string" calcext:value-type="string">
            <text:p>Landing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330628" calcext:value-type="float">
            <text:p>3330628</text:p>
          </table:table-cell>
          <table:table-cell office:value-type="float" office:value="2022129" calcext:value-type="float">
            <text:p>20221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 cluster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 cluster</text:p>
          </table:table-cell>
          <table:table-cell office:value-type="string" calcext:value-type="string">
            <text:p>Pir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1:13:26</text:p>
          </table:table-cell>
          <table:table-cell office:value-type="string" calcext:value-type="string">
            <text:p>Lasana</text:p>
          </table:table-cell>
          <table:table-cell/>
          <table:table-cell office:value-type="string" calcext:value-type="string">
            <text:p>Touray </text:p>
          </table:table-cell>
          <table:table-cell office:value-type="float" office:value="3288210" calcext:value-type="float">
            <text:p>3288210</text:p>
          </table:table-cell>
          <table:table-cell office:value-type="float" office:value="2022324" calcext:value-type="float">
            <text:p>20223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oth 4 General group. P </text:p>
          </table:table-cell>
          <table:table-cell office:value-type="string" calcext:value-type="string">
            <text:p>Social and environmental studies </text:p>
          </table:table-cell>
          <table:table-cell office:value-type="string" calcext:value-type="string">
            <text:p>Physical and Heath education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 </text:p>
          </table:table-cell>
          <table:table-cell office:value-type="string" calcext:value-type="string">
            <text:p>Penyem Senior Secondary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 </text:p>
          </table:table-cell>
          <table:table-cell office:value-type="string" calcext:value-type="string">
            <text:p>Maahad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6:33</text:p>
          </table:table-cell>
          <table:table-cell office:value-type="string" calcext:value-type="string">
            <text:p>Lazare </text:p>
          </table:table-cell>
          <table:table-cell/>
          <table:table-cell office:value-type="string" calcext:value-type="string">
            <text:p>Sagna</text:p>
          </table:table-cell>
          <table:table-cell office:value-type="float" office:value="6937556" calcext:value-type="float">
            <text:p>6937556</text:p>
          </table:table-cell>
          <table:table-cell office:value-type="float" office:value="2022259" calcext:value-type="float">
            <text:p>20222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rench 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Methodist Academy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Presentation BS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26:44</text:p>
          </table:table-cell>
          <table:table-cell office:value-type="string" calcext:value-type="string">
            <text:p>Leigh</text:p>
          </table:table-cell>
          <table:table-cell/>
          <table:table-cell office:value-type="string" calcext:value-type="string">
            <text:p>Muhammed</text:p>
          </table:table-cell>
          <table:table-cell office:value-type="float" office:value="5155622" calcext:value-type="float">
            <text:p>5155622</text:p>
          </table:table-cell>
          <table:table-cell office:value-type="float" office:value="2021185" calcext:value-type="float">
            <text:p>20211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dungu kebbe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3:15:10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5808917" calcext:value-type="float">
            <text:p>5808917</text:p>
          </table:table-cell>
          <table:table-cell office:value-type="float" office:value="20211107" calcext:value-type="float">
            <text:p>202111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 office:value-type="string" calcext:value-type="string">
            <text:p>History . Maths</text:p>
          </table:table-cell>
          <table:table-cell office:value-type="string" calcext:value-type="string">
            <text:p>Geography, 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Presentation of Mary Basic cycle school 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8:59:41</text:p>
          </table:table-cell>
          <table:table-cell office:value-type="string" calcext:value-type="string">
            <text:p>Lenna 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146342" calcext:value-type="float">
            <text:p>3146342</text:p>
          </table:table-cell>
          <table:table-cell office:value-type="float" office:value="20211073" calcext:value-type="float">
            <text:p>202110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Brikama LBS 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22:26:46</text:p>
          </table:table-cell>
          <table:table-cell office:value-type="string" calcext:value-type="string">
            <text:p>Lobeh</text:p>
          </table:table-cell>
          <table:table-cell/>
          <table:table-cell office:value-type="string" calcext:value-type="string">
            <text:p>Mbye</text:p>
          </table:table-cell>
          <table:table-cell office:value-type="float" office:value="7724989" calcext:value-type="float">
            <text:p>7724989</text:p>
          </table:table-cell>
          <table:table-cell office:value-type="float" office:value="2023203" calcext:value-type="float">
            <text:p>20232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5:45:41</text:p>
          </table:table-cell>
          <table:table-cell office:value-type="string" calcext:value-type="string">
            <text:p>Lobeh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350469" calcext:value-type="float">
            <text:p>5350469</text:p>
          </table:table-cell>
          <table:table-cell office:value-type="float" office:value="2023145" calcext:value-type="float">
            <text:p>20231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0:54:01</text:p>
          </table:table-cell>
          <table:table-cell office:value-type="string" calcext:value-type="string">
            <text:p>Lolly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Njie</text:p>
          </table:table-cell>
          <table:table-cell office:value-type="float" office:value="3536642" calcext:value-type="float">
            <text:p>3536642</text:p>
          </table:table-cell>
          <table:table-cell office:value-type="float" office:value="20211432" calcext:value-type="float">
            <text:p>202114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agie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6:46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Sambou</text:p>
          </table:table-cell>
          <table:table-cell office:value-type="float" office:value="3375667" calcext:value-type="float">
            <text:p>3375667</text:p>
          </table:table-cell>
          <table:table-cell office:value-type="float" office:value="2022354" calcext:value-type="float">
            <text:p>20223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C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Charles L'wanga</text:p>
          </table:table-cell>
          <table:table-cell office:value-type="string" calcext:value-type="string">
            <text:p>St.charles L'wanga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58:03</text:p>
          </table:table-cell>
          <table:table-cell office:value-type="string" calcext:value-type="string">
            <text:p>Mabintou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5200919" calcext:value-type="float">
            <text:p>5200919</text:p>
          </table:table-cell>
          <table:table-cell office:value-type="float" office:value="20221384" calcext:value-type="float">
            <text:p>202213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sponder updated this value. brikama</text:p>
          </table:table-cell>
          <table:table-cell office:value-type="string" calcext:value-type="string">
            <text:p>Responder updated this value. Brikama kabafit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26:56</text:p>
          </table:table-cell>
          <table:table-cell office:value-type="string" calcext:value-type="string">
            <text:p>Madel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endy</text:p>
          </table:table-cell>
          <table:table-cell office:value-type="float" office:value="5840957" calcext:value-type="float">
            <text:p>5840957</text:p>
          </table:table-cell>
          <table:table-cell office:value-type="float" office:value="20211411" calcext:value-type="float">
            <text:p>202114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omi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Emmachristine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3:44:57</text:p>
          </table:table-cell>
          <table:table-cell office:value-type="string" calcext:value-type="string">
            <text:p>Madline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3858586" calcext:value-type="float">
            <text:p>3858586</text:p>
          </table:table-cell>
          <table:table-cell office:value-type="float" office:value="2021477" calcext:value-type="float">
            <text:p>20214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asic cycl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t. Joseph's Basic cyc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9:05:03</text:p>
          </table:table-cell>
          <table:table-cell office:value-type="string" calcext:value-type="string">
            <text:p>Magansa</text:p>
          </table:table-cell>
          <table:table-cell/>
          <table:table-cell office:value-type="string" calcext:value-type="string">
            <text:p>Nyariga</text:p>
          </table:table-cell>
          <table:table-cell office:value-type="float" office:value="2393532" calcext:value-type="float">
            <text:p>2393532</text:p>
          </table:table-cell>
          <table:table-cell office:value-type="float" office:value="2021682" calcext:value-type="float">
            <text:p>20216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Kabiru Darboe</text:p>
          </table:table-cell>
          <table:table-cell office:value-type="string" calcext:value-type="string">
            <text:p>Dampha Kunda BC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biru Darboe</text:p>
          </table:table-cell>
          <table:table-cell office:value-type="string" calcext:value-type="string">
            <text:p>kiski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3:51:44</text:p>
          </table:table-cell>
          <table:table-cell office:value-type="string" calcext:value-type="string">
            <text:p>Maget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719527" calcext:value-type="float">
            <text:p>3719527</text:p>
          </table:table-cell>
          <table:table-cell office:value-type="float" office:value="2021801" calcext:value-type="float">
            <text:p>20218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subi</text:p>
          </table:table-cell>
          <table:table-cell office:value-type="string" calcext:value-type="string">
            <text:p>Brusubi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subi</text:p>
          </table:table-cell>
          <table:table-cell office:value-type="string" calcext:value-type="string">
            <text:p>Brusub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8:45</text:p>
          </table:table-cell>
          <table:table-cell office:value-type="string" calcext:value-type="string">
            <text:p>Magret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5882804" calcext:value-type="float">
            <text:p>5882804</text:p>
          </table:table-cell>
          <table:table-cell office:value-type="float" office:value="20211363" calcext:value-type="float">
            <text:p>202113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Thereses LB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Charle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3:01:36</text:p>
          </table:table-cell>
          <table:table-cell office:value-type="string" calcext:value-type="string">
            <text:p>Mahani</text:p>
          </table:table-cell>
          <table:table-cell/>
          <table:table-cell office:value-type="string" calcext:value-type="string">
            <text:p>Loum</text:p>
          </table:table-cell>
          <table:table-cell office:value-type="float" office:value="2348592" calcext:value-type="float">
            <text:p>2348592</text:p>
          </table:table-cell>
          <table:table-cell office:value-type="float" office:value="20211004" calcext:value-type="float">
            <text:p>20211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t. John’s vianney low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REKUNDA : Saihou Jagne</text:p>
          </table:table-cell>
          <table:table-cell office:value-type="string" calcext:value-type="string">
            <text:p>SERREKUND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23:59</text:p>
          </table:table-cell>
          <table:table-cell office:value-type="string" calcext:value-type="string">
            <text:p>Mahawa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5134330" calcext:value-type="float">
            <text:p>5134330</text:p>
          </table:table-cell>
          <table:table-cell office:value-type="float" office:value="2021946" calcext:value-type="float">
            <text:p>20219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24:46</text:p>
          </table:table-cell>
          <table:table-cell office:value-type="string" calcext:value-type="string">
            <text:p>Mahay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7297176" calcext:value-type="float">
            <text:p>7297176</text:p>
          </table:table-cell>
          <table:table-cell office:value-type="float" office:value="2022055" calcext:value-type="float">
            <text:p>20220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. 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ld jeshwang</text:p>
          </table:table-cell>
          <table:table-cell office:value-type="string" calcext:value-type="string">
            <text:p>Kanifing east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ld jeshwang</text:p>
          </table:table-cell>
          <table:table-cell office:value-type="string" calcext:value-type="string">
            <text:p>Kanifing eas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:08:43</text:p>
          </table:table-cell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3406406" calcext:value-type="float">
            <text:p>3406406</text:p>
          </table:table-cell>
          <table:table-cell office:value-type="float" office:value="20211335" calcext:value-type="float">
            <text:p>202113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MADIANA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JAPPIN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2:24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Jarju</text:p>
          </table:table-cell>
          <table:table-cell/>
          <table:table-cell office:value-type="float" office:value="2021972" calcext:value-type="float">
            <text:p>20219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uloro lower basic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onto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52:46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Senghore</text:p>
          </table:table-cell>
          <table:table-cell office:value-type="float" office:value="3715944" calcext:value-type="float">
            <text:p>3715944</text:p>
          </table:table-cell>
          <table:table-cell office:value-type="float" office:value="20221069" calcext:value-type="float">
            <text:p>202210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daw Upp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Barra Essau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1:53:35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DANSO</text:p>
          </table:table-cell>
          <table:table-cell office:value-type="string" calcext:value-type="string">
            <text:p>3490535/2318398</text:p>
          </table:table-cell>
          <table:table-cell office:value-type="float" office:value="2021066" calcext:value-type="float">
            <text:p>20210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oteh Annex clusters one (1)</text:p>
          </table:table-cell>
          <table:table-cell office:value-type="string" calcext:value-type="string">
            <text:p>Bakoteh Annex and serekunda <text:s/>annex primary school.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s 2</text:p>
          </table:table-cell>
          <table:table-cell office:value-type="string" calcext:value-type="string">
            <text:p>Serekunda annex prim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6:38:46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2928860" calcext:value-type="float">
            <text:p>2928860</text:p>
          </table:table-cell>
          <table:table-cell office:value-type="float" office:value="2023138" calcext:value-type="float">
            <text:p>20231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God's Time Nusery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,Wanga</text:p>
          </table:table-cell>
          <table:table-cell office:value-type="string" calcext:value-type="string">
            <text:p>Daycare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4:08:43</text:p>
          </table:table-cell>
          <table:table-cell office:value-type="string" calcext:value-type="string">
            <text:p>Maimu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jie</text:p>
          </table:table-cell>
          <table:table-cell office:value-type="float" office:value="3388933" calcext:value-type="float">
            <text:p>3388933</text:p>
          </table:table-cell>
          <table:table-cell office:value-type="float" office:value="2021336" calcext:value-type="float">
            <text:p>20213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Cluster 17</text:p>
          </table:table-cell>
          <table:table-cell office:value-type="string" calcext:value-type="string">
            <text:p>Kerr Pateh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17</text:p>
          </table:table-cell>
          <table:table-cell office:value-type="string" calcext:value-type="string">
            <text:p>No Ku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3:35:52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663819" calcext:value-type="float">
            <text:p>3663819</text:p>
          </table:table-cell>
          <table:table-cell office:value-type="float" office:value="2022287" calcext:value-type="float">
            <text:p>20222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/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cluster</text:p>
          </table:table-cell>
          <table:table-cell office:value-type="string" calcext:value-type="string">
            <text:p>Arangallen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cluster</text:p>
          </table:table-cell>
          <table:table-cell office:value-type="string" calcext:value-type="string">
            <text:p>Tamba kun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1:49:34</text:p>
          </table:table-cell>
          <table:table-cell office:value-type="string" calcext:value-type="string">
            <text:p>Maimuna</text:p>
          </table:table-cell>
          <table:table-cell/>
          <table:table-cell office:value-type="string" calcext:value-type="string">
            <text:p>Barry</text:p>
          </table:table-cell>
          <table:table-cell office:value-type="float" office:value="3501099" calcext:value-type="float">
            <text:p>3501099</text:p>
          </table:table-cell>
          <table:table-cell office:value-type="float" office:value="2023087" calcext:value-type="float">
            <text:p>20230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Kenali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eti</text:p>
          </table:table-cell>
          <table:table-cell office:value-type="string" calcext:value-type="string">
            <text:p>Sou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4:55:49" calcext:value-type="date">
            <text:p>7/16/2021 14:55:49</text:p>
          </table:table-cell>
          <table:table-cell table:style-name="ce6" office:value-type="string" calcext:value-type="string">
            <text:p>Maimuna</text:p>
          </table:table-cell>
          <table:table-cell table:style-name="ce6"/>
          <table:table-cell table:style-name="ce6" office:value-type="string" calcext:value-type="string">
            <text:p>Colley</text:p>
          </table:table-cell>
          <table:table-cell table:style-name="ce9" office:value-type="float" office:value="2998623" calcext:value-type="float">
            <text:p>2998623</text:p>
          </table:table-cell>
          <table:table-cell table:style-name="ce9" office:value-type="float" office:value="20211198" calcext:value-type="float">
            <text:p>20211198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Kembujeh lower basic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Jeddah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9T00:03:21" calcext:value-type="date">
            <text:p>7/19/2021 0:03:21</text:p>
          </table:table-cell>
          <table:table-cell table:style-name="ce5" office:value-type="string" calcext:value-type="string">
            <text:p>Maimuna</text:p>
          </table:table-cell>
          <table:table-cell table:style-name="ce5"/>
          <table:table-cell table:style-name="ce5" office:value-type="string" calcext:value-type="string">
            <text:p>Hydara</text:p>
          </table:table-cell>
          <table:table-cell table:style-name="ce10" office:value-type="float" office:value="5321722" calcext:value-type="float">
            <text:p>5321722</text:p>
          </table:table-cell>
          <table:table-cell table:style-name="ce10" office:value-type="float" office:value="20211177" calcext:value-type="float">
            <text:p>2021117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Le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Henderry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Kabafita L B S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19:16:15</text:p>
          </table:table-cell>
          <table:table-cell office:value-type="string" calcext:value-type="string">
            <text:p>Maimuna 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onko</text:p>
          </table:table-cell>
          <table:table-cell office:value-type="float" office:value="2682253" calcext:value-type="float">
            <text:p>2682253</text:p>
          </table:table-cell>
          <table:table-cell office:value-type="float" office:value="2023191" calcext:value-type="float">
            <text:p>20231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 </text:p>
          </table:table-cell>
          <table:table-cell office:value-type="string" calcext:value-type="string">
            <text:p>Yunus English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bala farato cluster </text:p>
          </table:table-cell>
          <table:table-cell office:value-type="string" calcext:value-type="string">
            <text:p>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15:44</text:p>
          </table:table-cell>
          <table:table-cell office:value-type="string" calcext:value-type="string">
            <text:p>Mair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we</text:p>
          </table:table-cell>
          <table:table-cell office:value-type="float" office:value="5093699" calcext:value-type="float">
            <text:p>5093699</text:p>
          </table:table-cell>
          <table:table-cell office:value-type="float" office:value="2021444" calcext:value-type="float">
            <text:p>20214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 </text:p>
          </table:table-cell>
          <table:table-cell office:value-type="string" calcext:value-type="string">
            <text:p>St John vianney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An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0:14:44</text:p>
          </table:table-cell>
          <table:table-cell office:value-type="string" calcext:value-type="string">
            <text:p>Majula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Fatty</text:p>
          </table:table-cell>
          <table:table-cell office:value-type="float" office:value="3908592" calcext:value-type="float">
            <text:p>3908592</text:p>
          </table:table-cell>
          <table:table-cell office:value-type="float" office:value="2021422" calcext:value-type="float">
            <text:p>20214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Bakoteh Annex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anch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1:54:32</text:p>
          </table:table-cell>
          <table:table-cell office:value-type="string" calcext:value-type="string">
            <text:p>Majula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Fatty</text:p>
          </table:table-cell>
          <table:table-cell office:value-type="float" office:value="3908592" calcext:value-type="float">
            <text:p>3908592</text:p>
          </table:table-cell>
          <table:table-cell office:value-type="float" office:value="2021422" calcext:value-type="float">
            <text:p>20214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Bakoteh Annex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chaba</text:p>
          </table:table-cell>
          <table:table-cell office:value-type="string" calcext:value-type="string">
            <text:p>Sanch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31:45</text:p>
          </table:table-cell>
          <table:table-cell office:value-type="string" calcext:value-type="string">
            <text:p>Majula</text:p>
          </table:table-cell>
          <table:table-cell/>
          <table:table-cell office:value-type="string" calcext:value-type="string">
            <text:p>Gassama</text:p>
          </table:table-cell>
          <table:table-cell office:value-type="float" office:value="7269449" calcext:value-type="float">
            <text:p>7269449</text:p>
          </table:table-cell>
          <table:table-cell office:value-type="float" office:value="20211417" calcext:value-type="float">
            <text:p>202114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Kaiaf</text:p>
          </table:table-cell>
          <table:table-cell office:value-type="string" calcext:value-type="string">
            <text:p>Jiffin lower basic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aiaf</text:p>
          </table:table-cell>
          <table:table-cell office:value-type="string" calcext:value-type="string">
            <text:p>Jiffi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3T10:04:55" calcext:value-type="date">
            <text:p>7/23/2021 10:04:55</text:p>
          </table:table-cell>
          <table:table-cell table:style-name="ce5" office:value-type="string" calcext:value-type="string">
            <text:p>MAJULA</text:p>
          </table:table-cell>
          <table:table-cell table:style-name="ce5"/>
          <table:table-cell table:style-name="ce5" office:value-type="string" calcext:value-type="string">
            <text:p>NYABALLY</text:p>
          </table:table-cell>
          <table:table-cell table:style-name="ce10" office:value-type="float" office:value="5022076" calcext:value-type="float">
            <text:p>5022076</text:p>
          </table:table-cell>
          <table:table-cell table:style-name="ce10" office:value-type="float" office:value="2022424" calcext:value-type="float">
            <text:p>2022424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Maths 1 or General F</text:p>
          </table:table-cell>
          <table:table-cell table:style-name="ce5" office:value-type="string" calcext:value-type="string">
            <text:p>MATHEMATICS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Region 4</text:p>
          </table:table-cell>
          <table:table-cell table:style-name="ce5"/>
          <table:table-cell table:style-name="ce5" office:value-type="string" calcext:value-type="string">
            <text:p>Kaing kaif</text:p>
          </table:table-cell>
          <table:table-cell table:style-name="ce5" office:value-type="string" calcext:value-type="string">
            <text:p>Region 3</text:p>
          </table:table-cell>
          <table:table-cell table:style-name="ce5"/>
          <table:table-cell table:style-name="ce5" office:value-type="string" calcext:value-type="string">
            <text:p>Numi Berend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7:36:02</text:p>
          </table:table-cell>
          <table:table-cell office:value-type="string" calcext:value-type="string">
            <text:p>Majula <text:s/></text:p>
          </table:table-cell>
          <table:table-cell/>
          <table:table-cell office:value-type="string" calcext:value-type="string">
            <text:p>Jallow </text:p>
          </table:table-cell>
          <table:table-cell office:value-type="float" office:value="2237528" calcext:value-type="float">
            <text:p>2237528</text:p>
          </table:table-cell>
          <table:table-cell office:value-type="float" office:value="2021989" calcext:value-type="float">
            <text:p>20219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to</text:p>
          </table:table-cell>
          <table:table-cell office:value-type="string" calcext:value-type="string">
            <text:p>sotokoi daru LB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peters LB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58:42</text:p>
          </table:table-cell>
          <table:table-cell office:value-type="string" calcext:value-type="string">
            <text:p>Malick</text:p>
          </table:table-cell>
          <table:table-cell/>
          <table:table-cell office:value-type="string" calcext:value-type="string">
            <text:p>Njie</text:p>
          </table:table-cell>
          <table:table-cell office:value-type="string" calcext:value-type="string">
            <text:p>5223610/2682755</text:p>
          </table:table-cell>
          <table:table-cell office:value-type="float" office:value="20211000" calcext:value-type="float">
            <text:p>202110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usumbala farato lower basic school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5:47:26</text:p>
          </table:table-cell>
          <table:table-cell office:value-type="string" calcext:value-type="string">
            <text:p>Malick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5060071" calcext:value-type="float">
            <text:p>5060071</text:p>
          </table:table-cell>
          <table:table-cell office:value-type="float" office:value="2022357" calcext:value-type="float">
            <text:p>20223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Nema kunku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Kanifing East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3:07:06</text:p>
          </table:table-cell>
          <table:table-cell office:value-type="string" calcext:value-type="string">
            <text:p>Malick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3922817" calcext:value-type="float">
            <text:p>3922817</text:p>
          </table:table-cell>
          <table:table-cell office:value-type="float" office:value="20211392" calcext:value-type="float">
            <text:p>202113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Busumbala farato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resh start cluster</text:p>
          </table:table-cell>
          <table:table-cell office:value-type="string" calcext:value-type="string">
            <text:p>Fresh start la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56:15</text:p>
          </table:table-cell>
          <table:table-cell office:value-type="string" calcext:value-type="string">
            <text:p>Malleh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5894926" calcext:value-type="float">
            <text:p>5894926</text:p>
          </table:table-cell>
          <table:table-cell office:value-type="float" office:value="2022389" calcext:value-type="float">
            <text:p>20223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t</text:p>
          </table:table-cell>
          <table:table-cell office:value-type="string" calcext:value-type="string">
            <text:p>Tamba kund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rangall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50:59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203846490" calcext:value-type="float">
            <text:p>2203846490</text:p>
          </table:table-cell>
          <table:table-cell office:value-type="float" office:value="20221073" calcext:value-type="float">
            <text:p>202210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usman sowe</text:p>
          </table:table-cell>
          <table:table-cell office:value-type="string" calcext:value-type="string">
            <text:p>Bakoteh Upp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usman sowe</text:p>
          </table:table-cell>
          <table:table-cell office:value-type="string" calcext:value-type="string">
            <text:p>Bakoteh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:02:09</text:p>
          </table:table-cell>
          <table:table-cell office:value-type="string" calcext:value-type="string">
            <text:p>Mam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7630702" calcext:value-type="float">
            <text:p>7630702</text:p>
          </table:table-cell>
          <table:table-cell office:value-type="float" office:value="2021787" calcext:value-type="float">
            <text:p>20217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Brikama nem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usumbala farato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1:42:20</text:p>
          </table:table-cell>
          <table:table-cell office:value-type="string" calcext:value-type="string">
            <text:p>Mam Astou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297625" calcext:value-type="float">
            <text:p>3297625</text:p>
          </table:table-cell>
          <table:table-cell office:value-type="float" office:value="2021129" calcext:value-type="float">
            <text:p>20211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lbion</text:p>
          </table:table-cell>
          <table:table-cell office:value-type="string" calcext:value-type="string">
            <text:p>Albion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ampama</text:p>
          </table:table-cell>
          <table:table-cell office:value-type="string" calcext:value-type="string">
            <text:p>Wasle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13:09:32</text:p>
          </table:table-cell>
          <table:table-cell office:value-type="string" calcext:value-type="string">
            <text:p>Mam fatou</text:p>
          </table:table-cell>
          <table:table-cell/>
          <table:table-cell office:value-type="string" calcext:value-type="string">
            <text:p>Corr</text:p>
          </table:table-cell>
          <table:table-cell office:value-type="float" office:value="5367466" calcext:value-type="float">
            <text:p>5367466</text:p>
          </table:table-cell>
          <table:table-cell office:value-type="float" office:value="2021860" calcext:value-type="float">
            <text:p>20218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hagi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hag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2:29:40</text:p>
          </table:table-cell>
          <table:table-cell office:value-type="string" calcext:value-type="string">
            <text:p>MAM JARR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5922816" calcext:value-type="float">
            <text:p>5922816</text:p>
          </table:table-cell>
          <table:table-cell office:value-type="float" office:value="2022991" calcext:value-type="float">
            <text:p>20229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 VIACENT De paul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 VIACENT De Paul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27:58</text:p>
          </table:table-cell>
          <table:table-cell office:value-type="string" calcext:value-type="string">
            <text:p>Mam Jarra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3334185" calcext:value-type="float">
            <text:p>3334185</text:p>
          </table:table-cell>
          <table:table-cell office:value-type="float" office:value="2021064" calcext:value-type="float">
            <text:p>20210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Ngayen sanjal l.b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Ngayen sanjal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:03:45</text:p>
          </table:table-cell>
          <table:table-cell office:value-type="string" calcext:value-type="string">
            <text:p>Mama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408336" calcext:value-type="float">
            <text:p>3408336</text:p>
          </table:table-cell>
          <table:table-cell office:value-type="float" office:value="2021839" calcext:value-type="float">
            <text:p>20218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unu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nna Marie revi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21:56</text:p>
          </table:table-cell>
          <table:table-cell office:value-type="string" calcext:value-type="string">
            <text:p>Mam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329815" calcext:value-type="float">
            <text:p>3329815</text:p>
          </table:table-cell>
          <table:table-cell office:value-type="float" office:value="2021567" calcext:value-type="float">
            <text:p>20215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wannse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ukuta</text:p>
          </table:table-cell>
          <table:table-cell office:value-type="string" calcext:value-type="string">
            <text:p>Su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7:03:29</text:p>
          </table:table-cell>
          <table:table-cell office:value-type="string" calcext:value-type="string">
            <text:p>Mama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3347899" calcext:value-type="float">
            <text:p>3347899</text:p>
          </table:table-cell>
          <table:table-cell office:value-type="float" office:value="2021745" calcext:value-type="float">
            <text:p>20217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Tallinding Annex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2T21:09:27" calcext:value-type="date">
            <text:p>8/2/2021 21:09:27</text:p>
          </table:table-cell>
          <table:table-cell table:style-name="ce5" office:value-type="string" calcext:value-type="string">
            <text:p>Mama</text:p>
          </table:table-cell>
          <table:table-cell table:style-name="ce5"/>
          <table:table-cell table:style-name="ce5" office:value-type="string" calcext:value-type="string">
            <text:p>Jammeh</text:p>
          </table:table-cell>
          <table:table-cell table:style-name="ce10" office:value-type="float" office:value="3960944" calcext:value-type="float">
            <text:p>3960944</text:p>
          </table:table-cell>
          <table:table-cell table:style-name="ce10" office:value-type="float" office:value="20211270" calcext:value-type="float">
            <text:p>2021127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E class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bang cluster</text:p>
          </table:table-cell>
          <table:table-cell table:style-name="ce5" office:value-type="string" calcext:value-type="string">
            <text:p>Youna basic cycle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bang cluster</text:p>
          </table:table-cell>
          <table:table-cell table:style-name="ce5" office:value-type="string" calcext:value-type="string">
            <text:p>Aidan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4:57:05</text:p>
          </table:table-cell>
          <table:table-cell office:value-type="string" calcext:value-type="string">
            <text:p>Mama </text:p>
          </table:table-cell>
          <table:table-cell/>
          <table:table-cell office:value-type="string" calcext:value-type="string">
            <text:p>Samateh </text:p>
          </table:table-cell>
          <table:table-cell office:value-type="float" office:value="3945724" calcext:value-type="float">
            <text:p>3945724</text:p>
          </table:table-cell>
          <table:table-cell office:value-type="float" office:value="2021771" calcext:value-type="float">
            <text:p>20217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<text:s/>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I SAMBOUYA <text:s/>CLUSTER</text:p>
          </table:table-cell>
          <table:table-cell office:value-type="string" calcext:value-type="string">
            <text:p>Basor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Tuba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32:36</text:p>
          </table:table-cell>
          <table:table-cell office:value-type="string" calcext:value-type="string">
            <text:p>Mamadou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5254661" calcext:value-type="float">
            <text:p>5254661</text:p>
          </table:table-cell>
          <table:table-cell office:value-type="float" office:value="2021424" calcext:value-type="float">
            <text:p>20214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Brikamaba</text:p>
          </table:table-cell>
          <table:table-cell office:value-type="string" calcext:value-type="string">
            <text:p>Sare Barbou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kulakunda</text:p>
          </table:table-cell>
          <table:table-cell office:value-type="string" calcext:value-type="string">
            <text:p>Kusala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49:0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we</text:p>
          </table:table-cell>
          <table:table-cell office:value-type="float" office:value="3338971" calcext:value-type="float">
            <text:p>3338971</text:p>
          </table:table-cell>
          <table:table-cell office:value-type="float" office:value="2022340" calcext:value-type="float">
            <text:p>20223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Jersey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om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10:16</text:p>
          </table:table-cell>
          <table:table-cell office:value-type="string" calcext:value-type="string">
            <text:p>Mamadou</text:p>
          </table:table-cell>
          <table:table-cell/>
          <table:table-cell office:value-type="string" calcext:value-type="string">
            <text:p>kebbeh</text:p>
          </table:table-cell>
          <table:table-cell office:value-type="float" office:value="5341327" calcext:value-type="float">
            <text:p>5341327</text:p>
          </table:table-cell>
          <table:table-cell office:value-type="float" office:value="20211226" calcext:value-type="float">
            <text:p>202112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RC room 17 M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lwagan</text:p>
          </table:table-cell>
          <table:table-cell office:value-type="string" calcext:value-type="string">
            <text:p>Abuk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19:4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rka</text:p>
          </table:table-cell>
          <table:table-cell office:value-type="string" calcext:value-type="string">
            <text:p>Jallow</text:p>
          </table:table-cell>
          <table:table-cell office:value-type="string" calcext:value-type="string">
            <text:p>2421148/ 3487885</text:p>
          </table:table-cell>
          <table:table-cell office:value-type="float" office:value="20211454" calcext:value-type="float">
            <text:p>202114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 group Two (2)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Sinchu baliya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wellingar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0:05:07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eng</text:p>
          </table:table-cell>
          <table:table-cell office:value-type="float" office:value="5138008" calcext:value-type="float">
            <text:p>5138008</text:p>
          </table:table-cell>
          <table:table-cell office:value-type="float" office:value="2022145" calcext:value-type="float">
            <text:p>20221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peter'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ombo kerewan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23:57:42" calcext:value-type="date">
            <text:p>7/15/2021 23:57:42</text:p>
          </table:table-cell>
          <table:table-cell table:style-name="ce5" office:value-type="string" calcext:value-type="string">
            <text:p>Mamfatou</text:p>
          </table:table-cell>
          <table:table-cell table:style-name="ce5"/>
          <table:table-cell table:style-name="ce5" office:value-type="string" calcext:value-type="string">
            <text:p>Camara</text:p>
          </table:table-cell>
          <table:table-cell table:style-name="ce10" office:value-type="float" office:value="5226077" calcext:value-type="float">
            <text:p>5226077</text:p>
          </table:table-cell>
          <table:table-cell table:style-name="ce10" office:value-type="float" office:value="2021690" calcext:value-type="float">
            <text:p>202169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Class C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Responder updated this value. Sibanor</text:p>
          </table:table-cell>
          <table:table-cell table:style-name="ce5" office:value-type="string" calcext:value-type="string">
            <text:p>St Mathew's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Responder updated this value. Sibanor</text:p>
          </table:table-cell>
          <table:table-cell table:style-name="ce5" office:value-type="string" calcext:value-type="string">
            <text:p>Siban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3:01:05</text:p>
          </table:table-cell>
          <table:table-cell office:value-type="string" calcext:value-type="string">
            <text:p>Mamie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956982" calcext:value-type="float">
            <text:p>5956982</text:p>
          </table:table-cell>
          <table:table-cell office:value-type="float" office:value="20217007" calcext:value-type="float">
            <text:p>202170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 office:value-type="string" calcext:value-type="string">
            <text:p>Diploma in 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St' James Kitt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St'Jam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34:31</text:p>
          </table:table-cell>
          <table:table-cell office:value-type="string" calcext:value-type="string">
            <text:p>Mammie</text:p>
          </table:table-cell>
          <table:table-cell office:value-type="string" calcext:value-type="string">
            <text:p>M L</text:p>
          </table:table-cell>
          <table:table-cell office:value-type="string" calcext:value-type="string">
            <text:p>Badjie</text:p>
          </table:table-cell>
          <table:table-cell office:value-type="float" office:value="5840895" calcext:value-type="float">
            <text:p>5840895</text:p>
          </table:table-cell>
          <table:table-cell office:value-type="float" office:value="2021895" calcext:value-type="float">
            <text:p>20218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Daddy Jobe Comprehesiv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undum Barack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1:40:58</text:p>
          </table:table-cell>
          <table:table-cell office:value-type="string" calcext:value-type="string">
            <text:p>Mamud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639576" calcext:value-type="float">
            <text:p>3639576</text:p>
          </table:table-cell>
          <table:table-cell office:value-type="float" office:value="2023361" calcext:value-type="float">
            <text:p>20233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anchaba sulay</text:p>
          </table:table-cell>
          <table:table-cell office:value-type="string" calcext:value-type="string">
            <text:p>Lybert preparato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chaba sulay</text:p>
          </table:table-cell>
          <table:table-cell office:value-type="string" calcext:value-type="string">
            <text:p>Lybert preparato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:03:15</text:p>
          </table:table-cell>
          <table:table-cell office:value-type="string" calcext:value-type="string">
            <text:p>Mamut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089237" calcext:value-type="float">
            <text:p>3089237</text:p>
          </table:table-cell>
          <table:table-cell office:value-type="float" office:value="20211301" calcext:value-type="float">
            <text:p>202113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 group 4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 cluster</text:p>
          </table:table-cell>
          <table:table-cell office:value-type="string" calcext:value-type="string">
            <text:p>Sinch alhaige L.B.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MC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5:44:38</text:p>
          </table:table-cell>
          <table:table-cell office:value-type="string" calcext:value-type="string">
            <text:p>Mansour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144661" calcext:value-type="float">
            <text:p>3144661</text:p>
          </table:table-cell>
          <table:table-cell office:value-type="float" office:value="2022811" calcext:value-type="float">
            <text:p>20228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Chamen UBS/SS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Chamen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2:53:53</text:p>
          </table:table-cell>
          <table:table-cell office:value-type="string" calcext:value-type="string">
            <text:p>Manyima 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904917" calcext:value-type="float">
            <text:p>3904917</text:p>
          </table:table-cell>
          <table:table-cell office:value-type="float" office:value="20211126" calcext:value-type="float">
            <text:p>202111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<text:s/>O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au</text:p>
          </table:table-cell>
          <table:table-cell office:value-type="string" calcext:value-type="string">
            <text:p>Bakau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madina kunku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4:44:32</text:p>
          </table:table-cell>
          <table:table-cell office:value-type="string" calcext:value-type="string">
            <text:p>Margret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Chuda</text:p>
          </table:table-cell>
          <table:table-cell office:value-type="float" office:value="3601277" calcext:value-type="float">
            <text:p>3601277</text:p>
          </table:table-cell>
          <table:table-cell office:value-type="float" office:value="2023253" calcext:value-type="float">
            <text:p>20232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Yun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Darsilami</text:p>
          </table:table-cell>
          <table:table-cell office:value-type="string" calcext:value-type="string">
            <text:p>Saint joseph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2:44:11</text:p>
          </table:table-cell>
          <table:table-cell office:value-type="string" calcext:value-type="string">
            <text:p>Mariam </text:p>
          </table:table-cell>
          <table:table-cell/>
          <table:table-cell office:value-type="string" calcext:value-type="string">
            <text:p>Janko</text:p>
          </table:table-cell>
          <table:table-cell office:value-type="float" office:value="3603357" calcext:value-type="float">
            <text:p>3603357</text:p>
          </table:table-cell>
          <table:table-cell office:value-type="float" office:value="2021755" calcext:value-type="float">
            <text:p>20217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bylon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 peter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04:19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endy</text:p>
          </table:table-cell>
          <table:table-cell office:value-type="float" office:value="3203286" calcext:value-type="float">
            <text:p>3203286</text:p>
          </table:table-cell>
          <table:table-cell office:value-type="float" office:value="2022720" calcext:value-type="float">
            <text:p>20227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A class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 CLUSTER</text:p>
          </table:table-cell>
          <table:table-cell office:value-type="string" calcext:value-type="string">
            <text:p>SANYANG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FADING ML JAWARA</text:p>
          </table:table-cell>
          <table:table-cell office:value-type="string" calcext:value-type="string">
            <text:p>ALBRE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32:37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rr</text:p>
          </table:table-cell>
          <table:table-cell office:value-type="float" office:value="2627677" calcext:value-type="float">
            <text:p>2627677</text:p>
          </table:table-cell>
          <table:table-cell office:value-type="float" office:value="20211292" calcext:value-type="float">
            <text:p>202112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Kerr sanyang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Essa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14:34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2857147" calcext:value-type="float">
            <text:p>2857147</text:p>
          </table:table-cell>
          <table:table-cell office:value-type="float" office:value="2021449" calcext:value-type="float">
            <text:p>20214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Marakissa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Kabekel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0:13:05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Daffeh</text:p>
          </table:table-cell>
          <table:table-cell office:value-type="float" office:value="3716692" calcext:value-type="float">
            <text:p>3716692</text:p>
          </table:table-cell>
          <table:table-cell office:value-type="float" office:value="2021810" calcext:value-type="float">
            <text:p>20218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Presentation of Mary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16:52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anyang </text:p>
          </table:table-cell>
          <table:table-cell office:value-type="float" office:value="7791159" calcext:value-type="float">
            <text:p>7791159</text:p>
          </table:table-cell>
          <table:table-cell office:value-type="float" office:value="20221306" calcext:value-type="float">
            <text:p>202213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I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bala Farato</text:p>
          </table:table-cell>
          <table:table-cell office:value-type="string" calcext:value-type="string">
            <text:p>Gunjur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Tujere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22:11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Nyan</text:p>
          </table:table-cell>
          <table:table-cell office:value-type="float" office:value="5068750" calcext:value-type="float">
            <text:p>5068750</text:p>
          </table:table-cell>
          <table:table-cell office:value-type="float" office:value="20211019" calcext:value-type="float">
            <text:p>202110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 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gu kebbeh</text:p>
          </table:table-cell>
          <table:table-cell office:value-type="string" calcext:value-type="string">
            <text:p>Kerr ngor nyan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untaya</text:p>
          </table:table-cell>
          <table:table-cell office:value-type="string" calcext:value-type="string">
            <text:p>Kerr ng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7:05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jang</text:p>
          </table:table-cell>
          <table:table-cell office:value-type="float" office:value="7443723" calcext:value-type="float">
            <text:p>7443723</text:p>
          </table:table-cell>
          <table:table-cell office:value-type="float" office:value="20221364" calcext:value-type="float">
            <text:p>202213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16:59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djie</text:p>
          </table:table-cell>
          <table:table-cell office:value-type="float" office:value="5154088" calcext:value-type="float">
            <text:p>5154088</text:p>
          </table:table-cell>
          <table:table-cell office:value-type="float" office:value="2022809" calcext:value-type="float">
            <text:p>20228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ex</text:p>
          </table:table-cell>
          <table:table-cell office:value-type="string" calcext:value-type="string">
            <text:p>Tallinding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19:17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540180" calcext:value-type="float">
            <text:p>3540180</text:p>
          </table:table-cell>
          <table:table-cell office:value-type="float" office:value="20211157" calcext:value-type="float">
            <text:p>202111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fut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Kuntaur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58:23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S. </text:p>
          </table:table-cell>
          <table:table-cell office:value-type="string" calcext:value-type="string">
            <text:p>Sanyang </text:p>
          </table:table-cell>
          <table:table-cell office:value-type="float" office:value="7791159" calcext:value-type="float">
            <text:p>7791159</text:p>
          </table:table-cell>
          <table:table-cell office:value-type="float" office:value="20221306" calcext:value-type="float">
            <text:p>202213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I</text:p>
          </table:table-cell>
          <table:table-cell office:value-type="string" calcext:value-type="string">
            <text:p>Agriculture 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Gunjur UBS\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oe UBS\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5:33:59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rbo</text:p>
          </table:table-cell>
          <table:table-cell office:value-type="float" office:value="7803601" calcext:value-type="float">
            <text:p>7803601</text:p>
          </table:table-cell>
          <table:table-cell office:value-type="float" office:value="2022399" calcext:value-type="float">
            <text:p>20223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</text:p>
          </table:table-cell>
          <table:table-cell office:value-type="string" calcext:value-type="string">
            <text:p>Old yundum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6:27:02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Conteh</text:p>
          </table:table-cell>
          <table:table-cell office:value-type="float" office:value="7998519" calcext:value-type="float">
            <text:p>7998519</text:p>
          </table:table-cell>
          <table:table-cell office:value-type="float" office:value="2021840" calcext:value-type="float">
            <text:p>20218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Nema lower Basic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enriette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0:03:55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A. K</text:p>
          </table:table-cell>
          <table:table-cell office:value-type="string" calcext:value-type="string">
            <text:p>Barrow</text:p>
          </table:table-cell>
          <table:table-cell office:value-type="string" calcext:value-type="string">
            <text:p>7000298 / 7373670</text:p>
          </table:table-cell>
          <table:table-cell office:value-type="float" office:value="2021789" calcext:value-type="float">
            <text:p>20217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w Yundum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.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0:24:36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2075539" calcext:value-type="float">
            <text:p>2075539</text:p>
          </table:table-cell>
          <table:table-cell office:value-type="float" office:value="2021356" calcext:value-type="float">
            <text:p>20213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1B Islam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Kitty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foe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5:27:46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assi</text:p>
          </table:table-cell>
          <table:table-cell office:value-type="float" office:value="35510764" calcext:value-type="float">
            <text:p>35510764</text:p>
          </table:table-cell>
          <table:table-cell office:value-type="float" office:value="2021716" calcext:value-type="float">
            <text:p>20217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5:00:32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Jawla</text:p>
          </table:table-cell>
          <table:table-cell office:value-type="float" office:value="3193809" calcext:value-type="float">
            <text:p>3193809</text:p>
          </table:table-cell>
          <table:table-cell office:value-type="float" office:value="2023146" calcext:value-type="float">
            <text:p>20231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 NURSERY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OOTS DAYCARE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6:02:14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Corr </text:p>
          </table:table-cell>
          <table:table-cell office:value-type="float" office:value="3659301" calcext:value-type="float">
            <text:p>3659301</text:p>
          </table:table-cell>
          <table:table-cell office:value-type="float" office:value="2023007" calcext:value-type="float">
            <text:p>20230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IRI-DU nursery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chaba sally job </text:p>
          </table:table-cell>
          <table:table-cell office:value-type="string" calcext:value-type="string">
            <text:p>IRI-DU nursery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20:24:10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bang</text:p>
          </table:table-cell>
          <table:table-cell office:value-type="float" office:value="5139063" calcext:value-type="float">
            <text:p>5139063</text:p>
          </table:table-cell>
          <table:table-cell office:value-type="float" office:value="2021686" calcext:value-type="float">
            <text:p>20216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ffoe LBS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5:05:32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3414674" calcext:value-type="float">
            <text:p>3414674</text:p>
          </table:table-cell>
          <table:table-cell office:value-type="float" office:value="2023317" calcext:value-type="float">
            <text:p>20233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even days advantis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ven days advantis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5:21:00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606164" calcext:value-type="float">
            <text:p>7606164</text:p>
          </table:table-cell>
          <table:table-cell office:value-type="float" office:value="2023246" calcext:value-type="float">
            <text:p>20232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Bilally Sonko dimbaya su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Bilally Sonko dimbaya su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6:23:11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2852637" calcext:value-type="float">
            <text:p>2852637</text:p>
          </table:table-cell>
          <table:table-cell office:value-type="float" office:value="2021479" calcext:value-type="float">
            <text:p>20214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Busumbal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22:50:40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2292575" calcext:value-type="float">
            <text:p>2292575</text:p>
          </table:table-cell>
          <table:table-cell office:value-type="float" office:value="2021633" calcext:value-type="float">
            <text:p>20216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Old Jeshw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32:05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5893231" calcext:value-type="float">
            <text:p>5893231</text:p>
          </table:table-cell>
          <table:table-cell office:value-type="float" office:value="2021250" calcext:value-type="float">
            <text:p>20212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09:57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5079730" calcext:value-type="float">
            <text:p>5079730</text:p>
          </table:table-cell>
          <table:table-cell office:value-type="float" office:value="2021621" calcext:value-type="float">
            <text:p>20216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</text:p>
          </table:table-cell>
          <table:table-cell office:value-type="string" calcext:value-type="string">
            <text:p>busumbal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cluster</text:p>
          </table:table-cell>
          <table:table-cell office:value-type="string" calcext:value-type="string">
            <text:p>old yundu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:22:14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Kebbeh</text:p>
          </table:table-cell>
          <table:table-cell office:value-type="float" office:value="5136101" calcext:value-type="float">
            <text:p>5136101</text:p>
          </table:table-cell>
          <table:table-cell office:value-type="float" office:value="2023060" calcext:value-type="float">
            <text:p>20230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arantaba</text:p>
          </table:table-cell>
          <table:table-cell office:value-type="string" calcext:value-type="string">
            <text:p>Gallemand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kulay kunda</text:p>
          </table:table-cell>
          <table:table-cell office:value-type="string" calcext:value-type="string">
            <text:p>Gallema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10:41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Trawally</text:p>
          </table:table-cell>
          <table:table-cell office:value-type="float" office:value="5934644" calcext:value-type="float">
            <text:p>5934644</text:p>
          </table:table-cell>
          <table:table-cell office:value-type="float" office:value="2021892" calcext:value-type="float">
            <text:p>20218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Mbulum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Mbul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8:20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ojang</text:p>
          </table:table-cell>
          <table:table-cell office:value-type="float" office:value="7443723" calcext:value-type="float">
            <text:p>7443723</text:p>
          </table:table-cell>
          <table:table-cell office:value-type="float" office:value="20221364" calcext:value-type="float">
            <text:p>202213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49:03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Manga</text:p>
          </table:table-cell>
          <table:table-cell office:value-type="float" office:value="3801637" calcext:value-type="float">
            <text:p>3801637</text:p>
          </table:table-cell>
          <table:table-cell office:value-type="float" office:value="20221080" calcext:value-type="float">
            <text:p>202210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nfenda cluster</text:p>
          </table:table-cell>
          <table:table-cell office:value-type="string" calcext:value-type="string">
            <text:p>Kanfenda ahmadia Muslim basic cycle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gajor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54:07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682844" calcext:value-type="float">
            <text:p>7682844</text:p>
          </table:table-cell>
          <table:table-cell office:value-type="float" office:value="2022769" calcext:value-type="float">
            <text:p>20227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Redima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Redima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16:58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996026" calcext:value-type="float">
            <text:p>3996026</text:p>
          </table:table-cell>
          <table:table-cell office:value-type="float" office:value="20221078" calcext:value-type="float">
            <text:p>202210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Nem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Cluster</text:p>
          </table:table-cell>
          <table:table-cell office:value-type="string" calcext:value-type="string">
            <text:p>Sutusinjang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5:23:52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050178" calcext:value-type="float">
            <text:p>5050178</text:p>
          </table:table-cell>
          <table:table-cell office:value-type="float" office:value="20221304" calcext:value-type="float">
            <text:p>202213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if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12:34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Chune</text:p>
          </table:table-cell>
          <table:table-cell office:value-type="float" office:value="5070493" calcext:value-type="float">
            <text:p>5070493</text:p>
          </table:table-cell>
          <table:table-cell office:value-type="float" office:value="20211281" calcext:value-type="float">
            <text:p>202112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inchu Alagi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inkujang keita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50:10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2007332" calcext:value-type="float">
            <text:p>2007332</text:p>
          </table:table-cell>
          <table:table-cell office:value-type="float" office:value="2021286" calcext:value-type="float">
            <text:p>20212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Quran</text:p>
          </table:table-cell>
          <table:table-cell office:value-type="string" calcext:value-type="string">
            <text:p>Fiq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cluster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cluster</text:p>
          </table:table-cell>
          <table:table-cell office:value-type="string" calcext:value-type="string">
            <text:p>Kungkujang keit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0:38:32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Saho</text:p>
          </table:table-cell>
          <table:table-cell office:value-type="float" office:value="7149253" calcext:value-type="float">
            <text:p>7149253</text:p>
          </table:table-cell>
          <table:table-cell office:value-type="float" office:value="2022095" calcext:value-type="float">
            <text:p>20220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 Science</text:p>
          </table:table-cell>
          <table:table-cell office:value-type="string" calcext:value-type="string">
            <text:p>I.C.T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uoya</text:p>
          </table:table-cell>
          <table:table-cell office:value-type="string" calcext:value-type="string">
            <text:p>Penyem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0:30:32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Saidy</text:p>
          </table:table-cell>
          <table:table-cell office:value-type="float" office:value="7998389" calcext:value-type="float">
            <text:p>7998389</text:p>
          </table:table-cell>
          <table:table-cell office:value-type="float" office:value="2021358" calcext:value-type="float">
            <text:p>20213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1:22:59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Tamba</text:p>
          </table:table-cell>
          <table:table-cell office:value-type="float" office:value="3110988" calcext:value-type="float">
            <text:p>3110988</text:p>
          </table:table-cell>
          <table:table-cell office:value-type="float" office:value="2021689" calcext:value-type="float">
            <text:p>20216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uloro</text:p>
          </table:table-cell>
          <table:table-cell office:value-type="string" calcext:value-type="string">
            <text:p>Kuloro lower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uloro</text:p>
          </table:table-cell>
          <table:table-cell office:value-type="string" calcext:value-type="string">
            <text:p>Kuloro low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7:39:55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Mbaye</text:p>
          </table:table-cell>
          <table:table-cell office:value-type="float" office:value="3680205" calcext:value-type="float">
            <text:p>3680205</text:p>
          </table:table-cell>
          <table:table-cell office:value-type="float" office:value="2022513" calcext:value-type="float">
            <text:p>20225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Japinneh Basic Cycle School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Pakalib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4:13:36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050967" calcext:value-type="float">
            <text:p>5050967</text:p>
          </table:table-cell>
          <table:table-cell office:value-type="float" office:value="20211437" calcext:value-type="float">
            <text:p>202114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t. Charles L'wanga</text:p>
          </table:table-cell>
          <table:table-cell office:value-type="string" calcext:value-type="string">
            <text:p>St. Charles L'wang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00:38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Bojo</text:p>
          </table:table-cell>
          <table:table-cell office:value-type="float" office:value="7457708" calcext:value-type="float">
            <text:p>7457708</text:p>
          </table:table-cell>
          <table:table-cell office:value-type="float" office:value="2021809" calcext:value-type="float">
            <text:p>20218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Presentation of M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0:33:54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Mbye</text:p>
          </table:table-cell>
          <table:table-cell office:value-type="float" office:value="2196154" calcext:value-type="float">
            <text:p>2196154</text:p>
          </table:table-cell>
          <table:table-cell office:value-type="float" office:value="2022770" calcext:value-type="float">
            <text:p>20227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Science 5 Agric2 /General 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7:29:31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7589265" calcext:value-type="float">
            <text:p>7589265</text:p>
          </table:table-cell>
          <table:table-cell office:value-type="float" office:value="20221083" calcext:value-type="float">
            <text:p>202210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DEACON GEORGE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</text:p>
          </table:table-cell>
          <table:table-cell office:value-type="string" calcext:value-type="string">
            <text:p>Ngayen sanj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2:23:40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3367637" calcext:value-type="float">
            <text:p>3367637</text:p>
          </table:table-cell>
          <table:table-cell office:value-type="float" office:value="2021359" calcext:value-type="float">
            <text:p>20213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L.B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37:26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3159541" calcext:value-type="float">
            <text:p>3159541</text:p>
          </table:table-cell>
          <table:table-cell office:value-type="float" office:value="2021241" calcext:value-type="float">
            <text:p>20212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Rumb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Rumb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5:52:46</text:p>
          </table:table-cell>
          <table:table-cell office:value-type="string" calcext:value-type="string">
            <text:p>Mariama</text:p>
          </table:table-cell>
          <table:table-cell/>
          <table:table-cell office:value-type="string" calcext:value-type="string">
            <text:p>Kongira</text:p>
          </table:table-cell>
          <table:table-cell office:value-type="float" office:value="2072380" calcext:value-type="float">
            <text:p>2072380</text:p>
          </table:table-cell>
          <table:table-cell office:value-type="float" office:value="20211820" calcext:value-type="float">
            <text:p>202118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Tumana</text:p>
          </table:table-cell>
          <table:table-cell office:value-type="string" calcext:value-type="string">
            <text:p>Julangel lower basic school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Tumana</text:p>
          </table:table-cell>
          <table:table-cell office:value-type="string" calcext:value-type="string">
            <text:p>Bakadagy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4T23:14:51" calcext:value-type="date">
            <text:p>7/14/2021 23:14:51</text:p>
          </table:table-cell>
          <table:table-cell table:style-name="ce5" office:value-type="string" calcext:value-type="string">
            <text:p>Mariama</text:p>
          </table:table-cell>
          <table:table-cell table:style-name="ce5"/>
          <table:table-cell table:style-name="ce5" office:value-type="string" calcext:value-type="string">
            <text:p>George</text:p>
          </table:table-cell>
          <table:table-cell table:style-name="ce10" office:value-type="float" office:value="3282359" calcext:value-type="float">
            <text:p>3282359</text:p>
          </table:table-cell>
          <table:table-cell table:style-name="ce10" office:value-type="float" office:value="2021575" calcext:value-type="float">
            <text:p>2021575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Old yundum</text:p>
          </table:table-cell>
          <table:table-cell table:style-name="ce5" office:value-type="string" calcext:value-type="string">
            <text:p>Sinchu Baliya LBS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Fajikunda</text:p>
          </table:table-cell>
          <table:table-cell table:style-name="ce5" office:value-type="string" calcext:value-type="string">
            <text:p>St. Charle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01:49:20" calcext:value-type="date">
            <text:p>7/17/2021 1:49:20</text:p>
          </table:table-cell>
          <table:table-cell table:style-name="ce6" office:value-type="string" calcext:value-type="string">
            <text:p>Mariama</text:p>
          </table:table-cell>
          <table:table-cell table:style-name="ce6"/>
          <table:table-cell table:style-name="ce6" office:value-type="string" calcext:value-type="string">
            <text:p>Faal</text:p>
          </table:table-cell>
          <table:table-cell table:style-name="ce9" office:value-type="float" office:value="3382156" calcext:value-type="float">
            <text:p>3382156</text:p>
          </table:table-cell>
          <table:table-cell table:style-name="ce9" office:value-type="float" office:value="20211390" calcext:value-type="float">
            <text:p>2021139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table:number-columns-repeated="3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Sibanor</text:p>
          </table:table-cell>
          <table:table-cell table:style-name="ce6" office:value-type="string" calcext:value-type="string">
            <text:p>Kappa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Sibanor</text:p>
          </table:table-cell>
          <table:table-cell table:style-name="ce6" office:value-type="string" calcext:value-type="string">
            <text:p>St edward's lower bas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20:41:17" calcext:value-type="date">
            <text:p>7/18/2021 20:41:17</text:p>
          </table:table-cell>
          <table:table-cell table:style-name="ce5" office:value-type="string" calcext:value-type="string">
            <text:p>Mariama</text:p>
          </table:table-cell>
          <table:table-cell table:style-name="ce5"/>
          <table:table-cell table:style-name="ce5" office:value-type="string" calcext:value-type="string">
            <text:p>Daffeh</text:p>
          </table:table-cell>
          <table:table-cell table:style-name="ce10" office:value-type="float" office:value="3332257" calcext:value-type="float">
            <text:p>3332257</text:p>
          </table:table-cell>
          <table:table-cell table:style-name="ce10" office:value-type="float" office:value="2021660" calcext:value-type="float">
            <text:p>202166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Jalambang Lower Basic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Mansa colley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3T23:30:49" calcext:value-type="date">
            <text:p>8/3/2021 23:30:49</text:p>
          </table:table-cell>
          <table:table-cell table:style-name="ce6" office:value-type="string" calcext:value-type="string">
            <text:p>Mariama</text:p>
          </table:table-cell>
          <table:table-cell table:style-name="ce6"/>
          <table:table-cell table:style-name="ce6" office:value-type="string" calcext:value-type="string">
            <text:p>Bayo</text:p>
          </table:table-cell>
          <table:table-cell table:style-name="ce9" office:value-type="float" office:value="2066489" calcext:value-type="float">
            <text:p>2066489</text:p>
          </table:table-cell>
          <table:table-cell table:style-name="ce9" office:value-type="float" office:value="2021724" calcext:value-type="float">
            <text:p>202172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office:value-type="string" calcext:value-type="string">
            <text:p>Class A</text:p>
          </table:table-cell>
          <table:table-cell table:number-columns-repeated="2" table:style-name="ce6" office:value-type="string" calcext:value-type="string">
            <text:p>Islamic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BRIKAMA Primary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Kabafita Lower Bas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28:05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Jarra</text:p>
          </table:table-cell>
          <table:table-cell office:value-type="float" office:value="7821720" calcext:value-type="float">
            <text:p>7821720</text:p>
          </table:table-cell>
          <table:table-cell office:value-type="float" office:value="20211009" calcext:value-type="float">
            <text:p>2021100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Penyem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NA KEITA</text:p>
          </table:table-cell>
          <table:table-cell office:value-type="string" calcext:value-type="string">
            <text:p>Yallalb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48:53</text:p>
          </table:table-cell>
          <table:table-cell office:value-type="string" calcext:value-type="string">
            <text:p>Mariama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llow</text:p>
          </table:table-cell>
          <table:table-cell office:value-type="float" office:value="3018734" calcext:value-type="float">
            <text:p>3018734</text:p>
          </table:table-cell>
          <table:table-cell office:value-type="float" office:value="2021952" calcext:value-type="float">
            <text:p>20219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w yundum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. Peter's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0:14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Gassama </text:p>
          </table:table-cell>
          <table:table-cell office:value-type="float" office:value="3260453" calcext:value-type="float">
            <text:p>3260453</text:p>
          </table:table-cell>
          <table:table-cell office:value-type="float" office:value="2021262" calcext:value-type="float">
            <text:p>20212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afiyang Touray 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ong Touray </text:p>
          </table:table-cell>
          <table:table-cell office:value-type="string" calcext:value-type="string">
            <text:p>Latrikunda Sabiji Annex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49:33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5062312" calcext:value-type="float">
            <text:p>5062312</text:p>
          </table:table-cell>
          <table:table-cell office:value-type="float" office:value="20211099" calcext:value-type="float">
            <text:p>202110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(B)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Henriette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Kabafit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29:47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5841171" calcext:value-type="float">
            <text:p>5841171</text:p>
          </table:table-cell>
          <table:table-cell office:value-type="float" office:value="20211207" calcext:value-type="float">
            <text:p>202112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 Peter’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8:40:41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Ceesay </text:p>
          </table:table-cell>
          <table:table-cell office:value-type="float" office:value="3332618" calcext:value-type="float">
            <text:p>3332618</text:p>
          </table:table-cell>
          <table:table-cell office:value-type="float" office:value="2023092" calcext:value-type="float">
            <text:p>20230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Excellence preparatory school 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Excellence preparato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9:18:02</text:p>
          </table:table-cell>
          <table:table-cell office:value-type="string" calcext:value-type="string">
            <text:p>Mariama </text:p>
          </table:table-cell>
          <table:table-cell/>
          <table:table-cell office:value-type="string" calcext:value-type="string">
            <text:p>Jobarteh </text:p>
          </table:table-cell>
          <table:table-cell office:value-type="string" calcext:value-type="string">
            <text:p>264 4864</text:p>
          </table:table-cell>
          <table:table-cell office:value-type="float" office:value="2021993" calcext:value-type="float">
            <text:p>20219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1 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Cluster </text:p>
          </table:table-cell>
          <table:table-cell office:value-type="string" calcext:value-type="string">
            <text:p>Brikama Nema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 </text:p>
          </table:table-cell>
          <table:table-cell office:value-type="string" calcext:value-type="string">
            <text:p>Brikama Nem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1:44:37</text:p>
          </table:table-cell>
          <table:table-cell office:value-type="string" calcext:value-type="string">
            <text:p>Marian</text:p>
          </table:table-cell>
          <table:table-cell/>
          <table:table-cell office:value-type="string" calcext:value-type="string">
            <text:p>Mendy </text:p>
          </table:table-cell>
          <table:table-cell office:value-type="float" office:value="3240426" calcext:value-type="float">
            <text:p>3240426</text:p>
          </table:table-cell>
          <table:table-cell office:value-type="float" office:value="20211391" calcext:value-type="float">
            <text:p>202113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 office:value-type="string" calcext:value-type="string">
            <text:p>History, maths</text:p>
          </table:table-cell>
          <table:table-cell office:value-type="string" calcext:value-type="string">
            <text:p>Geography.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yang village</text:p>
          </table:table-cell>
          <table:table-cell office:value-type="string" calcext:value-type="string">
            <text:p>St Vincent da Pau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erafenni</text:p>
          </table:table-cell>
          <table:table-cell office:value-type="string" calcext:value-type="string">
            <text:p>St John Bacis cyc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5:26:33</text:p>
          </table:table-cell>
          <table:table-cell office:value-type="string" calcext:value-type="string">
            <text:p>Mari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370605" calcext:value-type="float">
            <text:p>3370605</text:p>
          </table:table-cell>
          <table:table-cell office:value-type="float" office:value="20221359" calcext:value-type="float">
            <text:p>202213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St. Michael's Basic Cycle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Barra/Essau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1:07:19</text:p>
          </table:table-cell>
          <table:table-cell office:value-type="string" calcext:value-type="string">
            <text:p>Mari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6343571" calcext:value-type="float">
            <text:p>6343571</text:p>
          </table:table-cell>
          <table:table-cell office:value-type="float" office:value="20211144" calcext:value-type="float">
            <text:p>202111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00:48:17" calcext:value-type="date">
            <text:p>7/18/2021 0:48:17</text:p>
          </table:table-cell>
          <table:table-cell table:style-name="ce5" office:value-type="string" calcext:value-type="string">
            <text:p>MARIE</text:p>
          </table:table-cell>
          <table:table-cell table:style-name="ce5"/>
          <table:table-cell table:style-name="ce5" office:value-type="string" calcext:value-type="string">
            <text:p>JARJU</text:p>
          </table:table-cell>
          <table:table-cell table:style-name="ce10" office:value-type="float" office:value="5335570" calcext:value-type="float">
            <text:p>5335570</text:p>
          </table:table-cell>
          <table:table-cell table:style-name="ce10" office:value-type="float" office:value="2021871" calcext:value-type="float">
            <text:p>202187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Class B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Sibanor</text:p>
          </table:table-cell>
          <table:table-cell table:style-name="ce5" office:value-type="string" calcext:value-type="string">
            <text:p>Sibanor lower basic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Kabafi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3:06:29</text:p>
          </table:table-cell>
          <table:table-cell office:value-type="string" calcext:value-type="string">
            <text:p>Mari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tty</text:p>
          </table:table-cell>
          <table:table-cell office:value-type="float" office:value="5357505" calcext:value-type="float">
            <text:p>5357505</text:p>
          </table:table-cell>
          <table:table-cell office:value-type="float" office:value="2021836" calcext:value-type="float">
            <text:p>20218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Latrikunda annex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</text:p>
          </table:table-cell>
          <table:table-cell office:value-type="string" calcext:value-type="string">
            <text:p>New convenan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1T13:36:59" calcext:value-type="date">
            <text:p>8/1/2021 13:36:59</text:p>
          </table:table-cell>
          <table:table-cell table:style-name="ce6" office:value-type="string" calcext:value-type="string">
            <text:p>Marima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Jallow</text:p>
          </table:table-cell>
          <table:table-cell table:style-name="ce9" office:value-type="float" office:value="3743797" calcext:value-type="float">
            <text:p>3743797</text:p>
          </table:table-cell>
          <table:table-cell table:style-name="ce9" office:value-type="float" office:value="20211185" calcext:value-type="float">
            <text:p>2021118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Region 5</text:p>
          </table:table-cell>
          <table:table-cell table:style-name="ce6" office:value-type="string" calcext:value-type="string">
            <text:p>Jarreng</text:p>
          </table:table-cell>
          <table:table-cell table:style-name="ce6" office:value-type="string" calcext:value-type="string">
            <text:p>Dalaba LBS</text:p>
          </table:table-cell>
          <table:table-cell table:style-name="ce6" office:value-type="string" calcext:value-type="string">
            <text:p>Region 4</text:p>
          </table:table-cell>
          <table:table-cell table:style-name="ce6" office:value-type="string" calcext:value-type="string">
            <text:p>Soma</text:p>
          </table:table-cell>
          <table:table-cell table:style-name="ce6" office:value-type="string" calcext:value-type="string">
            <text:p>So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4:01:24</text:p>
          </table:table-cell>
          <table:table-cell office:value-type="string" calcext:value-type="string">
            <text:p>Marima 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7662037" calcext:value-type="float">
            <text:p>7662037</text:p>
          </table:table-cell>
          <table:table-cell office:value-type="float" office:value="2021733" calcext:value-type="float">
            <text:p>20217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ko upper basic school </text:p>
          </table:table-cell>
          <table:table-cell office:value-type="string" calcext:value-type="string">
            <text:p>Regi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ko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7T20:52:39" calcext:value-type="date">
            <text:p>7/17/2021 20:52:39</text:p>
          </table:table-cell>
          <table:table-cell table:style-name="ce6" office:value-type="string" calcext:value-type="string">
            <text:p>Mary</text:p>
          </table:table-cell>
          <table:table-cell table:style-name="ce6"/>
          <table:table-cell table:style-name="ce6" office:value-type="string" calcext:value-type="string">
            <text:p>Gomez</text:p>
          </table:table-cell>
          <table:table-cell table:style-name="ce9" office:value-type="float" office:value="3221033" calcext:value-type="float">
            <text:p>3221033</text:p>
          </table:table-cell>
          <table:table-cell table:style-name="ce9" office:value-type="float" office:value="20211129" calcext:value-type="float">
            <text:p>20211129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table:number-columns-repeated="3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kary Sambou ya cluster</text:p>
          </table:table-cell>
          <table:table-cell table:style-name="ce6" office:value-type="string" calcext:value-type="string">
            <text:p>Manduar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kary Sambou ya cluster</text:p>
          </table:table-cell>
          <table:table-cell table:style-name="ce6" office:value-type="string" calcext:value-type="string">
            <text:p>Bakayy sambou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5:57</text:p>
          </table:table-cell>
          <table:table-cell office:value-type="string" calcext:value-type="string">
            <text:p>Masanneh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359411" calcext:value-type="float">
            <text:p>3359411</text:p>
          </table:table-cell>
          <table:table-cell office:value-type="float" office:value="2022124" calcext:value-type="float">
            <text:p>20221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cluster</text:p>
          </table:table-cell>
          <table:table-cell office:value-type="string" calcext:value-type="string">
            <text:p>Sibanor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cluster</text:p>
          </table:table-cell>
          <table:table-cell office:value-type="string" calcext:value-type="string">
            <text:p>Sibanor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3:14:53</text:p>
          </table:table-cell>
          <table:table-cell office:value-type="string" calcext:value-type="string">
            <text:p>Masanneh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3251085" calcext:value-type="float">
            <text:p>3251085</text:p>
          </table:table-cell>
          <table:table-cell office:value-type="float" office:value="20221085" calcext:value-type="float">
            <text:p>202210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cience, 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Cabafita cluster</text:p>
          </table:table-cell>
          <table:table-cell office:value-type="string" calcext:value-type="string">
            <text:p>Brikama senior secondary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Jamesa cluster</text:p>
          </table:table-cell>
          <table:table-cell office:value-type="string" calcext:value-type="string">
            <text:p>James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3:26:56</text:p>
          </table:table-cell>
          <table:table-cell office:value-type="string" calcext:value-type="string">
            <text:p>Masiray </text:p>
          </table:table-cell>
          <table:table-cell/>
          <table:table-cell office:value-type="string" calcext:value-type="string">
            <text:p>Tall</text:p>
          </table:table-cell>
          <table:table-cell office:value-type="float" office:value="7529861" calcext:value-type="float">
            <text:p>7529861</text:p>
          </table:table-cell>
          <table:table-cell office:value-type="float" office:value="20211171" calcext:value-type="float">
            <text:p>202111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Rumb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lambang <text:s/>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22:19:57</text:p>
          </table:table-cell>
          <table:table-cell office:value-type="string" calcext:value-type="string">
            <text:p>Matarr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3217975" calcext:value-type="float">
            <text:p>3217975</text:p>
          </table:table-cell>
          <table:table-cell office:value-type="float" office:value="2021360" calcext:value-type="float">
            <text:p>20213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Central Badibou</text:p>
          </table:table-cell>
          <table:table-cell office:value-type="string" calcext:value-type="string">
            <text:p>Minteh Kunda Lower Basic School and Mariya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entral Badibou</text:p>
          </table:table-cell>
          <table:table-cell office:value-type="string" calcext:value-type="string">
            <text:p>Njaba 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55:14</text:p>
          </table:table-cell>
          <table:table-cell office:value-type="string" calcext:value-type="string">
            <text:p>Matida</text:p>
          </table:table-cell>
          <table:table-cell/>
          <table:table-cell office:value-type="string" calcext:value-type="string">
            <text:p>Fatty</text:p>
          </table:table-cell>
          <table:table-cell office:value-type="float" office:value="5040877" calcext:value-type="float">
            <text:p>5040877</text:p>
          </table:table-cell>
          <table:table-cell office:value-type="float" office:value="20211084" calcext:value-type="float">
            <text:p>202110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ayka</text:p>
          </table:table-cell>
          <table:table-cell office:value-type="string" calcext:value-type="string">
            <text:p>Jambanjelly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<text:s/></text:p>
          </table:table-cell>
          <table:table-cell office:value-type="string" calcext:value-type="string">
            <text:p>Siban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:09:07</text:p>
          </table:table-cell>
          <table:table-cell office:value-type="string" calcext:value-type="string">
            <text:p>Matida</text:p>
          </table:table-cell>
          <table:table-cell/>
          <table:table-cell office:value-type="string" calcext:value-type="string">
            <text:p>Gassama</text:p>
          </table:table-cell>
          <table:table-cell office:value-type="float" office:value="7279315" calcext:value-type="float">
            <text:p>7279315</text:p>
          </table:table-cell>
          <table:table-cell office:value-type="float" office:value="2022208" calcext:value-type="float">
            <text:p>20222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ding</text:p>
          </table:table-cell>
          <table:table-cell office:value-type="string" calcext:value-type="string">
            <text:p>Yundum Barrack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9:11:08</text:p>
          </table:table-cell>
          <table:table-cell office:value-type="string" calcext:value-type="string">
            <text:p>Mawdo</text:p>
          </table:table-cell>
          <table:table-cell/>
          <table:table-cell office:value-type="string" calcext:value-type="string">
            <text:p>Ndimballan</text:p>
          </table:table-cell>
          <table:table-cell office:value-type="float" office:value="3046334" calcext:value-type="float">
            <text:p>3046334</text:p>
          </table:table-cell>
          <table:table-cell office:value-type="float" office:value="20221086" calcext:value-type="float">
            <text:p>202210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gricultur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Upper/Senior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CHARLESLWANGA): kebba Manneh</text:p>
          </table:table-cell>
          <table:table-cell office:value-type="string" calcext:value-type="string">
            <text:p>Abuko Upp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1:44:13</text:p>
          </table:table-cell>
          <table:table-cell office:value-type="string" calcext:value-type="string">
            <text:p>Mbaka </text:p>
          </table:table-cell>
          <table:table-cell/>
          <table:table-cell office:value-type="string" calcext:value-type="string">
            <text:p>Janneh</text:p>
          </table:table-cell>
          <table:table-cell office:value-type="float" office:value="5158738" calcext:value-type="float">
            <text:p>5158738</text:p>
          </table:table-cell>
          <table:table-cell office:value-type="float" office:value="20217005" calcext:value-type="float">
            <text:p>202170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Pir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 </text:p>
          </table:table-cell>
          <table:table-cell office:value-type="string" calcext:value-type="string">
            <text:p>Kulor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08:25</text:p>
          </table:table-cell>
          <table:table-cell office:value-type="string" calcext:value-type="string">
            <text:p>Mbasally</text:p>
          </table:table-cell>
          <table:table-cell/>
          <table:table-cell office:value-type="string" calcext:value-type="string">
            <text:p>Janneh</text:p>
          </table:table-cell>
          <table:table-cell office:value-type="float" office:value="3015661" calcext:value-type="float">
            <text:p>3015661</text:p>
          </table:table-cell>
          <table:table-cell office:value-type="float" office:value="20211248" calcext:value-type="float">
            <text:p>202112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Pir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0:12:49</text:p>
          </table:table-cell>
          <table:table-cell office:value-type="string" calcext:value-type="string">
            <text:p>Mbye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3246130" calcext:value-type="float">
            <text:p>3246130</text:p>
          </table:table-cell>
          <table:table-cell office:value-type="float" office:value="2022833" calcext:value-type="float">
            <text:p>202283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ntouman nying</text:p>
          </table:table-cell>
          <table:table-cell office:value-type="string" calcext:value-type="string">
            <text:p>Tallinding U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ihou jagne</text:p>
          </table:table-cell>
          <table:table-cell office:value-type="string" calcext:value-type="string">
            <text:p>Cater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7:39:06</text:p>
          </table:table-cell>
          <table:table-cell office:value-type="string" calcext:value-type="string">
            <text:p>Melisa</text:p>
          </table:table-cell>
          <table:table-cell/>
          <table:table-cell office:value-type="string" calcext:value-type="string">
            <text:p>Correa</text:p>
          </table:table-cell>
          <table:table-cell office:value-type="float" office:value="7678204" calcext:value-type="float">
            <text:p>7678204</text:p>
          </table:table-cell>
          <table:table-cell office:value-type="float" office:value="20221089" calcext:value-type="float">
            <text:p>202210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Charles lawanga ubs</text:p>
          </table:table-cell>
          <table:table-cell office:value-type="string" calcext:value-type="string">
            <text:p>Region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rikunda sabij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10:34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Saine</text:p>
          </table:table-cell>
          <table:table-cell office:value-type="float" office:value="3630332" calcext:value-type="float">
            <text:p>3630332</text:p>
          </table:table-cell>
          <table:table-cell office:value-type="float" office:value="2022767" calcext:value-type="float">
            <text:p>20227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 Daw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anifing</text:p>
          </table:table-cell>
          <table:table-cell office:value-type="string" calcext:value-type="string">
            <text:p>Greater Banju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42:44</text:p>
          </table:table-cell>
          <table:table-cell office:value-type="string" calcext:value-type="string">
            <text:p>Michelle </text:p>
          </table:table-cell>
          <table:table-cell/>
          <table:table-cell office:value-type="string" calcext:value-type="string">
            <text:p>Mendy </text:p>
          </table:table-cell>
          <table:table-cell office:value-type="float" office:value="3314382" calcext:value-type="float">
            <text:p>3314382</text:p>
          </table:table-cell>
          <table:table-cell office:value-type="float" office:value="2022801" calcext:value-type="float">
            <text:p>20228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C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S.E.S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.vincent Upper/Senior <text:s/>Second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St.vincent Upper/Senior secondary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0:37:53</text:p>
          </table:table-cell>
          <table:table-cell office:value-type="string" calcext:value-type="string">
            <text:p>Mod </text:p>
          </table:table-cell>
          <table:table-cell/>
          <table:table-cell office:value-type="string" calcext:value-type="string">
            <text:p>Faal</text:p>
          </table:table-cell>
          <table:table-cell office:value-type="float" office:value="5954405" calcext:value-type="float">
            <text:p>5954405</text:p>
          </table:table-cell>
          <table:table-cell office:value-type="float" office:value="20221092" calcext:value-type="float">
            <text:p>202210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brima jarra</text:p>
          </table:table-cell>
          <table:table-cell office:value-type="string" calcext:value-type="string">
            <text:p>Sinchu njabo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:15:36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Jobe</text:p>
          </table:table-cell>
          <table:table-cell office:value-type="float" office:value="3186494" calcext:value-type="float">
            <text:p>3186494</text:p>
          </table:table-cell>
          <table:table-cell office:value-type="float" office:value="2021830" calcext:value-type="float">
            <text:p>20218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undum Barracks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42:22</text:p>
          </table:table-cell>
          <table:table-cell office:value-type="string" calcext:value-type="string">
            <text:p>Modou</text:p>
          </table:table-cell>
          <table:table-cell/>
          <table:table-cell office:value-type="string" calcext:value-type="string">
            <text:p>Barry</text:p>
          </table:table-cell>
          <table:table-cell office:value-type="float" office:value="3231310" calcext:value-type="float">
            <text:p>3231310</text:p>
          </table:table-cell>
          <table:table-cell office:value-type="float" office:value="2022300" calcext:value-type="float">
            <text:p>20223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p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P H E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Daniel .s.Gomes</text:p>
          </table:table-cell>
          <table:table-cell office:value-type="string" calcext:value-type="string">
            <text:p>St john the baptist basic cycle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r Alhagie sait saine</text:p>
          </table:table-cell>
          <table:table-cell office:value-type="string" calcext:value-type="string">
            <text:p>ATC AUB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5:34:32</text:p>
          </table:table-cell>
          <table:table-cell office:value-type="string" calcext:value-type="string">
            <text:p>Modou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7609236" calcext:value-type="float">
            <text:p>7609236</text:p>
          </table:table-cell>
          <table:table-cell office:value-type="float" office:value="2022321" calcext:value-type="float">
            <text:p>20223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region</text:p>
          </table:table-cell>
          <table:table-cell office:value-type="string" calcext:value-type="string">
            <text:p>Darsilami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st coast region </text:p>
          </table:table-cell>
          <table:table-cell office:value-type="string" calcext:value-type="string">
            <text:p>Kappa upp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4:54:17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jie</text:p>
          </table:table-cell>
          <table:table-cell office:value-type="float" office:value="3020834" calcext:value-type="float">
            <text:p>3020834</text:p>
          </table:table-cell>
          <table:table-cell office:value-type="float" office:value="20221100" calcext:value-type="float">
            <text:p>2022110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Agriculture 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Essau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rkama</text:p>
          </table:table-cell>
          <table:table-cell office:value-type="string" calcext:value-type="string">
            <text:p>Birkam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10:30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Badjie</text:p>
          </table:table-cell>
          <table:table-cell office:value-type="float" office:value="5256925" calcext:value-type="float">
            <text:p>5256925</text:p>
          </table:table-cell>
          <table:table-cell office:value-type="float" office:value="2022205" calcext:value-type="float">
            <text:p>20222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Anne Marie rivier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Anne Marie rivier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2:11:15</text:p>
          </table:table-cell>
          <table:table-cell office:value-type="string" calcext:value-type="string">
            <text:p>Modou</text:p>
          </table:table-cell>
          <table:table-cell/>
          <table:table-cell office:value-type="string" calcext:value-type="string">
            <text:p>Ndure</text:p>
          </table:table-cell>
          <table:table-cell office:value-type="float" office:value="5164029" calcext:value-type="float">
            <text:p>5164029</text:p>
          </table:table-cell>
          <table:table-cell office:value-type="float" office:value="2021940" calcext:value-type="float">
            <text:p>20219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H/Group 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dina Nemasu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usumballa Farato LB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52:51</text:p>
          </table:table-cell>
          <table:table-cell office:value-type="string" calcext:value-type="string">
            <text:p>Modou</text:p>
          </table:table-cell>
          <table:table-cell/>
          <table:table-cell office:value-type="string" calcext:value-type="string">
            <text:p>Mbye</text:p>
          </table:table-cell>
          <table:table-cell office:value-type="float" office:value="3224383" calcext:value-type="float">
            <text:p>3224383</text:p>
          </table:table-cell>
          <table:table-cell office:value-type="float" office:value="20211358" calcext:value-type="float">
            <text:p>202113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45:54</text:p>
          </table:table-cell>
          <table:table-cell office:value-type="string" calcext:value-type="string">
            <text:p>Modou 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7131645" calcext:value-type="float">
            <text:p>7131645</text:p>
          </table:table-cell>
          <table:table-cell office:value-type="float" office:value="2022314" calcext:value-type="float">
            <text:p>20223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BARRA/ ESSAU U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ESSAU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42:31</text:p>
          </table:table-cell>
          <table:table-cell office:value-type="string" calcext:value-type="string">
            <text:p>Modou 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Trawally</text:p>
          </table:table-cell>
          <table:table-cell office:value-type="float" office:value="3340925" calcext:value-type="float">
            <text:p>3340925</text:p>
          </table:table-cell>
          <table:table-cell office:value-type="float" office:value="20221097" calcext:value-type="float">
            <text:p>2022109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Penye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56:50</text:p>
          </table:table-cell>
          <table:table-cell office:value-type="string" calcext:value-type="string">
            <text:p>Modou lamin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3552946" calcext:value-type="float">
            <text:p>3552946</text:p>
          </table:table-cell>
          <table:table-cell office:value-type="float" office:value="20221095" calcext:value-type="float">
            <text:p>202210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uloro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Pira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51:54</text:p>
          </table:table-cell>
          <table:table-cell office:value-type="string" calcext:value-type="string">
            <text:p>Modou lamin</text:p>
          </table:table-cell>
          <table:table-cell/>
          <table:table-cell office:value-type="string" calcext:value-type="string">
            <text:p>Kebbeh</text:p>
          </table:table-cell>
          <table:table-cell office:value-type="float" office:value="5945510" calcext:value-type="float">
            <text:p>5945510</text:p>
          </table:table-cell>
          <table:table-cell office:value-type="float" office:value="2022332" calcext:value-type="float">
            <text:p>20223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2/j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THERESE'S: Lamin Yaffa</text:p>
          </table:table-cell>
          <table:table-cell office:value-type="string" calcext:value-type="string">
            <text:p>St. Therese's Upp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: Safiyong Touray</text:p>
          </table:table-cell>
          <table:table-cell office:value-type="string" calcext:value-type="string">
            <text:p>St. Charlie's Lwang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9:54:23</text:p>
          </table:table-cell>
          <table:table-cell office:value-type="string" calcext:value-type="string">
            <text:p>Modou lamin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3464824" calcext:value-type="float">
            <text:p>3464824</text:p>
          </table:table-cell>
          <table:table-cell office:value-type="float" office:value="2021984" calcext:value-type="float">
            <text:p>20219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20:03</text:p>
          </table:table-cell>
          <table:table-cell office:value-type="string" calcext:value-type="string">
            <text:p>Modou Lamin 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5843497" calcext:value-type="float">
            <text:p>5843497</text:p>
          </table:table-cell>
          <table:table-cell office:value-type="float" office:value="20221098" calcext:value-type="float">
            <text:p>202210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madiy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 </text:p>
          </table:table-cell>
          <table:table-cell office:value-type="string" calcext:value-type="string">
            <text:p>St Peter’s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40:02</text:p>
          </table:table-cell>
          <table:table-cell office:value-type="string" calcext:value-type="string">
            <text:p>Modou lamin </text:p>
          </table:table-cell>
          <table:table-cell/>
          <table:table-cell office:value-type="string" calcext:value-type="string">
            <text:p>Joku</text:p>
          </table:table-cell>
          <table:table-cell office:value-type="float" office:value="5825478" calcext:value-type="float">
            <text:p>5825478</text:p>
          </table:table-cell>
          <table:table-cell office:value-type="float" office:value="20211165" calcext:value-type="float">
            <text:p>202111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t martin basic cycle school 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:52:06</text:p>
          </table:table-cell>
          <table:table-cell office:value-type="string" calcext:value-type="string">
            <text:p>Modou lamin </text:p>
          </table:table-cell>
          <table:table-cell/>
          <table:table-cell office:value-type="string" calcext:value-type="string">
            <text:p>Sawaneh</text:p>
          </table:table-cell>
          <table:table-cell office:value-type="float" office:value="3233292" calcext:value-type="float">
            <text:p>3233292</text:p>
          </table:table-cell>
          <table:table-cell office:value-type="float" office:value="20211404" calcext:value-type="float">
            <text:p>202114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idd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7:32:50</text:p>
          </table:table-cell>
          <table:table-cell office:value-type="string" calcext:value-type="string">
            <text:p>Momodo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float" office:value="2947334" calcext:value-type="float">
            <text:p>2947334</text:p>
          </table:table-cell>
          <table:table-cell office:value-type="float" office:value="2022590" calcext:value-type="float">
            <text:p>20225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F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jilo Cluster</text:p>
          </table:table-cell>
          <table:table-cell office:value-type="string" calcext:value-type="string">
            <text:p>Interior Academy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anyang</text:p>
          </table:table-cell>
          <table:table-cell office:value-type="string" calcext:value-type="string">
            <text:p>Sanyang upper and senior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06:32</text:p>
          </table:table-cell>
          <table:table-cell office:value-type="string" calcext:value-type="string">
            <text:p>Momodou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252206" calcext:value-type="float">
            <text:p>3252206</text:p>
          </table:table-cell>
          <table:table-cell office:value-type="float" office:value="2021247" calcext:value-type="float">
            <text:p>20212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Tujereng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atokunku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2:11:15</text:p>
          </table:table-cell>
          <table:table-cell office:value-type="string" calcext:value-type="string">
            <text:p>Momodou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Samateh</text:p>
          </table:table-cell>
          <table:table-cell office:value-type="float" office:value="7460817" calcext:value-type="float">
            <text:p>7460817</text:p>
          </table:table-cell>
          <table:table-cell office:value-type="float" office:value="2021272" calcext:value-type="float">
            <text:p>20212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nsa-colley boja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22:19:09</text:p>
          </table:table-cell>
          <table:table-cell office:value-type="string" calcext:value-type="string">
            <text:p>Momod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llow</text:p>
          </table:table-cell>
          <table:table-cell office:value-type="float" office:value="3674976" calcext:value-type="float">
            <text:p>3674976</text:p>
          </table:table-cell>
          <table:table-cell office:value-type="float" office:value="20211263" calcext:value-type="float">
            <text:p>202112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 room 9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t.Edward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af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0:32:26</text:p>
          </table:table-cell>
          <table:table-cell office:value-type="string" calcext:value-type="string">
            <text:p>Momodou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y</text:p>
          </table:table-cell>
          <table:table-cell office:value-type="float" office:value="2968486" calcext:value-type="float">
            <text:p>2968486</text:p>
          </table:table-cell>
          <table:table-cell office:value-type="float" office:value="20211407" calcext:value-type="float">
            <text:p>202114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room9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uya</text:p>
          </table:table-cell>
          <table:table-cell office:value-type="string" calcext:value-type="string">
            <text:p>Bakary Sambu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0/2021 0:57:37</text:p>
          </table:table-cell>
          <table:table-cell office:value-type="string" calcext:value-type="string">
            <text:p>Momodou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Bah</text:p>
          </table:table-cell>
          <table:table-cell office:value-type="float" office:value="7609564" calcext:value-type="float">
            <text:p>7609564</text:p>
          </table:table-cell>
          <table:table-cell office:value-type="float" office:value="2021856" calcext:value-type="float">
            <text:p>20218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Ousman sowe</text:p>
          </table:table-cell>
          <table:table-cell office:value-type="string" calcext:value-type="string">
            <text:p>Bakoteh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usman sowe</text:p>
          </table:table-cell>
          <table:table-cell office:value-type="string" calcext:value-type="string">
            <text:p>The swallow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21:00:04" calcext:value-type="date">
            <text:p>7/18/2021 21:00:04</text:p>
          </table:table-cell>
          <table:table-cell table:style-name="ce5" office:value-type="string" calcext:value-type="string">
            <text:p>MOMODOU</text:p>
          </table:table-cell>
          <table:table-cell table:style-name="ce5"/>
          <table:table-cell table:style-name="ce5" office:value-type="string" calcext:value-type="string">
            <text:p>BAH</text:p>
          </table:table-cell>
          <table:table-cell table:style-name="ce10" office:value-type="float" office:value="3080427" calcext:value-type="float">
            <text:p>3080427</text:p>
          </table:table-cell>
          <table:table-cell table:style-name="ce10" office:value-type="float" office:value="2022511" calcext:value-type="float">
            <text:p>202251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ONE AND FOUR</text:p>
          </table:table-cell>
          <table:table-cell table:style-name="ce5" office:value-type="string" calcext:value-type="string">
            <text:p>AGRIC SCIENCE</text:p>
          </table:table-cell>
          <table:table-cell table:style-name="ce5" office:value-type="string" calcext:value-type="string">
            <text:p>PHYSICAL AND HEALTH EDUCATION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OLD YUNDUM</text:p>
          </table:table-cell>
          <table:table-cell table:style-name="ce5" office:value-type="string" calcext:value-type="string">
            <text:p>NEMA KUNKU U.B.S RADVILLE</text:p>
          </table:table-cell>
          <table:table-cell table:style-name="ce5" office:value-type="string" calcext:value-type="string">
            <text:p>Region 1</text:p>
          </table:table-cell>
          <table:table-cell table:number-columns-repeated="2" table:style-name="ce5" office:value-type="string" calcext:value-type="string">
            <text:p>LATRI KUNDA SABIJ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5T04:32:37" calcext:value-type="date">
            <text:p>7/25/2021 4:32:37</text:p>
          </table:table-cell>
          <table:table-cell table:style-name="ce6" office:value-type="string" calcext:value-type="string">
            <text:p>Momodou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Jallow</text:p>
          </table:table-cell>
          <table:table-cell table:style-name="ce6" office:value-type="string" calcext:value-type="string">
            <text:p>2989003/3612101</text:p>
          </table:table-cell>
          <table:table-cell table:style-name="ce9" office:value-type="float" office:value="20221103" calcext:value-type="float">
            <text:p>20221103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Group I</text:p>
          </table:table-cell>
          <table:table-cell table:style-name="ce6" office:value-type="string" calcext:value-type="string">
            <text:p>Core Science</text:p>
          </table:table-cell>
          <table:table-cell table:style-name="ce6" office:value-type="string" calcext:value-type="string">
            <text:p>Agricultural Scienc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ufut</text:p>
          </table:table-cell>
          <table:table-cell table:style-name="ce6" office:value-type="string" calcext:value-type="string">
            <text:p>Responder updated this value. Alieu badara UB/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Kabafit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9T01:02:35" calcext:value-type="date">
            <text:p>8/9/2021 1:02:35</text:p>
          </table:table-cell>
          <table:table-cell table:style-name="ce5" office:value-type="string" calcext:value-type="string">
            <text:p>Momodou</text:p>
          </table:table-cell>
          <table:table-cell table:style-name="ce5"/>
          <table:table-cell table:style-name="ce5" office:value-type="string" calcext:value-type="string">
            <text:p>Keita</text:p>
          </table:table-cell>
          <table:table-cell table:style-name="ce10" office:value-type="float" office:value="2669945" calcext:value-type="float">
            <text:p>2669945</text:p>
          </table:table-cell>
          <table:table-cell table:style-name="ce10" office:value-type="float" office:value="20211442" calcext:value-type="float">
            <text:p>20211442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table:number-columns-repeated="3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Old yundum</text:p>
          </table:table-cell>
          <table:table-cell table:style-name="ce5" office:value-type="string" calcext:value-type="string">
            <text:p>Nema kunku</text:p>
          </table:table-cell>
          <table:table-cell table:style-name="ce5" office:value-type="string" calcext:value-type="string">
            <text:p>Region 1</text:p>
          </table:table-cell>
          <table:table-cell table:number-columns-repeated="2" table:style-name="ce5" office:value-type="string" calcext:value-type="string">
            <text:p>Latrikunda sabij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3:08:03</text:p>
          </table:table-cell>
          <table:table-cell office:value-type="string" calcext:value-type="string">
            <text:p>Momodou Lamin 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Sanneh </text:p>
          </table:table-cell>
          <table:table-cell office:value-type="float" office:value="5249139" calcext:value-type="float">
            <text:p>5249139</text:p>
          </table:table-cell>
          <table:table-cell office:value-type="float" office:value="20211439" calcext:value-type="float">
            <text:p>202114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ure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Barank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1:55:34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endy</text:p>
          </table:table-cell>
          <table:table-cell office:value-type="float" office:value="3517076" calcext:value-type="float">
            <text:p>3517076</text:p>
          </table:table-cell>
          <table:table-cell office:value-type="float" office:value="2021572" calcext:value-type="float">
            <text:p>20215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ema lower bassic</text:p>
          </table:table-cell>
          <table:table-cell office:value-type="string" calcext:value-type="string">
            <text:p>St John Bacis cycl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St John Bacis cycl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9:05:34</text:p>
          </table:table-cell>
          <table:table-cell office:value-type="string" calcext:value-type="string">
            <text:p>Morikebba</text:p>
          </table:table-cell>
          <table:table-cell/>
          <table:table-cell office:value-type="string" calcext:value-type="string">
            <text:p>Samateh</text:p>
          </table:table-cell>
          <table:table-cell office:value-type="float" office:value="3320691" calcext:value-type="float">
            <text:p>3320691</text:p>
          </table:table-cell>
          <table:table-cell office:value-type="float" office:value="2021667" calcext:value-type="float">
            <text:p>20216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Gidda Primary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48:3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JIE</text:p>
          </table:table-cell>
          <table:table-cell office:value-type="float" office:value="7866430" calcext:value-type="float">
            <text:p>7866430</text:p>
          </table:table-cell>
          <table:table-cell office:value-type="float" office:value="20211371" calcext:value-type="float">
            <text:p>202113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Wellingara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Jimbal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0:53: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agigo</text:p>
          </table:table-cell>
          <table:table-cell office:value-type="float" office:value="2519178" calcext:value-type="float">
            <text:p>2519178</text:p>
          </table:table-cell>
          <table:table-cell office:value-type="float" office:value="20211166" calcext:value-type="float">
            <text:p>202111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Pallol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Pall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0:27:5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yo</text:p>
          </table:table-cell>
          <table:table-cell office:value-type="float" office:value="3270913" calcext:value-type="float">
            <text:p>3270913</text:p>
          </table:table-cell>
          <table:table-cell office:value-type="float" office:value="2022225" calcext:value-type="float">
            <text:p>20222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amasang Technic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5T19:47:36" calcext:value-type="date">
            <text:p>7/15/2021 19:47:36</text:p>
          </table:table-cell>
          <table:table-cell table:style-name="ce6" office:value-type="string" calcext:value-type="string">
            <text:p>Muhammad Lami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yabally</text:p>
          </table:table-cell>
          <table:table-cell table:style-name="ce9" office:value-type="float" office:value="3894320" calcext:value-type="float">
            <text:p>3894320</text:p>
          </table:table-cell>
          <table:table-cell table:style-name="ce9" office:value-type="float" office:value="20221252" calcext:value-type="float">
            <text:p>20221252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nglish Language</text:p>
          </table:table-cell>
          <table:table-cell table:style-name="ce6" office:value-type="string" calcext:value-type="string">
            <text:p>SES</text:p>
          </table:table-cell>
          <table:table-cell table:style-name="ce6" office:value-type="string" calcext:value-type="string">
            <text:p>Region 4</text:p>
          </table:table-cell>
          <table:table-cell table:style-name="ce6" office:value-type="string" calcext:value-type="string">
            <text:p>Soma</text:p>
          </table:table-cell>
          <table:table-cell table:style-name="ce6" office:value-type="string" calcext:value-type="string">
            <text:p>Pakalinding UBS</text:p>
          </table:table-cell>
          <table:table-cell table:style-name="ce6" office:value-type="string" calcext:value-type="string">
            <text:p>Region 4</text:p>
          </table:table-cell>
          <table:table-cell table:style-name="ce6" office:value-type="string" calcext:value-type="string">
            <text:p>Soma</text:p>
          </table:table-cell>
          <table:table-cell table:style-name="ce6" office:value-type="string" calcext:value-type="string">
            <text:p>Tahir Ahmadiyya Muslim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04:48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3013209" calcext:value-type="float">
            <text:p>3013209</text:p>
          </table:table-cell>
          <table:table-cell office:value-type="float" office:value="2022070" calcext:value-type="float">
            <text:p>20220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.anthoney's Basic cycle school . <text:s/>KANILAI Villag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, Edwards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43:17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Gaye</text:p>
          </table:table-cell>
          <table:table-cell office:value-type="float" office:value="2441381" calcext:value-type="float">
            <text:p>2441381</text:p>
          </table:table-cell>
          <table:table-cell office:value-type="float" office:value="2022310" calcext:value-type="float">
            <text:p>20223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Kuntaur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Palla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43:48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ujabi</text:p>
          </table:table-cell>
          <table:table-cell office:value-type="float" office:value="3657378" calcext:value-type="float">
            <text:p>3657378</text:p>
          </table:table-cell>
          <table:table-cell office:value-type="float" office:value="2022812" calcext:value-type="float">
            <text:p>20228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 </text:p>
          </table:table-cell>
          <table:table-cell office:value-type="string" calcext:value-type="string">
            <text:p>Yundum Barracks UB\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canai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50:26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7165835" calcext:value-type="float">
            <text:p>7165835</text:p>
          </table:table-cell>
          <table:table-cell office:value-type="float" office:value="20221111" calcext:value-type="float">
            <text:p>202211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ombo kerewan Upper &amp;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ombo kerewan Upper &amp;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6:35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nso</text:p>
          </table:table-cell>
          <table:table-cell office:value-type="float" office:value="2064051" calcext:value-type="float">
            <text:p>2064051</text:p>
          </table:table-cell>
          <table:table-cell office:value-type="float" office:value="2021454" calcext:value-type="float">
            <text:p>20214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8:48:47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Tamba</text:p>
          </table:table-cell>
          <table:table-cell office:value-type="float" office:value="3396821" calcext:value-type="float">
            <text:p>3396821</text:p>
          </table:table-cell>
          <table:table-cell office:value-type="float" office:value="20211043" calcext:value-type="float">
            <text:p>202110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oucarr marreh</text:p>
          </table:table-cell>
          <table:table-cell office:value-type="string" calcext:value-type="string">
            <text:p>Brika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oucarr marreh</text:p>
          </table:table-cell>
          <table:table-cell office:value-type="string" calcext:value-type="string">
            <text:p>Jamis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4:57:09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301028" calcext:value-type="float">
            <text:p>3301028</text:p>
          </table:table-cell>
          <table:table-cell office:value-type="float" office:value="2021363" calcext:value-type="float">
            <text:p>20213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dis</text:p>
          </table:table-cell>
          <table:table-cell office:value-type="string" calcext:value-type="string">
            <text:p>Qura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 cluster</text:p>
          </table:table-cell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 cluster</text:p>
          </table:table-cell>
          <table:table-cell office:value-type="string" calcext:value-type="string">
            <text:p>Hendriya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1:28:34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Hydara</text:p>
          </table:table-cell>
          <table:table-cell office:value-type="float" office:value="7906013" calcext:value-type="float">
            <text:p>7906013</text:p>
          </table:table-cell>
          <table:table-cell office:value-type="float" office:value="2022226" calcext:value-type="float">
            <text:p>20222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Kabafita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45:16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3454128" calcext:value-type="float">
            <text:p>3454128</text:p>
          </table:table-cell>
          <table:table-cell office:value-type="float" office:value="20221114" calcext:value-type="float">
            <text:p>202211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K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ingdaw Junio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:10:14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mara</text:p>
          </table:table-cell>
          <table:table-cell office:value-type="float" office:value="7277123" calcext:value-type="float">
            <text:p>7277123</text:p>
          </table:table-cell>
          <table:table-cell office:value-type="float" office:value="20221108" calcext:value-type="float">
            <text:p>202211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Fulladu</text:p>
          </table:table-cell>
          <table:table-cell office:value-type="string" calcext:value-type="string">
            <text:p>Numuyel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/Busumbala</text:p>
          </table:table-cell>
          <table:table-cell office:value-type="string" calcext:value-type="string">
            <text:p>Yunus English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0:22:29</text:p>
          </table:table-cell>
          <table:table-cell office:value-type="string" calcext:value-type="string">
            <text:p>Muhamm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anneh</text:p>
          </table:table-cell>
          <table:table-cell office:value-type="float" office:value="5915020" calcext:value-type="float">
            <text:p>5915020</text:p>
          </table:table-cell>
          <table:table-cell office:value-type="float" office:value="2021139" calcext:value-type="float">
            <text:p>20211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Wullikamma jo evan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14:34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602594" calcext:value-type="float">
            <text:p>7602594</text:p>
          </table:table-cell>
          <table:table-cell office:value-type="float" office:value="20211369" calcext:value-type="float">
            <text:p>202113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ijilo Cluster</text:p>
          </table:table-cell>
          <table:table-cell office:value-type="string" calcext:value-type="string">
            <text:p>Sukuta Bannsee Basic Cycle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ijilo</text:p>
          </table:table-cell>
          <table:table-cell office:value-type="string" calcext:value-type="string">
            <text:p>Abba Bilingual International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44:03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3907811" calcext:value-type="float">
            <text:p>3907811</text:p>
          </table:table-cell>
          <table:table-cell office:value-type="float" office:value="20221107" calcext:value-type="float">
            <text:p>202211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:16:49</text:p>
          </table:table-cell>
          <table:table-cell office:value-type="string" calcext:value-type="string">
            <text:p>MUHAMMED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2223829" calcext:value-type="float">
            <text:p>2223829</text:p>
          </table:table-cell>
          <table:table-cell office:value-type="float" office:value="20221110" calcext:value-type="float">
            <text:p>202211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OMAR CHOI</text:p>
          </table:table-cell>
          <table:table-cell office:value-type="string" calcext:value-type="string">
            <text:p>FASS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OMAR CHOI</text:p>
          </table:table-cell>
          <table:table-cell office:value-type="string" calcext:value-type="string">
            <text:p>KERR SANYANG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0T20:28:18" calcext:value-type="date">
            <text:p>7/20/2021 20:28:18</text:p>
          </table:table-cell>
          <table:table-cell table:style-name="ce6" office:value-type="string" calcext:value-type="string">
            <text:p>Muhammed</text:p>
          </table:table-cell>
          <table:table-cell table:style-name="ce6"/>
          <table:table-cell table:style-name="ce6" office:value-type="string" calcext:value-type="string">
            <text:p>Sillah</text:p>
          </table:table-cell>
          <table:table-cell table:style-name="ce9" office:value-type="float" office:value="2023685" calcext:value-type="float">
            <text:p>2023685</text:p>
          </table:table-cell>
          <table:table-cell table:style-name="ce9" office:value-type="float" office:value="2021868" calcext:value-type="float">
            <text:p>2021868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Sandu</text:p>
          </table:table-cell>
          <table:table-cell table:style-name="ce6" office:value-type="string" calcext:value-type="string">
            <text:p>Diabugu LBS</text:p>
          </table:table-cell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Sandu</text:p>
          </table:table-cell>
          <table:table-cell table:style-name="ce6" office:value-type="string" calcext:value-type="string">
            <text:p>Kuraw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7:16:12</text:p>
          </table:table-cell>
          <table:table-cell office:value-type="string" calcext:value-type="string">
            <text:p>Muhammed </text:p>
          </table:table-cell>
          <table:table-cell/>
          <table:table-cell office:value-type="string" calcext:value-type="string">
            <text:p>Jaguraga</text:p>
          </table:table-cell>
          <table:table-cell office:value-type="float" office:value="2096893" calcext:value-type="float">
            <text:p>2096893</text:p>
          </table:table-cell>
          <table:table-cell office:value-type="float" office:value="20221254" calcext:value-type="float">
            <text:p>202212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SUKUTA UB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ang touray cluster </text:p>
          </table:table-cell>
          <table:table-cell office:value-type="string" calcext:value-type="string">
            <text:p>Latrikunda Sabij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51:16</text:p>
          </table:table-cell>
          <table:table-cell office:value-type="string" calcext:value-type="string">
            <text:p>Muhammed 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2329475" calcext:value-type="float">
            <text:p>2329475</text:p>
          </table:table-cell>
          <table:table-cell office:value-type="float" office:value="2021147" calcext:value-type="float">
            <text:p>20211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gayen Sanjal cluster</text:p>
          </table:table-cell>
          <table:table-cell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San cluster</text:p>
          </table:table-cell>
          <table:table-cell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9:09:06</text:p>
          </table:table-cell>
          <table:table-cell office:value-type="string" calcext:value-type="string">
            <text:p>Muntaga 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7208687" calcext:value-type="float">
            <text:p>7208687</text:p>
          </table:table-cell>
          <table:table-cell office:value-type="float" office:value="2022229" calcext:value-type="float">
            <text:p>20222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ufut upper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Alieu Badr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5:45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atta</text:p>
          </table:table-cell>
          <table:table-cell office:value-type="float" office:value="3588035" calcext:value-type="float">
            <text:p>3588035</text:p>
          </table:table-cell>
          <table:table-cell office:value-type="float" office:value="2021934" calcext:value-type="float">
            <text:p>20219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 class group thre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Batakunku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25:52</text:p>
          </table:table-cell>
          <table:table-cell office:value-type="string" calcext:value-type="string">
            <text:p>Musa</text:p>
          </table:table-cell>
          <table:table-cell/>
          <table:table-cell office:value-type="string" calcext:value-type="string">
            <text:p>Trawally </text:p>
          </table:table-cell>
          <table:table-cell office:value-type="float" office:value="7264753" calcext:value-type="float">
            <text:p>7264753</text:p>
          </table:table-cell>
          <table:table-cell office:value-type="float" office:value="20221124" calcext:value-type="float">
            <text:p>202211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JAMISA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6:01:51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h</text:p>
          </table:table-cell>
          <table:table-cell office:value-type="float" office:value="3522776" calcext:value-type="float">
            <text:p>3522776</text:p>
          </table:table-cell>
          <table:table-cell office:value-type="float" office:value="2021217" calcext:value-type="float">
            <text:p>20212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Fresh star 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Kwinella lower bas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1:09:36</text:p>
          </table:table-cell>
          <table:table-cell office:value-type="string" calcext:value-type="string">
            <text:p>Musa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2015823" calcext:value-type="float">
            <text:p>2015823</text:p>
          </table:table-cell>
          <table:table-cell office:value-type="float" office:value="2021722" calcext:value-type="float">
            <text:p>20217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eddah L B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Tubakuta L B 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22:24:41</text:p>
          </table:table-cell>
          <table:table-cell office:value-type="string" calcext:value-type="string">
            <text:p>Musa</text:p>
          </table:table-cell>
          <table:table-cell/>
          <table:table-cell office:value-type="string" calcext:value-type="string">
            <text:p>Conteh</text:p>
          </table:table-cell>
          <table:table-cell office:value-type="float" office:value="7162380" calcext:value-type="float">
            <text:p>7162380</text:p>
          </table:table-cell>
          <table:table-cell office:value-type="float" office:value="20211189" calcext:value-type="float">
            <text:p>202111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iploma subjects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Foday kunda lb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Bantu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42:53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rboe</text:p>
          </table:table-cell>
          <table:table-cell office:value-type="float" office:value="3621961" calcext:value-type="float">
            <text:p>3621961</text:p>
          </table:table-cell>
          <table:table-cell office:value-type="float" office:value="20211041" calcext:value-type="float">
            <text:p>202110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iffoe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St patrick'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5:46:43</text:p>
          </table:table-cell>
          <table:table-cell office:value-type="string" calcext:value-type="string">
            <text:p>Musa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3620758" calcext:value-type="float">
            <text:p>3620758</text:p>
          </table:table-cell>
          <table:table-cell office:value-type="float" office:value="2021391" calcext:value-type="float">
            <text:p>20213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Jeshwang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19</text:p>
          </table:table-cell>
          <table:table-cell office:value-type="string" calcext:value-type="string">
            <text:p>ABC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51:32</text:p>
          </table:table-cell>
          <table:table-cell office:value-type="string" calcext:value-type="string">
            <text:p>Musa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473713" calcext:value-type="float">
            <text:p>3473713</text:p>
          </table:table-cell>
          <table:table-cell office:value-type="float" office:value="20221117" calcext:value-type="float">
            <text:p>202211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Ndemban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4T22:51:37" calcext:value-type="date">
            <text:p>7/14/2021 22:51:37</text:p>
          </table:table-cell>
          <table:table-cell table:style-name="ce6" office:value-type="string" calcext:value-type="string">
            <text:p>Musa</text:p>
          </table:table-cell>
          <table:table-cell table:style-name="ce6"/>
          <table:table-cell table:style-name="ce6" office:value-type="string" calcext:value-type="string">
            <text:p>Kanuteh</text:p>
          </table:table-cell>
          <table:table-cell table:style-name="ce9" office:value-type="float" office:value="3365347" calcext:value-type="float">
            <text:p>3365347</text:p>
          </table:table-cell>
          <table:table-cell table:style-name="ce9" office:value-type="float" office:value="20211175" calcext:value-type="float">
            <text:p>2021117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Primary</text:p>
          </table:table-cell>
          <table:table-cell table:style-name="ce6" office:value-type="string" calcext:value-type="string">
            <text:p>H CLASS</text:p>
          </table:table-cell>
          <table:table-cell table:style-name="ce6" table:number-columns-repeated="2"/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Jimara District</text:p>
          </table:table-cell>
          <table:table-cell table:style-name="ce6" office:value-type="string" calcext:value-type="string">
            <text:p>Koro jula Kunda</text:p>
          </table:table-cell>
          <table:table-cell table:style-name="ce6" office:value-type="string" calcext:value-type="string">
            <text:p>Region 6</text:p>
          </table:table-cell>
          <table:table-cell table:style-name="ce6"/>
          <table:table-cell table:style-name="ce6" office:value-type="string" calcext:value-type="string">
            <text:p>Koro jula Ku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22:13</text:p>
          </table:table-cell>
          <table:table-cell office:value-type="string" calcext:value-type="string">
            <text:p>Musa 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5239385" calcext:value-type="float">
            <text:p>5239385</text:p>
          </table:table-cell>
          <table:table-cell office:value-type="float" office:value="2021195" calcext:value-type="float">
            <text:p>20211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w Yundum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Pir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01:55</text:p>
          </table:table-cell>
          <table:table-cell office:value-type="string" calcext:value-type="string">
            <text:p>Muso</text:p>
          </table:table-cell>
          <table:table-cell office:value-type="string" calcext:value-type="string">
            <text:p>Janet C</text:p>
          </table:table-cell>
          <table:table-cell office:value-type="string" calcext:value-type="string">
            <text:p>Sambou</text:p>
          </table:table-cell>
          <table:table-cell office:value-type="float" office:value="3182596" calcext:value-type="float">
            <text:p>3182596</text:p>
          </table:table-cell>
          <table:table-cell office:value-type="float" office:value="20221125" calcext:value-type="float">
            <text:p>202211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undum Barracks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58:17</text:p>
          </table:table-cell>
          <table:table-cell office:value-type="string" calcext:value-type="string">
            <text:p>Mustapha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3659883" calcext:value-type="float">
            <text:p>3659883</text:p>
          </table:table-cell>
          <table:table-cell office:value-type="float" office:value="2122005" calcext:value-type="float">
            <text:p>21220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angallen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Tambakund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53:53</text:p>
          </table:table-cell>
          <table:table-cell office:value-type="string" calcext:value-type="string">
            <text:p>Mustaph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3799187" calcext:value-type="float">
            <text:p>3799187</text:p>
          </table:table-cell>
          <table:table-cell office:value-type="float" office:value="20221127" calcext:value-type="float">
            <text:p>202211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Charles JawMemorial Academy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3:44:18</text:p>
          </table:table-cell>
          <table:table-cell office:value-type="string" calcext:value-type="string">
            <text:p>Mustaph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725184" calcext:value-type="float">
            <text:p>7725184</text:p>
          </table:table-cell>
          <table:table-cell office:value-type="float" office:value="20221358" calcext:value-type="float">
            <text:p>2022135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dawsy upper And senior secondary School</text:p>
          </table:table-cell>
          <table:table-cell office:value-type="string" calcext:value-type="string">
            <text:p>Region 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ani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:04:33</text:p>
          </table:table-cell>
          <table:table-cell office:value-type="string" calcext:value-type="string">
            <text:p>Mustapha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121180" calcext:value-type="float">
            <text:p>3121180</text:p>
          </table:table-cell>
          <table:table-cell office:value-type="float" office:value="20211310" calcext:value-type="float">
            <text:p>202113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ndung annex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3:38:05</text:p>
          </table:table-cell>
          <table:table-cell office:value-type="string" calcext:value-type="string">
            <text:p>Mustapha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3447628" calcext:value-type="float">
            <text:p>3447628</text:p>
          </table:table-cell>
          <table:table-cell office:value-type="float" office:value="2022334" calcext:value-type="float">
            <text:p>20223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O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H.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6:14:41</text:p>
          </table:table-cell>
          <table:table-cell office:value-type="string" calcext:value-type="string">
            <text:p>Mustapha </text:p>
          </table:table-cell>
          <table:table-cell/>
          <table:table-cell office:value-type="string" calcext:value-type="string">
            <text:p>Jobe </text:p>
          </table:table-cell>
          <table:table-cell office:value-type="float" office:value="3015713" calcext:value-type="float">
            <text:p>3015713</text:p>
          </table:table-cell>
          <table:table-cell office:value-type="float" office:value="2121053" calcext:value-type="float">
            <text:p>21210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Jamagen cluster</text:p>
          </table:table-cell>
          <table:table-cell office:value-type="string" calcext:value-type="string">
            <text:p>Jamagen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 cluster</text:p>
          </table:table-cell>
          <table:table-cell office:value-type="string" calcext:value-type="string">
            <text:p>Fas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0:38:36</text:p>
          </table:table-cell>
          <table:table-cell office:value-type="string" calcext:value-type="string">
            <text:p>MUSUKOI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2632334" calcext:value-type="float">
            <text:p>2632334</text:p>
          </table:table-cell>
          <table:table-cell office:value-type="float" office:value="20211245" calcext:value-type="float">
            <text:p>2021124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EDINA NEMASU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49:53</text:p>
          </table:table-cell>
          <table:table-cell office:value-type="string" calcext:value-type="string">
            <text:p>MUTARR </text:p>
          </table:table-cell>
          <table:table-cell/>
          <table:table-cell office:value-type="string" calcext:value-type="string">
            <text:p>SAIDY </text:p>
          </table:table-cell>
          <table:table-cell office:value-type="float" office:value="7954547" calcext:value-type="float">
            <text:p>7954547</text:p>
          </table:table-cell>
          <table:table-cell office:value-type="float" office:value="2022394" calcext:value-type="float">
            <text:p>20223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AHAD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SAAMASANG TECHNICAL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35:19</text:p>
          </table:table-cell>
          <table:table-cell office:value-type="string" calcext:value-type="string">
            <text:p>Nab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5367599" calcext:value-type="float">
            <text:p>5367599</text:p>
          </table:table-cell>
          <table:table-cell office:value-type="float" office:value="2022289" calcext:value-type="float">
            <text:p>20222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ric science</text:p>
          </table:table-cell>
          <table:table-cell office:value-type="string" calcext:value-type="string">
            <text:p>G/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St john boscos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St john boscos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00:52</text:p>
          </table:table-cell>
          <table:table-cell office:value-type="string" calcext:value-type="string">
            <text:p>Naffie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799547" calcext:value-type="float">
            <text:p>3799547</text:p>
          </table:table-cell>
          <table:table-cell office:value-type="float" office:value="2021961" calcext:value-type="float">
            <text:p>20219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oni sebanor</text:p>
          </table:table-cell>
          <table:table-cell office:value-type="string" calcext:value-type="string">
            <text:p>Sebanor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5:10:40</text:p>
          </table:table-cell>
          <table:table-cell office:value-type="string" calcext:value-type="string">
            <text:p>Naffie</text:p>
          </table:table-cell>
          <table:table-cell office:value-type="string" calcext:value-type="string">
            <text:p>Buba</text:p>
          </table:table-cell>
          <table:table-cell office:value-type="string" calcext:value-type="string">
            <text:p>Darboe</text:p>
          </table:table-cell>
          <table:table-cell office:value-type="float" office:value="34950932" calcext:value-type="float">
            <text:p>34950932</text:p>
          </table:table-cell>
          <table:table-cell office:value-type="float" office:value="2021823" calcext:value-type="float">
            <text:p>20218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anyang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20:57</text:p>
          </table:table-cell>
          <table:table-cell office:value-type="string" calcext:value-type="string">
            <text:p>Naffie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3438683" calcext:value-type="float">
            <text:p>3438683</text:p>
          </table:table-cell>
          <table:table-cell office:value-type="float" office:value="20211078" calcext:value-type="float">
            <text:p>202110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Madina kunkundi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Immaculat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22:43:44</text:p>
          </table:table-cell>
          <table:table-cell office:value-type="string" calcext:value-type="string">
            <text:p>Naffie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087599" calcext:value-type="float">
            <text:p>2087599</text:p>
          </table:table-cell>
          <table:table-cell office:value-type="float" office:value="20211147" calcext:value-type="float">
            <text:p>202111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aihou Jagne</text:p>
          </table:table-cell>
          <table:table-cell office:value-type="string" calcext:value-type="string">
            <text:p>Serrekunda Annex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ong Touray</text:p>
          </table:table-cell>
          <table:table-cell office:value-type="string" calcext:value-type="string">
            <text:p>Latrikunda Sabi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51:39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Preira</text:p>
          </table:table-cell>
          <table:table-cell office:value-type="float" office:value="3136581" calcext:value-type="float">
            <text:p>3136581</text:p>
          </table:table-cell>
          <table:table-cell office:value-type="float" office:value="2021914" calcext:value-type="float">
            <text:p>20219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Ascention ECD/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therese's</text:p>
          </table:table-cell>
          <table:table-cell office:value-type="string" calcext:value-type="string">
            <text:p>St Therese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39:57</text:p>
          </table:table-cell>
          <table:table-cell office:value-type="string" calcext:value-type="string">
            <text:p>Ndama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3933036" calcext:value-type="float">
            <text:p>3933036</text:p>
          </table:table-cell>
          <table:table-cell office:value-type="float" office:value="2022802" calcext:value-type="float">
            <text:p>20228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Miser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er <text:s/>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28:28</text:p>
          </table:table-cell>
          <table:table-cell office:value-type="string" calcext:value-type="string">
            <text:p>Nd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we</text:p>
          </table:table-cell>
          <table:table-cell office:value-type="float" office:value="3232386" calcext:value-type="float">
            <text:p>3232386</text:p>
          </table:table-cell>
          <table:table-cell office:value-type="float" office:value="2021596" calcext:value-type="float">
            <text:p>20215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 </text:p>
          </table:table-cell>
          <table:table-cell office:value-type="string" calcext:value-type="string">
            <text:p>St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11:56</text:p>
          </table:table-cell>
          <table:table-cell office:value-type="string" calcext:value-type="string">
            <text:p>Ndey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esay</text:p>
          </table:table-cell>
          <table:table-cell office:value-type="float" office:value="3640254" calcext:value-type="float">
            <text:p>3640254</text:p>
          </table:table-cell>
          <table:table-cell office:value-type="float" office:value="20211283" calcext:value-type="float">
            <text:p>202112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L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:36:05</text:p>
          </table:table-cell>
          <table:table-cell office:value-type="string" calcext:value-type="string">
            <text:p>Ndey fatou</text:p>
          </table:table-cell>
          <table:table-cell/>
          <table:table-cell office:value-type="string" calcext:value-type="string">
            <text:p>Faal</text:p>
          </table:table-cell>
          <table:table-cell office:value-type="float" office:value="3120568" calcext:value-type="float">
            <text:p>3120568</text:p>
          </table:table-cell>
          <table:table-cell office:value-type="float" office:value="2021248" calcext:value-type="float">
            <text:p>20212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oteh</text:p>
          </table:table-cell>
          <table:table-cell office:value-type="string" calcext:value-type="string">
            <text:p>Bakoteh proper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oteh</text:p>
          </table:table-cell>
          <table:table-cell office:value-type="string" calcext:value-type="string">
            <text:p>Bakoteh annex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38:15</text:p>
          </table:table-cell>
          <table:table-cell office:value-type="string" calcext:value-type="string">
            <text:p>Ndeyfatou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3609356" calcext:value-type="float">
            <text:p>3609356</text:p>
          </table:table-cell>
          <table:table-cell office:value-type="float" office:value="2021413" calcext:value-type="float">
            <text:p>20214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St John vianney basic cycle school bullock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An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06:27</text:p>
          </table:table-cell>
          <table:table-cell office:value-type="string" calcext:value-type="string">
            <text:p>Ndeyfatou </text:p>
          </table:table-cell>
          <table:table-cell/>
          <table:table-cell office:value-type="string" calcext:value-type="string">
            <text:p>Sanneh </text:p>
          </table:table-cell>
          <table:table-cell office:value-type="string" calcext:value-type="string">
            <text:p>3815404, 7344536</text:p>
          </table:table-cell>
          <table:table-cell office:value-type="float" office:value="2021938" calcext:value-type="float">
            <text:p>20219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table:number-columns-repeated="2" office:value-type="string" calcext:value-type="string">
            <text:p>Tallinding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Lamin darank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14:49</text:p>
          </table:table-cell>
          <table:table-cell office:value-type="string" calcext:value-type="string">
            <text:p>NDIKE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AH</text:p>
          </table:table-cell>
          <table:table-cell office:value-type="float" office:value="279753" calcext:value-type="float">
            <text:p>279753</text:p>
          </table:table-cell>
          <table:table-cell office:value-type="float" office:value="2021476" calcext:value-type="float">
            <text:p>20214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CLUSTER 2, FARAFENNI CLUSTER</text:p>
          </table:table-cell>
          <table:table-cell office:value-type="string" calcext:value-type="string">
            <text:p>YALLAL BA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2, FARAFENNI CLUSTER</text:p>
          </table:table-cell>
          <table:table-cell office:value-type="string" calcext:value-type="string">
            <text:p>FARAF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1:23:17</text:p>
          </table:table-cell>
          <table:table-cell office:value-type="string" calcext:value-type="string">
            <text:p>NDIKE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AH</text:p>
          </table:table-cell>
          <table:table-cell office:value-type="float" office:value="2793753" calcext:value-type="float">
            <text:p>2793753</text:p>
          </table:table-cell>
          <table:table-cell office:value-type="float" office:value="2021476" calcext:value-type="float">
            <text:p>20214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I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GAGA KAITA</text:p>
          </table:table-cell>
          <table:table-cell office:value-type="string" calcext:value-type="string">
            <text:p>FARAFENN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GAGA KAITA</text:p>
          </table:table-cell>
          <table:table-cell office:value-type="string" calcext:value-type="string">
            <text:p>FARAF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04:50</text:p>
          </table:table-cell>
          <table:table-cell office:value-type="string" calcext:value-type="string">
            <text:p>Ndumbeh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7236255" calcext:value-type="float">
            <text:p>7236255</text:p>
          </table:table-cell>
          <table:table-cell office:value-type="float" office:value="20211154" calcext:value-type="float">
            <text:p>202111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Talinding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6:44</text:p>
          </table:table-cell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Manneh</text:p>
          </table:table-cell>
          <table:table-cell office:value-type="float" office:value="3230081" calcext:value-type="float">
            <text:p>3230081</text:p>
          </table:table-cell>
          <table:table-cell office:value-type="float" office:value="2022775" calcext:value-type="float">
            <text:p>20227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 science</text:p>
          </table:table-cell>
          <table:table-cell office:value-type="string" calcext:value-type="string">
            <text:p><text:s/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<text:s/>Brikama</text:p>
          </table:table-cell>
          <table:table-cell office:value-type="string" calcext:value-type="string">
            <text:p>Presentation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<text:s/>Brikama</text:p>
          </table:table-cell>
          <table:table-cell office:value-type="string" calcext:value-type="string">
            <text:p><text:s/>Jamis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29:21</text:p>
          </table:table-cell>
          <table:table-cell office:value-type="string" calcext:value-type="string">
            <text:p>Nene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3784239" calcext:value-type="float">
            <text:p>3784239</text:p>
          </table:table-cell>
          <table:table-cell office:value-type="float" office:value="2022150" calcext:value-type="float">
            <text:p>20221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a</text:p>
          </table:table-cell>
          <table:table-cell office:value-type="string" calcext:value-type="string">
            <text:p>Bakalarr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Albreda</text:p>
          </table:table-cell>
          <table:table-cell office:value-type="string" calcext:value-type="string">
            <text:p>Bakalarr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5:14:18</text:p>
          </table:table-cell>
          <table:table-cell office:value-type="string" calcext:value-type="string">
            <text:p>Neneh</text:p>
          </table:table-cell>
          <table:table-cell/>
          <table:table-cell office:value-type="string" calcext:value-type="string">
            <text:p>Sarge</text:p>
          </table:table-cell>
          <table:table-cell office:value-type="float" office:value="7274461" calcext:value-type="float">
            <text:p>7274461</text:p>
          </table:table-cell>
          <table:table-cell office:value-type="float" office:value="20211464" calcext:value-type="float">
            <text:p>202114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Group p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Nyangabantang cluster</text:p>
          </table:table-cell>
          <table:table-cell office:value-type="string" calcext:value-type="string">
            <text:p>Tamba angalleh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Nyangabantang cluster</text:p>
          </table:table-cell>
          <table:table-cell office:value-type="string" calcext:value-type="string">
            <text:p>Nyangabantang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1:17:23</text:p>
          </table:table-cell>
          <table:table-cell office:value-type="string" calcext:value-type="string">
            <text:p>Nenneh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5194032" calcext:value-type="float">
            <text:p>5194032</text:p>
          </table:table-cell>
          <table:table-cell office:value-type="float" office:value="2023038" calcext:value-type="float">
            <text:p>20230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Kenali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eti</text:p>
          </table:table-cell>
          <table:table-cell office:value-type="string" calcext:value-type="string">
            <text:p>Sou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4:43:54</text:p>
          </table:table-cell>
          <table:table-cell office:value-type="string" calcext:value-type="string">
            <text:p>Nennneh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243247" calcext:value-type="float">
            <text:p>7243247</text:p>
          </table:table-cell>
          <table:table-cell office:value-type="float" office:value="20221130" calcext:value-type="float">
            <text:p>202211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Pallum basic cycle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iffoe</text:p>
          </table:table-cell>
          <table:table-cell office:value-type="string" calcext:value-type="string">
            <text:p>siffoe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5:41:42</text:p>
          </table:table-cell>
          <table:table-cell office:value-type="string" calcext:value-type="string">
            <text:p>Nfamara</text:p>
          </table:table-cell>
          <table:table-cell/>
          <table:table-cell office:value-type="string" calcext:value-type="string">
            <text:p>Jadama</text:p>
          </table:table-cell>
          <table:table-cell office:value-type="float" office:value="3229670" calcext:value-type="float">
            <text:p>3229670</text:p>
          </table:table-cell>
          <table:table-cell office:value-type="float" office:value="2021687" calcext:value-type="float">
            <text:p>20216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41:41</text:p>
          </table:table-cell>
          <table:table-cell office:value-type="string" calcext:value-type="string">
            <text:p>Nfamara</text:p>
          </table:table-cell>
          <table:table-cell/>
          <table:table-cell office:value-type="string" calcext:value-type="string">
            <text:p>Gassama</text:p>
          </table:table-cell>
          <table:table-cell office:value-type="float" office:value="3770931" calcext:value-type="float">
            <text:p>3770931</text:p>
          </table:table-cell>
          <table:table-cell office:value-type="float" office:value="2022131" calcext:value-type="float">
            <text:p>20221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reng</text:p>
          </table:table-cell>
          <table:table-cell office:value-type="string" calcext:value-type="string">
            <text:p>Niamina UBS/SS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Kud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3:04:38</text:p>
          </table:table-cell>
          <table:table-cell office:value-type="string" calcext:value-type="string">
            <text:p>Nfansu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3761102" calcext:value-type="float">
            <text:p>3761102</text:p>
          </table:table-cell>
          <table:table-cell office:value-type="float" office:value="2021278" calcext:value-type="float">
            <text:p>20212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Yundum cluster</text:p>
          </table:table-cell>
          <table:table-cell office:value-type="string" calcext:value-type="string">
            <text:p>Banjulindin Alsalam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Pakalinding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57:23</text:p>
          </table:table-cell>
          <table:table-cell office:value-type="string" calcext:value-type="string">
            <text:p>Njayo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3184357" calcext:value-type="float">
            <text:p>3184357</text:p>
          </table:table-cell>
          <table:table-cell office:value-type="float" office:value="20221132" calcext:value-type="float">
            <text:p>202211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(A)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U.B.S/ S.S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yen Sanjal cluster 1</text:p>
          </table:table-cell>
          <table:table-cell office:value-type="string" calcext:value-type="string">
            <text:p>Ngayen Sanjal U.B.S/ S.S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1:36:01</text:p>
          </table:table-cell>
          <table:table-cell office:value-type="string" calcext:value-type="string">
            <text:p>Nuha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3479230" calcext:value-type="float">
            <text:p>3479230</text:p>
          </table:table-cell>
          <table:table-cell office:value-type="float" office:value="2022019" calcext:value-type="float">
            <text:p>20220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3:21:13</text:p>
          </table:table-cell>
          <table:table-cell office:value-type="string" calcext:value-type="string">
            <text:p>Nurudeen</text:p>
          </table:table-cell>
          <table:table-cell/>
          <table:table-cell office:value-type="string" calcext:value-type="string">
            <text:p>Suwareh</text:p>
          </table:table-cell>
          <table:table-cell office:value-type="float" office:value="5064063" calcext:value-type="float">
            <text:p>5064063</text:p>
          </table:table-cell>
          <table:table-cell office:value-type="float" office:value="20211368" calcext:value-type="float">
            <text:p>202113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Omar choi</text:p>
          </table:table-cell>
          <table:table-cell office:value-type="string" calcext:value-type="string">
            <text:p>Mbullum UBS/ss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New jeshw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3:52</text:p>
          </table:table-cell>
          <table:table-cell office:value-type="string" calcext:value-type="string">
            <text:p>Nusr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ah</text:p>
          </table:table-cell>
          <table:table-cell office:value-type="float" office:value="3978128" calcext:value-type="float">
            <text:p>3978128</text:p>
          </table:table-cell>
          <table:table-cell office:value-type="float" office:value="2022080" calcext:value-type="float">
            <text:p>20220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 cluster</text:p>
          </table:table-cell>
          <table:table-cell office:value-type="string" calcext:value-type="string">
            <text:p>St John's The Baptist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 Cluster</text:p>
          </table:table-cell>
          <table:table-cell office:value-type="string" calcext:value-type="string">
            <text:p>Anglican missi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10:43</text:p>
          </table:table-cell>
          <table:table-cell office:value-type="string" calcext:value-type="string">
            <text:p>Nyillan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716666" calcext:value-type="float">
            <text:p>3716666</text:p>
          </table:table-cell>
          <table:table-cell office:value-type="float" office:value="20221354" calcext:value-type="float">
            <text:p>202213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St Charles upp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ong Touray</text:p>
          </table:table-cell>
          <table:table-cell office:value-type="string" calcext:value-type="string">
            <text:p>Latrikunda sabiji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0:08:55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7793903" calcext:value-type="float">
            <text:p>7793903</text:p>
          </table:table-cell>
          <table:table-cell office:value-type="float" office:value="2021910" calcext:value-type="float">
            <text:p>20219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(I)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ingstom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Nema</text:p>
          </table:table-cell>
          <table:table-cell office:value-type="string" calcext:value-type="string">
            <text:p><text:s/>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54:46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Badjie </text:p>
          </table:table-cell>
          <table:table-cell office:value-type="float" office:value="2575270" calcext:value-type="float">
            <text:p>2575270</text:p>
          </table:table-cell>
          <table:table-cell office:value-type="float" office:value="2023190" calcext:value-type="float">
            <text:p>20231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ighthouse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ighthouse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9:50:24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Jeng </text:p>
          </table:table-cell>
          <table:table-cell office:value-type="float" office:value="3559054" calcext:value-type="float">
            <text:p>3559054</text:p>
          </table:table-cell>
          <table:table-cell office:value-type="float" office:value="2022698" calcext:value-type="float">
            <text:p>20226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Home science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Essau sec sch 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</text:p>
          </table:table-cell>
          <table:table-cell office:value-type="string" calcext:value-type="string">
            <text:p>St. Michael Basic and second sch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10:11:27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2470981" calcext:value-type="float">
            <text:p>2470981</text:p>
          </table:table-cell>
          <table:table-cell office:value-type="float" office:value="2021730" calcext:value-type="float">
            <text:p>20217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ta cluster</text:p>
          </table:table-cell>
          <table:table-cell office:value-type="string" calcext:value-type="string">
            <text:p>Kabafitta l b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embujey cluster</text:p>
          </table:table-cell>
          <table:table-cell office:value-type="string" calcext:value-type="string">
            <text:p>A B C . L B 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8:56:18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Sissoko</text:p>
          </table:table-cell>
          <table:table-cell office:value-type="float" office:value="2610423" calcext:value-type="float">
            <text:p>2610423</text:p>
          </table:table-cell>
          <table:table-cell office:value-type="float" office:value="2021848" calcext:value-type="float">
            <text:p>20218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12:00:29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335645" calcext:value-type="float">
            <text:p>3335645</text:p>
          </table:table-cell>
          <table:table-cell office:value-type="float" office:value="2021365" calcext:value-type="float">
            <text:p>20213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Youdom</text:p>
          </table:table-cell>
          <table:table-cell office:value-type="string" calcext:value-type="string">
            <text:p>New yodo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Yodam</text:p>
          </table:table-cell>
          <table:table-cell office:value-type="string" calcext:value-type="string">
            <text:p>Yodom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0:00:39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Jatta</text:p>
          </table:table-cell>
          <table:table-cell office:value-type="float" office:value="5855022" calcext:value-type="float">
            <text:p>5855022</text:p>
          </table:table-cell>
          <table:table-cell office:value-type="float" office:value="2021452" calcext:value-type="float">
            <text:p>20214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undung</text:p>
          </table:table-cell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.peter'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2:52:28</text:p>
          </table:table-cell>
          <table:table-cell office:value-type="string" calcext:value-type="string">
            <text:p>Nyima</text:p>
          </table:table-cell>
          <table:table-cell/>
          <table:table-cell office:value-type="string" calcext:value-type="string">
            <text:p>Gibba</text:p>
          </table:table-cell>
          <table:table-cell office:value-type="float" office:value="6406933" calcext:value-type="float">
            <text:p>6406933</text:p>
          </table:table-cell>
          <table:table-cell office:value-type="float" office:value="2021440" calcext:value-type="float">
            <text:p>20214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3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Brikama Primary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5T01:13:49" calcext:value-type="date">
            <text:p>7/25/2021 1:13:49</text:p>
          </table:table-cell>
          <table:table-cell table:style-name="ce5" office:value-type="string" calcext:value-type="string">
            <text:p>Nyima</text:p>
          </table:table-cell>
          <table:table-cell table:style-name="ce5"/>
          <table:table-cell table:style-name="ce5" office:value-type="string" calcext:value-type="string">
            <text:p>Sisawo</text:p>
          </table:table-cell>
          <table:table-cell table:style-name="ce10" office:value-type="float" office:value="3175794" calcext:value-type="float">
            <text:p>3175794</text:p>
          </table:table-cell>
          <table:table-cell table:style-name="ce10" office:value-type="float" office:value="20211050" calcext:value-type="float">
            <text:p>2021105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K clas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Busumbala lower basic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Busumbal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35:52</text:p>
          </table:table-cell>
          <table:table-cell office:value-type="string" calcext:value-type="string">
            <text:p>Nyima </text:p>
          </table:table-cell>
          <table:table-cell/>
          <table:table-cell office:value-type="string" calcext:value-type="string">
            <text:p>Manneh </text:p>
          </table:table-cell>
          <table:table-cell office:value-type="float" office:value="3623262" calcext:value-type="float">
            <text:p>3623262</text:p>
          </table:table-cell>
          <table:table-cell office:value-type="float" office:value="20211002" calcext:value-type="float">
            <text:p>202110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(C)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 lower basic school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39:16</text:p>
          </table:table-cell>
          <table:table-cell office:value-type="string" calcext:value-type="string">
            <text:p>Nyima 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7855799" calcext:value-type="float">
            <text:p>7855799</text:p>
          </table:table-cell>
          <table:table-cell office:value-type="float" office:value="2023091" calcext:value-type="float">
            <text:p>20230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Wellingara CI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llingara </text:p>
          </table:table-cell>
          <table:table-cell office:value-type="string" calcext:value-type="string">
            <text:p>Wellingara CI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1:10:00</text:p>
          </table:table-cell>
          <table:table-cell office:value-type="string" calcext:value-type="string">
            <text:p>Nyima </text:p>
          </table:table-cell>
          <table:table-cell/>
          <table:table-cell office:value-type="string" calcext:value-type="string">
            <text:p>Nyassi</text:p>
          </table:table-cell>
          <table:table-cell office:value-type="float" office:value="3977478" calcext:value-type="float">
            <text:p>3977478</text:p>
          </table:table-cell>
          <table:table-cell office:value-type="float" office:value="20211123" calcext:value-type="float">
            <text:p>202111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primary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Nema</text:p>
          </table:table-cell>
          <table:table-cell office:value-type="string" calcext:value-type="string">
            <text:p>Brikama Nema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6:58:32</text:p>
          </table:table-cell>
          <table:table-cell office:value-type="string" calcext:value-type="string">
            <text:p>Nyima 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932438" calcext:value-type="float">
            <text:p>7932438</text:p>
          </table:table-cell>
          <table:table-cell office:value-type="float" office:value="20211046" calcext:value-type="float">
            <text:p>202110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erekunda </text:p>
          </table:table-cell>
          <table:table-cell office:value-type="string" calcext:value-type="string">
            <text:p>Sere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:11:39</text:p>
          </table:table-cell>
          <table:table-cell office:value-type="string" calcext:value-type="string">
            <text:p>Nyimasat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697657" calcext:value-type="float">
            <text:p>3697657</text:p>
          </table:table-cell>
          <table:table-cell office:value-type="float" office:value="2021366" calcext:value-type="float">
            <text:p>20213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Charles Lwanga </text:p>
          </table:table-cell>
          <table:table-cell office:value-type="string" calcext:value-type="string">
            <text:p>Abuk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22:08:15</text:p>
          </table:table-cell>
          <table:table-cell office:value-type="string" calcext:value-type="string">
            <text:p>Nyimasatou</text:p>
          </table:table-cell>
          <table:table-cell/>
          <table:table-cell office:value-type="string" calcext:value-type="string">
            <text:p>Samura</text:p>
          </table:table-cell>
          <table:table-cell office:value-type="float" office:value="3451070" calcext:value-type="float">
            <text:p>3451070</text:p>
          </table:table-cell>
          <table:table-cell office:value-type="float" office:value="20211153" calcext:value-type="float">
            <text:p>202111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Jeddah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</text:p>
          </table:table-cell>
          <table:table-cell office:value-type="string" calcext:value-type="string">
            <text:p>Abuko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54:48</text:p>
          </table:table-cell>
          <table:table-cell office:value-type="string" calcext:value-type="string">
            <text:p>Nyominding</text:p>
          </table:table-cell>
          <table:table-cell/>
          <table:table-cell office:value-type="string" calcext:value-type="string">
            <text:p>Jaffuneh</text:p>
          </table:table-cell>
          <table:table-cell office:value-type="float" office:value="3344169" calcext:value-type="float">
            <text:p>3344169</text:p>
          </table:table-cell>
          <table:table-cell office:value-type="float" office:value="20211221" calcext:value-type="float">
            <text:p>202112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B MRC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Ngai sanjal</text:p>
          </table:table-cell>
          <table:table-cell office:value-type="string" calcext:value-type="string">
            <text:p>Bamball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:08:43</text:p>
          </table:table-cell>
          <table:table-cell office:value-type="string" calcext:value-type="string">
            <text:p>Obed </text:p>
          </table:table-cell>
          <table:table-cell/>
          <table:table-cell office:value-type="string" calcext:value-type="string">
            <text:p>Siberston </text:p>
          </table:table-cell>
          <table:table-cell office:value-type="float" office:value="3493338" calcext:value-type="float">
            <text:p>3493338</text:p>
          </table:table-cell>
          <table:table-cell office:value-type="float" office:value="2021490" calcext:value-type="float">
            <text:p>20214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/1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Ousman sowe </text:p>
          </table:table-cell>
          <table:table-cell office:value-type="string" calcext:value-type="string">
            <text:p>Bakote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ijil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47:32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2502855" calcext:value-type="float">
            <text:p>2502855</text:p>
          </table:table-cell>
          <table:table-cell office:value-type="float" office:value="2022742" calcext:value-type="float">
            <text:p>20227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ijilo</text:p>
          </table:table-cell>
          <table:table-cell office:value-type="string" calcext:value-type="string">
            <text:p>Sukuta wannsee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27:22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2210174" calcext:value-type="float">
            <text:p>2210174</text:p>
          </table:table-cell>
          <table:table-cell office:value-type="float" office:value="2021468" calcext:value-type="float">
            <text:p>20214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Jamis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09:42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625298" calcext:value-type="float">
            <text:p>3625298</text:p>
          </table:table-cell>
          <table:table-cell office:value-type="float" office:value="2021913" calcext:value-type="float">
            <text:p>20219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embujeh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 kebba manneh</text:p>
          </table:table-cell>
          <table:table-cell office:value-type="string" calcext:value-type="string">
            <text:p>Abuk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35:29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llow</text:p>
          </table:table-cell>
          <table:table-cell office:value-type="float" office:value="2905321" calcext:value-type="float">
            <text:p>2905321</text:p>
          </table:table-cell>
          <table:table-cell office:value-type="float" office:value="2022435" calcext:value-type="float">
            <text:p>20224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diy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Mingdaw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26:25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765392" calcext:value-type="float">
            <text:p>3765392</text:p>
          </table:table-cell>
          <table:table-cell office:value-type="float" office:value="20221135" calcext:value-type="float">
            <text:p>2022113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 upper Basic School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:39:18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290589" calcext:value-type="float">
            <text:p>5290589</text:p>
          </table:table-cell>
          <table:table-cell office:value-type="float" office:value="2021854" calcext:value-type="float">
            <text:p>20218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Medina serign mass</text:p>
          </table:table-cell>
          <table:table-cell office:value-type="string" calcext:value-type="string">
            <text:p>Kerr chern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Wellingar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49:58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7356070" calcext:value-type="float">
            <text:p>7356070</text:p>
          </table:table-cell>
          <table:table-cell office:value-type="float" office:value="2021890" calcext:value-type="float">
            <text:p>20218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undang</text:p>
          </table:table-cell>
          <table:table-cell office:value-type="string" calcext:value-type="string">
            <text:p>Mamudfann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ndang</text:p>
          </table:table-cell>
          <table:table-cell office:value-type="string" calcext:value-type="string">
            <text:p>Mamudfan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58:24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Sowe</text:p>
          </table:table-cell>
          <table:table-cell/>
          <table:table-cell office:value-type="float" office:value="2021979" calcext:value-type="float">
            <text:p>20219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ower Basic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Jamisa <text:s/>Annex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3:18:53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290589" calcext:value-type="float">
            <text:p>5290589</text:p>
          </table:table-cell>
          <table:table-cell office:value-type="float" office:value="2021854" calcext:value-type="float">
            <text:p>20218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 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Alhagie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0:44:32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094553" calcext:value-type="float">
            <text:p>5094553</text:p>
          </table:table-cell>
          <table:table-cell office:value-type="float" office:value="2021288" calcext:value-type="float">
            <text:p>20212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Rk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Annemarierivier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rikama</text:p>
          </table:table-cell>
          <table:table-cell office:value-type="string" calcext:value-type="string">
            <text:p>Barikama Lb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15:10:26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llow</text:p>
          </table:table-cell>
          <table:table-cell office:value-type="string" calcext:value-type="string">
            <text:p>3112965/7086853</text:p>
          </table:table-cell>
          <table:table-cell office:value-type="float" office:value="2021205" calcext:value-type="float">
            <text:p>20212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Mustapha MS Njie</text:p>
          </table:table-cell>
          <table:table-cell office:value-type="string" calcext:value-type="string">
            <text:p>Kaur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oundung bohold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6:15:04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Saidykhan </text:p>
          </table:table-cell>
          <table:table-cell office:value-type="float" office:value="7921760" calcext:value-type="float">
            <text:p>7921760</text:p>
          </table:table-cell>
          <table:table-cell office:value-type="float" office:value="2021051" calcext:value-type="float">
            <text:p>20210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ent baraka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Lament babinl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3:47:39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7529432" calcext:value-type="float">
            <text:p>7529432</text:p>
          </table:table-cell>
          <table:table-cell office:value-type="float" office:value="2021467" calcext:value-type="float">
            <text:p>20214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nchu Alagie </text:p>
          </table:table-cell>
          <table:table-cell office:value-type="string" calcext:value-type="string">
            <text:p>Nema kunku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erekunda </text:p>
          </table:table-cell>
          <table:table-cell office:value-type="string" calcext:value-type="string">
            <text:p>Sere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5:06:41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Saidy</text:p>
          </table:table-cell>
          <table:table-cell office:value-type="float" office:value="2497349" calcext:value-type="float">
            <text:p>2497349</text:p>
          </table:table-cell>
          <table:table-cell office:value-type="float" office:value="2021367" calcext:value-type="float">
            <text:p>20213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ndung Lower Basic School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Latri-Kunda Basic Cycle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46:1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esay</text:p>
          </table:table-cell>
          <table:table-cell office:value-type="float" office:value="7321728" calcext:value-type="float">
            <text:p>7321728</text:p>
          </table:table-cell>
          <table:table-cell office:value-type="float" office:value="2022359" calcext:value-type="float">
            <text:p>20223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5:06:3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Jassey</text:p>
          </table:table-cell>
          <table:table-cell office:value-type="float" office:value="3893175" calcext:value-type="float">
            <text:p>3893175</text:p>
          </table:table-cell>
          <table:table-cell office:value-type="float" office:value="2022232" calcext:value-type="float">
            <text:p>20222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Maahad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SSS/UB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49:52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Comma</text:p>
          </table:table-cell>
          <table:table-cell office:value-type="float" office:value="3971386" calcext:value-type="float">
            <text:p>3971386</text:p>
          </table:table-cell>
          <table:table-cell office:value-type="float" office:value="2022402" calcext:value-type="float">
            <text:p>20224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pper Bas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Kabafit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8:01:57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Janneh</text:p>
          </table:table-cell>
          <table:table-cell office:value-type="float" office:value="5027440" calcext:value-type="float">
            <text:p>5027440</text:p>
          </table:table-cell>
          <table:table-cell office:value-type="float" office:value="20211447" calcext:value-type="float">
            <text:p>202114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OTOKOI DARU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20:11:33" calcext:value-type="date">
            <text:p>7/18/2021 20:11:33</text:p>
          </table:table-cell>
          <table:table-cell table:style-name="ce5" office:value-type="string" calcext:value-type="string">
            <text:p>Omar</text:p>
          </table:table-cell>
          <table:table-cell table:style-name="ce5"/>
          <table:table-cell table:style-name="ce5" office:value-type="string" calcext:value-type="string">
            <text:p>Nyabally</text:p>
          </table:table-cell>
          <table:table-cell table:style-name="ce10" office:value-type="float" office:value="7644677" calcext:value-type="float">
            <text:p>7644677</text:p>
          </table:table-cell>
          <table:table-cell table:style-name="ce10" office:value-type="float" office:value="20221309" calcext:value-type="float">
            <text:p>20221309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nglish language</text:p>
          </table:table-cell>
          <table:table-cell table:style-name="ce5" office:value-type="string" calcext:value-type="string">
            <text:p>Physical Education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Wellingba BCS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Tahir ahamadiyy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9T09:29:38" calcext:value-type="date">
            <text:p>7/19/2021 9:29:38</text:p>
          </table:table-cell>
          <table:table-cell table:style-name="ce5" office:value-type="string" calcext:value-type="string">
            <text:p>Omar</text:p>
          </table:table-cell>
          <table:table-cell table:style-name="ce5"/>
          <table:table-cell table:style-name="ce5" office:value-type="string" calcext:value-type="string">
            <text:p>Ndow</text:p>
          </table:table-cell>
          <table:table-cell table:style-name="ce10" office:value-type="float" office:value="2853752" calcext:value-type="float">
            <text:p>2853752</text:p>
          </table:table-cell>
          <table:table-cell table:style-name="ce10" office:value-type="float" office:value="2021251" calcext:value-type="float">
            <text:p>2021251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table:number-columns-repeated="3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ufut</text:p>
          </table:table-cell>
          <table:table-cell table:style-name="ce5" office:value-type="string" calcext:value-type="string">
            <text:p>Bijilo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ufut</text:p>
          </table:table-cell>
          <table:table-cell table:style-name="ce5" office:value-type="string" calcext:value-type="string">
            <text:p>Brusub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1T22:42:30" calcext:value-type="date">
            <text:p>8/1/2021 22:42:30</text:p>
          </table:table-cell>
          <table:table-cell table:style-name="ce6" office:value-type="string" calcext:value-type="string">
            <text:p>Omar</text:p>
          </table:table-cell>
          <table:table-cell table:style-name="ce6"/>
          <table:table-cell table:style-name="ce6" office:value-type="string" calcext:value-type="string">
            <text:p>Baldeh</text:p>
          </table:table-cell>
          <table:table-cell table:style-name="ce9" office:value-type="float" office:value="2365921" calcext:value-type="float">
            <text:p>2365921</text:p>
          </table:table-cell>
          <table:table-cell table:style-name="ce9" office:value-type="float" office:value="20211159" calcext:value-type="float">
            <text:p>20211159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K/2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Jalambang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Jalamb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14:46:13</text:p>
          </table:table-cell>
          <table:table-cell office:value-type="string" calcext:value-type="string">
            <text:p>OMAR </text:p>
          </table:table-cell>
          <table:table-cell/>
          <table:table-cell office:value-type="string" calcext:value-type="string">
            <text:p>FADERA </text:p>
          </table:table-cell>
          <table:table-cell office:value-type="float" office:value="3850789" calcext:value-type="float">
            <text:p>3850789</text:p>
          </table:table-cell>
          <table:table-cell office:value-type="float" office:value="2021019" calcext:value-type="float">
            <text:p>20210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 cluster </text:p>
          </table:table-cell>
          <table:table-cell office:value-type="string" calcext:value-type="string">
            <text:p>St John's vianney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cluster </text:p>
          </table:table-cell>
          <table:table-cell office:value-type="string" calcext:value-type="string">
            <text:p>ST JOHN'S VIANNEY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43:35</text:p>
          </table:table-cell>
          <table:table-cell office:value-type="string" calcext:value-type="string">
            <text:p>Oumie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3632127" calcext:value-type="float">
            <text:p>3632127</text:p>
          </table:table-cell>
          <table:table-cell office:value-type="float" office:value="20221140" calcext:value-type="float">
            <text:p>202211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aisa</text:p>
          </table:table-cell>
          <table:table-cell office:value-type="string" calcext:value-type="string">
            <text:p>Jamais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aisa</text:p>
          </table:table-cell>
          <table:table-cell office:value-type="string" calcext:value-type="string">
            <text:p>Mahaad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2:39:27</text:p>
          </table:table-cell>
          <table:table-cell office:value-type="string" calcext:value-type="string">
            <text:p>Oumie</text:p>
          </table:table-cell>
          <table:table-cell/>
          <table:table-cell office:value-type="string" calcext:value-type="string">
            <text:p>Diyoko</text:p>
          </table:table-cell>
          <table:table-cell office:value-type="float" office:value="3150999" calcext:value-type="float">
            <text:p>3150999</text:p>
          </table:table-cell>
          <table:table-cell office:value-type="float" office:value="20211193" calcext:value-type="float">
            <text:p>202111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3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Nookuda LBS</text:p>
          </table:table-cell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Kerry pat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23:33:32</text:p>
          </table:table-cell>
          <table:table-cell office:value-type="string" calcext:value-type="string">
            <text:p>Oumie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7158477" calcext:value-type="float">
            <text:p>7158477</text:p>
          </table:table-cell>
          <table:table-cell office:value-type="float" office:value="2021289" calcext:value-type="float">
            <text:p>20212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LBS. Lami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Babylon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0:03:42</text:p>
          </table:table-cell>
          <table:table-cell office:value-type="string" calcext:value-type="string">
            <text:p>Oumie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5143743" calcext:value-type="float">
            <text:p>5143743</text:p>
          </table:table-cell>
          <table:table-cell office:value-type="float" office:value="20211465" calcext:value-type="float">
            <text:p>2021146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 cluster</text:p>
          </table:table-cell>
          <table:table-cell office:value-type="string" calcext:value-type="string">
            <text:p>St. James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sanchaba cluster</text:p>
          </table:table-cell>
          <table:table-cell office:value-type="string" calcext:value-type="string">
            <text:p>Brika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00:29:23" calcext:value-type="date">
            <text:p>7/17/2021 0:29:23</text:p>
          </table:table-cell>
          <table:table-cell table:style-name="ce5" office:value-type="string" calcext:value-type="string">
            <text:p>Oumie</text:p>
          </table:table-cell>
          <table:table-cell table:style-name="ce5"/>
          <table:table-cell table:style-name="ce5" office:value-type="string" calcext:value-type="string">
            <text:p>Drammeh</text:p>
          </table:table-cell>
          <table:table-cell table:style-name="ce10" office:value-type="float" office:value="3493468" calcext:value-type="float">
            <text:p>3493468</text:p>
          </table:table-cell>
          <table:table-cell table:style-name="ce10" office:value-type="float" office:value="2021656" calcext:value-type="float">
            <text:p>202165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A - class</text:p>
          </table:table-cell>
          <table:table-cell table:style-name="ce5" table:number-columns-repeated="2"/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Latrikunda sabiji</text:p>
          </table:table-cell>
          <table:table-cell table:style-name="ce5" office:value-type="string" calcext:value-type="string">
            <text:p>Latrikunda sabiji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anjullnding</text:p>
          </table:table-cell>
          <table:table-cell table:style-name="ce5" office:value-type="string" calcext:value-type="string">
            <text:p>Kunkujang keita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:41:01</text:p>
          </table:table-cell>
          <table:table-cell office:value-type="string" calcext:value-type="string">
            <text:p>Oumie </text:p>
          </table:table-cell>
          <table:table-cell/>
          <table:table-cell office:value-type="string" calcext:value-type="string">
            <text:p>Jobe</text:p>
          </table:table-cell>
          <table:table-cell office:value-type="float" office:value="2845565" calcext:value-type="float">
            <text:p>2845565</text:p>
          </table:table-cell>
          <table:table-cell office:value-type="float" office:value="2021928" calcext:value-type="float">
            <text:p>202192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Ndofan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Annex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2:32:36</text:p>
          </table:table-cell>
          <table:table-cell office:value-type="string" calcext:value-type="string">
            <text:p>Oumie </text:p>
          </table:table-cell>
          <table:table-cell/>
          <table:table-cell office:value-type="string" calcext:value-type="string">
            <text:p>Ceesay </text:p>
          </table:table-cell>
          <table:table-cell office:value-type="float" office:value="5816426" calcext:value-type="float">
            <text:p>5816426</text:p>
          </table:table-cell>
          <table:table-cell office:value-type="float" office:value="2021906" calcext:value-type="float">
            <text:p>20219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 </text:p>
          </table:table-cell>
          <table:table-cell office:value-type="string" calcext:value-type="string">
            <text:p>Brufut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</text:p>
          </table:table-cell>
          <table:table-cell office:value-type="string" calcext:value-type="string">
            <text:p>Yalding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52:38</text:p>
          </table:table-cell>
          <table:table-cell office:value-type="string" calcext:value-type="string">
            <text:p>Ousain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185823" calcext:value-type="float">
            <text:p>2185823</text:p>
          </table:table-cell>
          <table:table-cell office:value-type="float" office:value="20221141" calcext:value-type="float">
            <text:p>202211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Berefet BSc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 kunda</text:p>
          </table:table-cell>
          <table:table-cell office:value-type="string" calcext:value-type="string">
            <text:p>Njaba kunda Upper and sen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2:57:35</text:p>
          </table:table-cell>
          <table:table-cell office:value-type="string" calcext:value-type="string">
            <text:p>Ousainatou </text:p>
          </table:table-cell>
          <table:table-cell/>
          <table:table-cell office:value-type="string" calcext:value-type="string">
            <text:p>Dampha </text:p>
          </table:table-cell>
          <table:table-cell office:value-type="float" office:value="5888865" calcext:value-type="float">
            <text:p>5888865</text:p>
          </table:table-cell>
          <table:table-cell office:value-type="float" office:value="20211108" calcext:value-type="float">
            <text:p>202111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Jappineh LBS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New yundum prim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09:40</text:p>
          </table:table-cell>
          <table:table-cell office:value-type="string" calcext:value-type="string">
            <text:p>Ousainey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3572900" calcext:value-type="float">
            <text:p>3572900</text:p>
          </table:table-cell>
          <table:table-cell office:value-type="float" office:value="2021891" calcext:value-type="float">
            <text:p>20218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anduar</text:p>
          </table:table-cell>
          <table:table-cell office:value-type="string" calcext:value-type="string">
            <text:p>Manduar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Penyam </text:p>
          </table:table-cell>
          <table:table-cell office:value-type="string" calcext:value-type="string">
            <text:p>Penyam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1:28:13</text:p>
          </table:table-cell>
          <table:table-cell office:value-type="string" calcext:value-type="string">
            <text:p>Ousainou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812813" calcext:value-type="float">
            <text:p>3812813</text:p>
          </table:table-cell>
          <table:table-cell office:value-type="float" office:value="2022294" calcext:value-type="float">
            <text:p>202229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 cluster</text:p>
          </table:table-cell>
          <table:table-cell office:value-type="string" calcext:value-type="string">
            <text:p>Penyem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nding </text:p>
          </table:table-cell>
          <table:table-cell office:value-type="string" calcext:value-type="string">
            <text:p>Yundum barracks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34:19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6774922" calcext:value-type="float">
            <text:p>6774922</text:p>
          </table:table-cell>
          <table:table-cell office:value-type="float" office:value="2021711" calcext:value-type="float">
            <text:p>20217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ta cluster</text:p>
          </table:table-cell>
          <table:table-cell office:value-type="string" calcext:value-type="string">
            <text:p>kabafitta l b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embujeh <text:s/>madina</text:p>
          </table:table-cell>
          <table:table-cell office:value-type="string" calcext:value-type="string">
            <text:p>A B C . <text:s/>L . B.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2:58:49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Saho</text:p>
          </table:table-cell>
          <table:table-cell office:value-type="float" office:value="2168680" calcext:value-type="float">
            <text:p>2168680</text:p>
          </table:table-cell>
          <table:table-cell office:value-type="float" office:value="20211321" calcext:value-type="float">
            <text:p>202113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m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dungu kebbeh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22:53:17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Komma</text:p>
          </table:table-cell>
          <table:table-cell office:value-type="float" office:value="3376293" calcext:value-type="float">
            <text:p>3376293</text:p>
          </table:table-cell>
          <table:table-cell office:value-type="float" office:value="2021713" calcext:value-type="float">
            <text:p>20217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 </text:p>
          </table:table-cell>
          <table:table-cell office:value-type="string" calcext:value-type="string">
            <text:p>Busumbala Farat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:30:13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3254353" calcext:value-type="float">
            <text:p>3254353</text:p>
          </table:table-cell>
          <table:table-cell office:value-type="float" office:value="2021014" calcext:value-type="float">
            <text:p>20210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Pirang L B 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uloro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1:11</text:p>
          </table:table-cell>
          <table:table-cell office:value-type="string" calcext:value-type="string">
            <text:p>Ous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ah</text:p>
          </table:table-cell>
          <table:table-cell office:value-type="float" office:value="3695822" calcext:value-type="float">
            <text:p>3695822</text:p>
          </table:table-cell>
          <table:table-cell office:value-type="float" office:value="2022318" calcext:value-type="float">
            <text:p>202231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min Yaffa</text:p>
          </table:table-cell>
          <table:table-cell office:value-type="string" calcext:value-type="string">
            <text:p>St. Therese's upp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Madi Fatty</text:p>
          </table:table-cell>
          <table:table-cell office:value-type="string" calcext:value-type="string">
            <text:p>Latrikund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22:06:48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Jallow</text:p>
          </table:table-cell>
          <table:table-cell office:value-type="string" calcext:value-type="string">
            <text:p>3730019 or 7842345</text:p>
          </table:table-cell>
          <table:table-cell office:value-type="float" office:value="2021978" calcext:value-type="float">
            <text:p>20219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Cluster 7 Dungu kebbeh</text:p>
          </table:table-cell>
          <table:table-cell office:value-type="string" calcext:value-type="string">
            <text:p>Kabakoto basic cycle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ld jeswang</text:p>
          </table:table-cell>
          <table:table-cell office:value-type="string" calcext:value-type="string">
            <text:p>Old jeswang Simon boliv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06:37</text:p>
          </table:table-cell>
          <table:table-cell office:value-type="string" calcext:value-type="string">
            <text:p>Ousman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Faye</text:p>
          </table:table-cell>
          <table:table-cell office:value-type="float" office:value="3723383" calcext:value-type="float">
            <text:p>3723383</text:p>
          </table:table-cell>
          <table:table-cell office:value-type="float" office:value="20221269" calcext:value-type="float">
            <text:p>2022126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uppe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inderdorf Bottrop Technical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06:04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SAHO</text:p>
          </table:table-cell>
          <table:table-cell office:value-type="float" office:value="5035564" calcext:value-type="float">
            <text:p>5035564</text:p>
          </table:table-cell>
          <table:table-cell office:value-type="float" office:value="2022761" calcext:value-type="float">
            <text:p>20227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jabakunda</text:p>
          </table:table-cell>
          <table:table-cell office:value-type="string" calcext:value-type="string">
            <text:p>Kerr pateh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KEREWAN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3:06:33</text:p>
          </table:table-cell>
          <table:table-cell office:value-type="string" calcext:value-type="string">
            <text:p>Ousman</text:p>
          </table:table-cell>
          <table:table-cell/>
          <table:table-cell office:value-type="string" calcext:value-type="string">
            <text:p>Faye</text:p>
          </table:table-cell>
          <table:table-cell office:value-type="float" office:value="5284506" calcext:value-type="float">
            <text:p>5284506</text:p>
          </table:table-cell>
          <table:table-cell office:value-type="float" office:value="2022730" calcext:value-type="float">
            <text:p>20227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Tujereng</text:p>
          </table:table-cell>
          <table:table-cell office:value-type="string" calcext:value-type="string">
            <text:p>St francis kunkujang maria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Tujereng</text:p>
          </table:table-cell>
          <table:table-cell office:value-type="string" calcext:value-type="string">
            <text:p>Tujereng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5T22:49:04" calcext:value-type="date">
            <text:p>7/25/2021 22:49:04</text:p>
          </table:table-cell>
          <table:table-cell table:style-name="ce5" office:value-type="string" calcext:value-type="string">
            <text:p>Ousma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arboe</text:p>
          </table:table-cell>
          <table:table-cell table:style-name="ce10" office:value-type="float" office:value="3802001" calcext:value-type="float">
            <text:p>3802001</text:p>
          </table:table-cell>
          <table:table-cell table:style-name="ce10" office:value-type="float" office:value="20221145" calcext:value-type="float">
            <text:p>20221145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Agriculture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Pakaliba</text:p>
          </table:table-cell>
          <table:table-cell table:style-name="ce5" office:value-type="string" calcext:value-type="string">
            <text:p>Bureng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Pakaliba</text:p>
          </table:table-cell>
          <table:table-cell table:style-name="ce5" office:value-type="string" calcext:value-type="string">
            <text:p>Tahir Senio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0:03:50</text:p>
          </table:table-cell>
          <table:table-cell office:value-type="string" calcext:value-type="string">
            <text:p>Ousman </text:p>
          </table:table-cell>
          <table:table-cell/>
          <table:table-cell office:value-type="string" calcext:value-type="string">
            <text:p>Daffeh </text:p>
          </table:table-cell>
          <table:table-cell office:value-type="float" office:value="3332732" calcext:value-type="float">
            <text:p>3332732</text:p>
          </table:table-cell>
          <table:table-cell office:value-type="float" office:value="2021370" calcext:value-type="float">
            <text:p>20213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ekunda </text:p>
          </table:table-cell>
          <table:table-cell office:value-type="string" calcext:value-type="string">
            <text:p>Tallinding Anex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Kanu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0:21:13</text:p>
          </table:table-cell>
          <table:table-cell office:value-type="string" calcext:value-type="string">
            <text:p>Ousman </text:p>
          </table:table-cell>
          <table:table-cell/>
          <table:table-cell office:value-type="string" calcext:value-type="string">
            <text:p>TOURAY </text:p>
          </table:table-cell>
          <table:table-cell office:value-type="float" office:value="3087134" calcext:value-type="float">
            <text:p>3087134</text:p>
          </table:table-cell>
          <table:table-cell office:value-type="float" office:value="2021699" calcext:value-type="float">
            <text:p>20216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enderi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idda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2:32:54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dou</text:p>
          </table:table-cell>
          <table:table-cell office:value-type="string" calcext:value-type="string">
            <text:p>Sanneh</text:p>
          </table:table-cell>
          <table:table-cell office:value-type="float" office:value="2180928" calcext:value-type="float">
            <text:p>2180928</text:p>
          </table:table-cell>
          <table:table-cell office:value-type="float" office:value="20211325" calcext:value-type="float">
            <text:p>202113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Panchang</text:p>
          </table:table-cell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Gunju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3:35:09</text:p>
          </table:table-cell>
          <table:table-cell office:value-type="string" calcext:value-type="string">
            <text:p>Pa Modou</text:p>
          </table:table-cell>
          <table:table-cell/>
          <table:table-cell office:value-type="string" calcext:value-type="string">
            <text:p>Jago</text:p>
          </table:table-cell>
          <table:table-cell office:value-type="float" office:value="2225043" calcext:value-type="float">
            <text:p>2225043</text:p>
          </table:table-cell>
          <table:table-cell office:value-type="float" office:value="2021820" calcext:value-type="float">
            <text:p>20218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unkujang keitay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Weliingar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9:03:36</text:p>
          </table:table-cell>
          <table:table-cell office:value-type="string" calcext:value-type="string">
            <text:p>PASCAL </text:p>
          </table:table-cell>
          <table:table-cell/>
          <table:table-cell office:value-type="string" calcext:value-type="string">
            <text:p>MENDY </text:p>
          </table:table-cell>
          <table:table-cell office:value-type="float" office:value="3833360" calcext:value-type="float">
            <text:p>3833360</text:p>
          </table:table-cell>
          <table:table-cell office:value-type="float" office:value="20211042" calcext:value-type="float">
            <text:p>202110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t.mark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ini</text:p>
          </table:table-cell>
          <table:table-cell office:value-type="string" calcext:value-type="string">
            <text:p>Mae wintert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21:24</text:p>
          </table:table-cell>
          <table:table-cell office:value-type="string" calcext:value-type="string">
            <text:p>Pateh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89875" calcext:value-type="float">
            <text:p>389875</text:p>
          </table:table-cell>
          <table:table-cell office:value-type="float" office:value="2021146" calcext:value-type="float">
            <text:p>20211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Jiboroh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Gidda Suku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11:48</text:p>
          </table:table-cell>
          <table:table-cell office:value-type="string" calcext:value-type="string">
            <text:p>Pateh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7450260" calcext:value-type="float">
            <text:p>7450260</text:p>
          </table:table-cell>
          <table:table-cell office:value-type="float" office:value="2021423" calcext:value-type="float">
            <text:p>20214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Matarr Ndow</text:p>
          </table:table-cell>
          <table:table-cell office:value-type="string" calcext:value-type="string">
            <text:p>Bakalarr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ong Touray</text:p>
          </table:table-cell>
          <table:table-cell office:value-type="string" calcext:value-type="string">
            <text:p>Latrikunda sabij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5:43:26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243001" calcext:value-type="float">
            <text:p>3243001</text:p>
          </table:table-cell>
          <table:table-cell office:value-type="float" office:value="2021941" calcext:value-type="float">
            <text:p>20219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r baoucarr marreh</text:p>
          </table:table-cell>
          <table:table-cell office:value-type="string" calcext:value-type="string">
            <text:p>Brika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r baoucarr marreh</text:p>
          </table:table-cell>
          <table:table-cell office:value-type="string" calcext:value-type="string">
            <text:p>Jamis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0:20:17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433815" calcext:value-type="float">
            <text:p>3433815</text:p>
          </table:table-cell>
          <table:table-cell office:value-type="float" office:value="20221148" calcext:value-type="float">
            <text:p>202211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 scienc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 </text:p>
          </table:table-cell>
          <table:table-cell office:value-type="string" calcext:value-type="string">
            <text:p>St vincent upper and senior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E C Arche Noah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1:17:38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552445" calcext:value-type="float">
            <text:p>3552445</text:p>
          </table:table-cell>
          <table:table-cell office:value-type="float" office:value="20221147" calcext:value-type="float">
            <text:p>202211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Aji SUKAI NTATEH MEMORIAL SENIOR SECONDARY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Notre Dame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01:30:10" calcext:value-type="date">
            <text:p>7/17/2021 1:30:10</text:p>
          </table:table-cell>
          <table:table-cell table:style-name="ce5" office:value-type="string" calcext:value-type="string">
            <text:p>Pend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Jallow</text:p>
          </table:table-cell>
          <table:table-cell table:style-name="ce5" office:value-type="string" calcext:value-type="string">
            <text:p>7350426 or 3334433</text:p>
          </table:table-cell>
          <table:table-cell table:style-name="ce10" office:value-type="float" office:value="2022849" calcext:value-type="float">
            <text:p>2022849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E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yalding ubs</text:p>
          </table:table-cell>
          <table:table-cell table:style-name="ce5" office:value-type="string" calcext:value-type="string">
            <text:p>Region 6</text:p>
          </table:table-cell>
          <table:table-cell table:style-name="ce5" office:value-type="string" calcext:value-type="string">
            <text:p>Basse</text:p>
          </table:table-cell>
          <table:table-cell table:style-name="ce5" office:value-type="string" calcext:value-type="string">
            <text:p>Sab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55:05</text:p>
          </table:table-cell>
          <table:table-cell office:value-type="string" calcext:value-type="string">
            <text:p>Peter </text:p>
          </table:table-cell>
          <table:table-cell office:value-type="string" calcext:value-type="string">
            <text:p>Morie</text:p>
          </table:table-cell>
          <table:table-cell office:value-type="string" calcext:value-type="string">
            <text:p>James</text:p>
          </table:table-cell>
          <table:table-cell office:value-type="float" office:value="7664666" calcext:value-type="float">
            <text:p>7664666</text:p>
          </table:table-cell>
          <table:table-cell office:value-type="float" office:value="2022526" calcext:value-type="float">
            <text:p>20225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K</text:p>
          </table:table-cell>
          <table:table-cell office:value-type="string" calcext:value-type="string">
            <text:p>Mathematics 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<text:s text:c="2"/>Biran Gay</text:p>
          </table:table-cell>
          <table:table-cell office:value-type="string" calcext:value-type="string">
            <text:p>Gambia Methodist Academy (GMA) 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iran Gay </text:p>
          </table:table-cell>
          <table:table-cell office:value-type="string" calcext:value-type="string">
            <text:p>Gambia Methodist Academy (GMA)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41:48</text:p>
          </table:table-cell>
          <table:table-cell office:value-type="string" calcext:value-type="string">
            <text:p>Rabi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173077" calcext:value-type="float">
            <text:p>5173077</text:p>
          </table:table-cell>
          <table:table-cell office:value-type="float" office:value="20221149" calcext:value-type="float">
            <text:p>202211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John Pickering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:05:59</text:p>
          </table:table-cell>
          <table:table-cell office:value-type="string" calcext:value-type="string">
            <text:p>Rabi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868446" calcext:value-type="float">
            <text:p>5868446</text:p>
          </table:table-cell>
          <table:table-cell office:value-type="float" office:value="20221340" calcext:value-type="float">
            <text:p>202213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You a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cluster</text:p>
          </table:table-cell>
          <table:table-cell office:value-type="string" calcext:value-type="string">
            <text:p>Sukuta upp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23:17:59</text:p>
          </table:table-cell>
          <table:table-cell office:value-type="string" calcext:value-type="string">
            <text:p>Rabiatou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173077" calcext:value-type="float">
            <text:p>5173077</text:p>
          </table:table-cell>
          <table:table-cell office:value-type="float" office:value="20221149" calcext:value-type="float">
            <text:p>202211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John Pickering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56:58</text:p>
          </table:table-cell>
          <table:table-cell office:value-type="string" calcext:value-type="string">
            <text:p>Rabiatou 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244059" calcext:value-type="float">
            <text:p>7244059</text:p>
          </table:table-cell>
          <table:table-cell office:value-type="float" office:value="2023319" calcext:value-type="float">
            <text:p>20233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umanity school of learning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umanity school of learni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01:18</text:p>
          </table:table-cell>
          <table:table-cell office:value-type="string" calcext:value-type="string">
            <text:p>Ragi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202130632" calcext:value-type="float">
            <text:p>2202130632</text:p>
          </table:table-cell>
          <table:table-cell office:value-type="float" office:value="2021374" calcext:value-type="float">
            <text:p>20213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6:53:07</text:p>
          </table:table-cell>
          <table:table-cell office:value-type="string" calcext:value-type="string">
            <text:p>Ramata</text:p>
          </table:table-cell>
          <table:table-cell/>
          <table:table-cell office:value-type="string" calcext:value-type="string">
            <text:p>Faal</text:p>
          </table:table-cell>
          <table:table-cell office:value-type="float" office:value="7643121" calcext:value-type="float">
            <text:p>7643121</text:p>
          </table:table-cell>
          <table:table-cell office:value-type="float" office:value="20211029" calcext:value-type="float">
            <text:p>202110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bara khai</text:p>
          </table:table-cell>
          <table:table-cell office:value-type="string" calcext:value-type="string">
            <text:p>Region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bara kha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23:18:32" calcext:value-type="date">
            <text:p>7/16/2021 23:18:32</text:p>
          </table:table-cell>
          <table:table-cell table:style-name="ce6" office:value-type="string" calcext:value-type="string">
            <text:p>RAMATA</text:p>
          </table:table-cell>
          <table:table-cell table:style-name="ce6"/>
          <table:table-cell table:style-name="ce6" office:value-type="string" calcext:value-type="string">
            <text:p>BARRY</text:p>
          </table:table-cell>
          <table:table-cell table:style-name="ce9" office:value-type="float" office:value="3134716" calcext:value-type="float">
            <text:p>3134716</text:p>
          </table:table-cell>
          <table:table-cell table:style-name="ce9" office:value-type="float" office:value="2022757" calcext:value-type="float">
            <text:p>2022757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General B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Brikama UB/SS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Jamisa</text:p>
          </table:table-cell>
          <table:table-cell table:style-name="ce6" office:value-type="string" calcext:value-type="string">
            <text:p>Presentation of mary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0:33:14</text:p>
          </table:table-cell>
          <table:table-cell office:value-type="string" calcext:value-type="string">
            <text:p>ramatoulie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7270221" calcext:value-type="float">
            <text:p>7270221</text:p>
          </table:table-cell>
          <table:table-cell office:value-type="float" office:value="2021750" calcext:value-type="float">
            <text:p>20217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rbang upp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ukut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21:38:01</text:p>
          </table:table-cell>
          <table:table-cell office:value-type="string" calcext:value-type="string">
            <text:p>Ramatoulie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7933120" calcext:value-type="float">
            <text:p>7933120</text:p>
          </table:table-cell>
          <table:table-cell office:value-type="float" office:value="2021373" calcext:value-type="float">
            <text:p>20213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errekunda</text:p>
          </table:table-cell>
          <table:table-cell office:value-type="string" calcext:value-type="string">
            <text:p>Serrekund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 annx</text:p>
          </table:table-cell>
          <table:table-cell office:value-type="string" calcext:value-type="string">
            <text:p>ABC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54:35</text:p>
          </table:table-cell>
          <table:table-cell office:value-type="string" calcext:value-type="string">
            <text:p>Ramatoul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mba</text:p>
          </table:table-cell>
          <table:table-cell office:value-type="float" office:value="7895252" calcext:value-type="float">
            <text:p>7895252</text:p>
          </table:table-cell>
          <table:table-cell office:value-type="float" office:value="20211115" calcext:value-type="float">
            <text:p>2021111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Canaan International Multi Purpos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4T14:55:55" calcext:value-type="date">
            <text:p>8/4/2021 14:55:55</text:p>
          </table:table-cell>
          <table:table-cell table:style-name="ce5" office:value-type="string" calcext:value-type="string">
            <text:p>Ramatoulie</text:p>
          </table:table-cell>
          <table:table-cell table:style-name="ce5"/>
          <table:table-cell table:style-name="ce5" office:value-type="string" calcext:value-type="string">
            <text:p>Jallow</text:p>
          </table:table-cell>
          <table:table-cell table:style-name="ce10" office:value-type="float" office:value="3117849" calcext:value-type="float">
            <text:p>3117849</text:p>
          </table:table-cell>
          <table:table-cell table:style-name="ce10" office:value-type="float" office:value="2023236" calcext:value-type="float">
            <text:p>202323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arly Childhood Education</text:p>
          </table:table-cell>
          <table:table-cell table:style-name="ce5" office:value-type="string" calcext:value-type="string">
            <text:p>C class</text:p>
          </table:table-cell>
          <table:table-cell table:style-name="ce5" table:number-columns-repeated="2"/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Mansa colley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Mansa colle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57:14</text:p>
          </table:table-cell>
          <table:table-cell office:value-type="string" calcext:value-type="string">
            <text:p>Ramatoulie 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3289099" calcext:value-type="float">
            <text:p>3289099</text:p>
          </table:table-cell>
          <table:table-cell office:value-type="float" office:value="20211054" calcext:value-type="float">
            <text:p>202110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<text:s/>Busumbala farato</text:p>
          </table:table-cell>
          <table:table-cell office:value-type="string" calcext:value-type="string">
            <text:p>Sotokoi Daru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3:18</text:p>
          </table:table-cell>
          <table:table-cell office:value-type="string" calcext:value-type="string">
            <text:p>Robert </text:p>
          </table:table-cell>
          <table:table-cell/>
          <table:table-cell office:value-type="string" calcext:value-type="string">
            <text:p>Mendy </text:p>
          </table:table-cell>
          <table:table-cell office:value-type="float" office:value="3357094" calcext:value-type="float">
            <text:p>3357094</text:p>
          </table:table-cell>
          <table:table-cell office:value-type="float" office:value="20211098" calcext:value-type="float">
            <text:p>202110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 </text:p>
          </table:table-cell>
          <table:table-cell office:value-type="string" calcext:value-type="string">
            <text:p>Sambuya skagen basic cycl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Presentation basic cycle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9:44:4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s</text:p>
          </table:table-cell>
          <table:table-cell office:value-type="float" office:value="3760550" calcext:value-type="float">
            <text:p>3760550</text:p>
          </table:table-cell>
          <table:table-cell office:value-type="float" office:value="20211373" calcext:value-type="float">
            <text:p>202113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ay sambou ya</text:p>
          </table:table-cell>
          <table:table-cell office:value-type="string" calcext:value-type="string">
            <text:p>Bakaray sambou 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S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19:53:43</text:p>
          </table:table-cell>
          <table:table-cell office:value-type="string" calcext:value-type="string">
            <text:p>Rohe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7226962" calcext:value-type="float">
            <text:p>7226962</text:p>
          </table:table-cell>
          <table:table-cell office:value-type="float" office:value="20211089" calcext:value-type="float">
            <text:p>202110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Bali Mandinka U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Munyag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01:17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Ndom</text:p>
          </table:table-cell>
          <table:table-cell office:value-type="string" calcext:value-type="string">
            <text:p>2465858/3813600</text:p>
          </table:table-cell>
          <table:table-cell office:value-type="float" office:value="20211406" calcext:value-type="float">
            <text:p>202114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Solo lower basic school</text:p>
          </table:table-cell>
          <table:table-cell office:value-type="string" calcext:value-type="string">
            <text:p>Sare Yero Gulory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olo lower basic school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48:08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Ndom</text:p>
          </table:table-cell>
          <table:table-cell office:value-type="float" office:value="2465858" calcext:value-type="float">
            <text:p>2465858</text:p>
          </table:table-cell>
          <table:table-cell office:value-type="float" office:value="20211406" calcext:value-type="float">
            <text:p>202114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Chargel</text:p>
          </table:table-cell>
          <table:table-cell office:value-type="string" calcext:value-type="string">
            <text:p>Sare yero gulory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Farafenn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6:17:30</text:p>
          </table:table-cell>
          <table:table-cell office:value-type="string" calcext:value-type="string">
            <text:p>ROH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H</text:p>
          </table:table-cell>
          <table:table-cell office:value-type="float" office:value="3414721" calcext:value-type="float">
            <text:p>3414721</text:p>
          </table:table-cell>
          <table:table-cell office:value-type="float" office:value="20221153" calcext:value-type="float">
            <text:p>202211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 CLUSTER</text:p>
          </table:table-cell>
          <table:table-cell office:value-type="string" calcext:value-type="string">
            <text:p>St John bosco's bc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NIORO JATABA/SANKANDI</text:p>
          </table:table-cell>
          <table:table-cell office:value-type="string" calcext:value-type="string">
            <text:p>NIORO/JATABA SANKANDI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10:40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Gaye</text:p>
          </table:table-cell>
          <table:table-cell office:value-type="float" office:value="2752098" calcext:value-type="float">
            <text:p>2752098</text:p>
          </table:table-cell>
          <table:table-cell office:value-type="float" office:value="20211172" calcext:value-type="float">
            <text:p>202111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 group 5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yen sanjal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gayen sanja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11:00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SECKA</text:p>
          </table:table-cell>
          <table:table-cell office:value-type="float" office:value="2563008" calcext:value-type="float">
            <text:p>2563008</text:p>
          </table:table-cell>
          <table:table-cell office:value-type="float" office:value="2021734" calcext:value-type="float">
            <text:p>20217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ST CHARLES LWANGA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LUTHER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5:35:07</text:p>
          </table:table-cell>
          <table:table-cell office:value-type="string" calcext:value-type="string">
            <text:p>Roh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m</text:p>
          </table:table-cell>
          <table:table-cell office:value-type="float" office:value="7520786" calcext:value-type="float">
            <text:p>7520786</text:p>
          </table:table-cell>
          <table:table-cell office:value-type="float" office:value="20211208" calcext:value-type="float">
            <text:p>202112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 cluster</text:p>
          </table:table-cell>
          <table:table-cell office:value-type="string" calcext:value-type="string">
            <text:p>Kunkunjang keita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 cluster</text:p>
          </table:table-cell>
          <table:table-cell office:value-type="string" calcext:value-type="string">
            <text:p>Fass chamen nusery and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39:45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2753672" calcext:value-type="float">
            <text:p>2753672</text:p>
          </table:table-cell>
          <table:table-cell office:value-type="float" office:value="20211095" calcext:value-type="float">
            <text:p>202110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-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usa jammeh</text:p>
          </table:table-cell>
          <table:table-cell office:value-type="string" calcext:value-type="string">
            <text:p>Brusubi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Musa jammeh</text:p>
          </table:table-cell>
          <table:table-cell office:value-type="string" calcext:value-type="string">
            <text:p>Brufut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2:37:20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2743506" calcext:value-type="float">
            <text:p>2743506</text:p>
          </table:table-cell>
          <table:table-cell office:value-type="float" office:value="2023086" calcext:value-type="float">
            <text:p>20230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oung farm nurse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oung farm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22:03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Touray</text:p>
          </table:table-cell>
          <table:table-cell office:value-type="float" office:value="5239614" calcext:value-type="float">
            <text:p>5239614</text:p>
          </table:table-cell>
          <table:table-cell office:value-type="float" office:value="20221154" calcext:value-type="float">
            <text:p>202211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</text:p>
          </table:table-cell>
          <table:table-cell office:value-type="string" calcext:value-type="string">
            <text:p>Essau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u</text:p>
          </table:table-cell>
          <table:table-cell office:value-type="string" calcext:value-type="string">
            <text:p>WASSCE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4/2021 18:57:54</text:p>
          </table:table-cell>
          <table:table-cell office:value-type="string" calcext:value-type="string">
            <text:p>Rohey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743823" calcext:value-type="float">
            <text:p>3743823</text:p>
          </table:table-cell>
          <table:table-cell office:value-type="float" office:value="2023298" calcext:value-type="float">
            <text:p>202329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arataba cluster</text:p>
          </table:table-cell>
          <table:table-cell office:value-type="string" calcext:value-type="string">
            <text:p>Dembakally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taba cluster</text:p>
          </table:table-cell>
          <table:table-cell office:value-type="string" calcext:value-type="string">
            <text:p>Dembakall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9:59:55" calcext:value-type="date">
            <text:p>7/16/2021 19:59:55</text:p>
          </table:table-cell>
          <table:table-cell table:style-name="ce6" office:value-type="string" calcext:value-type="string">
            <text:p>Rohey</text:p>
          </table:table-cell>
          <table:table-cell table:style-name="ce6"/>
          <table:table-cell table:style-name="ce6" office:value-type="string" calcext:value-type="string">
            <text:p>Cham</text:p>
          </table:table-cell>
          <table:table-cell table:style-name="ce9" office:value-type="float" office:value="7226962" calcext:value-type="float">
            <text:p>7226962</text:p>
          </table:table-cell>
          <table:table-cell table:style-name="ce9" office:value-type="float" office:value="2011089" calcext:value-type="float">
            <text:p>2011089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J Class</text:p>
          </table:table-cell>
          <table:table-cell table:style-name="ce6" table:number-columns-repeated="2"/>
          <table:table-cell table:style-name="ce6" office:value-type="string" calcext:value-type="string">
            <text:p>Region 6</text:p>
          </table:table-cell>
          <table:table-cell table:style-name="ce6" office:value-type="string" calcext:value-type="string">
            <text:p>Wuli East</text:p>
          </table:table-cell>
          <table:table-cell table:style-name="ce6" office:value-type="string" calcext:value-type="string">
            <text:p>Baja kunda LBS</text:p>
          </table:table-cell>
          <table:table-cell table:style-name="ce6" office:value-type="string" calcext:value-type="string">
            <text:p>Region 3</text:p>
          </table:table-cell>
          <table:table-cell table:style-name="ce6" office:value-type="string" calcext:value-type="string">
            <text:p>Kerewan</text:p>
          </table:table-cell>
          <table:table-cell table:style-name="ce6" office:value-type="string" calcext:value-type="string">
            <text:p>Bali mandink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3:02:47</text:p>
          </table:table-cell>
          <table:table-cell office:value-type="string" calcext:value-type="string">
            <text:p>Rohey </text:p>
          </table:table-cell>
          <table:table-cell/>
          <table:table-cell office:value-type="string" calcext:value-type="string">
            <text:p>Fatty</text:p>
          </table:table-cell>
          <table:table-cell office:value-type="float" office:value="5143526" calcext:value-type="float">
            <text:p>5143526</text:p>
          </table:table-cell>
          <table:table-cell office:value-type="float" office:value="2023088" calcext:value-type="float">
            <text:p>20230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jamisa</text:p>
          </table:table-cell>
          <table:table-cell office:value-type="string" calcext:value-type="string">
            <text:p>Jamisa yirewa nusery school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kabafita </text:p>
          </table:table-cell>
          <table:table-cell office:value-type="string" calcext:value-type="string">
            <text:p>Destiny nuse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6/2021 23:19:44</text:p>
          </table:table-cell>
          <table:table-cell office:value-type="string" calcext:value-type="string">
            <text:p>Rohey </text:p>
          </table:table-cell>
          <table:table-cell/>
          <table:table-cell office:value-type="string" calcext:value-type="string">
            <text:p>Conteh</text:p>
          </table:table-cell>
          <table:table-cell office:value-type="string" calcext:value-type="string">
            <text:p>3041248/2175133</text:p>
          </table:table-cell>
          <table:table-cell office:value-type="float" office:value="2021252" calcext:value-type="float">
            <text:p>20212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Tallinding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t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10:42</text:p>
          </table:table-cell>
          <table:table-cell office:value-type="string" calcext:value-type="string">
            <text:p>Roheyatou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3860593" calcext:value-type="float">
            <text:p>3860593</text:p>
          </table:table-cell>
          <table:table-cell office:value-type="float" office:value="2021832" calcext:value-type="float">
            <text:p>202183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0:06:39</text:p>
          </table:table-cell>
          <table:table-cell office:value-type="string" calcext:value-type="string">
            <text:p>Rohey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966144" calcext:value-type="float">
            <text:p>7966144</text:p>
          </table:table-cell>
          <table:table-cell office:value-type="float" office:value="20221155" calcext:value-type="float">
            <text:p>202211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 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lanbang cluster</text:p>
          </table:table-cell>
          <table:table-cell office:value-type="string" calcext:value-type="string">
            <text:p>St Vincent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lanbang cluster</text:p>
          </table:table-cell>
          <table:table-cell office:value-type="string" calcext:value-type="string">
            <text:p>Mansa colley bojang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1/2021 21:21:32</text:p>
          </table:table-cell>
          <table:table-cell office:value-type="string" calcext:value-type="string">
            <text:p>Rokey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396728" calcext:value-type="float">
            <text:p>7396728</text:p>
          </table:table-cell>
          <table:table-cell office:value-type="float" office:value="2021842" calcext:value-type="float">
            <text:p>20218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5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a new town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5:09:17</text:p>
          </table:table-cell>
          <table:table-cell office:value-type="string" calcext:value-type="string">
            <text:p>Rokhyatou</text:p>
          </table:table-cell>
          <table:table-cell/>
          <table:table-cell office:value-type="string" calcext:value-type="string">
            <text:p>Badji</text:p>
          </table:table-cell>
          <table:table-cell office:value-type="float" office:value="5927868" calcext:value-type="float">
            <text:p>5927868</text:p>
          </table:table-cell>
          <table:table-cell office:value-type="float" office:value="2022262" calcext:value-type="float">
            <text:p>20222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reral E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Region 2</text:p>
          </table:table-cell>
          <table:table-cell office:value-type="string" calcext:value-type="string">
            <text:p>Bacary sambouya</text:p>
          </table:table-cell>
          <table:table-cell office:value-type="string" calcext:value-type="string">
            <text:p>Panyem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cary sambouya</text:p>
          </table:table-cell>
          <table:table-cell office:value-type="string" calcext:value-type="string">
            <text:p>Darsilam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1:31:04</text:p>
          </table:table-cell>
          <table:table-cell office:value-type="string" calcext:value-type="string">
            <text:p>Rubi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5089880" calcext:value-type="float">
            <text:p>5089880</text:p>
          </table:table-cell>
          <table:table-cell office:value-type="float" office:value="2023267" calcext:value-type="float">
            <text:p>20232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table:number-columns-repeated="2" office:value-type="string" calcext:value-type="string">
            <text:p>Pallang Lower Basic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llang Lower Basic School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8:12:31</text:p>
          </table:table-cell>
          <table:table-cell office:value-type="string" calcext:value-type="string">
            <text:p>Rugiatou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2971519" calcext:value-type="float">
            <text:p>2971519</text:p>
          </table:table-cell>
          <table:table-cell office:value-type="float" office:value="20211212" calcext:value-type="float">
            <text:p>202112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</text:p>
          </table:table-cell>
          <table:table-cell office:value-type="string" calcext:value-type="string">
            <text:p>Baja kund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gule kunda</text:p>
          </table:table-cell>
          <table:table-cell office:value-type="string" calcext:value-type="string">
            <text:p>St the rest Fulabant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22:39:51" calcext:value-type="date">
            <text:p>7/17/2021 22:39:51</text:p>
          </table:table-cell>
          <table:table-cell table:style-name="ce5" office:value-type="string" calcext:value-type="string">
            <text:p>Rugiatou</text:p>
          </table:table-cell>
          <table:table-cell table:style-name="ce5"/>
          <table:table-cell table:style-name="ce5" office:value-type="string" calcext:value-type="string">
            <text:p>Bah</text:p>
          </table:table-cell>
          <table:table-cell table:style-name="ce10" office:value-type="float" office:value="2971519" calcext:value-type="float">
            <text:p>2971519</text:p>
          </table:table-cell>
          <table:table-cell table:style-name="ce10" office:value-type="float" office:value="20211212" calcext:value-type="float">
            <text:p>20211212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J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string" calcext:value-type="string">
            <text:p>Region 6</text:p>
          </table:table-cell>
          <table:table-cell table:style-name="ce5" office:value-type="string" calcext:value-type="string">
            <text:p>Wuli East</text:p>
          </table:table-cell>
          <table:table-cell table:style-name="ce5" office:value-type="string" calcext:value-type="string">
            <text:p>Baja kunda LBS</text:p>
          </table:table-cell>
          <table:table-cell table:style-name="ce5" office:value-type="string" calcext:value-type="string">
            <text:p>Region 6</text:p>
          </table:table-cell>
          <table:table-cell table:style-name="ce5" office:value-type="string" calcext:value-type="string">
            <text:p>Sangulay Kunda</text:p>
          </table:table-cell>
          <table:table-cell table:style-name="ce5" office:value-type="string" calcext:value-type="string">
            <text:p>St. Thereat Fulabant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4T15:16:52" calcext:value-type="date">
            <text:p>8/4/2021 15:16:52</text:p>
          </table:table-cell>
          <table:table-cell table:style-name="ce6" office:value-type="string" calcext:value-type="string">
            <text:p>saffiatou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Bojang</text:p>
          </table:table-cell>
          <table:table-cell table:style-name="ce9" office:value-type="float" office:value="3760817" calcext:value-type="float">
            <text:p>3760817</text:p>
          </table:table-cell>
          <table:table-cell table:style-name="ce9" office:value-type="float" office:value="2023235" calcext:value-type="float">
            <text:p>2023235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arly Childhood Education</text:p>
          </table:table-cell>
          <table:table-cell table:style-name="ce6" office:value-type="string" calcext:value-type="string">
            <text:p>A class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Gambia College</text:p>
          </table:table-cell>
          <table:table-cell table:style-name="ce6" office:value-type="string" calcext:value-type="string">
            <text:p>Buganala Nursery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Gambia College</text:p>
          </table:table-cell>
          <table:table-cell table:style-name="ce6" office:value-type="string" calcext:value-type="string">
            <text:p>Buganal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04:04</text:p>
          </table:table-cell>
          <table:table-cell office:value-type="string" calcext:value-type="string">
            <text:p>Saffiatou </text:p>
          </table:table-cell>
          <table:table-cell/>
          <table:table-cell office:value-type="string" calcext:value-type="string">
            <text:p>Baldeh</text:p>
          </table:table-cell>
          <table:table-cell office:value-type="string" calcext:value-type="string">
            <text:p>3409985/2553344</text:p>
          </table:table-cell>
          <table:table-cell office:value-type="float" office:value="20211374" calcext:value-type="float">
            <text:p>202113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Rum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2:13:41</text:p>
          </table:table-cell>
          <table:table-cell office:value-type="string" calcext:value-type="string">
            <text:p>Saffiatou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jabi</text:p>
          </table:table-cell>
          <table:table-cell office:value-type="float" office:value="3188281" calcext:value-type="float">
            <text:p>3188281</text:p>
          </table:table-cell>
          <table:table-cell office:value-type="float" office:value="20211192" calcext:value-type="float">
            <text:p>202111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Kuloro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Pa modou sallah</text:p>
          </table:table-cell>
          <table:table-cell office:value-type="string" calcext:value-type="string">
            <text:p>Bafulo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06:44</text:p>
          </table:table-cell>
          <table:table-cell office:value-type="string" calcext:value-type="string">
            <text:p>Saffie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5189653" calcext:value-type="float">
            <text:p>5189653</text:p>
          </table:table-cell>
          <table:table-cell office:value-type="float" office:value="2021329" calcext:value-type="float">
            <text:p>202132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Cluster 6</text:p>
          </table:table-cell>
          <table:table-cell office:value-type="string" calcext:value-type="string">
            <text:p>Sos Hermann Gmeiner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Cluster 8</text:p>
          </table:table-cell>
          <table:table-cell office:value-type="string" calcext:value-type="string">
            <text:p>Sere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2:56:13</text:p>
          </table:table-cell>
          <table:table-cell office:value-type="string" calcext:value-type="string">
            <text:p>Saffie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692284" calcext:value-type="float">
            <text:p>2692284</text:p>
          </table:table-cell>
          <table:table-cell office:value-type="float" office:value="20211083" calcext:value-type="float">
            <text:p>202110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BS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0:03:28</text:p>
          </table:table-cell>
          <table:table-cell office:value-type="string" calcext:value-type="string">
            <text:p>Saffie</text:p>
          </table:table-cell>
          <table:table-cell/>
          <table:table-cell office:value-type="string" calcext:value-type="string">
            <text:p>Sisawo</text:p>
          </table:table-cell>
          <table:table-cell office:value-type="float" office:value="6853504" calcext:value-type="float">
            <text:p>6853504</text:p>
          </table:table-cell>
          <table:table-cell office:value-type="float" office:value="2023339" calcext:value-type="float">
            <text:p>20233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ambia College 'Buganala' ECD &amp;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Kindergarte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00:02</text:p>
          </table:table-cell>
          <table:table-cell office:value-type="string" calcext:value-type="string">
            <text:p>Saibo</text:p>
          </table:table-cell>
          <table:table-cell/>
          <table:table-cell office:value-type="string" calcext:value-type="string">
            <text:p>Dukureh </text:p>
          </table:table-cell>
          <table:table-cell office:value-type="float" office:value="5160595" calcext:value-type="float">
            <text:p>5160595</text:p>
          </table:table-cell>
          <table:table-cell office:value-type="float" office:value="20221156" calcext:value-type="float">
            <text:p>2022115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4/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to </text:p>
          </table:table-cell>
          <table:table-cell office:value-type="string" calcext:value-type="string">
            <text:p>Mindaw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19:15</text:p>
          </table:table-cell>
          <table:table-cell office:value-type="string" calcext:value-type="string">
            <text:p>SAIDO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AGNE</text:p>
          </table:table-cell>
          <table:table-cell office:value-type="float" office:value="3726671" calcext:value-type="float">
            <text:p>3726671</text:p>
          </table:table-cell>
          <table:table-cell office:value-type="float" office:value="20221157" calcext:value-type="float">
            <text:p>202211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</text:p>
          </table:table-cell>
          <table:table-cell office:value-type="string" calcext:value-type="string">
            <text:p>KANUMA BASIC CYCL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NKA</text:p>
          </table:table-cell>
          <table:table-cell office:value-type="string" calcext:value-type="string">
            <text:p>JOHN PICKERING COMPREHENSIVE UPPER AND SENIOR SECOND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2T11:21:49" calcext:value-type="date">
            <text:p>7/22/2021 11:21:49</text:p>
          </table:table-cell>
          <table:table-cell table:style-name="ce5" office:value-type="string" calcext:value-type="string">
            <text:p>Saidou</text:p>
          </table:table-cell>
          <table:table-cell table:style-name="ce5"/>
          <table:table-cell table:style-name="ce5" office:value-type="string" calcext:value-type="string">
            <text:p>Darboe</text:p>
          </table:table-cell>
          <table:table-cell table:style-name="ce10" office:value-type="float" office:value="2014429" calcext:value-type="float">
            <text:p>2014429</text:p>
          </table:table-cell>
          <table:table-cell table:style-name="ce10" office:value-type="float" office:value="2022375" calcext:value-type="float">
            <text:p>2022375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Faraba banta</text:p>
          </table:table-cell>
          <table:table-cell table:style-name="ce5" office:value-type="string" calcext:value-type="string">
            <text:p>Pirang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Faraba banta</text:p>
          </table:table-cell>
          <table:table-cell table:style-name="ce5" office:value-type="string" calcext:value-type="string">
            <text:p>Sotoko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18:40</text:p>
          </table:table-cell>
          <table:table-cell office:value-type="string" calcext:value-type="string">
            <text:p>Saikou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5810840" calcext:value-type="float">
            <text:p>5810840</text:p>
          </table:table-cell>
          <table:table-cell office:value-type="float" office:value="2021168" calcext:value-type="float">
            <text:p>20211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edd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:52:25</text:p>
          </table:table-cell>
          <table:table-cell office:value-type="string" calcext:value-type="string">
            <text:p>Saikou</text:p>
          </table:table-cell>
          <table:table-cell/>
          <table:table-cell office:value-type="string" calcext:value-type="string">
            <text:p>Jagne</text:p>
          </table:table-cell>
          <table:table-cell office:value-type="float" office:value="3380824" calcext:value-type="float">
            <text:p>3380824</text:p>
          </table:table-cell>
          <table:table-cell office:value-type="float" office:value="2022017" calcext:value-type="float">
            <text:p>20220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e Science</text:p>
          </table:table-cell>
          <table:table-cell office:value-type="string" calcext:value-type="string">
            <text:p>Gene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7:19:20</text:p>
          </table:table-cell>
          <table:table-cell office:value-type="string" calcext:value-type="string">
            <text:p>SAIKOU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3429865" calcext:value-type="float">
            <text:p>3429865</text:p>
          </table:table-cell>
          <table:table-cell office:value-type="float" office:value="20221159" calcext:value-type="float">
            <text:p>2022115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YSICAL AND HEALTH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UBS/SSS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4:20:27</text:p>
          </table:table-cell>
          <table:table-cell office:value-type="string" calcext:value-type="string">
            <text:p>Saikou</text:p>
          </table:table-cell>
          <table:table-cell/>
          <table:table-cell office:value-type="string" calcext:value-type="string">
            <text:p>Jaiteh</text:p>
          </table:table-cell>
          <table:table-cell office:value-type="float" office:value="2694441" calcext:value-type="float">
            <text:p>2694441</text:p>
          </table:table-cell>
          <table:table-cell office:value-type="float" office:value="2021624" calcext:value-type="float">
            <text:p>202162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Quran</text:p>
          </table:table-cell>
          <table:table-cell office:value-type="string" calcext:value-type="string">
            <text:p>Hadi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Cluster 1</text:p>
          </table:table-cell>
          <table:table-cell office:value-type="string" calcext:value-type="string">
            <text:p>Brikama nem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Cluster 2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:45:53</text:p>
          </table:table-cell>
          <table:table-cell office:value-type="string" calcext:value-type="string">
            <text:p>Saikou 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3248062" calcext:value-type="float">
            <text:p>3248062</text:p>
          </table:table-cell>
          <table:table-cell office:value-type="float" office:value="20211174" calcext:value-type="float">
            <text:p>202111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New Yundu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undum Barrack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1:11:04</text:p>
          </table:table-cell>
          <table:table-cell office:value-type="string" calcext:value-type="string">
            <text:p>Saikou 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751142" calcext:value-type="float">
            <text:p>3751142</text:p>
          </table:table-cell>
          <table:table-cell office:value-type="float" office:value="20211419" calcext:value-type="float">
            <text:p>202114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group 5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Kabafita l.b.s and sotokoi daru l.b.s</text:p>
          </table:table-cell>
          <table:table-cell office:value-type="string" calcext:value-type="string">
            <text:p>Sotokoi daru l.b.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 lbs</text:p>
          </table:table-cell>
          <table:table-cell office:value-type="string" calcext:value-type="string">
            <text:p>Sotokoi dar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58:57</text:p>
          </table:table-cell>
          <table:table-cell office:value-type="string" calcext:value-type="string">
            <text:p>Saikoub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832659" calcext:value-type="float">
            <text:p>3832659</text:p>
          </table:table-cell>
          <table:table-cell office:value-type="float" office:value="2022004" calcext:value-type="float">
            <text:p>2022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Maaha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mis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5:03:36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Hydara</text:p>
          </table:table-cell>
          <table:table-cell office:value-type="float" office:value="3381916" calcext:value-type="float">
            <text:p>3381916</text:p>
          </table:table-cell>
          <table:table-cell office:value-type="float" office:value="20211188" calcext:value-type="float">
            <text:p>202111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aihou Jagne</text:p>
          </table:table-cell>
          <table:table-cell office:value-type="string" calcext:value-type="string">
            <text:p>Serekunda Carter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ntouman Nying</text:p>
          </table:table-cell>
          <table:table-cell office:value-type="string" calcext:value-type="string">
            <text:p>Tallinding a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22:43:04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Fofana</text:p>
          </table:table-cell>
          <table:table-cell office:value-type="float" office:value="3116862" calcext:value-type="float">
            <text:p>3116862</text:p>
          </table:table-cell>
          <table:table-cell office:value-type="float" office:value="2021261" calcext:value-type="float">
            <text:p>20212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Latrikunda sabij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3:37:22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Badjie</text:p>
          </table:table-cell>
          <table:table-cell office:value-type="float" office:value="5234405" calcext:value-type="float">
            <text:p>5234405</text:p>
          </table:table-cell>
          <table:table-cell office:value-type="float" office:value="20211092" calcext:value-type="float">
            <text:p>202110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Momodou manjang Bondali</text:p>
          </table:table-cell>
          <table:table-cell office:value-type="string" calcext:value-type="string">
            <text:p>Kanfenda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nlagi</text:p>
          </table:table-cell>
          <table:table-cell office:value-type="string" calcext:value-type="string">
            <text:p>Sangajorr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21:13:25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2375214" calcext:value-type="float">
            <text:p>2375214</text:p>
          </table:table-cell>
          <table:table-cell office:value-type="float" office:value="20211162" calcext:value-type="float">
            <text:p>202111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Annish kund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reng</text:p>
          </table:table-cell>
          <table:table-cell office:value-type="string" calcext:value-type="string">
            <text:p>Annish ku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1:26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3940790" calcext:value-type="float">
            <text:p>3940790</text:p>
          </table:table-cell>
          <table:table-cell office:value-type="float" office:value="2021966" calcext:value-type="float">
            <text:p>20219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kumbay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yundum barracks L B 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8:16:23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Ndow</text:p>
          </table:table-cell>
          <table:table-cell office:value-type="float" office:value="7697624" calcext:value-type="float">
            <text:p>7697624</text:p>
          </table:table-cell>
          <table:table-cell office:value-type="float" office:value="2021279" calcext:value-type="float">
            <text:p>20212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/>
          <table:table-cell table:number-columns-repeated="2"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Latri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b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1:10:19</text:p>
          </table:table-cell>
          <table:table-cell office:value-type="string" calcext:value-type="string">
            <text:p>Sainabou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871617" calcext:value-type="float">
            <text:p>3871617</text:p>
          </table:table-cell>
          <table:table-cell office:value-type="float" office:value="2021002" calcext:value-type="float">
            <text:p>20210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Yundum barracks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0:28:28</text:p>
          </table:table-cell>
          <table:table-cell office:value-type="string" calcext:value-type="string">
            <text:p>Sainey</text:p>
          </table:table-cell>
          <table:table-cell/>
          <table:table-cell office:value-type="string" calcext:value-type="string">
            <text:p>Kinteh</text:p>
          </table:table-cell>
          <table:table-cell office:value-type="float" office:value="2737908" calcext:value-type="float">
            <text:p>2737908</text:p>
          </table:table-cell>
          <table:table-cell office:value-type="float" office:value="20211161" calcext:value-type="float">
            <text:p>2021116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Kinteh kunda Lbs</text:p>
          </table:table-cell>
          <table:table-cell office:value-type="string" calcext:value-type="string">
            <text:p>Region 3</text:p>
          </table:table-cell>
          <table:table-cell/>
          <table:table-cell office:value-type="string" calcext:value-type="string">
            <text:p>Sa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0:34:01</text:p>
          </table:table-cell>
          <table:table-cell office:value-type="string" calcext:value-type="string">
            <text:p>Sainey</text:p>
          </table:table-cell>
          <table:table-cell/>
          <table:table-cell office:value-type="string" calcext:value-type="string">
            <text:p>Colley</text:p>
          </table:table-cell>
          <table:table-cell office:value-type="float" office:value="3434010" calcext:value-type="float">
            <text:p>3434010</text:p>
          </table:table-cell>
          <table:table-cell office:value-type="float" office:value="2022116" calcext:value-type="float">
            <text:p>20221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John Pickering Comphensive Junior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John Pickering Comphensive Junio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19:14:50</text:p>
          </table:table-cell>
          <table:table-cell office:value-type="string" calcext:value-type="string">
            <text:p>Sainey</text:p>
          </table:table-cell>
          <table:table-cell/>
          <table:table-cell office:value-type="string" calcext:value-type="string">
            <text:p>Jambo</text:p>
          </table:table-cell>
          <table:table-cell office:value-type="float" office:value="7634866" calcext:value-type="float">
            <text:p>7634866</text:p>
          </table:table-cell>
          <table:table-cell office:value-type="float" office:value="2021403" calcext:value-type="float">
            <text:p>202140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Region 6</text:p>
          </table:table-cell>
          <table:table-cell office:value-type="string" calcext:value-type="string">
            <text:p>Kabiru Darboe</text:p>
          </table:table-cell>
          <table:table-cell office:value-type="string" calcext:value-type="string">
            <text:p>Dampha kunda BC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biru Darboe</text:p>
          </table:table-cell>
          <table:table-cell office:value-type="string" calcext:value-type="string">
            <text:p>Kiski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52:08</text:p>
          </table:table-cell>
          <table:table-cell office:value-type="string" calcext:value-type="string">
            <text:p>Sainey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2314607" calcext:value-type="float">
            <text:p>2314607</text:p>
          </table:table-cell>
          <table:table-cell office:value-type="float" office:value="20211271" calcext:value-type="float">
            <text:p>2021127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23:22:43</text:p>
          </table:table-cell>
          <table:table-cell office:value-type="string" calcext:value-type="string">
            <text:p>Sainey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Kanyi</text:p>
          </table:table-cell>
          <table:table-cell office:value-type="float" office:value="7297856" calcext:value-type="float">
            <text:p>7297856</text:p>
          </table:table-cell>
          <table:table-cell office:value-type="float" office:value="2022836" calcext:value-type="float">
            <text:p>20228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P 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ry</text:p>
          </table:table-cell>
          <table:table-cell office:value-type="string" calcext:value-type="string">
            <text:p>Dankunku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ren</text:p>
          </table:table-cell>
          <table:table-cell office:value-type="string" calcext:value-type="string">
            <text:p>Jess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1:43:14</text:p>
          </table:table-cell>
          <table:table-cell office:value-type="string" calcext:value-type="string">
            <text:p>Sainey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2491339" calcext:value-type="float">
            <text:p>2491339</text:p>
          </table:table-cell>
          <table:table-cell office:value-type="float" office:value="2022013" calcext:value-type="float">
            <text:p>202201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Busumbala farat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9:52:50</text:p>
          </table:table-cell>
          <table:table-cell office:value-type="string" calcext:value-type="string">
            <text:p>Sait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003927" calcext:value-type="float">
            <text:p>7003927</text:p>
          </table:table-cell>
          <table:table-cell office:value-type="float" office:value="20221162" calcext:value-type="float">
            <text:p>2022116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( I ) 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ix ( 6 )</text:p>
          </table:table-cell>
          <table:table-cell office:value-type="string" calcext:value-type="string">
            <text:p>Panchang U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ix ( 6 )</text:p>
          </table:table-cell>
          <table:table-cell office:value-type="string" calcext:value-type="string">
            <text:p>Panchang UBS and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8:09:58</text:p>
          </table:table-cell>
          <table:table-cell office:value-type="string" calcext:value-type="string">
            <text:p>Sait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7741876" calcext:value-type="float">
            <text:p>7741876</text:p>
          </table:table-cell>
          <table:table-cell office:value-type="float" office:value="20211202" calcext:value-type="float">
            <text:p>2021120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Banyaka lower basics school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02:59</text:p>
          </table:table-cell>
          <table:table-cell office:value-type="string" calcext:value-type="string">
            <text:p>SALAM</text:p>
          </table:table-cell>
          <table:table-cell/>
          <table:table-cell office:value-type="string" calcext:value-type="string">
            <text:p>JAGNE</text:p>
          </table:table-cell>
          <table:table-cell office:value-type="float" office:value="3129414" calcext:value-type="float">
            <text:p>3129414</text:p>
          </table:table-cell>
          <table:table-cell office:value-type="float" office:value="2022825" calcext:value-type="float">
            <text:p>20228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(P)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CS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7:30:17</text:p>
          </table:table-cell>
          <table:table-cell office:value-type="string" calcext:value-type="string">
            <text:p>Salamata</text:p>
          </table:table-cell>
          <table:table-cell/>
          <table:table-cell office:value-type="string" calcext:value-type="string">
            <text:p>Barry</text:p>
          </table:table-cell>
          <table:table-cell office:value-type="float" office:value="2621969" calcext:value-type="float">
            <text:p>2621969</text:p>
          </table:table-cell>
          <table:table-cell office:value-type="float" office:value="2023022" calcext:value-type="float">
            <text:p>202302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Bakau New Town</text:p>
          </table:table-cell>
          <table:table-cell office:value-type="string" calcext:value-type="string">
            <text:p><text:s/>Diana mariam Nusery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Bakau New Town</text:p>
          </table:table-cell>
          <table:table-cell office:value-type="string" calcext:value-type="string">
            <text:p>Diana Mariam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23:23:52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ojang</text:p>
          </table:table-cell>
          <table:table-cell office:value-type="float" office:value="3347117" calcext:value-type="float">
            <text:p>3347117</text:p>
          </table:table-cell>
          <table:table-cell office:value-type="float" office:value="20221163" calcext:value-type="float">
            <text:p>2022116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icultural science </text:p>
          </table:table-cell>
          <table:table-cell office:value-type="string" calcext:value-type="string">
            <text:p>Physical education <text:s/>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Mayork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 </text:p>
          </table:table-cell>
          <table:table-cell office:value-type="string" calcext:value-type="string">
            <text:p>Sibanor UB/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2:20:45</text:p>
          </table:table-cell>
          <table:table-cell office:value-type="string" calcext:value-type="string">
            <text:p>Salifu</text:p>
          </table:table-cell>
          <table:table-cell/>
          <table:table-cell office:value-type="string" calcext:value-type="string">
            <text:p>Sowe</text:p>
          </table:table-cell>
          <table:table-cell office:value-type="float" office:value="5828582" calcext:value-type="float">
            <text:p>5828582</text:p>
          </table:table-cell>
          <table:table-cell office:value-type="float" office:value="2021211" calcext:value-type="float">
            <text:p>202121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dd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3:02</text:p>
          </table:table-cell>
          <table:table-cell office:value-type="string" calcext:value-type="string">
            <text:p>Salifu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016605" calcext:value-type="float">
            <text:p>3016605</text:p>
          </table:table-cell>
          <table:table-cell office:value-type="float" office:value="2022293" calcext:value-type="float">
            <text:p>20222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 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ottrop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rantaba</text:p>
          </table:table-cell>
          <table:table-cell office:value-type="string" calcext:value-type="string">
            <text:p>Cha-kund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9:18:53</text:p>
          </table:table-cell>
          <table:table-cell office:value-type="string" calcext:value-type="string">
            <text:p>Salifu</text:p>
          </table:table-cell>
          <table:table-cell/>
          <table:table-cell office:value-type="string" calcext:value-type="string">
            <text:p>Fadera</text:p>
          </table:table-cell>
          <table:table-cell office:value-type="float" office:value="3061294" calcext:value-type="float">
            <text:p>3061294</text:p>
          </table:table-cell>
          <table:table-cell office:value-type="float" office:value="20221266" calcext:value-type="float">
            <text:p>2022126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.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Kwinella UBS/SS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ehir Ahamddiya US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14:04:26</text:p>
          </table:table-cell>
          <table:table-cell office:value-type="string" calcext:value-type="string">
            <text:p>Salim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ham</text:p>
          </table:table-cell>
          <table:table-cell office:value-type="float" office:value="3449883" calcext:value-type="float">
            <text:p>3449883</text:p>
          </table:table-cell>
          <table:table-cell office:value-type="float" office:value="2022772" calcext:value-type="float">
            <text:p>20227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Jappineh upper basic and senior secondary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Sibanor upper basic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8:58:12</text:p>
          </table:table-cell>
          <table:table-cell office:value-type="string" calcext:value-type="string">
            <text:p>Salimatou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5859519" calcext:value-type="float">
            <text:p>5859519</text:p>
          </table:table-cell>
          <table:table-cell office:value-type="float" office:value="2022816" calcext:value-type="float">
            <text:p>20228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 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bjulinding</text:p>
          </table:table-cell>
          <table:table-cell office:value-type="string" calcext:value-type="string">
            <text:p>Yundum barracks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osubi U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49:53</text:p>
          </table:table-cell>
          <table:table-cell office:value-type="string" calcext:value-type="string">
            <text:p>Salimatou </text:p>
          </table:table-cell>
          <table:table-cell/>
          <table:table-cell office:value-type="string" calcext:value-type="string">
            <text:p>Kandeh</text:p>
          </table:table-cell>
          <table:table-cell office:value-type="float" office:value="3701173" calcext:value-type="float">
            <text:p>3701173</text:p>
          </table:table-cell>
          <table:table-cell office:value-type="float" office:value="20211339" calcext:value-type="float">
            <text:p>2021133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Sankulay kunda</text:p>
          </table:table-cell>
          <table:table-cell office:value-type="string" calcext:value-type="string">
            <text:p>Boraba Basic Cycle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01:12</text:p>
          </table:table-cell>
          <table:table-cell office:value-type="string" calcext:value-type="string">
            <text:p>SALLY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5147617" calcext:value-type="float">
            <text:p>5147617</text:p>
          </table:table-cell>
          <table:table-cell office:value-type="float" office:value="2022147" calcext:value-type="float">
            <text:p>202214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HYSICAL HEALTH EDUCATION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T Viacent De Paul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1:54:37</text:p>
          </table:table-cell>
          <table:table-cell office:value-type="string" calcext:value-type="string">
            <text:p>Sally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2184031" calcext:value-type="float">
            <text:p>2184031</text:p>
          </table:table-cell>
          <table:table-cell office:value-type="float" office:value="2022044" calcext:value-type="float">
            <text:p>20220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ujereng UB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UB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4T22:44:59" calcext:value-type="date">
            <text:p>8/4/2021 22:44:59</text:p>
          </table:table-cell>
          <table:table-cell table:style-name="ce6" office:value-type="string" calcext:value-type="string">
            <text:p>Sally</text:p>
          </table:table-cell>
          <table:table-cell table:style-name="ce6"/>
          <table:table-cell table:style-name="ce6" office:value-type="string" calcext:value-type="string">
            <text:p>Sonko</text:p>
          </table:table-cell>
          <table:table-cell table:style-name="ce9" office:value-type="float" office:value="3053630" calcext:value-type="float">
            <text:p>3053630</text:p>
          </table:table-cell>
          <table:table-cell table:style-name="ce9" office:value-type="float" office:value="2023280" calcext:value-type="float">
            <text:p>202328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arly Childhood Education</text:p>
          </table:table-cell>
          <table:table-cell table:style-name="ce6" office:value-type="string" calcext:value-type="string">
            <text:p>B (class)</text:p>
          </table:table-cell>
          <table:table-cell table:style-name="ce6" table:number-columns-repeated="2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usumbala farato</text:p>
          </table:table-cell>
          <table:table-cell table:style-name="ce6" office:value-type="string" calcext:value-type="string">
            <text:p>SDA NURSERY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usumbala farato</text:p>
          </table:table-cell>
          <table:table-cell table:style-name="ce6" office:value-type="string" calcext:value-type="string">
            <text:p>Take care Nurse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9:55:25</text:p>
          </table:table-cell>
          <table:table-cell office:value-type="string" calcext:value-type="string">
            <text:p>Sally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yang</text:p>
          </table:table-cell>
          <table:table-cell office:value-type="float" office:value="3941566" calcext:value-type="float">
            <text:p>3941566</text:p>
          </table:table-cell>
          <table:table-cell office:value-type="float" office:value="2021917" calcext:value-type="float">
            <text:p>202191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mban Cluster</text:p>
          </table:table-cell>
          <table:table-cell office:value-type="string" calcext:value-type="string">
            <text:p>Somi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demban Cluster</text:p>
          </table:table-cell>
          <table:table-cell office:value-type="string" calcext:value-type="string">
            <text:p>Som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0:27:30</text:p>
          </table:table-cell>
          <table:table-cell office:value-type="string" calcext:value-type="string">
            <text:p>Sally mata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3322715" calcext:value-type="float">
            <text:p>3322715</text:p>
          </table:table-cell>
          <table:table-cell office:value-type="float" office:value="2021808" calcext:value-type="float">
            <text:p>20218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ukuta upper and senior secondary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rbang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8:00:35</text:p>
          </table:table-cell>
          <table:table-cell office:value-type="string" calcext:value-type="string">
            <text:p>Sallymata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7204416" calcext:value-type="float">
            <text:p>7204416</text:p>
          </table:table-cell>
          <table:table-cell office:value-type="float" office:value="2021781" calcext:value-type="float">
            <text:p>20217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3:34:45</text:p>
          </table:table-cell>
          <table:table-cell office:value-type="string" calcext:value-type="string">
            <text:p>Sama</text:p>
          </table:table-cell>
          <table:table-cell/>
          <table:table-cell office:value-type="string" calcext:value-type="string">
            <text:p>Sallimatta</text:p>
          </table:table-cell>
          <table:table-cell office:value-type="float" office:value="3367035" calcext:value-type="float">
            <text:p>3367035</text:p>
          </table:table-cell>
          <table:table-cell office:value-type="float" office:value="2022552" calcext:value-type="float">
            <text:p>202255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UB&amp;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7:00:51</text:p>
          </table:table-cell>
          <table:table-cell office:value-type="string" calcext:value-type="string">
            <text:p>Samba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802831" calcext:value-type="float">
            <text:p>3802831</text:p>
          </table:table-cell>
          <table:table-cell office:value-type="float" office:value="20211326" calcext:value-type="float">
            <text:p>202113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Farato busumbal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iban</text:p>
          </table:table-cell>
          <table:table-cell office:value-type="string" calcext:value-type="string">
            <text:p>Jambu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34:46</text:p>
          </table:table-cell>
          <table:table-cell office:value-type="string" calcext:value-type="string">
            <text:p>Samba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5887454" calcext:value-type="float">
            <text:p>5887454</text:p>
          </table:table-cell>
          <table:table-cell office:value-type="float" office:value="2022004" calcext:value-type="float">
            <text:p>2022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e</text:p>
          </table:table-cell>
          <table:table-cell office:value-type="string" calcext:value-type="string">
            <text:p>Agric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Niamina senior secondary school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Dankunk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22:18:13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allow</text:p>
          </table:table-cell>
          <table:table-cell office:value-type="float" office:value="2512146" calcext:value-type="float">
            <text:p>2512146</text:p>
          </table:table-cell>
          <table:table-cell office:value-type="float" office:value="20211112" calcext:value-type="float">
            <text:p>2021111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Lebba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Leb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23:14:57</text:p>
          </table:table-cell>
          <table:table-cell office:value-type="string" calcext:value-type="string">
            <text:p>Samba</text:p>
          </table:table-cell>
          <table:table-cell/>
          <table:table-cell office:value-type="string" calcext:value-type="string">
            <text:p>Bah</text:p>
          </table:table-cell>
          <table:table-cell/>
          <table:table-cell office:value-type="float" office:value="2022091" calcext:value-type="float">
            <text:p>20220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st coast</text:p>
          </table:table-cell>
          <table:table-cell office:value-type="string" calcext:value-type="string">
            <text:p>Old yundum upp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rth bank region</text:p>
          </table:table-cell>
          <table:table-cell office:value-type="string" calcext:value-type="string">
            <text:p>Ngayen Sanjal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19:02:45" calcext:value-type="date">
            <text:p>7/16/2021 19:02:45</text:p>
          </table:table-cell>
          <table:table-cell table:style-name="ce5" office:value-type="string" calcext:value-type="string">
            <text:p>Sambou</text:p>
          </table:table-cell>
          <table:table-cell table:style-name="ce5"/>
          <table:table-cell table:style-name="ce5" office:value-type="string" calcext:value-type="string">
            <text:p>Ndow</text:p>
          </table:table-cell>
          <table:table-cell table:style-name="ce10" office:value-type="float" office:value="5876467" calcext:value-type="float">
            <text:p>5876467</text:p>
          </table:table-cell>
          <table:table-cell table:style-name="ce10" office:value-type="float" office:value="2022433" calcext:value-type="float">
            <text:p>2022433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athematics</text:p>
          </table:table-cell>
          <table:table-cell table:style-name="ce5" office:value-type="string" calcext:value-type="string">
            <text:p>Science</text:p>
          </table:table-cell>
          <table:table-cell table:style-name="ce5" office:value-type="string" calcext:value-type="string">
            <text:p>Region 5</text:p>
          </table:table-cell>
          <table:table-cell table:style-name="ce5"/>
          <table:table-cell table:style-name="ce5" office:value-type="string" calcext:value-type="string">
            <text:p>Bansang UBS/SSS</text:p>
          </table:table-cell>
          <table:table-cell table:style-name="ce5" office:value-type="string" calcext:value-type="string">
            <text:p>Region 5</text:p>
          </table:table-cell>
          <table:table-cell table:style-name="ce5"/>
          <table:table-cell table:style-name="ce5" office:value-type="string" calcext:value-type="string">
            <text:p>Bansang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9:06:48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ANYI</text:p>
          </table:table-cell>
          <table:table-cell office:value-type="float" office:value="2902495" calcext:value-type="float">
            <text:p>2902495</text:p>
          </table:table-cell>
          <table:table-cell office:value-type="float" office:value="20221290" calcext:value-type="float">
            <text:p>202212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 CLUSTER</text:p>
          </table:table-cell>
          <table:table-cell office:value-type="string" calcext:value-type="string">
            <text:p>FARAFENNI SENIOR SECONDARY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 CLUSTER</text:p>
          </table:table-cell>
          <table:table-cell office:value-type="string" calcext:value-type="string">
            <text:p>TAHIR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4:15:53</text:p>
          </table:table-cell>
          <table:table-cell office:value-type="string" calcext:value-type="string">
            <text:p>SANNA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3732950" calcext:value-type="float">
            <text:p>3732950</text:p>
          </table:table-cell>
          <table:table-cell office:value-type="float" office:value="20221295" calcext:value-type="float">
            <text:p>202212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Saamasang Technical UB /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 /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29:43</text:p>
          </table:table-cell>
          <table:table-cell office:value-type="string" calcext:value-type="string">
            <text:p>Sanna </text:p>
          </table:table-cell>
          <table:table-cell/>
          <table:table-cell office:value-type="string" calcext:value-type="string">
            <text:p>Jabai</text:p>
          </table:table-cell>
          <table:table-cell office:value-type="float" office:value="2623946" calcext:value-type="float">
            <text:p>2623946</text:p>
          </table:table-cell>
          <table:table-cell office:value-type="float" office:value="20221268" calcext:value-type="float">
            <text:p>202212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.E.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<text:s/>cluster </text:p>
          </table:table-cell>
          <table:table-cell office:value-type="string" calcext:value-type="string">
            <text:p>SUkuta upper and senior secondary <text:s/>school 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 cluster </text:p>
          </table:table-cell>
          <table:table-cell office:value-type="string" calcext:value-type="string">
            <text:p>Bajakunda Upper <text:s/>and senior <text:s/>secondary <text:s/>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7:03:20</text:p>
          </table:table-cell>
          <table:table-cell office:value-type="string" calcext:value-type="string">
            <text:p>Sanunding</text:p>
          </table:table-cell>
          <table:table-cell/>
          <table:table-cell office:value-type="string" calcext:value-type="string">
            <text:p>Tamba</text:p>
          </table:table-cell>
          <table:table-cell office:value-type="float" office:value="5928371" calcext:value-type="float">
            <text:p>5928371</text:p>
          </table:table-cell>
          <table:table-cell office:value-type="float" office:value="20211382" calcext:value-type="float">
            <text:p>202113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Sanyang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Sibit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0:14:59</text:p>
          </table:table-cell>
          <table:table-cell office:value-type="string" calcext:value-type="string">
            <text:p>Sarat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5226592" calcext:value-type="float">
            <text:p>5226592</text:p>
          </table:table-cell>
          <table:table-cell office:value-type="float" office:value="20211420" calcext:value-type="float">
            <text:p>202114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angallen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Tamba kund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2:39:50</text:p>
          </table:table-cell>
          <table:table-cell office:value-type="string" calcext:value-type="string">
            <text:p>Sarat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906648" calcext:value-type="float">
            <text:p>5906648</text:p>
          </table:table-cell>
          <table:table-cell office:value-type="float" office:value="2021741" calcext:value-type="float">
            <text:p>202174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</text:p>
          </table:table-cell>
          <table:table-cell table:number-columns-repeated="2" office:value-type="string" calcext:value-type="string">
            <text:p>Arabic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abafit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id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37:54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3240111" calcext:value-type="float">
            <text:p>3240111</text:p>
          </table:table-cell>
          <table:table-cell office:value-type="float" office:value="20211455" calcext:value-type="float">
            <text:p>202114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West coast region</text:p>
          </table:table-cell>
          <table:table-cell office:value-type="string" calcext:value-type="string">
            <text:p>Sangany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Kwinella</text:p>
          </table:table-cell>
          <table:table-cell office:value-type="string" calcext:value-type="string">
            <text:p>Sib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54:34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Jarju</text:p>
          </table:table-cell>
          <table:table-cell office:value-type="string" calcext:value-type="string">
            <text:p>7922352/304783</text:p>
          </table:table-cell>
          <table:table-cell office:value-type="float" office:value="20211001" calcext:value-type="float">
            <text:p>2021100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 class group 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Farato bojang kunda sotokoi daru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linding</text:p>
          </table:table-cell>
          <table:table-cell office:value-type="string" calcext:value-type="string">
            <text:p>Bundung nusra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1:54:04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7645341" calcext:value-type="float">
            <text:p>7645341</text:p>
          </table:table-cell>
          <table:table-cell office:value-type="float" office:value="2021944" calcext:value-type="float">
            <text:p>20219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YUNDUM</text:p>
          </table:table-cell>
          <table:table-cell office:value-type="string" calcext:value-type="string">
            <text:p>NEW YUNDUM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BUSUMBAL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39:20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3610849" calcext:value-type="float">
            <text:p>3610849</text:p>
          </table:table-cell>
          <table:table-cell office:value-type="float" office:value="20221378" calcext:value-type="float">
            <text:p>202213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New Yundum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unus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39:37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Sowe</text:p>
          </table:table-cell>
          <table:table-cell office:value-type="string" calcext:value-type="string">
            <text:p>7374716/3617157</text:p>
          </table:table-cell>
          <table:table-cell office:value-type="float" office:value="2021004" calcext:value-type="float">
            <text:p>202100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F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ondali</text:p>
          </table:table-cell>
          <table:table-cell office:value-type="string" calcext:value-type="string">
            <text:p>Kampassa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Nioro jattaba</text:p>
          </table:table-cell>
          <table:table-cell office:value-type="string" calcext:value-type="string">
            <text:p>Kat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11:28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3158978" calcext:value-type="float">
            <text:p>3158978</text:p>
          </table:table-cell>
          <table:table-cell office:value-type="float" office:value="20221377" calcext:value-type="float">
            <text:p>202213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Sotokoi tintinto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St. Aidan's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20:08:19</text:p>
          </table:table-cell>
          <table:table-cell office:value-type="string" calcext:value-type="string">
            <text:p>Sarjo</text:p>
          </table:table-cell>
          <table:table-cell/>
          <table:table-cell office:value-type="string" calcext:value-type="string">
            <text:p>Kanteh</text:p>
          </table:table-cell>
          <table:table-cell office:value-type="float" office:value="5152011" calcext:value-type="float">
            <text:p>5152011</text:p>
          </table:table-cell>
          <table:table-cell office:value-type="float" office:value="2021253" calcext:value-type="float">
            <text:p>20212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lambang</text:p>
          </table:table-cell>
          <table:table-cell office:value-type="string" calcext:value-type="string">
            <text:p>Jalambang lower basic school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Suku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05:35</text:p>
          </table:table-cell>
          <table:table-cell office:value-type="string" calcext:value-type="string">
            <text:p>Sarj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ndeh</text:p>
          </table:table-cell>
          <table:table-cell office:value-type="float" office:value="7280821" calcext:value-type="float">
            <text:p>7280821</text:p>
          </table:table-cell>
          <table:table-cell office:value-type="float" office:value="2021007" calcext:value-type="float">
            <text:p>20210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24T12:22:31" calcext:value-type="date">
            <text:p>7/24/2021 12:22:31</text:p>
          </table:table-cell>
          <table:table-cell table:style-name="ce5" office:value-type="string" calcext:value-type="string">
            <text:p>Sarjo</text:p>
          </table:table-cell>
          <table:table-cell table:style-name="ce5"/>
          <table:table-cell table:style-name="ce5" office:value-type="string" calcext:value-type="string">
            <text:p>Sanno</text:p>
          </table:table-cell>
          <table:table-cell table:style-name="ce10" office:value-type="float" office:value="2138026" calcext:value-type="float">
            <text:p>2138026</text:p>
          </table:table-cell>
          <table:table-cell table:style-name="ce10" office:value-type="float" office:value="2021377" calcext:value-type="float">
            <text:p>2021377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IRk</text:p>
          </table:table-cell>
          <table:table-cell table:style-name="ce5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Annemarierivier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Jamisa</text:p>
          </table:table-cell>
          <table:table-cell table:style-name="ce5" office:value-type="string" calcext:value-type="string">
            <text:p>St.jame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58:10</text:p>
          </table:table-cell>
          <table:table-cell office:value-type="string" calcext:value-type="string">
            <text:p>sarjo </text:p>
          </table:table-cell>
          <table:table-cell/>
          <table:table-cell office:value-type="string" calcext:value-type="string">
            <text:p>Bojang</text:p>
          </table:table-cell>
          <table:table-cell office:value-type="float" office:value="5137338" calcext:value-type="float">
            <text:p>5137338</text:p>
          </table:table-cell>
          <table:table-cell office:value-type="float" office:value="2021589" calcext:value-type="float">
            <text:p>20215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O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Ne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1:00:58</text:p>
          </table:table-cell>
          <table:table-cell office:value-type="string" calcext:value-type="string">
            <text:p>Sarjo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ndeh</text:p>
          </table:table-cell>
          <table:table-cell office:value-type="float" office:value="7280821" calcext:value-type="float">
            <text:p>7280821</text:p>
          </table:table-cell>
          <table:table-cell office:value-type="float" office:value="2021007" calcext:value-type="float">
            <text:p>202100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Farafenni</text:p>
          </table:table-cell>
          <table:table-cell office:value-type="string" calcext:value-type="string">
            <text:p>Faraf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2:02:19</text:p>
          </table:table-cell>
          <table:table-cell office:value-type="string" calcext:value-type="string">
            <text:p>Satang</text:p>
          </table:table-cell>
          <table:table-cell office:value-type="string" calcext:value-type="string">
            <text:p>Jow</text:p>
          </table:table-cell>
          <table:table-cell office:value-type="string" calcext:value-type="string">
            <text:p>Jarju</text:p>
          </table:table-cell>
          <table:table-cell office:value-type="float" office:value="3202932" calcext:value-type="float">
            <text:p>3202932</text:p>
          </table:table-cell>
          <table:table-cell office:value-type="float" office:value="2021923" calcext:value-type="float">
            <text:p>20219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usura prima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49:46</text:p>
          </table:table-cell>
          <table:table-cell office:value-type="string" calcext:value-type="string">
            <text:p>Sedia</text:p>
          </table:table-cell>
          <table:table-cell/>
          <table:table-cell office:value-type="string" calcext:value-type="string">
            <text:p>Susso</text:p>
          </table:table-cell>
          <table:table-cell office:value-type="float" office:value="7878405" calcext:value-type="float">
            <text:p>7878405</text:p>
          </table:table-cell>
          <table:table-cell office:value-type="float" office:value="20221173" calcext:value-type="float">
            <text:p>202211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ansang</text:p>
          </table:table-cell>
          <table:table-cell office:value-type="string" calcext:value-type="string">
            <text:p>Bansang UBSSS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East </text:p>
          </table:table-cell>
          <table:table-cell office:value-type="string" calcext:value-type="string">
            <text:p>Foday kunda UB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2:59:36</text:p>
          </table:table-cell>
          <table:table-cell office:value-type="string" calcext:value-type="string">
            <text:p>sedi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251013" calcext:value-type="float">
            <text:p>3251013</text:p>
          </table:table-cell>
          <table:table-cell office:value-type="float" office:value="2021670" calcext:value-type="float">
            <text:p>20216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 class</text:p>
          </table:table-cell>
          <table:table-cell office:value-type="string" calcext:value-type="string">
            <text:p>ialsmic</text:p>
          </table:table-cell>
          <table:table-cell office:value-type="string" calcext:value-type="string">
            <text:p>islamic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sponder updated this value. kabafitta cluster</text:p>
          </table:table-cell>
          <table:table-cell office:value-type="string" calcext:value-type="string">
            <text:p>Henriette l. b. s.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ta cluter</text:p>
          </table:table-cell>
          <table:table-cell office:value-type="string" calcext:value-type="string">
            <text:p>kabafitta l. b. s.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06:31</text:p>
          </table:table-cell>
          <table:table-cell office:value-type="string" calcext:value-type="string">
            <text:p>Seedia</text:p>
          </table:table-cell>
          <table:table-cell/>
          <table:table-cell office:value-type="string" calcext:value-type="string">
            <text:p>Barrow</text:p>
          </table:table-cell>
          <table:table-cell office:value-type="float" office:value="5962851" calcext:value-type="float">
            <text:p>5962851</text:p>
          </table:table-cell>
          <table:table-cell office:value-type="float" office:value="2021990" calcext:value-type="float">
            <text:p>202199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Barrow kund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17:36:18" calcext:value-type="date">
            <text:p>7/16/2021 17:36:18</text:p>
          </table:table-cell>
          <table:table-cell table:style-name="ce5" office:value-type="string" calcext:value-type="string">
            <text:p>Seedy</text:p>
          </table:table-cell>
          <table:table-cell table:style-name="ce5"/>
          <table:table-cell table:style-name="ce5" office:value-type="string" calcext:value-type="string">
            <text:p>Camara</text:p>
          </table:table-cell>
          <table:table-cell table:style-name="ce10" office:value-type="float" office:value="7178744" calcext:value-type="float">
            <text:p>7178744</text:p>
          </table:table-cell>
          <table:table-cell table:style-name="ce10" office:value-type="float" office:value="2021460" calcext:value-type="float">
            <text:p>2021460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Gidda L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rikama</text:p>
          </table:table-cell>
          <table:table-cell table:style-name="ce5" office:value-type="string" calcext:value-type="string">
            <text:p>Brikam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1:43:42</text:p>
          </table:table-cell>
          <table:table-cell office:value-type="string" calcext:value-type="string">
            <text:p>Serandu </text:p>
          </table:table-cell>
          <table:table-cell/>
          <table:table-cell office:value-type="string" calcext:value-type="string">
            <text:p>Sohna </text:p>
          </table:table-cell>
          <table:table-cell office:value-type="float" office:value="3946216" calcext:value-type="float">
            <text:p>3946216</text:p>
          </table:table-cell>
          <table:table-cell office:value-type="float" office:value="2021378" calcext:value-type="float">
            <text:p>202137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</text:p>
          </table:table-cell>
          <table:table-cell office:value-type="string" calcext:value-type="string">
            <text:p>Yalding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 </text:p>
          </table:table-cell>
          <table:table-cell office:value-type="string" calcext:value-type="string">
            <text:p>Banjulinding LB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11:30:50</text:p>
          </table:table-cell>
          <table:table-cell office:value-type="string" calcext:value-type="string">
            <text:p>Sereh 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7655472" calcext:value-type="float">
            <text:p>7655472</text:p>
          </table:table-cell>
          <table:table-cell office:value-type="float" office:value="2023099" calcext:value-type="float">
            <text:p>20230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Henderiette 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ffoe nurse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21:07:37</text:p>
          </table:table-cell>
          <table:table-cell office:value-type="string" calcext:value-type="string">
            <text:p>Serreh</text:p>
          </table:table-cell>
          <table:table-cell/>
          <table:table-cell office:value-type="string" calcext:value-type="string">
            <text:p>Samateh</text:p>
          </table:table-cell>
          <table:table-cell office:value-type="float" office:value="3577276" calcext:value-type="float">
            <text:p>3577276</text:p>
          </table:table-cell>
          <table:table-cell office:value-type="float" office:value="2021153" calcext:value-type="float">
            <text:p>202115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ower basic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Abuko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7:02:10" calcext:value-type="date">
            <text:p>7/16/2021 17:02:10</text:p>
          </table:table-cell>
          <table:table-cell table:style-name="ce6" office:value-type="string" calcext:value-type="string">
            <text:p>Sheikh Omar</text:p>
          </table:table-cell>
          <table:table-cell table:style-name="ce6"/>
          <table:table-cell table:style-name="ce6" office:value-type="string" calcext:value-type="string">
            <text:p>Joof</text:p>
          </table:table-cell>
          <table:table-cell table:style-name="ce9" office:value-type="float" office:value="3377449" calcext:value-type="float">
            <text:p>3377449</text:p>
          </table:table-cell>
          <table:table-cell table:style-name="ce9" office:value-type="float" office:value="2022530" calcext:value-type="float">
            <text:p>2022530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Physical Education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njulunding</text:p>
          </table:table-cell>
          <table:table-cell table:style-name="ce6" office:value-type="string" calcext:value-type="string">
            <text:p>Yundum Barracks upper basic school</text:p>
          </table:table-cell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Banjul</text:p>
          </table:table-cell>
          <table:table-cell table:style-name="ce6" office:value-type="string" calcext:value-type="string">
            <text:p>Campamma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7:57:44</text:p>
          </table:table-cell>
          <table:table-cell office:value-type="string" calcext:value-type="string">
            <text:p>Sheriff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2169923" calcext:value-type="float">
            <text:p>2169923</text:p>
          </table:table-cell>
          <table:table-cell office:value-type="float" office:value="20221179" calcext:value-type="float">
            <text:p>2022117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Nyanga Bantang Basic Cycle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kulay kunda</text:p>
          </table:table-cell>
          <table:table-cell office:value-type="string" calcext:value-type="string">
            <text:p>Janjanbureh upp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18:58</text:p>
          </table:table-cell>
          <table:table-cell office:value-type="string" calcext:value-type="string">
            <text:p>Sheriff</text:p>
          </table:table-cell>
          <table:table-cell/>
          <table:table-cell office:value-type="string" calcext:value-type="string">
            <text:p>Janneh</text:p>
          </table:table-cell>
          <table:table-cell office:value-type="float" office:value="3101128" calcext:value-type="float">
            <text:p>3101128</text:p>
          </table:table-cell>
          <table:table-cell office:value-type="float" office:value="2021005" calcext:value-type="float">
            <text:p>20210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Gunjur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9:13:12</text:p>
          </table:table-cell>
          <table:table-cell office:value-type="string" calcext:value-type="string">
            <text:p>Sheriff </text:p>
          </table:table-cell>
          <table:table-cell/>
          <table:table-cell office:value-type="string" calcext:value-type="string">
            <text:p>Jobarteh </text:p>
          </table:table-cell>
          <table:table-cell office:value-type="float" office:value="7164897" calcext:value-type="float">
            <text:p>7164897</text:p>
          </table:table-cell>
          <table:table-cell office:value-type="float" office:value="20211387" calcext:value-type="float">
            <text:p>202113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usumbala farato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usumbala Farat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35:28</text:p>
          </table:table-cell>
          <table:table-cell office:value-type="string" calcext:value-type="string">
            <text:p>Sheriffo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723974" calcext:value-type="float">
            <text:p>3723974</text:p>
          </table:table-cell>
          <table:table-cell office:value-type="float" office:value="20221180" calcext:value-type="float">
            <text:p>202211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 cluster</text:p>
          </table:table-cell>
          <table:table-cell office:value-type="string" calcext:value-type="string">
            <text:p>St Peter's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 cluster</text:p>
          </table:table-cell>
          <table:table-cell office:value-type="string" calcext:value-type="string">
            <text:p>Kombo kerewan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3:53:03</text:p>
          </table:table-cell>
          <table:table-cell office:value-type="string" calcext:value-type="string">
            <text:p>Sheriffo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913478" calcext:value-type="float">
            <text:p>2913478</text:p>
          </table:table-cell>
          <table:table-cell office:value-type="float" office:value="20211348" calcext:value-type="float">
            <text:p>2021134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Jamisa lower basic school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Kerewan</text:p>
          </table:table-cell>
          <table:table-cell office:value-type="string" calcext:value-type="string">
            <text:p>Kerewa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11:14:47" calcext:value-type="date">
            <text:p>7/17/2021 11:14:47</text:p>
          </table:table-cell>
          <table:table-cell table:style-name="ce5" office:value-type="string" calcext:value-type="string">
            <text:p>Shona</text:p>
          </table:table-cell>
          <table:table-cell table:style-name="ce5"/>
          <table:table-cell table:style-name="ce5" office:value-type="string" calcext:value-type="string">
            <text:p>Boye</text:p>
          </table:table-cell>
          <table:table-cell table:style-name="ce10" office:value-type="float" office:value="2122409" calcext:value-type="float">
            <text:p>2122409</text:p>
          </table:table-cell>
          <table:table-cell table:style-name="ce10" office:value-type="float" office:value="2022382" calcext:value-type="float">
            <text:p>2022382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(P)</text:p>
          </table:table-cell>
          <table:table-cell table:style-name="ce5" office:value-type="string" calcext:value-type="string">
            <text:p>S E S</text:p>
          </table:table-cell>
          <table:table-cell table:style-name="ce5" office:value-type="string" calcext:value-type="string">
            <text:p>P E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Old yundum</text:p>
          </table:table-cell>
          <table:table-cell table:style-name="ce5" office:value-type="string" calcext:value-type="string">
            <text:p>OLD yundum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anjulinding</text:p>
          </table:table-cell>
          <table:table-cell table:style-name="ce5" office:value-type="string" calcext:value-type="string">
            <text:p>Kunkujang keita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51:56</text:p>
          </table:table-cell>
          <table:table-cell office:value-type="string" calcext:value-type="string">
            <text:p>Siak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568343" calcext:value-type="float">
            <text:p>2568343</text:p>
          </table:table-cell>
          <table:table-cell office:value-type="float" office:value="20221181" calcext:value-type="float">
            <text:p>202211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angallen BC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Sankulaykunda </text:p>
          </table:table-cell>
          <table:table-cell office:value-type="string" calcext:value-type="string">
            <text:p>St thereses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0:04:10</text:p>
          </table:table-cell>
          <table:table-cell office:value-type="string" calcext:value-type="string">
            <text:p>SIAKA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3134920" calcext:value-type="float">
            <text:p>3134920</text:p>
          </table:table-cell>
          <table:table-cell office:value-type="float" office:value="2022838" calcext:value-type="float">
            <text:p>20228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GROUP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YALDING BASIC CYCLE SCHOOL.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 FARATO</text:p>
          </table:table-cell>
          <table:table-cell office:value-type="string" calcext:value-type="string">
            <text:p>SD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6:30:20</text:p>
          </table:table-cell>
          <table:table-cell office:value-type="string" calcext:value-type="string">
            <text:p>Siaka</text:p>
          </table:table-cell>
          <table:table-cell/>
          <table:table-cell office:value-type="string" calcext:value-type="string">
            <text:p>Sanyang</text:p>
          </table:table-cell>
          <table:table-cell office:value-type="float" office:value="2568343" calcext:value-type="float">
            <text:p>2568343</text:p>
          </table:table-cell>
          <table:table-cell office:value-type="float" office:value="20221181" calcext:value-type="float">
            <text:p>2022118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banor</text:p>
          </table:table-cell>
          <table:table-cell office:value-type="string" calcext:value-type="string">
            <text:p>Arangallen BC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Abuko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2:52:34</text:p>
          </table:table-cell>
          <table:table-cell office:value-type="string" calcext:value-type="string">
            <text:p>SiakS</text:p>
          </table:table-cell>
          <table:table-cell/>
          <table:table-cell office:value-type="string" calcext:value-type="string">
            <text:p>CAMARA</text:p>
          </table:table-cell>
          <table:table-cell office:value-type="float" office:value="3835754" calcext:value-type="float">
            <text:p>3835754</text:p>
          </table:table-cell>
          <table:table-cell office:value-type="float" office:value="20221272" calcext:value-type="float">
            <text:p>202212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griculturAG SCIENC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g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kuta UBS</text:p>
          </table:table-cell>
          <table:table-cell office:value-type="string" calcext:value-type="string">
            <text:p>Reg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kuta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3:32:54</text:p>
          </table:table-cell>
          <table:table-cell office:value-type="string" calcext:value-type="string">
            <text:p>Siga</text:p>
          </table:table-cell>
          <table:table-cell/>
          <table:table-cell office:value-type="string" calcext:value-type="string">
            <text:p>Chorr</text:p>
          </table:table-cell>
          <table:table-cell office:value-type="float" office:value="2069639" calcext:value-type="float">
            <text:p>2069639</text:p>
          </table:table-cell>
          <table:table-cell office:value-type="float" office:value="20211330" calcext:value-type="float">
            <text:p>202113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 genera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lbion cluster</text:p>
          </table:table-cell>
          <table:table-cell office:value-type="string" calcext:value-type="string">
            <text:p>Muslim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Albion cluster</text:p>
          </table:table-cell>
          <table:table-cell office:value-type="string" calcext:value-type="string">
            <text:p>Musli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2:11:04</text:p>
          </table:table-cell>
          <table:table-cell office:value-type="string" calcext:value-type="string">
            <text:p>SIMON A. </text:p>
          </table:table-cell>
          <table:table-cell/>
          <table:table-cell office:value-type="string" calcext:value-type="string">
            <text:p>GOMEZ</text:p>
          </table:table-cell>
          <table:table-cell office:value-type="float" office:value="3453464" calcext:value-type="float">
            <text:p>3453464</text:p>
          </table:table-cell>
          <table:table-cell office:value-type="float" office:value="20211049" calcext:value-type="float">
            <text:p>2021104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L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NEM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KABAFI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58:28</text:p>
          </table:table-cell>
          <table:table-cell office:value-type="string" calcext:value-type="string">
            <text:p>Sira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3317428" calcext:value-type="float">
            <text:p>3317428</text:p>
          </table:table-cell>
          <table:table-cell office:value-type="float" office:value="2022373" calcext:value-type="float">
            <text:p>20223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0ma</text:p>
          </table:table-cell>
          <table:table-cell office:value-type="string" calcext:value-type="string">
            <text:p>Misera BC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om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12:29:21</text:p>
          </table:table-cell>
          <table:table-cell office:value-type="string" calcext:value-type="string">
            <text:p>Sirra</text:p>
          </table:table-cell>
          <table:table-cell/>
          <table:table-cell office:value-type="string" calcext:value-type="string">
            <text:p>Tamba</text:p>
          </table:table-cell>
          <table:table-cell office:value-type="float" office:value="3739911" calcext:value-type="float">
            <text:p>3739911</text:p>
          </table:table-cell>
          <table:table-cell office:value-type="float" office:value="2021380" calcext:value-type="float">
            <text:p>20213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dengban</text:p>
          </table:table-cell>
          <table:table-cell office:value-type="string" calcext:value-type="string">
            <text:p>Somita LBS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Ndengb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3:25:48</text:p>
          </table:table-cell>
          <table:table-cell office:value-type="string" calcext:value-type="string">
            <text:p>Sirra</text:p>
          </table:table-cell>
          <table:table-cell/>
          <table:table-cell office:value-type="string" calcext:value-type="string">
            <text:p>Jome</text:p>
          </table:table-cell>
          <table:table-cell office:value-type="float" office:value="5807618" calcext:value-type="float">
            <text:p>5807618</text:p>
          </table:table-cell>
          <table:table-cell office:value-type="float" office:value="2021838" calcext:value-type="float">
            <text:p>202183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J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Cluster 11: Essau cluster</text:p>
          </table:table-cell>
          <table:table-cell office:value-type="string" calcext:value-type="string">
            <text:p>St. Mathews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luster 11: Essau cluster</text:p>
          </table:table-cell>
          <table:table-cell office:value-type="string" calcext:value-type="string">
            <text:p>Essa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5T14:24:58" calcext:value-type="date">
            <text:p>7/15/2021 14:24:58</text:p>
          </table:table-cell>
          <table:table-cell table:style-name="ce6" office:value-type="string" calcext:value-type="string">
            <text:p>Sirra</text:p>
          </table:table-cell>
          <table:table-cell table:style-name="ce6"/>
          <table:table-cell table:style-name="ce6" office:value-type="string" calcext:value-type="string">
            <text:p>Gagigo</text:p>
          </table:table-cell>
          <table:table-cell table:style-name="ce9" office:value-type="float" office:value="2744750" calcext:value-type="float">
            <text:p>2744750</text:p>
          </table:table-cell>
          <table:table-cell table:style-name="ce9" office:value-type="float" office:value="2022804" calcext:value-type="float">
            <text:p>2022804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PH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Brikama upper and senior secondary school</text:p>
          </table:table-cell>
          <table:table-cell table:style-name="ce6" office:value-type="string" calcext:value-type="string">
            <text:p>Region 2</text:p>
          </table:table-cell>
          <table:table-cell table:style-name="ce6"/>
          <table:table-cell table:style-name="ce6" office:value-type="string" calcext:value-type="string">
            <text:p>Brikama methodist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20:11</text:p>
          </table:table-cell>
          <table:table-cell office:value-type="string" calcext:value-type="string">
            <text:p>Sirreh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3969295" calcext:value-type="float">
            <text:p>3969295</text:p>
          </table:table-cell>
          <table:table-cell office:value-type="float" office:value="2021396" calcext:value-type="float">
            <text:p>202139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Sukuta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Nioro jattaba</text:p>
          </table:table-cell>
          <table:table-cell office:value-type="string" calcext:value-type="string">
            <text:p>Nioro jattab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40:37</text:p>
          </table:table-cell>
          <table:table-cell office:value-type="string" calcext:value-type="string">
            <text:p>Sirreh</text:p>
          </table:table-cell>
          <table:table-cell/>
          <table:table-cell office:value-type="string" calcext:value-type="string">
            <text:p>Sanyang </text:p>
          </table:table-cell>
          <table:table-cell office:value-type="float" office:value="3286924" calcext:value-type="float">
            <text:p>3286924</text:p>
          </table:table-cell>
          <table:table-cell office:value-type="float" office:value="20211364" calcext:value-type="float">
            <text:p>2021136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yanka</text:p>
          </table:table-cell>
          <table:table-cell office:value-type="string" calcext:value-type="string">
            <text:p>Sanyang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yanka</text:p>
          </table:table-cell>
          <table:table-cell office:value-type="string" calcext:value-type="string">
            <text:p>Baddibou kerew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21:43:01</text:p>
          </table:table-cell>
          <table:table-cell office:value-type="string" calcext:value-type="string">
            <text:p>Sirreh </text:p>
          </table:table-cell>
          <table:table-cell/>
          <table:table-cell office:value-type="string" calcext:value-type="string">
            <text:p>Fatty</text:p>
          </table:table-cell>
          <table:table-cell office:value-type="float" office:value="2357359" calcext:value-type="float">
            <text:p>2357359</text:p>
          </table:table-cell>
          <table:table-cell office:value-type="float" office:value="20211146" calcext:value-type="float">
            <text:p>202111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kau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akau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0:54:50</text:p>
          </table:table-cell>
          <table:table-cell office:value-type="string" calcext:value-type="string">
            <text:p>Soh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esay</text:p>
          </table:table-cell>
          <table:table-cell office:value-type="float" office:value="3405171" calcext:value-type="float">
            <text:p>3405171</text:p>
          </table:table-cell>
          <table:table-cell office:value-type="float" office:value="2021887" calcext:value-type="float">
            <text:p>20218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j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udang</text:p>
          </table:table-cell>
          <table:table-cell office:value-type="string" calcext:value-type="string">
            <text:p>Jamagen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1:38:34</text:p>
          </table:table-cell>
          <table:table-cell office:value-type="string" calcext:value-type="string">
            <text:p>Sohna</text:p>
          </table:table-cell>
          <table:table-cell/>
          <table:table-cell office:value-type="string" calcext:value-type="string">
            <text:p>Lowe</text:p>
          </table:table-cell>
          <table:table-cell office:value-type="float" office:value="3062038" calcext:value-type="float">
            <text:p>3062038</text:p>
          </table:table-cell>
          <table:table-cell office:value-type="float" office:value="2023192" calcext:value-type="float">
            <text:p>202319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Ousman Ndong</text:p>
          </table:table-cell>
          <table:table-cell office:value-type="string" calcext:value-type="string">
            <text:p>Yallal Tankonjala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maurita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6T14:55:09" calcext:value-type="date">
            <text:p>7/16/2021 14:55:09</text:p>
          </table:table-cell>
          <table:table-cell table:style-name="ce5" office:value-type="string" calcext:value-type="string">
            <text:p>Sohna</text:p>
          </table:table-cell>
          <table:table-cell table:style-name="ce5"/>
          <table:table-cell table:style-name="ce5" office:value-type="string" calcext:value-type="string">
            <text:p>Jaw</text:p>
          </table:table-cell>
          <table:table-cell table:style-name="ce10" office:value-type="float" office:value="7964647" calcext:value-type="float">
            <text:p>7964647</text:p>
          </table:table-cell>
          <table:table-cell table:style-name="ce10" office:value-type="float" office:value="20211426" calcext:value-type="float">
            <text:p>2021142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Primary</text:p>
          </table:table-cell>
          <table:table-cell table:style-name="ce5" office:value-type="string" calcext:value-type="string">
            <text:p>J</text:p>
          </table:table-cell>
          <table:table-cell table:style-name="ce5" table:number-columns-repeated="2"/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Pakaliba</text:p>
          </table:table-cell>
          <table:table-cell table:style-name="ce5" office:value-type="string" calcext:value-type="string">
            <text:p>Badumeh kuta LBS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Pakaliba</text:p>
          </table:table-cell>
          <table:table-cell table:style-name="ce5" office:value-type="string" calcext:value-type="string">
            <text:p>Badumeh 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06:25</text:p>
          </table:table-cell>
          <table:table-cell office:value-type="string" calcext:value-type="string">
            <text:p>Sohna </text:p>
          </table:table-cell>
          <table:table-cell/>
          <table:table-cell office:value-type="string" calcext:value-type="string">
            <text:p>Mbowe</text:p>
          </table:table-cell>
          <table:table-cell office:value-type="float" office:value="2342267" calcext:value-type="float">
            <text:p>2342267</text:p>
          </table:table-cell>
          <table:table-cell office:value-type="float" office:value="2022037" calcext:value-type="float">
            <text:p>202203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Panchang</text:p>
          </table:table-cell>
          <table:table-cell office:value-type="string" calcext:value-type="string">
            <text:p>Nyangabantang B.C.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adina sering mass </text:p>
          </table:table-cell>
          <table:table-cell office:value-type="string" calcext:value-type="string">
            <text:p>Berending B.C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3:07:41</text:p>
          </table:table-cell>
          <table:table-cell office:value-type="string" calcext:value-type="string">
            <text:p>Sohna </text:p>
          </table:table-cell>
          <table:table-cell/>
          <table:table-cell office:value-type="string" calcext:value-type="string">
            <text:p>Jaw</text:p>
          </table:table-cell>
          <table:table-cell office:value-type="float" office:value="7964647" calcext:value-type="float">
            <text:p>7964647</text:p>
          </table:table-cell>
          <table:table-cell office:value-type="float" office:value="20211426" calcext:value-type="float">
            <text:p>2021142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Badumeh kuta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Badumeh ku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4:43:18</text:p>
          </table:table-cell>
          <table:table-cell office:value-type="string" calcext:value-type="string">
            <text:p>Soriya</text:p>
          </table:table-cell>
          <table:table-cell/>
          <table:table-cell office:value-type="string" calcext:value-type="string">
            <text:p>Saho</text:p>
          </table:table-cell>
          <table:table-cell office:value-type="float" office:value="3419851" calcext:value-type="float">
            <text:p>3419851</text:p>
          </table:table-cell>
          <table:table-cell office:value-type="float" office:value="20221355" calcext:value-type="float">
            <text:p>2022135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ience cor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ebba manneh</text:p>
          </table:table-cell>
          <table:table-cell office:value-type="string" calcext:value-type="string">
            <text:p>St charls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ong Touray</text:p>
          </table:table-cell>
          <table:table-cell office:value-type="string" calcext:value-type="string">
            <text:p>Latrikunda sabiji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9:03</text:p>
          </table:table-cell>
          <table:table-cell office:value-type="string" calcext:value-type="string">
            <text:p>Sukai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3487387" calcext:value-type="float">
            <text:p>3487387</text:p>
          </table:table-cell>
          <table:table-cell office:value-type="float" office:value="20221375" calcext:value-type="float">
            <text:p>202213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 </text:p>
          </table:table-cell>
          <table:table-cell office:value-type="string" calcext:value-type="string">
            <text:p>Medina UBS/SS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Medina UBS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3:38:27</text:p>
          </table:table-cell>
          <table:table-cell office:value-type="string" calcext:value-type="string">
            <text:p>Sulayman</text:p>
          </table:table-cell>
          <table:table-cell/>
          <table:table-cell office:value-type="string" calcext:value-type="string">
            <text:p>Sawanneh</text:p>
          </table:table-cell>
          <table:table-cell office:value-type="float" office:value="3379696" calcext:value-type="float">
            <text:p>3379696</text:p>
          </table:table-cell>
          <table:table-cell office:value-type="float" office:value="20211170" calcext:value-type="float">
            <text:p>2021117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Sohm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ermisa</text:p>
          </table:table-cell>
          <table:table-cell office:value-type="string" calcext:value-type="string">
            <text:p>Mansa colley boj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7/2021 2:27:13</text:p>
          </table:table-cell>
          <table:table-cell office:value-type="string" calcext:value-type="string">
            <text:p>Sulayman</text:p>
          </table:table-cell>
          <table:table-cell/>
          <table:table-cell office:value-type="string" calcext:value-type="string">
            <text:p>Kurang</text:p>
          </table:table-cell>
          <table:table-cell office:value-type="float" office:value="3687815" calcext:value-type="float">
            <text:p>3687815</text:p>
          </table:table-cell>
          <table:table-cell office:value-type="float" office:value="20211040" calcext:value-type="float">
            <text:p>2021104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N class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ukut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53:05</text:p>
          </table:table-cell>
          <table:table-cell office:value-type="string" calcext:value-type="string">
            <text:p>Sulayman</text:p>
          </table:table-cell>
          <table:table-cell/>
          <table:table-cell office:value-type="string" calcext:value-type="string">
            <text:p>Keita</text:p>
          </table:table-cell>
          <table:table-cell office:value-type="float" office:value="2669081" calcext:value-type="float">
            <text:p>2669081</text:p>
          </table:table-cell>
          <table:table-cell office:value-type="float" office:value="20221308" calcext:value-type="float">
            <text:p>2022130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ia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Tahir ahmad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3:12:06</text:p>
          </table:table-cell>
          <table:table-cell office:value-type="string" calcext:value-type="string">
            <text:p>Sunkaru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7886095" calcext:value-type="float">
            <text:p>7886095</text:p>
          </table:table-cell>
          <table:table-cell office:value-type="float" office:value="2022342" calcext:value-type="float">
            <text:p>202234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Kantora cluster</text:p>
          </table:table-cell>
          <table:table-cell office:value-type="string" calcext:value-type="string">
            <text:p>Fatoto UBS/SS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ld Jeshwang cluster 3</text:p>
          </table:table-cell>
          <table:table-cell office:value-type="string" calcext:value-type="string">
            <text:p>Charles Fawlis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6:04:59</text:p>
          </table:table-cell>
          <table:table-cell office:value-type="string" calcext:value-type="string">
            <text:p>Sunkary</text:p>
          </table:table-cell>
          <table:table-cell/>
          <table:table-cell office:value-type="string" calcext:value-type="string">
            <text:p>Fofana</text:p>
          </table:table-cell>
          <table:table-cell office:value-type="float" office:value="3633464" calcext:value-type="float">
            <text:p>3633464</text:p>
          </table:table-cell>
          <table:table-cell office:value-type="float" office:value="2023244" calcext:value-type="float">
            <text:p>20232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Fajikunda</text:p>
          </table:table-cell>
          <table:table-cell office:value-type="string" calcext:value-type="string">
            <text:p>Rex nursery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Talinding</text:p>
          </table:table-cell>
          <table:table-cell office:value-type="string" calcext:value-type="string">
            <text:p>Zibah nursery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8T10:27:46" calcext:value-type="date">
            <text:p>7/18/2021 10:27:46</text:p>
          </table:table-cell>
          <table:table-cell table:style-name="ce5" office:value-type="string" calcext:value-type="string">
            <text:p>Sunkary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Jatta</text:p>
          </table:table-cell>
          <table:table-cell table:style-name="ce10" office:value-type="float" office:value="7541669" calcext:value-type="float">
            <text:p>7541669</text:p>
          </table:table-cell>
          <table:table-cell table:style-name="ce10" office:value-type="float" office:value="2021709" calcext:value-type="float">
            <text:p>2021709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Islamic</text:p>
          </table:table-cell>
          <table:table-cell table:style-name="ce5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Hadith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Maddie fatty</text:p>
          </table:table-cell>
          <table:table-cell table:style-name="ce5" office:value-type="string" calcext:value-type="string">
            <text:p>Bakoteh lower basic</text:p>
          </table:table-cell>
          <table:table-cell table:style-name="ce5" office:value-type="string" calcext:value-type="string">
            <text:p>Region 1</text:p>
          </table:table-cell>
          <table:table-cell table:style-name="ce5" office:value-type="string" calcext:value-type="string">
            <text:p>Maddie fatty</text:p>
          </table:table-cell>
          <table:table-cell table:style-name="ce5" office:value-type="string" calcext:value-type="string">
            <text:p>Laterikunda lower basic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4:15:20</text:p>
          </table:table-cell>
          <table:table-cell office:value-type="string" calcext:value-type="string">
            <text:p>Sunna</text:p>
          </table:table-cell>
          <table:table-cell/>
          <table:table-cell office:value-type="string" calcext:value-type="string">
            <text:p>Drammeh</text:p>
          </table:table-cell>
          <table:table-cell office:value-type="float" office:value="5944474" calcext:value-type="float">
            <text:p>5944474</text:p>
          </table:table-cell>
          <table:table-cell office:value-type="float" office:value="2021443" calcext:value-type="float">
            <text:p>202144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table:number-columns-repeated="2" office:value-type="string" calcext:value-type="string">
            <text:p>Region 3</text:p>
          </table:table-cell>
          <table:table-cell office:value-type="string" calcext:value-type="string">
            <text:p>Ndungu kebbeh</text:p>
          </table:table-cell>
          <table:table-cell office:value-type="string" calcext:value-type="string">
            <text:p>Region 3</text:p>
          </table:table-cell>
          <table:table-cell table:number-columns-repeated="2" office:value-type="string" calcext:value-type="string">
            <text:p>Ndungu kebbeh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5:11:43</text:p>
          </table:table-cell>
          <table:table-cell office:value-type="string" calcext:value-type="string">
            <text:p>Surakat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5202765" calcext:value-type="float">
            <text:p>5202765</text:p>
          </table:table-cell>
          <table:table-cell office:value-type="float" office:value="20211314" calcext:value-type="float">
            <text:p>2021131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<text:s/>J class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<text:s/>Jarreng</text:p>
          </table:table-cell>
          <table:table-cell office:value-type="string" calcext:value-type="string">
            <text:p>Jarreng lower basic school</text:p>
          </table:table-cell>
          <table:table-cell office:value-type="string" calcext:value-type="string">
            <text:p>Region 5</text:p>
          </table:table-cell>
          <table:table-cell/>
          <table:table-cell office:value-type="string" calcext:value-type="string">
            <text:p>Jarre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8:21:14</text:p>
          </table:table-cell>
          <table:table-cell office:value-type="string" calcext:value-type="string">
            <text:p>susan</text:p>
          </table:table-cell>
          <table:table-cell/>
          <table:table-cell office:value-type="string" calcext:value-type="string">
            <text:p>sambou</text:p>
          </table:table-cell>
          <table:table-cell office:value-type="float" office:value="3266240" calcext:value-type="float">
            <text:p>3266240</text:p>
          </table:table-cell>
          <table:table-cell office:value-type="float" office:value="20211467" calcext:value-type="float">
            <text:p>202114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o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kubuneh basic cycle school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therese 's lamin yaffa</text:p>
          </table:table-cell>
          <table:table-cell office:value-type="string" calcext:value-type="string">
            <text:p>ST.therese's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0:04:08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dy</text:p>
          </table:table-cell>
          <table:table-cell office:value-type="float" office:value="3530453" calcext:value-type="float">
            <text:p>3530453</text:p>
          </table:table-cell>
          <table:table-cell office:value-type="float" office:value="2021254" calcext:value-type="float">
            <text:p>20212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bacarr Bah</text:p>
          </table:table-cell>
          <table:table-cell office:value-type="string" calcext:value-type="string">
            <text:p>Zoe LB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Ousman Sowe</text:p>
          </table:table-cell>
          <table:table-cell office:value-type="string" calcext:value-type="string">
            <text:p>D. Harri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44:25</text:p>
          </table:table-cell>
          <table:table-cell office:value-type="string" calcext:value-type="string">
            <text:p>Suset 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584163" calcext:value-type="float">
            <text:p>3584163</text:p>
          </table:table-cell>
          <table:table-cell office:value-type="float" office:value="2022788" calcext:value-type="float">
            <text:p>202278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cience 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<text:s/>Methodists Academy </text:p>
          </table:table-cell>
          <table:table-cell office:value-type="string" calcext:value-type="string">
            <text:p>Region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5:29</text:p>
          </table:table-cell>
          <table:table-cell office:value-type="string" calcext:value-type="string">
            <text:p>Suwaibou</text:p>
          </table:table-cell>
          <table:table-cell/>
          <table:table-cell office:value-type="string" calcext:value-type="string">
            <text:p>Dem</text:p>
          </table:table-cell>
          <table:table-cell office:value-type="float" office:value="7193511" calcext:value-type="float">
            <text:p>7193511</text:p>
          </table:table-cell>
          <table:table-cell office:value-type="float" office:value="20211319" calcext:value-type="float">
            <text:p>2021131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 Farato cluster </text:p>
          </table:table-cell>
          <table:table-cell office:value-type="string" calcext:value-type="string">
            <text:p>Yalding BC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Essau cluster </text:p>
          </table:table-cell>
          <table:table-cell office:value-type="string" calcext:value-type="string">
            <text:p>Medina Kanuma LBS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8/2021 19:45:11</text:p>
          </table:table-cell>
          <table:table-cell office:value-type="string" calcext:value-type="string">
            <text:p>TAFSIRU</text:p>
          </table:table-cell>
          <table:table-cell/>
          <table:table-cell office:value-type="string" calcext:value-type="string">
            <text:p>Sallah</text:p>
          </table:table-cell>
          <table:table-cell office:value-type="float" office:value="3956840" calcext:value-type="float">
            <text:p>3956840</text:p>
          </table:table-cell>
          <table:table-cell office:value-type="float" office:value="20211334" calcext:value-type="float">
            <text:p>2021133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Missera B C S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Sotokoi Toranka Bantang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23:31:20</text:p>
          </table:table-cell>
          <table:table-cell office:value-type="string" calcext:value-type="string">
            <text:p>Tairu</text:p>
          </table:table-cell>
          <table:table-cell/>
          <table:table-cell office:value-type="string" calcext:value-type="string">
            <text:p>Sonko</text:p>
          </table:table-cell>
          <table:table-cell office:value-type="float" office:value="2771305" calcext:value-type="float">
            <text:p>2771305</text:p>
          </table:table-cell>
          <table:table-cell office:value-type="float" office:value="20221323" calcext:value-type="float">
            <text:p>2022132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Alieubadara upper and senior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 cluster</text:p>
          </table:table-cell>
          <table:table-cell office:value-type="string" calcext:value-type="string">
            <text:p>Tujereng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5T19:11:10" calcext:value-type="date">
            <text:p>7/15/2021 19:11:10</text:p>
          </table:table-cell>
          <table:table-cell table:style-name="ce5" office:value-type="string" calcext:value-type="string">
            <text:p>Talibo</text:p>
          </table:table-cell>
          <table:table-cell table:style-name="ce5"/>
          <table:table-cell table:style-name="ce5" office:value-type="string" calcext:value-type="string">
            <text:p>Ceesay</text:p>
          </table:table-cell>
          <table:table-cell table:style-name="ce10" office:value-type="float" office:value="5840610" calcext:value-type="float">
            <text:p>5840610</text:p>
          </table:table-cell>
          <table:table-cell table:style-name="ce10" office:value-type="float" office:value="20221183" calcext:value-type="float">
            <text:p>20221183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Yunusu english school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Busumbala farato Anne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5/2021 9:46:37</text:p>
          </table:table-cell>
          <table:table-cell office:value-type="string" calcext:value-type="string">
            <text:p>Tamsir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021448" calcext:value-type="float">
            <text:p>3021448</text:p>
          </table:table-cell>
          <table:table-cell office:value-type="float" office:value="2023299" calcext:value-type="float">
            <text:p>202329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arly Childhood Education</text:p>
          </table:table-cell>
          <table:table-cell office:value-type="string" calcext:value-type="string">
            <text:p>C 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Fass nyaga Choi cluster</text:p>
          </table:table-cell>
          <table:table-cell office:value-type="string" calcext:value-type="string">
            <text:p>fass nyaga Choi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Chamen cluster</text:p>
          </table:table-cell>
          <table:table-cell office:value-type="string" calcext:value-type="string">
            <text:p>Chamen Kerr Bai da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4/2021 17:55:39</text:p>
          </table:table-cell>
          <table:table-cell office:value-type="string" calcext:value-type="string">
            <text:p>Tamsir</text:p>
          </table:table-cell>
          <table:table-cell/>
          <table:table-cell office:value-type="string" calcext:value-type="string">
            <text:p>Nyangado</text:p>
          </table:table-cell>
          <table:table-cell office:value-type="float" office:value="3362604" calcext:value-type="float">
            <text:p>3362604</text:p>
          </table:table-cell>
          <table:table-cell office:value-type="float" office:value="20221184" calcext:value-type="float">
            <text:p>202211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Kaur senior secondary school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Kaur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0:56:10</text:p>
          </table:table-cell>
          <table:table-cell office:value-type="string" calcext:value-type="string">
            <text:p>Tamsir</text:p>
          </table:table-cell>
          <table:table-cell/>
          <table:table-cell office:value-type="string" calcext:value-type="string">
            <text:p>Njie</text:p>
          </table:table-cell>
          <table:table-cell office:value-type="float" office:value="3044180" calcext:value-type="float">
            <text:p>3044180</text:p>
          </table:table-cell>
          <table:table-cell office:value-type="float" office:value="2022691" calcext:value-type="float">
            <text:p>202269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Primary</text:p>
          </table:table-cell>
          <table:table-cell office:value-type="string" calcext:value-type="string">
            <text:p>CLASS 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kALARR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TTANUNKU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22:00:53</text:p>
          </table:table-cell>
          <table:table-cell office:value-type="string" calcext:value-type="string">
            <text:p>Teddy</text:p>
          </table:table-cell>
          <table:table-cell/>
          <table:table-cell office:value-type="string" calcext:value-type="string">
            <text:p>Jallow</text:p>
          </table:table-cell>
          <table:table-cell office:value-type="float" office:value="7218851" calcext:value-type="float">
            <text:p>7218851</text:p>
          </table:table-cell>
          <table:table-cell office:value-type="float" office:value="2021773" calcext:value-type="float">
            <text:p>20217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3</text:p>
          </table:table-cell>
          <table:table-cell office:value-type="string" calcext:value-type="string">
            <text:p>Ndungu Kebbeh Cluster</text:p>
          </table:table-cell>
          <table:table-cell office:value-type="string" calcext:value-type="string">
            <text:p>Ndungu Kebbeh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Jamis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10:14:25</text:p>
          </table:table-cell>
          <table:table-cell office:value-type="string" calcext:value-type="string">
            <text:p>Teneng</text:p>
          </table:table-cell>
          <table:table-cell/>
          <table:table-cell office:value-type="string" calcext:value-type="string">
            <text:p>Ngum</text:p>
          </table:table-cell>
          <table:table-cell office:value-type="float" office:value="5812625" calcext:value-type="float">
            <text:p>5812625</text:p>
          </table:table-cell>
          <table:table-cell office:value-type="float" office:value="20221185" calcext:value-type="float">
            <text:p>202211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ltural Science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dungu Kebbeh Cluster</text:p>
          </table:table-cell>
          <table:table-cell office:value-type="string" calcext:value-type="string">
            <text:p>Ndungu Kebbeh UBS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 Cluster</text:p>
          </table:table-cell>
          <table:table-cell office:value-type="string" calcext:value-type="string">
            <text:p>Old Yundum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2:41:12</text:p>
          </table:table-cell>
          <table:table-cell office:value-type="string" calcext:value-type="string">
            <text:p>Therese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743044" calcext:value-type="float">
            <text:p>3743044</text:p>
          </table:table-cell>
          <table:table-cell office:value-type="float" office:value="2021006" calcext:value-type="float">
            <text:p>202100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Thereses LBS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ST. Charle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16:43:18</text:p>
          </table:table-cell>
          <table:table-cell office:value-type="string" calcext:value-type="string">
            <text:p>Therese</text:p>
          </table:table-cell>
          <table:table-cell/>
          <table:table-cell office:value-type="string" calcext:value-type="string">
            <text:p>Jassey</text:p>
          </table:table-cell>
          <table:table-cell office:value-type="float" office:value="3595485" calcext:value-type="float">
            <text:p>3595485</text:p>
          </table:table-cell>
          <table:table-cell office:value-type="float" office:value="2022125" calcext:value-type="float">
            <text:p>202212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</text:p>
          </table:table-cell>
          <table:table-cell office:value-type="string" calcext:value-type="string">
            <text:p>Faraba banta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uppe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2:37:28</text:p>
          </table:table-cell>
          <table:table-cell office:value-type="string" calcext:value-type="string">
            <text:p>Therese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3237161" calcext:value-type="float">
            <text:p>3237161</text:p>
          </table:table-cell>
          <table:table-cell office:value-type="float" office:value="20221186" calcext:value-type="float">
            <text:p>202211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gricutural scienc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C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St Charle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22:10:12</text:p>
          </table:table-cell>
          <table:table-cell office:value-type="string" calcext:value-type="string">
            <text:p>Tida</text:p>
          </table:table-cell>
          <table:table-cell/>
          <table:table-cell office:value-type="string" calcext:value-type="string">
            <text:p>Dibba</text:p>
          </table:table-cell>
          <table:table-cell office:value-type="float" office:value="3310101" calcext:value-type="float">
            <text:p>3310101</text:p>
          </table:table-cell>
          <table:table-cell office:value-type="float" office:value="2021746" calcext:value-type="float">
            <text:p>202174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A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New yundum</text:p>
          </table:table-cell>
          <table:table-cell office:value-type="string" calcext:value-type="string">
            <text:p>Yundum Baracks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New yundum </text:p>
          </table:table-cell>
          <table:table-cell office:value-type="string" calcext:value-type="string">
            <text:p>New yundum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3:28:59</text:p>
          </table:table-cell>
          <table:table-cell office:value-type="string" calcext:value-type="string">
            <text:p>Tida</text:p>
          </table:table-cell>
          <table:table-cell/>
          <table:table-cell office:value-type="string" calcext:value-type="string">
            <text:p>Janneh</text:p>
          </table:table-cell>
          <table:table-cell office:value-type="float" office:value="2203989386" calcext:value-type="float">
            <text:p>2203989386</text:p>
          </table:table-cell>
          <table:table-cell office:value-type="float" office:value="2022830" calcext:value-type="float">
            <text:p>202283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home/scienc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afiyang Touray</text:p>
          </table:table-cell>
          <table:table-cell office:value-type="string" calcext:value-type="string">
            <text:p>Charles Jaw Memorial Academy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Buba Sibi</text:p>
          </table:table-cell>
          <table:table-cell office:value-type="string" calcext:value-type="string">
            <text:p>Armitage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1/2021 1:19:26</text:p>
          </table:table-cell>
          <table:table-cell office:value-type="string" calcext:value-type="string">
            <text:p>Tida</text:p>
          </table:table-cell>
          <table:table-cell/>
          <table:table-cell office:value-type="string" calcext:value-type="string">
            <text:p>Demba</text:p>
          </table:table-cell>
          <table:table-cell office:value-type="float" office:value="7798558" calcext:value-type="float">
            <text:p>7798558</text:p>
          </table:table-cell>
          <table:table-cell office:value-type="float" office:value="20211316" calcext:value-type="float">
            <text:p>202113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ysical Education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 Primary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Gunjur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20:47:26</text:p>
          </table:table-cell>
          <table:table-cell office:value-type="string" calcext:value-type="string">
            <text:p>Tid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nteh</text:p>
          </table:table-cell>
          <table:table-cell office:value-type="float" office:value="2690585" calcext:value-type="float">
            <text:p>2690585</text:p>
          </table:table-cell>
          <table:table-cell office:value-type="float" office:value="2021410" calcext:value-type="float">
            <text:p>202141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B class </text:p>
          </table:table-cell>
          <table:table-cell table:number-columns-repeated="2" office:value-type="string" calcext:value-type="string">
            <text:p>Islamic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9:48:09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Jammeh</text:p>
          </table:table-cell>
          <table:table-cell office:value-type="float" office:value="5219319" calcext:value-type="float">
            <text:p>5219319</text:p>
          </table:table-cell>
          <table:table-cell office:value-type="float" office:value="20211168" calcext:value-type="float">
            <text:p>20211168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Abubacarr bah</text:p>
          </table:table-cell>
          <table:table-cell office:value-type="string" calcext:value-type="string">
            <text:p>Bakau new town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</text:p>
          </table:table-cell>
          <table:table-cell office:value-type="string" calcext:value-type="string">
            <text:p>St peter's L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5/2021 18:27:09</text:p>
          </table:table-cell>
          <table:table-cell office:value-type="string" calcext:value-type="string">
            <text:p>Tunko 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3076398" calcext:value-type="float">
            <text:p>3076398</text:p>
          </table:table-cell>
          <table:table-cell office:value-type="float" office:value="2021221" calcext:value-type="float">
            <text:p>20212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L class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Jarra Dasilameh lower basic school</text:p>
          </table:table-cell>
          <table:table-cell office:value-type="string" calcext:value-type="string">
            <text:p>Region 4</text:p>
          </table:table-cell>
          <table:table-cell/>
          <table:table-cell office:value-type="string" calcext:value-type="string">
            <text:p>Pakali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3/2021 22:17:28</text:p>
          </table:table-cell>
          <table:table-cell office:value-type="string" calcext:value-type="string">
            <text:p>Tuti</text:p>
          </table:table-cell>
          <table:table-cell/>
          <table:table-cell office:value-type="string" calcext:value-type="string">
            <text:p>Corr</text:p>
          </table:table-cell>
          <table:table-cell office:value-type="float" office:value="3731614" calcext:value-type="float">
            <text:p>3731614</text:p>
          </table:table-cell>
          <table:table-cell office:value-type="float" office:value="2021450" calcext:value-type="float">
            <text:p>202145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.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Banjulinding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aitay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1:54:34</text:p>
          </table:table-cell>
          <table:table-cell office:value-type="string" calcext:value-type="string">
            <text:p>Umar</text:p>
          </table:table-cell>
          <table:table-cell/>
          <table:table-cell office:value-type="string" calcext:value-type="string">
            <text:p>Saidy</text:p>
          </table:table-cell>
          <table:table-cell office:value-type="float" office:value="2497349" calcext:value-type="float">
            <text:p>2497349</text:p>
          </table:table-cell>
          <table:table-cell office:value-type="float" office:value="2021367" calcext:value-type="float">
            <text:p>202136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D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Latrikund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17:35:31</text:p>
          </table:table-cell>
          <table:table-cell office:value-type="string" calcext:value-type="string">
            <text:p>Veronica</text:p>
          </table:table-cell>
          <table:table-cell/>
          <table:table-cell office:value-type="string" calcext:value-type="string">
            <text:p>Mendy</text:p>
          </table:table-cell>
          <table:table-cell office:value-type="float" office:value="3538484" calcext:value-type="float">
            <text:p>3538484</text:p>
          </table:table-cell>
          <table:table-cell office:value-type="float" office:value="20221187" calcext:value-type="float">
            <text:p>202211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 e 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misa</text:p>
          </table:table-cell>
          <table:table-cell office:value-type="string" calcext:value-type="string">
            <text:p>Presentation of Mary Bc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St Charles lwang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2:37:51</text:p>
          </table:table-cell>
          <table:table-cell office:value-type="string" calcext:value-type="string">
            <text:p>Virginia</text:p>
          </table:table-cell>
          <table:table-cell/>
          <table:table-cell office:value-type="string" calcext:value-type="string">
            <text:p>Sylva</text:p>
          </table:table-cell>
          <table:table-cell office:value-type="float" office:value="3653799" calcext:value-type="float">
            <text:p>3653799</text:p>
          </table:table-cell>
          <table:table-cell office:value-type="float" office:value="20211416" calcext:value-type="float">
            <text:p>2021141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St Charles Lwang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Lamin Daranka</text:p>
          </table:table-cell>
          <table:table-cell office:value-type="string" calcext:value-type="string">
            <text:p>St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3:19:11</text:p>
          </table:table-cell>
          <table:table-cell office:value-type="string" calcext:value-type="string">
            <text:p>Wuday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5127714" calcext:value-type="float">
            <text:p>5127714</text:p>
          </table:table-cell>
          <table:table-cell office:value-type="float" office:value="20211031" calcext:value-type="float">
            <text:p>2021103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Gunjur</text:p>
          </table:table-cell>
          <table:table-cell office:value-type="string" calcext:value-type="string">
            <text:p>Sanyang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2/2021 14:58:19</text:p>
          </table:table-cell>
          <table:table-cell office:value-type="string" calcext:value-type="string">
            <text:p>Wurry</text:p>
          </table:table-cell>
          <table:table-cell/>
          <table:table-cell office:value-type="string" calcext:value-type="string">
            <text:p>Jawo</text:p>
          </table:table-cell>
          <table:table-cell office:value-type="float" office:value="7678231" calcext:value-type="float">
            <text:p>7678231</text:p>
          </table:table-cell>
          <table:table-cell office:value-type="float" office:value="2021775" calcext:value-type="float">
            <text:p>202177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Group B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lambang Low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Jamiss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2:41:44</text:p>
          </table:table-cell>
          <table:table-cell office:value-type="string" calcext:value-type="string">
            <text:p>Wurry</text:p>
          </table:table-cell>
          <table:table-cell/>
          <table:table-cell office:value-type="string" calcext:value-type="string">
            <text:p>Baldeh</text:p>
          </table:table-cell>
          <table:table-cell office:value-type="float" office:value="3541496" calcext:value-type="float">
            <text:p>3541496</text:p>
          </table:table-cell>
          <table:table-cell office:value-type="float" office:value="20221374" calcext:value-type="float">
            <text:p>202213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me Science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St. Charles lwanga</text:p>
          </table:table-cell>
          <table:table-cell office:value-type="string" calcext:value-type="string">
            <text:p>Abuko U.B.S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Latrikunda sabiji</text:p>
          </table:table-cell>
          <table:table-cell office:value-type="string" calcext:value-type="string">
            <text:p>Charles jaw memorial acedemic U.B.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24T13:14:25" calcext:value-type="date">
            <text:p>7/24/2021 13:14:25</text:p>
          </table:table-cell>
          <table:table-cell table:style-name="ce6" office:value-type="string" calcext:value-type="string">
            <text:p>Ya marie</text:p>
          </table:table-cell>
          <table:table-cell table:style-name="ce6"/>
          <table:table-cell table:style-name="ce6" office:value-type="string" calcext:value-type="string">
            <text:p>Secka</text:p>
          </table:table-cell>
          <table:table-cell table:style-name="ce9" office:value-type="float" office:value="3219113" calcext:value-type="float">
            <text:p>3219113</text:p>
          </table:table-cell>
          <table:table-cell table:style-name="ce9" office:value-type="float" office:value="20211037" calcext:value-type="float">
            <text:p>20211037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2"/>
          <table:table-cell table:style-name="ce6" office:value-type="string" calcext:value-type="string">
            <text:p>Region 1</text:p>
          </table:table-cell>
          <table:table-cell table:style-name="ce6" office:value-type="string" calcext:value-type="string">
            <text:p>St Charles lwanga(kebba Manneh)</text:p>
          </table:table-cell>
          <table:table-cell table:style-name="ce6" office:value-type="string" calcext:value-type="string">
            <text:p>St Charles Lwanga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Lamin daranka</text:p>
          </table:table-cell>
          <table:table-cell table:style-name="ce6" office:value-type="string" calcext:value-type="string">
            <text:p>St Peter's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0/2021 23:39:35</text:p>
          </table:table-cell>
          <table:table-cell office:value-type="string" calcext:value-type="string">
            <text:p>Yafatou</text:p>
          </table:table-cell>
          <table:table-cell/>
          <table:table-cell office:value-type="string" calcext:value-type="string">
            <text:p>Sanneh</text:p>
          </table:table-cell>
          <table:table-cell office:value-type="float" office:value="2437012" calcext:value-type="float">
            <text:p>2437012</text:p>
          </table:table-cell>
          <table:table-cell office:value-type="float" office:value="20211074" calcext:value-type="float">
            <text:p>2021107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1</text:p>
          </table:table-cell>
          <table:table-cell office:value-type="string" calcext:value-type="string">
            <text:p>Gorie B. Jallow</text:p>
          </table:table-cell>
          <table:table-cell office:value-type="string" calcext:value-type="string">
            <text:p>Muhammedan LBS</text:p>
          </table:table-cell>
          <table:table-cell office:value-type="string" calcext:value-type="string">
            <text:p>Region 4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anni kund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7-16T16:56:39" calcext:value-type="date">
            <text:p>7/16/2021 16:56:39</text:p>
          </table:table-cell>
          <table:table-cell table:style-name="ce6" office:value-type="string" calcext:value-type="string">
            <text:p>Yafaye</text:p>
          </table:table-cell>
          <table:table-cell table:style-name="ce6"/>
          <table:table-cell table:style-name="ce6" office:value-type="string" calcext:value-type="string">
            <text:p>Kuyateh</text:p>
          </table:table-cell>
          <table:table-cell table:style-name="ce9" office:value-type="float" office:value="5370291" calcext:value-type="float">
            <text:p>5370291</text:p>
          </table:table-cell>
          <table:table-cell table:style-name="ce9" office:value-type="float" office:value="20201536" calcext:value-type="float">
            <text:p>20201536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Primary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2"/>
          <table:table-cell table:style-name="ce6" office:value-type="string" calcext:value-type="string">
            <text:p>Region 4</text:p>
          </table:table-cell>
          <table:table-cell table:style-name="ce6" office:value-type="string" calcext:value-type="string">
            <text:p>Soma</text:p>
          </table:table-cell>
          <table:table-cell table:style-name="ce6" office:value-type="string" calcext:value-type="string">
            <text:p>Soma New lower basic school</text:p>
          </table:table-cell>
          <table:table-cell table:style-name="ce6" office:value-type="string" calcext:value-type="string">
            <text:p>Region 4</text:p>
          </table:table-cell>
          <table:table-cell table:style-name="ce6" office:value-type="string" calcext:value-type="string">
            <text:p>Kwinella</text:p>
          </table:table-cell>
          <table:table-cell table:style-name="ce6" office:value-type="string" calcext:value-type="string">
            <text:p>Kwinell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8-04T13:39:38" calcext:value-type="date">
            <text:p>8/4/2021 13:39:38</text:p>
          </table:table-cell>
          <table:table-cell table:style-name="ce5" office:value-type="string" calcext:value-type="string">
            <text:p>Yafaye</text:p>
          </table:table-cell>
          <table:table-cell table:style-name="ce5"/>
          <table:table-cell table:style-name="ce5" office:value-type="string" calcext:value-type="string">
            <text:p>Kuyateh</text:p>
          </table:table-cell>
          <table:table-cell table:style-name="ce10" office:value-type="float" office:value="5370291" calcext:value-type="float">
            <text:p>5370291</text:p>
          </table:table-cell>
          <table:table-cell table:style-name="ce10" office:value-type="float" office:value="2021536" calcext:value-type="float">
            <text:p>202153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Diploma in Education Primary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Soma new lower basic school</text:p>
          </table:table-cell>
          <table:table-cell table:style-name="ce5" office:value-type="string" calcext:value-type="string">
            <text:p>Region 4</text:p>
          </table:table-cell>
          <table:table-cell table:style-name="ce5" office:value-type="string" calcext:value-type="string">
            <text:p>Kwainalla</text:p>
          </table:table-cell>
          <table:table-cell table:style-name="ce5" office:value-type="string" calcext:value-type="string">
            <text:p>Kwainall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3:45:15</text:p>
          </table:table-cell>
          <table:table-cell office:value-type="string" calcext:value-type="string">
            <text:p>Yai</text:p>
          </table:table-cell>
          <table:table-cell/>
          <table:table-cell office:value-type="string" calcext:value-type="string">
            <text:p>Saidy</text:p>
          </table:table-cell>
          <table:table-cell office:value-type="float" office:value="3250138" calcext:value-type="float">
            <text:p>3250138</text:p>
          </table:table-cell>
          <table:table-cell office:value-type="float" office:value="2022183" calcext:value-type="float">
            <text:p>20221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B/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UB/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1:41:03</text:p>
          </table:table-cell>
          <table:table-cell office:value-type="string" calcext:value-type="string">
            <text:p>Yai</text:p>
          </table:table-cell>
          <table:table-cell/>
          <table:table-cell office:value-type="string" calcext:value-type="string">
            <text:p>Saidy</text:p>
          </table:table-cell>
          <table:table-cell office:value-type="float" office:value="3250138" calcext:value-type="float">
            <text:p>3250138</text:p>
          </table:table-cell>
          <table:table-cell office:value-type="float" office:value="2022183" calcext:value-type="float">
            <text:p>20221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fut UB/ 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</text:p>
          </table:table-cell>
          <table:table-cell office:value-type="string" calcext:value-type="string">
            <text:p>Brusubi UB/ 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8:10:08</text:p>
          </table:table-cell>
          <table:table-cell office:value-type="string" calcext:value-type="string">
            <text:p>Yam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269216" calcext:value-type="float">
            <text:p>2269216</text:p>
          </table:table-cell>
          <table:table-cell office:value-type="float" office:value="2022821" calcext:value-type="float">
            <text:p>202282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B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 U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JULINDING</text:p>
          </table:table-cell>
          <table:table-cell office:value-type="string" calcext:value-type="string">
            <text:p>Kunkujang keitaya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9/2021 10:05:33</text:p>
          </table:table-cell>
          <table:table-cell office:value-type="string" calcext:value-type="string">
            <text:p>Yama 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036441" calcext:value-type="float">
            <text:p>3036441</text:p>
          </table:table-cell>
          <table:table-cell office:value-type="float" office:value="2023120" calcext:value-type="float">
            <text:p>202312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cluster</text:p>
          </table:table-cell>
          <table:table-cell office:value-type="string" calcext:value-type="string">
            <text:p>Brikama kabafita kindergarten school</text:p>
          </table:table-cell>
          <table:table-cell table:number-columns-repeated="2" office:value-type="string" calcext:value-type="string">
            <text:p>Region 2</text:p>
          </table:table-cell>
          <table:table-cell office:value-type="string" calcext:value-type="string">
            <text:p>Brikama kembujeh madiyana A B 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6:36:40</text:p>
          </table:table-cell>
          <table:table-cell office:value-type="string" calcext:value-type="string">
            <text:p>YAMUNDOW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ANNEH</text:p>
          </table:table-cell>
          <table:table-cell office:value-type="float" office:value="2448024" calcext:value-type="float">
            <text:p>2448024</text:p>
          </table:table-cell>
          <table:table-cell office:value-type="float" office:value="2022376" calcext:value-type="float">
            <text:p>202237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B/SS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INDERDORF BOTTROP TECHNICAL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29:18</text:p>
          </table:table-cell>
          <table:table-cell office:value-type="string" calcext:value-type="string">
            <text:p>Yankuba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3119536" calcext:value-type="float">
            <text:p>3119536</text:p>
          </table:table-cell>
          <table:table-cell office:value-type="float" office:value="2021451" calcext:value-type="float">
            <text:p>2021451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.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Jambur basic cycle school</text:p>
          </table:table-cell>
          <table:table-cell office:value-type="string" calcext:value-type="string">
            <text:p>Region 2</text:p>
          </table:table-cell>
          <table:table-cell table:number-columns-repeated="2" office:value-type="string" calcext:value-type="string">
            <text:p>Busumbala fara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49:05</text:p>
          </table:table-cell>
          <table:table-cell office:value-type="string" calcext:value-type="string">
            <text:p>Yankuba</text:p>
          </table:table-cell>
          <table:table-cell/>
          <table:table-cell office:value-type="string" calcext:value-type="string">
            <text:p>Darboe</text:p>
          </table:table-cell>
          <table:table-cell office:value-type="float" office:value="3424316" calcext:value-type="float">
            <text:p>3424316</text:p>
          </table:table-cell>
          <table:table-cell office:value-type="float" office:value="20211005" calcext:value-type="float">
            <text:p>2021100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Group N</text:p>
          </table:table-cell>
          <table:table-cell table:number-columns-repeated="2"/>
          <table:table-cell office:value-type="string" calcext:value-type="string">
            <text:p>Region 4</text:p>
          </table:table-cell>
          <table:table-cell office:value-type="string" calcext:value-type="string">
            <text:p>Pakaliba</text:p>
          </table:table-cell>
          <table:table-cell office:value-type="string" calcext:value-type="string">
            <text:p>Pakaliba Basic cycle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Kabafita</text:p>
          </table:table-cell>
          <table:table-cell office:value-type="string" calcext:value-type="string">
            <text:p>Kabafit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18:21:56</text:p>
          </table:table-cell>
          <table:table-cell office:value-type="string" calcext:value-type="string">
            <text:p>yankuba</text:p>
          </table:table-cell>
          <table:table-cell/>
          <table:table-cell office:value-type="string" calcext:value-type="string">
            <text:p>kambi</text:p>
          </table:table-cell>
          <table:table-cell office:value-type="float" office:value="3049524" calcext:value-type="float">
            <text:p>3049524</text:p>
          </table:table-cell>
          <table:table-cell office:value-type="float" office:value="2021382" calcext:value-type="float">
            <text:p>202138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Sinchu baliya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Old 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0:59:54</text:p>
          </table:table-cell>
          <table:table-cell office:value-type="string" calcext:value-type="string">
            <text:p>Yankuba</text:p>
          </table:table-cell>
          <table:table-cell/>
          <table:table-cell office:value-type="string" calcext:value-type="string">
            <text:p>Ceesay</text:p>
          </table:table-cell>
          <table:table-cell office:value-type="float" office:value="2726765" calcext:value-type="float">
            <text:p>2726765</text:p>
          </table:table-cell>
          <table:table-cell office:value-type="float" office:value="20221189" calcext:value-type="float">
            <text:p>20221189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Mansa Colley Upper Basic School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Penyem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2T10:17:38" calcext:value-type="date">
            <text:p>8/2/2021 10:17:38</text:p>
          </table:table-cell>
          <table:table-cell table:style-name="ce6" office:value-type="string" calcext:value-type="string">
            <text:p>Yankuba</text:p>
          </table:table-cell>
          <table:table-cell table:style-name="ce6"/>
          <table:table-cell table:style-name="ce6" office:value-type="string" calcext:value-type="string">
            <text:p>Ceesay</text:p>
          </table:table-cell>
          <table:table-cell table:style-name="ce9" office:value-type="float" office:value="2291014" calcext:value-type="float">
            <text:p>2291014</text:p>
          </table:table-cell>
          <table:table-cell table:style-name="ce9" office:value-type="float" office:value="20211329" calcext:value-type="float">
            <text:p>20211329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Diploma in Education Islamic</text:p>
          </table:table-cell>
          <table:table-cell table:style-name="ce6" table:number-columns-repeated="3"/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kery sambouya cluster</text:p>
          </table:table-cell>
          <table:table-cell table:style-name="ce6" office:value-type="string" calcext:value-type="string">
            <text:p>Marakissa LBS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kery sambouya cluster</text:p>
          </table:table-cell>
          <table:table-cell table:style-name="ce6" office:value-type="string" calcext:value-type="string">
            <text:p>Bakery sambouy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2/2021 9:48:42</text:p>
          </table:table-cell>
          <table:table-cell office:value-type="string" calcext:value-type="string">
            <text:p>Yassin</text:p>
          </table:table-cell>
          <table:table-cell/>
          <table:table-cell office:value-type="string" calcext:value-type="string">
            <text:p>Jagne</text:p>
          </table:table-cell>
          <table:table-cell office:value-type="float" office:value="2036747" calcext:value-type="float">
            <text:p>2036747</text:p>
          </table:table-cell>
          <table:table-cell office:value-type="float" office:value="2021960" calcext:value-type="float">
            <text:p>202196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Sinchu Baliya</text:p>
          </table:table-cell>
          <table:table-cell office:value-type="string" calcext:value-type="string">
            <text:p>Sinchu Baliy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Wellingara</text:p>
          </table:table-cell>
          <table:table-cell office:value-type="string" calcext:value-type="string">
            <text:p>Wellingara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9/2021 21:34:31</text:p>
          </table:table-cell>
          <table:table-cell office:value-type="string" calcext:value-type="string">
            <text:p>YASSIN </text:p>
          </table:table-cell>
          <table:table-cell/>
          <table:table-cell office:value-type="string" calcext:value-type="string">
            <text:p>NJIE </text:p>
          </table:table-cell>
          <table:table-cell office:value-type="float" office:value="5071885" calcext:value-type="float">
            <text:p>5071885</text:p>
          </table:table-cell>
          <table:table-cell office:value-type="float" office:value="2021957" calcext:value-type="float">
            <text:p>202195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 </text:p>
          </table:table-cell>
          <table:table-cell office:value-type="string" calcext:value-type="string">
            <text:p>Brikama jeddah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Brikama lower basic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1:17:2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idy</text:p>
          </table:table-cell>
          <table:table-cell office:value-type="float" office:value="7480925" calcext:value-type="float">
            <text:p>7480925</text:p>
          </table:table-cell>
          <table:table-cell office:value-type="float" office:value="2021980" calcext:value-type="float">
            <text:p>2021980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table:number-columns-repeated="3"/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Kembujeh LBS</text:p>
          </table:table-cell>
          <table:table-cell office:value-type="string" calcext:value-type="string">
            <text:p>Region 2</text:p>
          </table:table-cell>
          <table:table-cell/>
          <table:table-cell office:value-type="string" calcext:value-type="string">
            <text:p>Brikama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2:20:02</text:p>
          </table:table-cell>
          <table:table-cell office:value-type="string" calcext:value-type="string">
            <text:p>Yaya</text:p>
          </table:table-cell>
          <table:table-cell/>
          <table:table-cell office:value-type="string" calcext:value-type="string">
            <text:p>Cham</text:p>
          </table:table-cell>
          <table:table-cell office:value-type="float" office:value="3907874" calcext:value-type="float">
            <text:p>3907874</text:p>
          </table:table-cell>
          <table:table-cell office:value-type="float" office:value="20221193" calcext:value-type="float">
            <text:p>2022119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eneral D</text:p>
          </table:table-cell>
          <table:table-cell office:value-type="string" calcext:value-type="string">
            <text:p>English Languag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Sinchu Baliya Upp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ndum</text:p>
          </table:table-cell>
          <table:table-cell office:value-type="string" calcext:value-type="string">
            <text:p>Old Yundum UB/SS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9/2021 14:24:59</text:p>
          </table:table-cell>
          <table:table-cell office:value-type="string" calcext:value-type="string">
            <text:p>Yaya</text:p>
          </table:table-cell>
          <table:table-cell/>
          <table:table-cell office:value-type="string" calcext:value-type="string">
            <text:p>Mbakeh</text:p>
          </table:table-cell>
          <table:table-cell office:value-type="float" office:value="7001340" calcext:value-type="float">
            <text:p>7001340</text:p>
          </table:table-cell>
          <table:table-cell office:value-type="float" office:value="2021827" calcext:value-type="float">
            <text:p>202182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General Diploma in Education Amana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Region 5</text:p>
          </table:table-cell>
          <table:table-cell office:value-type="string" calcext:value-type="string">
            <text:p>Jarumeh koto </text:p>
          </table:table-cell>
          <table:table-cell office:value-type="string" calcext:value-type="string">
            <text:p>Jamali LBS</text:p>
          </table:table-cell>
          <table:table-cell office:value-type="string" calcext:value-type="string">
            <text:p>Region 5</text:p>
          </table:table-cell>
          <table:table-cell office:value-type="string" calcext:value-type="string">
            <text:p>Jarumeh koto </text:p>
          </table:table-cell>
          <table:table-cell office:value-type="string" calcext:value-type="string">
            <text:p>Kibir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4/2021 22:43:38</text:p>
          </table:table-cell>
          <table:table-cell office:value-type="string" calcext:value-type="string">
            <text:p>Yero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we</text:p>
          </table:table-cell>
          <table:table-cell office:value-type="float" office:value="5380828" calcext:value-type="float">
            <text:p>5380828</text:p>
          </table:table-cell>
          <table:table-cell office:value-type="float" office:value="20211036" calcext:value-type="float">
            <text:p>2021103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Class k (G)4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 CLUSTER</text:p>
          </table:table-cell>
          <table:table-cell office:value-type="string" calcext:value-type="string">
            <text:p>St.Aidan's BC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JABANG CLUSTER</text:p>
          </table:table-cell>
          <table:table-cell office:value-type="string" calcext:value-type="string">
            <text:p>Youna BC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5/2021 1:03:28</text:p>
          </table:table-cell>
          <table:table-cell office:value-type="string" calcext:value-type="string">
            <text:p>Yorro</text:p>
          </table:table-cell>
          <table:table-cell/>
          <table:table-cell office:value-type="string" calcext:value-type="string">
            <text:p>Sidibeh</text:p>
          </table:table-cell>
          <table:table-cell office:value-type="float" office:value="7263279" calcext:value-type="float">
            <text:p>7263279</text:p>
          </table:table-cell>
          <table:table-cell office:value-type="float" office:value="2021054" calcext:value-type="float">
            <text:p>202105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J class</text:p>
          </table:table-cell>
          <table:table-cell table:number-columns-repeated="2"/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MAURITANI LBS</text:p>
          </table:table-cell>
          <table:table-cell office:value-type="string" calcext:value-type="string">
            <text:p>Region 3</text:p>
          </table:table-cell>
          <table:table-cell office:value-type="string" calcext:value-type="string">
            <text:p>NGAGA KEITA</text:p>
          </table:table-cell>
          <table:table-cell office:value-type="string" calcext:value-type="string">
            <text:p>FARAFENNI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3" office:value-type="date" office:date-value="2021-08-02T21:15:51" calcext:value-type="date">
            <text:p>8/2/2021 21:15:51</text:p>
          </table:table-cell>
          <table:table-cell table:style-name="ce6" office:value-type="string" calcext:value-type="string">
            <text:p>Yunus</text:p>
          </table:table-cell>
          <table:table-cell table:style-name="ce6"/>
          <table:table-cell table:style-name="ce6" office:value-type="string" calcext:value-type="string">
            <text:p>Badjie</text:p>
          </table:table-cell>
          <table:table-cell table:style-name="ce9" office:value-type="float" office:value="3812717" calcext:value-type="float">
            <text:p>3812717</text:p>
          </table:table-cell>
          <table:table-cell table:style-name="ce9" office:value-type="float" office:value="2022191" calcext:value-type="float">
            <text:p>2022191</text:p>
          </table:table-cell>
          <table:table-cell table:style-name="ce6" office:value-type="string" calcext:value-type="string">
            <text:p>Brikama Campus</text:p>
          </table:table-cell>
          <table:table-cell table:style-name="ce6" office:value-type="string" calcext:value-type="string">
            <text:p>Advanced Diploma in Education Secondary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PHE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akary sambou ya</text:p>
          </table:table-cell>
          <table:table-cell table:style-name="ce6" office:value-type="string" calcext:value-type="string">
            <text:p>Penyem technical upper and senior secondary School</text:p>
          </table:table-cell>
          <table:table-cell table:style-name="ce6" office:value-type="string" calcext:value-type="string">
            <text:p>Region 2</text:p>
          </table:table-cell>
          <table:table-cell table:style-name="ce6" office:value-type="string" calcext:value-type="string">
            <text:p>Brikama</text:p>
          </table:table-cell>
          <table:table-cell table:style-name="ce6" office:value-type="string" calcext:value-type="string">
            <text:p>Brikama upper and senior secondary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7/2021 19:59:16</text:p>
          </table:table-cell>
          <table:table-cell office:value-type="string" calcext:value-type="string">
            <text:p>Yusuf</text:p>
          </table:table-cell>
          <table:table-cell/>
          <table:table-cell office:value-type="string" calcext:value-type="string">
            <text:p>Saidykhan</text:p>
          </table:table-cell>
          <table:table-cell office:value-type="float" office:value="7411899" calcext:value-type="float">
            <text:p>7411899</text:p>
          </table:table-cell>
          <table:table-cell office:value-type="float" office:value="2021383" calcext:value-type="float">
            <text:p>202138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Busumbala Farato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usumbala</text:p>
          </table:table-cell>
          <table:table-cell office:value-type="string" calcext:value-type="string">
            <text:p>new <text:s/>Yundum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42:07</text:p>
          </table:table-cell>
          <table:table-cell office:value-type="string" calcext:value-type="string">
            <text:p>Yusupha</text:p>
          </table:table-cell>
          <table:table-cell/>
          <table:table-cell office:value-type="string" calcext:value-type="string">
            <text:p>Kamaso</text:p>
          </table:table-cell>
          <table:table-cell office:value-type="float" office:value="7633695" calcext:value-type="float">
            <text:p>7633695</text:p>
          </table:table-cell>
          <table:table-cell office:value-type="float" office:value="20221195" calcext:value-type="float">
            <text:p>2022119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Advanced Diploma in Education Secondary</text:p>
          </table:table-cell>
          <table:table-cell office:value-type="string" calcext:value-type="string">
            <text:p>Group: C</text:p>
          </table:table-cell>
          <table:table-cell office:value-type="string" calcext:value-type="string">
            <text:p>S. E. S</text:p>
          </table:table-cell>
          <table:table-cell office:value-type="string" calcext:value-type="string">
            <text:p>English language 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upper and senior school</text:p>
          </table:table-cell>
          <table:table-cell office:value-type="string" calcext:value-type="string">
            <text:p>Region 6</text:p>
          </table:table-cell>
          <table:table-cell office:value-type="string" calcext:value-type="string">
            <text:p>Wuli west</text:p>
          </table:table-cell>
          <table:table-cell office:value-type="string" calcext:value-type="string">
            <text:p>Nyakoi upper and senior secondary school 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8/2021 22:53:02</text:p>
          </table:table-cell>
          <table:table-cell office:value-type="string" calcext:value-type="string">
            <text:p>Yusupha</text:p>
          </table:table-cell>
          <table:table-cell/>
          <table:table-cell office:value-type="string" calcext:value-type="string">
            <text:p>Sidibeh</text:p>
          </table:table-cell>
          <table:table-cell office:value-type="float" office:value="2030656" calcext:value-type="float">
            <text:p>2030656</text:p>
          </table:table-cell>
          <table:table-cell office:value-type="float" office:value="20211044" calcext:value-type="float">
            <text:p>2021104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Primary</text:p>
          </table:table-cell>
          <table:table-cell office:value-type="string" calcext:value-type="string">
            <text:p>K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Kafuta lower basic school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Faraba bantang</text:p>
          </table:table-cell>
          <table:table-cell office:value-type="string" calcext:value-type="string">
            <text:p>Tumani tenda basic cycle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2" office:value-type="date" office:date-value="2021-07-17T21:19:58" calcext:value-type="date">
            <text:p>7/17/2021 21:19:58</text:p>
          </table:table-cell>
          <table:table-cell table:style-name="ce5" office:value-type="string" calcext:value-type="string">
            <text:p>YUSUPHA</text:p>
          </table:table-cell>
          <table:table-cell table:style-name="ce5"/>
          <table:table-cell table:style-name="ce5" office:value-type="string" calcext:value-type="string">
            <text:p>CEESAY</text:p>
          </table:table-cell>
          <table:table-cell table:style-name="ce5" office:value-type="string" calcext:value-type="string">
            <text:p>7027278 /7165646</text:p>
          </table:table-cell>
          <table:table-cell table:style-name="ce10" office:value-type="float" office:value="2022246" calcext:value-type="float">
            <text:p>2022246</text:p>
          </table:table-cell>
          <table:table-cell table:style-name="ce5" office:value-type="string" calcext:value-type="string">
            <text:p>Brikama Campus</text:p>
          </table:table-cell>
          <table:table-cell table:style-name="ce5" office:value-type="string" calcext:value-type="string">
            <text:p>Advanced Diploma in Education Secondary</text:p>
          </table:table-cell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IRK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New Yundum UBS</text:p>
          </table:table-cell>
          <table:table-cell table:style-name="ce5" office:value-type="string" calcext:value-type="string">
            <text:p>Region 2</text:p>
          </table:table-cell>
          <table:table-cell table:style-name="ce5" office:value-type="string" calcext:value-type="string">
            <text:p>Busumbala farato</text:p>
          </table:table-cell>
          <table:table-cell table:style-name="ce5" office:value-type="string" calcext:value-type="string">
            <text:p>new YUNDUM U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3/2021 17:57:11</text:p>
          </table:table-cell>
          <table:table-cell office:value-type="string" calcext:value-type="string">
            <text:p>Zainab</text:p>
          </table:table-cell>
          <table:table-cell/>
          <table:table-cell office:value-type="string" calcext:value-type="string">
            <text:p>Kabba</text:p>
          </table:table-cell>
          <table:table-cell office:value-type="float" office:value="7540388" calcext:value-type="float">
            <text:p>7540388</text:p>
          </table:table-cell>
          <table:table-cell office:value-type="float" office:value="2021772" calcext:value-type="float">
            <text:p>2021772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table:number-columns-repeated="3"/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undung lower Basic school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Bundung Annex lower Basic school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26/2021 22:47:17</text:p>
          </table:table-cell>
          <table:table-cell office:value-type="string" calcext:value-type="string">
            <text:p>Zainab</text:p>
          </table:table-cell>
          <table:table-cell/>
          <table:table-cell office:value-type="string" calcext:value-type="string">
            <text:p>Sillah</text:p>
          </table:table-cell>
          <table:table-cell office:value-type="float" office:value="5183784" calcext:value-type="float">
            <text:p>5183784</text:p>
          </table:table-cell>
          <table:table-cell office:value-type="float" office:value="2021273" calcext:value-type="float">
            <text:p>2021273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lass 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Jabang</text:p>
          </table:table-cell>
          <table:table-cell office:value-type="string" calcext:value-type="string">
            <text:p>Madian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nyaka</text:p>
          </table:table-cell>
          <table:table-cell office:value-type="string" calcext:value-type="string">
            <text:p>Tanjeh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0/2021 20:59:53</text:p>
          </table:table-cell>
          <table:table-cell office:value-type="string" calcext:value-type="string">
            <text:p>Zainab</text:p>
          </table:table-cell>
          <table:table-cell/>
          <table:table-cell office:value-type="string" calcext:value-type="string">
            <text:p>Jarju</text:p>
          </table:table-cell>
          <table:table-cell office:value-type="float" office:value="2805954" calcext:value-type="float">
            <text:p>2805954</text:p>
          </table:table-cell>
          <table:table-cell office:value-type="float" office:value="2021384" calcext:value-type="float">
            <text:p>2021384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 class 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Jiboro (BCS)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akary sambouya</text:p>
          </table:table-cell>
          <table:table-cell office:value-type="string" calcext:value-type="string">
            <text:p>Jiboro(BCS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8/7/2021 1:10:05</text:p>
          </table:table-cell>
          <table:table-cell office:value-type="string" calcext:value-type="string">
            <text:p>Zainab</text:p>
          </table:table-cell>
          <table:table-cell/>
          <table:table-cell office:value-type="string" calcext:value-type="string">
            <text:p>Kinteh</text:p>
          </table:table-cell>
          <table:table-cell office:value-type="float" office:value="2230174" calcext:value-type="float">
            <text:p>2230174</text:p>
          </table:table-cell>
          <table:table-cell office:value-type="float" office:value="2021386" calcext:value-type="float">
            <text:p>2021386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Old yumdum</text:p>
          </table:table-cell>
          <table:table-cell office:value-type="string" calcext:value-type="string">
            <text:p>Sinchu baliy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Old yumdum</text:p>
          </table:table-cell>
          <table:table-cell office:value-type="string" calcext:value-type="string">
            <text:p>Nema kunku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8/2021 19:00:15</text:p>
          </table:table-cell>
          <table:table-cell office:value-type="string" calcext:value-type="string">
            <text:p>Zainab </text:p>
          </table:table-cell>
          <table:table-cell/>
          <table:table-cell office:value-type="string" calcext:value-type="string">
            <text:p>Joof</text:p>
          </table:table-cell>
          <table:table-cell office:value-type="float" office:value="7272302" calcext:value-type="float">
            <text:p>7272302</text:p>
          </table:table-cell>
          <table:table-cell office:value-type="float" office:value="2021277" calcext:value-type="float">
            <text:p>202127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 class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urfut</text:p>
          </table:table-cell>
          <table:table-cell office:value-type="string" calcext:value-type="string">
            <text:p>Brusubi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ufut LBS</text:p>
          </table:table-cell>
          <table:table-cell office:value-type="string" calcext:value-type="string">
            <text:p>Bijilo LB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16/2021 20:10:00</text:p>
          </table:table-cell>
          <table:table-cell office:value-type="string" calcext:value-type="string">
            <text:p>Zainaba</text:p>
          </table:table-cell>
          <table:table-cell office:value-type="string" calcext:value-type="string">
            <text:p>Faraba</text:p>
          </table:table-cell>
          <table:table-cell office:value-type="string" calcext:value-type="string">
            <text:p>Kanteh</text:p>
          </table:table-cell>
          <table:table-cell office:value-type="float" office:value="3457516" calcext:value-type="float">
            <text:p>3457516</text:p>
          </table:table-cell>
          <table:table-cell office:value-type="float" office:value="2021385" calcext:value-type="float">
            <text:p>2021385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Islamic</text:p>
          </table:table-cell>
          <table:table-cell office:value-type="string" calcext:value-type="string">
            <text:p>Region 1</text:p>
          </table:table-cell>
          <table:table-cell/>
          <table:table-cell office:value-type="string" calcext:value-type="string">
            <text:p>Faraba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Kurolo</text:p>
          </table:table-cell>
          <table:table-cell office:value-type="string" calcext:value-type="string">
            <text:p>Farab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7/31/2021 22:08:42</text:p>
          </table:table-cell>
          <table:table-cell office:value-type="string" calcext:value-type="string">
            <text:p>Zainabou</text:p>
          </table:table-cell>
          <table:table-cell/>
          <table:table-cell office:value-type="string" calcext:value-type="string">
            <text:p>Jaiteh</text:p>
          </table:table-cell>
          <table:table-cell office:value-type="float" office:value="7301927" calcext:value-type="float">
            <text:p>7301927</text:p>
          </table:table-cell>
          <table:table-cell office:value-type="float" office:value="2021387" calcext:value-type="float">
            <text:p>2021387</text:p>
          </table:table-cell>
          <table:table-cell office:value-type="string" calcext:value-type="string">
            <text:p>Brikama Campus</text:p>
          </table:table-cell>
          <table:table-cell office:value-type="string" calcext:value-type="string">
            <text:p>Diploma in Education Islamic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Kabafita LBS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Brikama</text:p>
          </table:table-cell>
          <table:table-cell office:value-type="string" calcext:value-type="string">
            <text:p>Henriette LBS</text:p>
          </table:table-cell>
        </table:table-row>
        <calcext:conditional-formats>
          <calcext:conditional-format calcext:target-range-address="'students-postings'.B1089:'students-postings'.R1196">
            <calcext:condition calcext:apply-style-name="ConditionalStyle_2" calcext:value="formula-is([.$A1088]=1)" calcext:base-cell-address="'students-postings'.B1088"/>
          </calcext:conditional-format>
        </calcext:conditional-formats>
      </table:table>
      <table:named-expressions/>
      <table:database-ranges>
        <table:database-range table:name="__Anonymous_Sheet_DB__0" table:target-range-address="'students-postings'.A1:'students-postings'.R119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45">
      <number:month/>
      <number:text>/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2" style:display-name="ConditionalStyle_2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5T06:54:36.021385528</dc:date>
    <meta:editing-duration>PT17H25M37S</meta:editing-duration>
    <meta:editing-cycles>4</meta:editing-cycles>
    <meta:generator>LibreOffice/6.4.7.2$Linux_X86_64 LibreOffice_project/40$Build-2</meta:generator>
    <meta:document-statistic meta:table-count="1" meta:cell-count="18746" meta:object-count="0"/>
  </office:meta>
</office:document-meta>
</file>